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622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611in"/>
    </style:style>
    <style:style style:name="co9" style:family="table-column">
      <style:table-column-properties fo:break-before="auto" style:column-width="1.5689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1.4075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3756in"/>
    </style:style>
    <style:style style:name="co14" style:family="table-column">
      <style:table-column-properties fo:break-before="auto" style:column-width="1.472in"/>
    </style:style>
    <style:style style:name="co15" style:family="table-column">
      <style:table-column-properties fo:break-before="auto" style:column-width="1.5256in"/>
    </style:style>
    <style:style style:name="co16" style:family="table-column">
      <style:table-column-properties fo:break-before="auto" style:column-width="1.6008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number-columns-repeated="12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1" table:number-columns-repeated="7" table:default-cell-style-name="Default"/>
        <table:table-column table:style-name="co10" table:default-cell-style-name="Default"/>
        <table:table-column table:style-name="co11" table:number-columns-repeated="19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number-columns-repeated="8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number-columns-repeated="9" table:default-cell-style-name="Default"/>
        <table:table-column table:style-name="co10" table:number-columns-repeated="2" table:default-cell-style-name="Default"/>
        <table:table-column table:style-name="co11" table:number-columns-repeated="1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1" table:number-columns-repeated="4" table:default-cell-style-name="Default"/>
        <table:table-column table:style-name="co6" table:default-cell-style-name="Default"/>
        <table:table-column table:style-name="co11" table:number-columns-repeated="6" table:default-cell-style-name="Default"/>
        <table:table-column table:style-name="co6" table:default-cell-style-name="Default"/>
        <table:table-column table:style-name="co11" table:number-columns-repeated="3" table:default-cell-style-name="Default"/>
        <table:table-column table:style-name="co10" table:default-cell-style-name="Default"/>
        <table:table-column table:style-name="co11" table:number-columns-repeated="1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0" table:default-cell-style-name="Default"/>
        <table:table-column table:style-name="co11" table:number-columns-repeated="16" table:default-cell-style-name="Default"/>
        <table:table-column table:style-name="co6" table:default-cell-style-name="Default"/>
        <table:table-column table:style-name="co11" table:number-columns-repeated="21" table:default-cell-style-name="Default"/>
        <table:table-column table:style-name="co6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11" table:number-columns-repeated="3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6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number-columns-repeated="4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16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17" table:number-columns-repeated="49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6665649414" calcext:value-type="float">
            <text:p>0.033356666564941</text:p>
          </table:table-cell>
          <table:table-cell office:value-type="float" office:value="0.100069999694824" calcext:value-type="float">
            <text:p>0.100069999694824</text:p>
          </table:table-cell>
          <table:table-cell office:value-type="float" office:value="0.133426666259766" calcext:value-type="float">
            <text:p>0.133426666259766</text:p>
          </table:table-cell>
          <table:table-cell office:value-type="float" office:value="0.166783332824707" calcext:value-type="float">
            <text:p>0.166783332824707</text:p>
          </table:table-cell>
          <table:table-cell office:value-type="float" office:value="0.233496427536011" calcext:value-type="float">
            <text:p>0.233496427536011</text:p>
          </table:table-cell>
          <table:table-cell office:value-type="float" office:value="0.266853094100952" calcext:value-type="float">
            <text:p>0.266853094100952</text:p>
          </table:table-cell>
          <table:table-cell office:value-type="float" office:value="0.300209522247314" calcext:value-type="float">
            <text:p>0.300209522247314</text:p>
          </table:table-cell>
          <table:table-cell office:value-type="float" office:value="0.333566188812256" calcext:value-type="float">
            <text:p>0.333566188812256</text:p>
          </table:table-cell>
          <table:table-cell office:value-type="float" office:value="0.40027928352356" calcext:value-type="float">
            <text:p>0.40027928352356</text:p>
          </table:table-cell>
          <table:table-cell office:value-type="float" office:value="0.43363618850708" calcext:value-type="float">
            <text:p>0.43363618850708</text:p>
          </table:table-cell>
          <table:table-cell office:value-type="float" office:value="0.466992616653442" calcext:value-type="float">
            <text:p>0.466992616653442</text:p>
          </table:table-cell>
          <table:table-cell office:value-type="float" office:value="0.533705711364746" calcext:value-type="float">
            <text:p>0.533705711364746</text:p>
          </table:table-cell>
          <table:table-cell office:value-type="float" office:value="0.567062377929688" calcext:value-type="float">
            <text:p>0.567062377929688</text:p>
          </table:table-cell>
          <table:table-cell office:value-type="float" office:value="0.60041880607605" calcext:value-type="float">
            <text:p>0.60041880607605</text:p>
          </table:table-cell>
          <table:table-cell office:value-type="float" office:value="0.633775234222412" calcext:value-type="float">
            <text:p>0.633775234222412</text:p>
          </table:table-cell>
          <table:table-cell office:value-type="float" office:value="0.667131900787354" calcext:value-type="float">
            <text:p>0.667131900787354</text:p>
          </table:table-cell>
          <table:table-cell office:value-type="float" office:value="0.700488328933716" calcext:value-type="float">
            <text:p>0.700488328933716</text:p>
          </table:table-cell>
          <table:table-cell office:value-type="float" office:value="0.76720142364502" calcext:value-type="float">
            <text:p>0.76720142364502</text:p>
          </table:table-cell>
          <table:table-cell office:value-type="float" office:value="0.833914279937744" calcext:value-type="float">
            <text:p>0.833914279937744</text:p>
          </table:table-cell>
          <table:table-cell office:value-type="float" office:value="0.900627613067627" calcext:value-type="float">
            <text:p>0.900627613067627</text:p>
          </table:table-cell>
          <table:table-cell office:value-type="float" office:value="0.933984041213989" calcext:value-type="float">
            <text:p>0.933984041213989</text:p>
          </table:table-cell>
          <table:table-cell office:value-type="float" office:value="1.03405547142029" calcext:value-type="float">
            <text:p>1.03405547142029</text:p>
          </table:table-cell>
          <table:table-cell office:value-type="float" office:value="1.10076975822449" calcext:value-type="float">
            <text:p>1.10076975822449</text:p>
          </table:table-cell>
          <table:table-cell office:value-type="float" office:value="1.13412714004517" calcext:value-type="float">
            <text:p>1.13412714004517</text:p>
          </table:table-cell>
          <table:table-cell office:value-type="float" office:value="1.16748404502869" calcext:value-type="float">
            <text:p>1.16748404502869</text:p>
          </table:table-cell>
          <table:table-cell office:value-type="float" office:value="1.20084118843079" calcext:value-type="float">
            <text:p>1.20084118843079</text:p>
          </table:table-cell>
          <table:table-cell office:value-type="float" office:value="1.26755547523499" calcext:value-type="float">
            <text:p>1.26755547523499</text:p>
          </table:table-cell>
          <table:table-cell office:value-type="float" office:value="1.30091261863709" calcext:value-type="float">
            <text:p>1.30091261863709</text:p>
          </table:table-cell>
          <table:table-cell office:value-type="float" office:value="1.33426976203918" calcext:value-type="float">
            <text:p>1.33426976203918</text:p>
          </table:table-cell>
          <table:table-cell office:value-type="float" office:value="1.40098428726196" calcext:value-type="float">
            <text:p>1.40098428726196</text:p>
          </table:table-cell>
          <table:table-cell office:value-type="float" office:value="1.46769857406616" calcext:value-type="float">
            <text:p>1.46769857406616</text:p>
          </table:table-cell>
          <table:table-cell office:value-type="float" office:value="1.53441262245178" calcext:value-type="float">
            <text:p>1.53441262245178</text:p>
          </table:table-cell>
          <table:table-cell office:value-type="float" office:value="1.60112714767456" calcext:value-type="float">
            <text:p>1.60112714767456</text:p>
          </table:table-cell>
          <table:table-cell office:value-type="float" office:value="1.63448429107666" calcext:value-type="float">
            <text:p>1.63448429107666</text:p>
          </table:table-cell>
          <table:table-cell office:value-type="float" office:value="1.70119857788086" calcext:value-type="float">
            <text:p>1.70119857788086</text:p>
          </table:table-cell>
          <table:table-cell office:value-type="float" office:value="1.76791286468506" calcext:value-type="float">
            <text:p>1.76791286468506</text:p>
          </table:table-cell>
          <table:table-cell office:value-type="float" office:value="1.83462738990784" calcext:value-type="float">
            <text:p>1.83462738990784</text:p>
          </table:table-cell>
          <table:table-cell office:value-type="float" office:value="1.90134167671204" calcext:value-type="float">
            <text:p>1.90134167671204</text:p>
          </table:table-cell>
          <table:table-cell office:value-type="float" office:value="1.96805691719055" calcext:value-type="float">
            <text:p>1.96805691719055</text:p>
          </table:table-cell>
          <table:table-cell office:value-type="float" office:value="2.00141501426697" calcext:value-type="float">
            <text:p>2.00141501426697</text:p>
          </table:table-cell>
          <table:table-cell office:value-type="float" office:value="2.03477358818054" calcext:value-type="float">
            <text:p>2.03477358818054</text:p>
          </table:table-cell>
          <table:table-cell office:value-type="float" office:value="2.06813168525696" calcext:value-type="float">
            <text:p>2.06813168525696</text:p>
          </table:table-cell>
          <table:table-cell office:value-type="float" office:value="2.13484811782837" calcext:value-type="float">
            <text:p>2.13484811782837</text:p>
          </table:table-cell>
          <table:table-cell office:value-type="float" office:value="2.20156502723694" calcext:value-type="float">
            <text:p>2.20156502723694</text:p>
          </table:table-cell>
          <table:table-cell office:value-type="float" office:value="2.26828169822693" calcext:value-type="float">
            <text:p>2.26828169822693</text:p>
          </table:table-cell>
          <table:table-cell office:value-type="float" office:value="2.33499813079834" calcext:value-type="float">
            <text:p>2.33499813079834</text:p>
          </table:table-cell>
          <table:table-cell office:value-type="float" office:value="2.40171504020691" calcext:value-type="float">
            <text:p>2.40171504020691</text:p>
          </table:table-cell>
          <table:table-cell office:value-type="float" office:value="2.46843147277832" calcext:value-type="float">
            <text:p>2.46843147277832</text:p>
          </table:table-cell>
          <table:table-cell office:value-type="float" office:value="2.50178980827332" calcext:value-type="float">
            <text:p>2.50178980827332</text:p>
          </table:table-cell>
          <table:table-cell office:value-type="float" office:value="2.53514838218689" calcext:value-type="float">
            <text:p>2.53514838218689</text:p>
          </table:table-cell>
          <table:table-cell office:value-type="float" office:value="2.56850671768188" calcext:value-type="float">
            <text:p>2.56850671768188</text:p>
          </table:table-cell>
          <table:table-cell office:value-type="float" office:value="2.60186505317688" calcext:value-type="float">
            <text:p>2.60186505317688</text:p>
          </table:table-cell>
          <table:table-cell office:value-type="float" office:value="2.63522338867187" calcext:value-type="float">
            <text:p>2.63522338867187</text:p>
          </table:table-cell>
          <table:table-cell office:value-type="float" office:value="2.66858196258545" calcext:value-type="float">
            <text:p>2.66858196258545</text:p>
          </table:table-cell>
          <table:table-cell office:value-type="float" office:value="2.70194029808044" calcext:value-type="float">
            <text:p>2.70194029808044</text:p>
          </table:table-cell>
          <table:table-cell office:value-type="float" office:value="2.73529863357544" calcext:value-type="float">
            <text:p>2.73529863357544</text:p>
          </table:table-cell>
          <table:table-cell office:value-type="float" office:value="2.80201554298401" calcext:value-type="float">
            <text:p>2.80201554298401</text:p>
          </table:table-cell>
          <table:table-cell office:value-type="float" office:value="2.90209054946899" calcext:value-type="float">
            <text:p>2.90209054946899</text:p>
          </table:table-cell>
          <table:table-cell office:value-type="float" office:value="2.96880578994751" calcext:value-type="float">
            <text:p>2.96880578994751</text:p>
          </table:table-cell>
          <table:table-cell office:value-type="float" office:value="3.03551888465881" calcext:value-type="float">
            <text:p>3.03551888465881</text:p>
          </table:table-cell>
          <table:table-cell office:value-type="float" office:value="3.1022322177887" calcext:value-type="float">
            <text:p>3.1022322177887</text:p>
          </table:table-cell>
          <table:table-cell office:value-type="float" office:value="3.13558864593506" calcext:value-type="float">
            <text:p>3.13558864593506</text:p>
          </table:table-cell>
          <table:table-cell office:value-type="float" office:value="3.1689453125" calcext:value-type="float">
            <text:p>3.1689453125</text:p>
          </table:table-cell>
          <table:table-cell office:value-type="float" office:value="3.23565864562988" calcext:value-type="float">
            <text:p>3.23565864562988</text:p>
          </table:table-cell>
          <table:table-cell office:value-type="float" office:value="3.26901507377625" calcext:value-type="float">
            <text:p>3.26901507377625</text:p>
          </table:table-cell>
          <table:table-cell office:value-type="float" office:value="3.30237174034119" calcext:value-type="float">
            <text:p>3.30237174034119</text:p>
          </table:table-cell>
          <table:table-cell office:value-type="float" office:value="3.36908483505249" calcext:value-type="float">
            <text:p>3.36908483505249</text:p>
          </table:table-cell>
          <table:table-cell office:value-type="float" office:value="3.43579769134521" calcext:value-type="float">
            <text:p>3.43579769134521</text:p>
          </table:table-cell>
          <table:table-cell office:value-type="float" office:value="3.50251078605652" calcext:value-type="float">
            <text:p>3.50251078605652</text:p>
          </table:table-cell>
          <table:table-cell office:value-type="float" office:value="3.56922364234924" calcext:value-type="float">
            <text:p>3.56922364234924</text:p>
          </table:table-cell>
          <table:table-cell office:value-type="float" office:value="3.60258030891418" calcext:value-type="float">
            <text:p>3.60258030891418</text:p>
          </table:table-cell>
          <table:table-cell office:value-type="float" office:value="3.63593697547913" calcext:value-type="float">
            <text:p>3.63593697547913</text:p>
          </table:table-cell>
          <table:table-cell office:value-type="float" office:value="3.66929340362549" calcext:value-type="float">
            <text:p>3.66929340362549</text:p>
          </table:table-cell>
          <table:table-cell office:value-type="float" office:value="3.73600625991821" calcext:value-type="float">
            <text:p>3.73600625991821</text:p>
          </table:table-cell>
          <table:table-cell office:value-type="float" office:value="3.76936292648315" calcext:value-type="float">
            <text:p>3.76936292648315</text:p>
          </table:table-cell>
          <table:table-cell office:value-type="float" office:value="3.93614506721497" calcext:value-type="float">
            <text:p>3.93614506721497</text:p>
          </table:table-cell>
          <table:table-cell office:value-type="float" office:value="4.00285863876343" calcext:value-type="float">
            <text:p>4.00285863876343</text:p>
          </table:table-cell>
          <table:table-cell office:value-type="float" office:value="4.26971340179443" calcext:value-type="float">
            <text:p>4.26971340179443</text:p>
          </table:table-cell>
          <table:table-cell office:value-type="float" office:value="4.56992483139038" calcext:value-type="float">
            <text:p>4.56992483139038</text:p>
          </table:table-cell>
          <table:table-cell office:value-type="float" office:value="4.63663840293884" calcext:value-type="float">
            <text:p>4.63663840293884</text:p>
          </table:table-cell>
          <table:table-cell office:value-type="float" office:value="4.83677911758423" calcext:value-type="float">
            <text:p>4.83677911758423</text:p>
          </table:table-cell>
          <table:table-cell office:value-type="float" office:value="4.90349268913269" calcext:value-type="float">
            <text:p>4.90349268913269</text:p>
          </table:table-cell>
          <table:table-cell office:value-type="float" office:value="5.13699889183044" calcext:value-type="float">
            <text:p>5.13699889183044</text:p>
          </table:table-cell>
          <table:table-cell office:value-type="float" office:value="5.20371532440186" calcext:value-type="float">
            <text:p>5.20371532440186</text:p>
          </table:table-cell>
          <table:table-cell office:value-type="float" office:value="5.37050676345825" calcext:value-type="float">
            <text:p>5.37050676345825</text:p>
          </table:table-cell>
          <table:table-cell office:value-type="float" office:value="5.43722319602966" calcext:value-type="float">
            <text:p>5.43722319602966</text:p>
          </table:table-cell>
          <table:table-cell office:value-type="float" office:value="5.50393986701965" calcext:value-type="float">
            <text:p>5.50393986701965</text:p>
          </table:table-cell>
          <table:table-cell office:value-type="float" office:value="5.73744797706604" calcext:value-type="float">
            <text:p>5.73744797706604</text:p>
          </table:table-cell>
          <table:table-cell office:value-type="float" office:value="5.80416488647461" calcext:value-type="float">
            <text:p>5.80416488647461</text:p>
          </table:table-cell>
          <table:table-cell office:value-type="float" office:value="6.07102632522583" calcext:value-type="float">
            <text:p>6.07102632522583</text:p>
          </table:table-cell>
          <table:table-cell office:value-type="float" office:value="6.13774013519287" calcext:value-type="float">
            <text:p>6.13774013519287</text:p>
          </table:table-cell>
          <table:table-cell office:value-type="float" office:value="6.33788156509399" calcext:value-type="float">
            <text:p>6.33788156509399</text:p>
          </table:table-cell>
          <table:table-cell office:value-type="float" office:value="6.40459561347961" calcext:value-type="float">
            <text:p>6.40459561347961</text:p>
          </table:table-cell>
          <table:table-cell office:value-type="float" office:value="6.67145085334778" calcext:value-type="float">
            <text:p>6.67145085334778</text:p>
          </table:table-cell>
          <table:table-cell office:value-type="float" office:value="7.00502014160156" calcext:value-type="float">
            <text:p>7.00502014160156</text:p>
          </table:table-cell>
          <table:table-cell office:value-type="float" office:value="7.27187633514404" calcext:value-type="float">
            <text:p>7.27187633514404</text:p>
          </table:table-cell>
          <table:table-cell office:value-type="float" office:value="7.63880324363709" calcext:value-type="float">
            <text:p>7.63880324363709</text:p>
          </table:table-cell>
          <table:table-cell office:value-type="float" office:value="7.90565919876099" calcext:value-type="float">
            <text:p>7.90565919876099</text:p>
          </table:table-cell>
          <table:table-cell office:value-type="float" office:value="8.10580658912659" calcext:value-type="float">
            <text:p>8.10580658912659</text:p>
          </table:table-cell>
          <table:table-cell office:value-type="float" office:value="8.20588064193726" calcext:value-type="float">
            <text:p>8.20588064193726</text:p>
          </table:table-cell>
          <table:table-cell office:value-type="float" office:value="8.27259683609009" calcext:value-type="float">
            <text:p>8.27259683609009</text:p>
          </table:table-cell>
          <table:table-cell office:value-type="float" office:value="8.37267112731934" calcext:value-type="float">
            <text:p>8.37267112731934</text:p>
          </table:table-cell>
          <table:table-cell office:value-type="float" office:value="8.43938755989075" calcext:value-type="float">
            <text:p>8.43938755989075</text:p>
          </table:table-cell>
          <table:table-cell office:value-type="float" office:value="8.50610375404358" calcext:value-type="float">
            <text:p>8.50610375404358</text:p>
          </table:table-cell>
          <table:table-cell office:value-type="float" office:value="8.53946208953857" calcext:value-type="float">
            <text:p>8.53946208953857</text:p>
          </table:table-cell>
          <table:table-cell office:value-type="float" office:value="8.60617828369141" calcext:value-type="float">
            <text:p>8.60617828369141</text:p>
          </table:table-cell>
          <table:table-cell office:value-type="float" office:value="8.70625305175781" calcext:value-type="float">
            <text:p>8.70625305175781</text:p>
          </table:table-cell>
          <table:table-cell office:value-type="float" office:value="8.77296924591064" calcext:value-type="float">
            <text:p>8.77296924591064</text:p>
          </table:table-cell>
          <table:table-cell office:value-type="float" office:value="8.80632781982422" calcext:value-type="float">
            <text:p>8.80632781982422</text:p>
          </table:table-cell>
          <table:table-cell office:value-type="float" office:value="8.87304401397705" calcext:value-type="float">
            <text:p>8.87304401397705</text:p>
          </table:table-cell>
          <table:table-cell office:value-type="float" office:value="9.0398325920105" calcext:value-type="float">
            <text:p>9.0398325920105</text:p>
          </table:table-cell>
          <table:table-cell office:value-type="float" office:value="9.0731897354126" calcext:value-type="float">
            <text:p>9.0731897354126</text:p>
          </table:table-cell>
          <table:table-cell office:value-type="float" office:value="9.10654711723328" calcext:value-type="float">
            <text:p>9.10654711723328</text:p>
          </table:table-cell>
          <table:table-cell office:value-type="float" office:value="9.17326164245606" calcext:value-type="float">
            <text:p>9.17326164245606</text:p>
          </table:table-cell>
          <table:table-cell office:value-type="float" office:value="9.20661902427673" calcext:value-type="float">
            <text:p>9.20661902427673</text:p>
          </table:table-cell>
          <table:table-cell office:value-type="float" office:value="9.23997616767883" calcext:value-type="float">
            <text:p>9.23997616767883</text:p>
          </table:table-cell>
          <table:table-cell office:value-type="float" office:value="9.30669069290161" calcext:value-type="float">
            <text:p>9.30669069290161</text:p>
          </table:table-cell>
          <table:table-cell office:value-type="float" office:value="9.40676283836365" calcext:value-type="float">
            <text:p>9.40676283836365</text:p>
          </table:table-cell>
          <table:table-cell office:value-type="float" office:value="9.47347736358643" calcext:value-type="float">
            <text:p>9.47347736358643</text:p>
          </table:table-cell>
          <table:table-cell office:value-type="float" office:value="9.5401918888092" calcext:value-type="float">
            <text:p>9.5401918888092</text:p>
          </table:table-cell>
          <table:table-cell office:value-type="float" office:value="9.60690665245056" calcext:value-type="float">
            <text:p>9.60690665245056</text:p>
          </table:table-cell>
          <table:table-cell office:value-type="float" office:value="9.70697832107544" calcext:value-type="float">
            <text:p>9.70697832107544</text:p>
          </table:table-cell>
          <table:table-cell office:value-type="float" office:value="9.77369284629822" calcext:value-type="float">
            <text:p>9.77369284629822</text:p>
          </table:table-cell>
          <table:table-cell office:value-type="float" office:value="9.90712213516235" calcext:value-type="float">
            <text:p>9.90712213516235</text:p>
          </table:table-cell>
          <table:table-cell office:value-type="float" office:value="9.97383642196655" calcext:value-type="float">
            <text:p>9.97383642196655</text:p>
          </table:table-cell>
          <table:table-cell office:value-type="float" office:value="10.0405504703522" calcext:value-type="float">
            <text:p>10.0405504703522</text:p>
          </table:table-cell>
          <table:table-cell office:value-type="float" office:value="10.2740485668182" calcext:value-type="float">
            <text:p>10.2740485668182</text:p>
          </table:table-cell>
          <table:table-cell office:value-type="float" office:value="10.3074057102203" calcext:value-type="float">
            <text:p>10.3074057102203</text:p>
          </table:table-cell>
          <table:table-cell office:value-type="float" office:value="10.3741195201874" calcext:value-type="float">
            <text:p>10.3741195201874</text:p>
          </table:table-cell>
          <table:table-cell office:value-type="float" office:value="10.607617855072" calcext:value-type="float">
            <text:p>10.607617855072</text:p>
          </table:table-cell>
          <table:table-cell office:value-type="float" office:value="10.6743314266205" calcext:value-type="float">
            <text:p>10.6743314266205</text:p>
          </table:table-cell>
          <table:table-cell office:value-type="float" office:value="10.7410452365875" calcext:value-type="float">
            <text:p>10.7410452365875</text:p>
          </table:table-cell>
          <table:table-cell office:value-type="float" office:value="10.807758808136" calcext:value-type="float">
            <text:p>10.807758808136</text:p>
          </table:table-cell>
          <table:table-cell office:value-type="float" office:value="10.9078295230865" calcext:value-type="float">
            <text:p>10.9078295230865</text:p>
          </table:table-cell>
          <table:table-cell office:value-type="float" office:value="10.9745435714722" calcext:value-type="float">
            <text:p>10.9745435714722</text:p>
          </table:table-cell>
          <table:table-cell office:value-type="float" office:value="11.0412580966949" calcext:value-type="float">
            <text:p>11.0412580966949</text:p>
          </table:table-cell>
          <table:table-cell office:value-type="float" office:value="11.074615240097" calcext:value-type="float">
            <text:p>11.074615240097</text:p>
          </table:table-cell>
          <table:table-cell office:value-type="float" office:value="11.1079726219177" calcext:value-type="float">
            <text:p>11.1079726219177</text:p>
          </table:table-cell>
          <table:table-cell office:value-type="float" office:value="11.1413300037384" calcext:value-type="float">
            <text:p>11.1413300037384</text:p>
          </table:table-cell>
          <table:table-cell office:value-type="float" office:value="11.2080442905426" calcext:value-type="float">
            <text:p>11.2080442905426</text:p>
          </table:table-cell>
          <table:table-cell office:value-type="float" office:value="11.2414014339447" calcext:value-type="float">
            <text:p>11.2414014339447</text:p>
          </table:table-cell>
          <table:table-cell office:value-type="float" office:value="11.3081159591675" calcext:value-type="float">
            <text:p>11.3081159591675</text:p>
          </table:table-cell>
          <table:table-cell office:value-type="float" office:value="11.4081878662109" calcext:value-type="float">
            <text:p>11.4081878662109</text:p>
          </table:table-cell>
          <table:table-cell office:value-type="float" office:value="11.5416164398193" calcext:value-type="float">
            <text:p>11.5416164398193</text:p>
          </table:table-cell>
          <table:table-cell office:value-type="float" office:value="11.6083312034607" calcext:value-type="float">
            <text:p>11.6083312034607</text:p>
          </table:table-cell>
          <table:table-cell office:value-type="float" office:value="11.6750454902649" calcext:value-type="float">
            <text:p>11.6750454902649</text:p>
          </table:table-cell>
          <table:table-cell office:value-type="float" office:value="11.7417597770691" calcext:value-type="float">
            <text:p>11.7417597770691</text:p>
          </table:table-cell>
          <table:table-cell office:value-type="float" office:value="11.8418316841126" calcext:value-type="float">
            <text:p>11.8418316841126</text:p>
          </table:table-cell>
          <table:table-cell office:value-type="float" office:value="11.8751888275146" calcext:value-type="float">
            <text:p>11.8751888275146</text:p>
          </table:table-cell>
          <table:table-cell office:value-type="float" office:value="11.9085459709167" calcext:value-type="float">
            <text:p>11.9085459709167</text:p>
          </table:table-cell>
          <table:table-cell office:value-type="float" office:value="12.1420443058014" calcext:value-type="float">
            <text:p>12.1420443058014</text:p>
          </table:table-cell>
          <table:table-cell office:value-type="float" office:value="12.1754012107849" calcext:value-type="float">
            <text:p>12.1754012107849</text:p>
          </table:table-cell>
          <table:table-cell office:value-type="float" office:value="12.2087578773499" calcext:value-type="float">
            <text:p>12.2087578773499</text:p>
          </table:table-cell>
          <table:table-cell office:value-type="float" office:value="12.4756124019623" calcext:value-type="float">
            <text:p>12.4756124019623</text:p>
          </table:table-cell>
          <table:table-cell office:value-type="float" office:value="12.7424666881561" calcext:value-type="float">
            <text:p>12.7424666881561</text:p>
          </table:table-cell>
          <table:table-cell office:value-type="float" office:value="13.0093214511871" calcext:value-type="float">
            <text:p>13.0093214511871</text:p>
          </table:table-cell>
          <table:table-cell office:value-type="float" office:value="13.0760357379913" calcext:value-type="float">
            <text:p>13.0760357379913</text:p>
          </table:table-cell>
          <table:table-cell office:value-type="float" office:value="13.1093928813934" calcext:value-type="float">
            <text:p>13.1093928813934</text:p>
          </table:table-cell>
          <table:table-cell office:value-type="float" office:value="13.3428931236267" calcext:value-type="float">
            <text:p>13.3428931236267</text:p>
          </table:table-cell>
          <table:table-cell office:value-type="float" office:value="13.3762502670288" calcext:value-type="float">
            <text:p>13.3762502670288</text:p>
          </table:table-cell>
          <table:table-cell office:value-type="float" office:value="13.4429647922516" calcext:value-type="float">
            <text:p>13.4429647922516</text:p>
          </table:table-cell>
          <table:table-cell office:value-type="float" office:value="13.5430359840393" calcext:value-type="float">
            <text:p>13.5430359840393</text:p>
          </table:table-cell>
          <table:table-cell office:value-type="float" office:value="13.6097502708435" calcext:value-type="float">
            <text:p>13.6097502708435</text:p>
          </table:table-cell>
          <table:table-cell office:value-type="float" office:value="13.6764645576477" calcext:value-type="float">
            <text:p>13.6764645576477</text:p>
          </table:table-cell>
          <table:table-cell office:value-type="float" office:value="13.7098217010498" calcext:value-type="float">
            <text:p>13.7098217010498</text:p>
          </table:table-cell>
          <table:table-cell office:value-type="float" office:value="13.9766809940338" calcext:value-type="float">
            <text:p>13.9766809940338</text:p>
          </table:table-cell>
          <table:table-cell office:value-type="float" office:value="14.0100407600403" calcext:value-type="float">
            <text:p>14.0100407600403</text:p>
          </table:table-cell>
          <table:table-cell office:value-type="float" office:value="14.0434005260468" calcext:value-type="float">
            <text:p>14.0434005260468</text:p>
          </table:table-cell>
          <table:table-cell office:value-type="float" office:value="14.0767600536346" calcext:value-type="float">
            <text:p>14.0767600536346</text:p>
          </table:table-cell>
          <table:table-cell office:value-type="float" office:value="14.1101198196411" calcext:value-type="float">
            <text:p>14.1101198196411</text:p>
          </table:table-cell>
          <table:table-cell office:value-type="float" office:value="14.1768391132355" calcext:value-type="float">
            <text:p>14.1768391132355</text:p>
          </table:table-cell>
          <table:table-cell office:value-type="float" office:value="14.2435586452484" calcext:value-type="float">
            <text:p>14.2435586452484</text:p>
          </table:table-cell>
          <table:table-cell office:value-type="float" office:value="14.2769186496735" calcext:value-type="float">
            <text:p>14.2769186496735</text:p>
          </table:table-cell>
          <table:table-cell office:value-type="float" office:value="14.3436379432678" calcext:value-type="float">
            <text:p>14.3436379432678</text:p>
          </table:table-cell>
          <table:table-cell office:value-type="float" office:value="14.4103577136993" calcext:value-type="float">
            <text:p>14.4103577136993</text:p>
          </table:table-cell>
          <table:table-cell office:value-type="float" office:value="14.4770774841309" calcext:value-type="float">
            <text:p>14.4770774841309</text:p>
          </table:table-cell>
          <table:table-cell office:value-type="float" office:value="14.543797492981" calcext:value-type="float">
            <text:p>14.543797492981</text:p>
          </table:table-cell>
          <table:table-cell office:value-type="float" office:value="14.6105172634125" calcext:value-type="float">
            <text:p>14.6105172634125</text:p>
          </table:table-cell>
          <table:table-cell office:value-type="float" office:value="14.8773975372314" calcext:value-type="float">
            <text:p>14.8773975372314</text:p>
          </table:table-cell>
          <table:table-cell office:value-type="float" office:value="14.9441175460815" calcext:value-type="float">
            <text:p>14.9441175460815</text:p>
          </table:table-cell>
          <table:table-cell office:value-type="float" office:value="15.1776292324066" calcext:value-type="float">
            <text:p>15.1776292324066</text:p>
          </table:table-cell>
          <table:table-cell office:value-type="float" office:value="15.2109878063202" calcext:value-type="float">
            <text:p>15.2109878063202</text:p>
          </table:table-cell>
          <table:table-cell office:value-type="float" office:value="15.2777056694031" calcext:value-type="float">
            <text:p>15.2777056694031</text:p>
          </table:table-cell>
          <table:table-cell office:value-type="float" office:value="15.3777823448181" calcext:value-type="float">
            <text:p>15.3777823448181</text:p>
          </table:table-cell>
          <table:table-cell office:value-type="float" office:value="15.4778592586517" calcext:value-type="float">
            <text:p>15.4778592586517</text:p>
          </table:table-cell>
          <table:table-cell office:value-type="float" office:value="15.544576883316" calcext:value-type="float">
            <text:p>15.544576883316</text:p>
          </table:table-cell>
          <table:table-cell office:value-type="float" office:value="15.8114490509033" calcext:value-type="float">
            <text:p>15.8114490509033</text:p>
          </table:table-cell>
          <table:table-cell office:value-type="float" office:value="15.8781673908234" calcext:value-type="float">
            <text:p>15.8781673908234</text:p>
          </table:table-cell>
          <table:table-cell office:value-type="float" office:value="16.0115990638733" calcext:value-type="float">
            <text:p>16.0115990638733</text:p>
          </table:table-cell>
          <table:table-cell office:value-type="float" office:value="16.0783126354218" calcext:value-type="float">
            <text:p>16.0783126354218</text:p>
          </table:table-cell>
          <table:table-cell office:value-type="float" office:value="16.1450262069702" calcext:value-type="float">
            <text:p>16.1450262069702</text:p>
          </table:table-cell>
          <table:table-cell office:value-type="float" office:value="16.1783831119537" calcext:value-type="float">
            <text:p>16.1783831119537</text:p>
          </table:table-cell>
          <table:table-cell office:value-type="float" office:value="16.4118804931641" calcext:value-type="float">
            <text:p>16.4118804931641</text:p>
          </table:table-cell>
          <table:table-cell office:value-type="float" office:value="16.4785940647125" calcext:value-type="float">
            <text:p>16.4785940647125</text:p>
          </table:table-cell>
          <table:table-cell office:value-type="float" office:value="16.6787345409393" calcext:value-type="float">
            <text:p>16.6787345409393</text:p>
          </table:table-cell>
          <table:table-cell office:value-type="float" office:value="16.7454478740692" calcext:value-type="float">
            <text:p>16.7454478740692</text:p>
          </table:table-cell>
          <table:table-cell office:value-type="float" office:value="16.8121612071991" calcext:value-type="float">
            <text:p>16.8121612071991</text:p>
          </table:table-cell>
          <table:table-cell office:value-type="float" office:value="17.0123014450073" calcext:value-type="float">
            <text:p>17.0123014450073</text:p>
          </table:table-cell>
          <table:table-cell office:value-type="float" office:value="17.0790145397186" calcext:value-type="float">
            <text:p>17.0790145397186</text:p>
          </table:table-cell>
          <table:table-cell office:value-type="float" office:value="17.345867395401" calcext:value-type="float">
            <text:p>17.345867395401</text:p>
          </table:table-cell>
          <table:table-cell office:value-type="float" office:value="17.4125804901123" calcext:value-type="float">
            <text:p>17.4125804901123</text:p>
          </table:table-cell>
          <table:table-cell office:value-type="float" office:value="17.4792935848236" calcext:value-type="float">
            <text:p>17.4792935848236</text:p>
          </table:table-cell>
          <table:table-cell office:value-type="float" office:value="17.5460064411163" calcext:value-type="float">
            <text:p>17.5460064411163</text:p>
          </table:table-cell>
          <table:table-cell office:value-type="float" office:value="17.646075963974" calcext:value-type="float">
            <text:p>17.646075963974</text:p>
          </table:table-cell>
          <table:table-cell office:value-type="float" office:value="17.6794326305389" calcext:value-type="float">
            <text:p>17.6794326305389</text:p>
          </table:table-cell>
          <table:table-cell office:value-type="float" office:value="17.9796416759491" calcext:value-type="float">
            <text:p>17.9796416759491</text:p>
          </table:table-cell>
          <table:table-cell office:value-type="float" office:value="18.0129990577698" calcext:value-type="float">
            <text:p>18.0129990577698</text:p>
          </table:table-cell>
          <table:table-cell office:value-type="float" office:value="18.2465002536774" calcext:value-type="float">
            <text:p>18.2465002536774</text:p>
          </table:table-cell>
          <table:table-cell office:value-type="float" office:value="18.3132150173187" calcext:value-type="float">
            <text:p>18.3132150173187</text:p>
          </table:table-cell>
          <table:table-cell office:value-type="float" office:value="18.5133588314056" calcext:value-type="float">
            <text:p>18.5133588314056</text:p>
          </table:table-cell>
          <table:table-cell office:value-type="float" office:value="18.580073595047" calcext:value-type="float">
            <text:p>18.580073595047</text:p>
          </table:table-cell>
          <table:table-cell office:value-type="float" office:value="18.8469321727753" calcext:value-type="float">
            <text:p>18.8469321727753</text:p>
          </table:table-cell>
          <table:table-cell office:value-type="float" office:value="18.8802895545959" calcext:value-type="float">
            <text:p>18.8802895545959</text:p>
          </table:table-cell>
          <table:table-cell office:value-type="float" office:value="18.9136471748352" calcext:value-type="float">
            <text:p>18.9136471748352</text:p>
          </table:table-cell>
          <table:table-cell office:value-type="float" office:value="18.9470045566559" calcext:value-type="float">
            <text:p>18.9470045566559</text:p>
          </table:table-cell>
          <table:table-cell office:value-type="float" office:value="19.0470767021179" calcext:value-type="float">
            <text:p>19.0470767021179</text:p>
          </table:table-cell>
          <table:table-cell office:value-type="float" office:value="19.1137917041779" calcext:value-type="float">
            <text:p>19.1137917041779</text:p>
          </table:table-cell>
          <table:table-cell office:value-type="float" office:value="19.1471490859985" calcext:value-type="float">
            <text:p>19.1471490859985</text:p>
          </table:table-cell>
          <table:table-cell office:value-type="float" office:value="19.2138638496399" calcext:value-type="float">
            <text:p>19.2138638496399</text:p>
          </table:table-cell>
          <table:table-cell office:value-type="float" office:value="19.3139362335205" calcext:value-type="float">
            <text:p>19.3139362335205</text:p>
          </table:table-cell>
          <table:table-cell office:value-type="float" office:value="19.4473657608032" calcext:value-type="float">
            <text:p>19.4473657608032</text:p>
          </table:table-cell>
          <table:table-cell office:value-type="float" office:value="19.4807231426239" calcext:value-type="float">
            <text:p>19.4807231426239</text:p>
          </table:table-cell>
          <table:table-cell office:value-type="float" office:value="19.7475824356079" calcext:value-type="float">
            <text:p>19.7475824356079</text:p>
          </table:table-cell>
          <table:table-cell office:value-type="float" office:value="19.8142971992493" calcext:value-type="float">
            <text:p>19.8142971992493</text:p>
          </table:table-cell>
          <table:table-cell office:value-type="float" office:value="20.0811536312103" calcext:value-type="float">
            <text:p>20.0811536312103</text:p>
          </table:table-cell>
          <table:table-cell office:value-type="float" office:value="20.3480067253113" calcext:value-type="float">
            <text:p>20.3480067253113</text:p>
          </table:table-cell>
          <table:table-cell office:value-type="float" office:value="20.3813633918762" calcext:value-type="float">
            <text:p>20.3813633918762</text:p>
          </table:table-cell>
          <table:table-cell office:value-type="float" office:value="20.4147200584412" calcext:value-type="float">
            <text:p>20.4147200584412</text:p>
          </table:table-cell>
          <table:table-cell office:value-type="float" office:value="20.5481462478638" calcext:value-type="float">
            <text:p>20.5481462478638</text:p>
          </table:table-cell>
          <table:table-cell office:value-type="float" office:value="20.6148595809937" calcext:value-type="float">
            <text:p>20.6148595809937</text:p>
          </table:table-cell>
          <table:table-cell office:value-type="float" office:value="20.6482162475586" calcext:value-type="float">
            <text:p>20.6482162475586</text:p>
          </table:table-cell>
          <table:table-cell office:value-type="float" office:value="20.7149293422699" calcext:value-type="float">
            <text:p>20.7149293422699</text:p>
          </table:table-cell>
          <table:table-cell office:value-type="float" office:value="20.8149988651276" calcext:value-type="float">
            <text:p>20.8149988651276</text:p>
          </table:table-cell>
          <table:table-cell office:value-type="float" office:value="20.9484248161316" calcext:value-type="float">
            <text:p>20.9484248161316</text:p>
          </table:table-cell>
          <table:table-cell office:value-type="float" office:value="20.9817824363708" calcext:value-type="float">
            <text:p>20.9817824363708</text:p>
          </table:table-cell>
          <table:table-cell office:value-type="float" office:value="21.0484974384308" calcext:value-type="float">
            <text:p>21.0484974384308</text:p>
          </table:table-cell>
          <table:table-cell office:value-type="float" office:value="21.1819272041321" calcext:value-type="float">
            <text:p>21.1819272041321</text:p>
          </table:table-cell>
          <table:table-cell office:value-type="float" office:value="21.248642206192" calcext:value-type="float">
            <text:p>21.248642206192</text:p>
          </table:table-cell>
          <table:table-cell office:value-type="float" office:value="21.2819995880127" calcext:value-type="float">
            <text:p>21.2819995880127</text:p>
          </table:table-cell>
          <table:table-cell office:value-type="float" office:value="21.3153569698334" calcext:value-type="float">
            <text:p>21.3153569698334</text:p>
          </table:table-cell>
          <table:table-cell office:value-type="float" office:value="21.3487145900726" calcext:value-type="float">
            <text:p>21.3487145900726</text:p>
          </table:table-cell>
          <table:table-cell office:value-type="float" office:value="21.3820722103119" calcext:value-type="float">
            <text:p>21.3820722103119</text:p>
          </table:table-cell>
          <table:table-cell office:value-type="float" office:value="21.4154295921326" calcext:value-type="float">
            <text:p>21.4154295921326</text:p>
          </table:table-cell>
          <table:table-cell office:value-type="float" office:value="21.4487869739532" calcext:value-type="float">
            <text:p>21.4487869739532</text:p>
          </table:table-cell>
          <table:table-cell office:value-type="float" office:value="21.5488593578339" calcext:value-type="float">
            <text:p>21.5488593578339</text:p>
          </table:table-cell>
          <table:table-cell office:value-type="float" office:value="21.6155745983124" calcext:value-type="float">
            <text:p>21.6155745983124</text:p>
          </table:table-cell>
          <table:table-cell office:value-type="float" office:value="21.8824346065521" calcext:value-type="float">
            <text:p>21.8824346065521</text:p>
          </table:table-cell>
          <table:table-cell office:value-type="float" office:value="21.9491498470306" calcext:value-type="float">
            <text:p>21.9491498470306</text:p>
          </table:table-cell>
          <table:table-cell office:value-type="float" office:value="22.1492891311645" calcext:value-type="float">
            <text:p>22.1492891311645</text:p>
          </table:table-cell>
          <table:table-cell office:value-type="float" office:value="22.2160022258759" calcext:value-type="float">
            <text:p>22.2160022258759</text:p>
          </table:table-cell>
          <table:table-cell office:value-type="float" office:value="22.2493588924408" calcext:value-type="float">
            <text:p>22.2493588924408</text:p>
          </table:table-cell>
          <table:table-cell office:value-type="float" office:value="22.516211271286" calcext:value-type="float">
            <text:p>22.516211271286</text:p>
          </table:table-cell>
          <table:table-cell office:value-type="float" office:value="22.8164196014404" calcext:value-type="float">
            <text:p>22.8164196014404</text:p>
          </table:table-cell>
          <table:table-cell office:value-type="float" office:value="22.8831324577332" calcext:value-type="float">
            <text:p>22.8831324577332</text:p>
          </table:table-cell>
          <table:table-cell office:value-type="float" office:value="23.1499843597412" calcext:value-type="float">
            <text:p>23.1499843597412</text:p>
          </table:table-cell>
          <table:table-cell office:value-type="float" office:value="23.4168362617493" calcext:value-type="float">
            <text:p>23.4168362617493</text:p>
          </table:table-cell>
          <table:table-cell office:value-type="float" office:value="23.483549118042" calcext:value-type="float">
            <text:p>23.483549118042</text:p>
          </table:table-cell>
          <table:table-cell office:value-type="float" office:value="23.7504007816315" calcext:value-type="float">
            <text:p>23.7504007816315</text:p>
          </table:table-cell>
          <table:table-cell office:value-type="float" office:value="23.9838962554932" calcext:value-type="float">
            <text:p>23.9838962554932</text:p>
          </table:table-cell>
          <table:table-cell office:value-type="float" office:value="24.0506110191345" calcext:value-type="float">
            <text:p>24.0506110191345</text:p>
          </table:table-cell>
          <table:table-cell office:value-type="float" office:value="24.1173255443573" calcext:value-type="float">
            <text:p>24.1173255443573</text:p>
          </table:table-cell>
          <table:table-cell office:value-type="float" office:value="24.25075507164" calcext:value-type="float">
            <text:p>24.25075507164</text:p>
          </table:table-cell>
          <table:table-cell office:value-type="float" office:value="24.3174695968628" calcext:value-type="float">
            <text:p>24.3174695968628</text:p>
          </table:table-cell>
          <table:table-cell office:value-type="float" office:value="24.3841841220856" calcext:value-type="float">
            <text:p>24.3841841220856</text:p>
          </table:table-cell>
          <table:table-cell office:value-type="float" office:value="24.4175415039062" calcext:value-type="float">
            <text:p>24.4175415039062</text:p>
          </table:table-cell>
          <table:table-cell office:value-type="float" office:value="24.4508991241455" calcext:value-type="float">
            <text:p>24.4508991241455</text:p>
          </table:table-cell>
          <table:table-cell office:value-type="float" office:value="24.5176136493683" calcext:value-type="float">
            <text:p>24.5176136493683</text:p>
          </table:table-cell>
          <table:table-cell office:value-type="float" office:value="24.5843281745911" calcext:value-type="float">
            <text:p>24.5843281745911</text:p>
          </table:table-cell>
          <table:table-cell office:value-type="float" office:value="24.6510426998138" calcext:value-type="float">
            <text:p>24.6510426998138</text:p>
          </table:table-cell>
          <table:table-cell office:value-type="float" office:value="24.7177574634552" calcext:value-type="float">
            <text:p>24.7177574634552</text:p>
          </table:table-cell>
          <table:table-cell office:value-type="float" office:value="24.7844722270966" calcext:value-type="float">
            <text:p>24.7844722270966</text:p>
          </table:table-cell>
          <table:table-cell office:value-type="float" office:value="24.8178293704987" calcext:value-type="float">
            <text:p>24.8178293704987</text:p>
          </table:table-cell>
          <table:table-cell office:value-type="float" office:value="24.8511867523193" calcext:value-type="float">
            <text:p>24.8511867523193</text:p>
          </table:table-cell>
          <table:table-cell office:value-type="float" office:value="24.8845443725586" calcext:value-type="float">
            <text:p>24.8845443725586</text:p>
          </table:table-cell>
          <table:table-cell office:value-type="float" office:value="24.9179015159607" calcext:value-type="float">
            <text:p>24.9179015159607</text:p>
          </table:table-cell>
          <table:table-cell office:value-type="float" office:value="24.9846153259277" calcext:value-type="float">
            <text:p>24.9846153259277</text:p>
          </table:table-cell>
          <table:table-cell office:value-type="float" office:value="25.051328420639" calcext:value-type="float">
            <text:p>25.051328420639</text:p>
          </table:table-cell>
          <table:table-cell office:value-type="float" office:value="25.1180415153503" calcext:value-type="float">
            <text:p>25.1180415153503</text:p>
          </table:table-cell>
          <table:table-cell office:value-type="float" office:value="25.1847543716431" calcext:value-type="float">
            <text:p>25.1847543716431</text:p>
          </table:table-cell>
          <table:table-cell office:value-type="float" office:value="25.2514674663544" calcext:value-type="float">
            <text:p>25.2514674663544</text:p>
          </table:table-cell>
          <table:table-cell office:value-type="float" office:value="25.3181805610657" calcext:value-type="float">
            <text:p>25.3181805610657</text:p>
          </table:table-cell>
          <table:table-cell office:value-type="float" office:value="25.351536989212" calcext:value-type="float">
            <text:p>25.351536989212</text:p>
          </table:table-cell>
          <table:table-cell office:value-type="float" office:value="25.4182498455048" calcext:value-type="float">
            <text:p>25.4182498455048</text:p>
          </table:table-cell>
          <table:table-cell office:value-type="float" office:value="25.4849627017975" calcext:value-type="float">
            <text:p>25.4849627017975</text:p>
          </table:table-cell>
          <table:table-cell office:value-type="float" office:value="25.5516755580902" calcext:value-type="float">
            <text:p>25.5516755580902</text:p>
          </table:table-cell>
          <table:table-cell office:value-type="float" office:value="25.6517450809479" calcext:value-type="float">
            <text:p>25.6517450809479</text:p>
          </table:table-cell>
          <table:table-cell office:value-type="float" office:value="25.718457698822" calcext:value-type="float">
            <text:p>25.718457698822</text:p>
          </table:table-cell>
          <table:table-cell office:value-type="float" office:value="25.7851705551147" calcext:value-type="float">
            <text:p>25.7851705551147</text:p>
          </table:table-cell>
          <table:table-cell office:value-type="float" office:value="25.8185269832611" calcext:value-type="float">
            <text:p>25.8185269832611</text:p>
          </table:table-cell>
          <table:table-cell office:value-type="float" office:value="25.8518834114075" calcext:value-type="float">
            <text:p>25.8518834114075</text:p>
          </table:table-cell>
          <table:table-cell office:value-type="float" office:value="25.8852396011353" calcext:value-type="float">
            <text:p>25.8852396011353</text:p>
          </table:table-cell>
          <table:table-cell office:value-type="float" office:value="25.9185960292816" calcext:value-type="float">
            <text:p>25.9185960292816</text:p>
          </table:table-cell>
          <table:table-cell office:value-type="float" office:value="25.951952457428" calcext:value-type="float">
            <text:p>25.951952457428</text:p>
          </table:table-cell>
          <table:table-cell office:value-type="float" office:value="26.0186665058136" calcext:value-type="float">
            <text:p>26.0186665058136</text:p>
          </table:table-cell>
          <table:table-cell office:value-type="float" office:value="26.0520241260529" calcext:value-type="float">
            <text:p>26.0520241260529</text:p>
          </table:table-cell>
          <table:table-cell office:value-type="float" office:value="26.0856876373291" calcext:value-type="float">
            <text:p>26.0856876373291</text:p>
          </table:table-cell>
          <table:table-cell office:value-type="float" office:value="26.1530203819275" calcext:value-type="float">
            <text:p>26.1530203819275</text:p>
          </table:table-cell>
          <table:table-cell office:value-type="float" office:value="26.2203612327576" calcext:value-type="float">
            <text:p>26.2203612327576</text:p>
          </table:table-cell>
          <table:table-cell office:value-type="float" office:value="26.2540345191956" calcext:value-type="float">
            <text:p>26.2540345191956</text:p>
          </table:table-cell>
          <table:table-cell office:value-type="float" office:value="26.3213868141174" calcext:value-type="float">
            <text:p>26.3213868141174</text:p>
          </table:table-cell>
          <table:table-cell office:value-type="float" office:value="26.3550660610199" calcext:value-type="float">
            <text:p>26.3550660610199</text:p>
          </table:table-cell>
          <table:table-cell office:value-type="float" office:value="26.388747215271" calcext:value-type="float">
            <text:p>26.388747215271</text:p>
          </table:table-cell>
          <table:table-cell office:value-type="float" office:value="26.4224302768707" calcext:value-type="float">
            <text:p>26.4224302768707</text:p>
          </table:table-cell>
          <table:table-cell office:value-type="float" office:value="26.4898021221161" calcext:value-type="float">
            <text:p>26.4898021221161</text:p>
          </table:table-cell>
          <table:table-cell office:value-type="float" office:value="26.5908749103546" calcext:value-type="float">
            <text:p>26.5908749103546</text:p>
          </table:table-cell>
          <table:table-cell office:value-type="float" office:value="26.658266544342" calcext:value-type="float">
            <text:p>26.658266544342</text:p>
          </table:table-cell>
          <table:table-cell office:value-type="float" office:value="26.725665807724" calcext:value-type="float">
            <text:p>26.725665807724</text:p>
          </table:table-cell>
          <table:table-cell office:value-type="float" office:value="26.7593681812286" calcext:value-type="float">
            <text:p>26.7593681812286</text:p>
          </table:table-cell>
          <table:table-cell office:value-type="float" office:value="26.7930729389191" calcext:value-type="float">
            <text:p>26.7930729389191</text:p>
          </table:table-cell>
          <table:table-cell office:value-type="float" office:value="26.8604879379272" calcext:value-type="float">
            <text:p>26.8604879379272</text:p>
          </table:table-cell>
          <table:table-cell office:value-type="float" office:value="26.9279108047485" calcext:value-type="float">
            <text:p>26.9279108047485</text:p>
          </table:table-cell>
          <table:table-cell office:value-type="float" office:value="26.9953413009644" calcext:value-type="float">
            <text:p>26.9953413009644</text:p>
          </table:table-cell>
          <table:table-cell office:value-type="float" office:value="27.0627715587616" calcext:value-type="float">
            <text:p>27.0627715587616</text:p>
          </table:table-cell>
          <table:table-cell office:value-type="float" office:value="27.1294252872467" calcext:value-type="float">
            <text:p>27.1294252872467</text:p>
          </table:table-cell>
          <table:table-cell office:value-type="float" office:value="27.1627519130707" calcext:value-type="float">
            <text:p>27.1627519130707</text:p>
          </table:table-cell>
          <table:table-cell office:value-type="float" office:value="27.2627296447754" calcext:value-type="float">
            <text:p>27.2627296447754</text:p>
          </table:table-cell>
          <table:table-cell office:value-type="float" office:value="27.3293800354004" calcext:value-type="float">
            <text:p>27.3293800354004</text:p>
          </table:table-cell>
          <table:table-cell office:value-type="float" office:value="27.3960294723511" calcext:value-type="float">
            <text:p>27.3960294723511</text:p>
          </table:table-cell>
          <table:table-cell office:value-type="float" office:value="27.4626777172089" calcext:value-type="float">
            <text:p>27.4626777172089</text:p>
          </table:table-cell>
          <table:table-cell office:value-type="float" office:value="27.4960014820099" calcext:value-type="float">
            <text:p>27.4960014820099</text:p>
          </table:table-cell>
          <table:table-cell office:value-type="float" office:value="27.5293250083923" calcext:value-type="float">
            <text:p>27.5293250083923</text:p>
          </table:table-cell>
          <table:table-cell office:value-type="float" office:value="27.5626482963562" calcext:value-type="float">
            <text:p>27.5626482963562</text:p>
          </table:table-cell>
          <table:table-cell office:value-type="float" office:value="27.5959713459015" calcext:value-type="float">
            <text:p>27.5959713459015</text:p>
          </table:table-cell>
          <table:table-cell office:value-type="float" office:value="27.6626164913177" calcext:value-type="float">
            <text:p>27.6626164913177</text:p>
          </table:table-cell>
          <table:table-cell office:value-type="float" office:value="27.7292609214783" calcext:value-type="float">
            <text:p>27.7292609214783</text:p>
          </table:table-cell>
          <table:table-cell office:value-type="float" office:value="27.7625823020935" calcext:value-type="float">
            <text:p>27.7625823020935</text:p>
          </table:table-cell>
          <table:table-cell office:value-type="float" office:value="27.7959039211273" calcext:value-type="float">
            <text:p>27.7959039211273</text:p>
          </table:table-cell>
          <table:table-cell office:value-type="float" office:value="27.829225063324" calcext:value-type="float">
            <text:p>27.829225063324</text:p>
          </table:table-cell>
          <table:table-cell office:value-type="float" office:value="27.8625457286835" calcext:value-type="float">
            <text:p>27.8625457286835</text:p>
          </table:table-cell>
          <table:table-cell office:value-type="float" office:value="27.9291868209839" calcext:value-type="float">
            <text:p>27.9291868209839</text:p>
          </table:table-cell>
          <table:table-cell office:value-type="float" office:value="27.9958267211914" calcext:value-type="float">
            <text:p>27.9958267211914</text:p>
          </table:table-cell>
          <table:table-cell office:value-type="float" office:value="28.0624668598175" calcext:value-type="float">
            <text:p>28.0624668598175</text:p>
          </table:table-cell>
          <table:table-cell office:value-type="float" office:value="28.1291198730469" calcext:value-type="float">
            <text:p>28.1291198730469</text:p>
          </table:table-cell>
          <table:table-cell office:value-type="float" office:value="28.1957719326019" calcext:value-type="float">
            <text:p>28.1957719326019</text:p>
          </table:table-cell>
          <table:table-cell office:value-type="float" office:value="28.295747756958" calcext:value-type="float">
            <text:p>28.295747756958</text:p>
          </table:table-cell>
          <table:table-cell office:value-type="float" office:value="28.3290724754333" calcext:value-type="float">
            <text:p>28.3290724754333</text:p>
          </table:table-cell>
          <table:table-cell office:value-type="float" office:value="28.4290449619293" calcext:value-type="float">
            <text:p>28.4290449619293</text:p>
          </table:table-cell>
          <table:table-cell office:value-type="float" office:value="28.4623687267303" calcext:value-type="float">
            <text:p>28.4623687267303</text:p>
          </table:table-cell>
          <table:table-cell office:value-type="float" office:value="28.5290153026581" calcext:value-type="float">
            <text:p>28.5290153026581</text:p>
          </table:table-cell>
          <table:table-cell office:value-type="float" office:value="28.5623381137848" calcext:value-type="float">
            <text:p>28.5623381137848</text:p>
          </table:table-cell>
          <table:table-cell office:value-type="float" office:value="28.5956606864929" calcext:value-type="float">
            <text:p>28.5956606864929</text:p>
          </table:table-cell>
          <table:table-cell office:value-type="float" office:value="28.662305355072" calcext:value-type="float">
            <text:p>28.662305355072</text:p>
          </table:table-cell>
          <table:table-cell office:value-type="float" office:value="28.6956269741058" calcext:value-type="float">
            <text:p>28.6956269741058</text:p>
          </table:table-cell>
          <table:table-cell office:value-type="float" office:value="28.7622699737549" calcext:value-type="float">
            <text:p>28.7622699737549</text:p>
          </table:table-cell>
          <table:table-cell office:value-type="float" office:value="28.7955906391144" calcext:value-type="float">
            <text:p>28.7955906391144</text:p>
          </table:table-cell>
          <table:table-cell office:value-type="float" office:value="28.8289115428925" calcext:value-type="float">
            <text:p>28.8289115428925</text:p>
          </table:table-cell>
          <table:table-cell office:value-type="float" office:value="28.8622319698334" calcext:value-type="float">
            <text:p>28.8622319698334</text:p>
          </table:table-cell>
          <table:table-cell table:number-columns-repeated="495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30437706434162" calcext:value-type="float">
            <text:p>0.130437706434162</text:p>
          </table:table-cell>
          <table:table-cell office:value-type="float" office:value="0.130455569822127" calcext:value-type="float">
            <text:p>0.130455569822127</text:p>
          </table:table-cell>
          <table:table-cell office:value-type="float" office:value="0.130413018114882" calcext:value-type="float">
            <text:p>0.130413018114882</text:p>
          </table:table-cell>
          <table:table-cell office:value-type="float" office:value="0.130425280390616" calcext:value-type="float">
            <text:p>0.130425280390616</text:p>
          </table:table-cell>
          <table:table-cell office:value-type="float" office:value="0.13048143298631" calcext:value-type="float">
            <text:p>0.13048143298631</text:p>
          </table:table-cell>
          <table:table-cell office:value-type="float" office:value="0.130413615467604" calcext:value-type="float">
            <text:p>0.130413615467604</text:p>
          </table:table-cell>
          <table:table-cell office:value-type="float" office:value="0.130361410946252" calcext:value-type="float">
            <text:p>0.130361410946252</text:p>
          </table:table-cell>
          <table:table-cell office:value-type="float" office:value="0.130327011916592" calcext:value-type="float">
            <text:p>0.130327011916592</text:p>
          </table:table-cell>
          <table:table-cell office:value-type="float" office:value="0.130488986890758" calcext:value-type="float">
            <text:p>0.130488986890758</text:p>
          </table:table-cell>
          <table:table-cell office:value-type="float" office:value="0.130426430479986" calcext:value-type="float">
            <text:p>0.130426430479986</text:p>
          </table:table-cell>
          <table:table-cell office:value-type="float" office:value="0.130442599957655" calcext:value-type="float">
            <text:p>0.130442599957655</text:p>
          </table:table-cell>
          <table:table-cell office:value-type="float" office:value="0.130478061918204" calcext:value-type="float">
            <text:p>0.130478061918204</text:p>
          </table:table-cell>
          <table:table-cell office:value-type="float" office:value="0.130424470630665" calcext:value-type="float">
            <text:p>0.130424470630665</text:p>
          </table:table-cell>
          <table:table-cell office:value-type="float" office:value="0.130629462250685" calcext:value-type="float">
            <text:p>0.130629462250685</text:p>
          </table:table-cell>
          <table:table-cell office:value-type="float" office:value="0.130507894137678" calcext:value-type="float">
            <text:p>0.130507894137678</text:p>
          </table:table-cell>
          <table:table-cell office:value-type="float" office:value="0.130527431005697" calcext:value-type="float">
            <text:p>0.130527431005697</text:p>
          </table:table-cell>
          <table:table-cell office:value-type="float" office:value="0.130686865187379" calcext:value-type="float">
            <text:p>0.130686865187379</text:p>
          </table:table-cell>
          <table:table-cell office:value-type="float" office:value="0.130753807514854" calcext:value-type="float">
            <text:p>0.130753807514854</text:p>
          </table:table-cell>
          <table:table-cell office:value-type="float" office:value="0.130592565701955" calcext:value-type="float">
            <text:p>0.130592565701955</text:p>
          </table:table-cell>
          <table:table-cell office:value-type="float" office:value="0.130571289086532" calcext:value-type="float">
            <text:p>0.130571289086532</text:p>
          </table:table-cell>
          <table:table-cell office:value-type="float" office:value="0.130615849738389" calcext:value-type="float">
            <text:p>0.130615849738389</text:p>
          </table:table-cell>
          <table:table-cell office:value-type="float" office:value="0.130675094874213" calcext:value-type="float">
            <text:p>0.130675094874213</text:p>
          </table:table-cell>
          <table:table-cell office:value-type="float" office:value="0.130604197824232" calcext:value-type="float">
            <text:p>0.130604197824232</text:p>
          </table:table-cell>
          <table:table-cell office:value-type="float" office:value="0.130577215050795" calcext:value-type="float">
            <text:p>0.130577215050795</text:p>
          </table:table-cell>
          <table:table-cell office:value-type="float" office:value="0.130626387144001" calcext:value-type="float">
            <text:p>0.130626387144001</text:p>
          </table:table-cell>
          <table:table-cell office:value-type="float" office:value="0.130463708655343" calcext:value-type="float">
            <text:p>0.130463708655343</text:p>
          </table:table-cell>
          <table:table-cell office:value-type="float" office:value="0.130511076612402" calcext:value-type="float">
            <text:p>0.130511076612402</text:p>
          </table:table-cell>
          <table:table-cell office:value-type="float" office:value="0.130658171654276" calcext:value-type="float">
            <text:p>0.130658171654276</text:p>
          </table:table-cell>
          <table:table-cell office:value-type="float" office:value="0.130615659828452" calcext:value-type="float">
            <text:p>0.130615659828452</text:p>
          </table:table-cell>
          <table:table-cell office:value-type="float" office:value="0.130544797336734" calcext:value-type="float">
            <text:p>0.130544797336734</text:p>
          </table:table-cell>
          <table:table-cell office:value-type="float" office:value="0.130639949312306" calcext:value-type="float">
            <text:p>0.130639949312306</text:p>
          </table:table-cell>
          <table:table-cell office:value-type="float" office:value="0.130538913250703" calcext:value-type="float">
            <text:p>0.130538913250703</text:p>
          </table:table-cell>
          <table:table-cell office:value-type="float" office:value="0.130624530574627" calcext:value-type="float">
            <text:p>0.130624530574627</text:p>
          </table:table-cell>
          <table:table-cell office:value-type="float" office:value="0.130563321432047" calcext:value-type="float">
            <text:p>0.130563321432047</text:p>
          </table:table-cell>
          <table:table-cell office:value-type="float" office:value="0.130493295600155" calcext:value-type="float">
            <text:p>0.130493295600155</text:p>
          </table:table-cell>
          <table:table-cell office:value-type="float" office:value="0.130518232985608" calcext:value-type="float">
            <text:p>0.130518232985608</text:p>
          </table:table-cell>
          <table:table-cell office:value-type="float" office:value="0.130568256673851" calcext:value-type="float">
            <text:p>0.130568256673851</text:p>
          </table:table-cell>
          <table:table-cell office:value-type="float" office:value="0.130485960627639" calcext:value-type="float">
            <text:p>0.130485960627639</text:p>
          </table:table-cell>
          <table:table-cell office:value-type="float" office:value="0.130697558102585" calcext:value-type="float">
            <text:p>0.130697558102585</text:p>
          </table:table-cell>
          <table:table-cell office:value-type="float" office:value="0.130572071639923" calcext:value-type="float">
            <text:p>0.130572071639923</text:p>
          </table:table-cell>
          <table:table-cell office:value-type="float" office:value="0.130703483298864" calcext:value-type="float">
            <text:p>0.130703483298864</text:p>
          </table:table-cell>
          <table:table-cell office:value-type="float" office:value="0.130643133541893" calcext:value-type="float">
            <text:p>0.130643133541893</text:p>
          </table:table-cell>
          <table:table-cell office:value-type="float" office:value="0.130667738795127" calcext:value-type="float">
            <text:p>0.130667738795127</text:p>
          </table:table-cell>
          <table:table-cell office:value-type="float" office:value="0.130558996697718" calcext:value-type="float">
            <text:p>0.130558996697718</text:p>
          </table:table-cell>
          <table:table-cell office:value-type="float" office:value="0.130628174336838" calcext:value-type="float">
            <text:p>0.130628174336838</text:p>
          </table:table-cell>
          <table:table-cell office:value-type="float" office:value="0.130520562948024" calcext:value-type="float">
            <text:p>0.130520562948024</text:p>
          </table:table-cell>
          <table:table-cell office:value-type="float" office:value="0.130594733551212" calcext:value-type="float">
            <text:p>0.130594733551212</text:p>
          </table:table-cell>
          <table:table-cell office:value-type="float" office:value="0.130474841690492" calcext:value-type="float">
            <text:p>0.130474841690492</text:p>
          </table:table-cell>
          <table:table-cell office:value-type="float" office:value="0.130568807825229" calcext:value-type="float">
            <text:p>0.130568807825229</text:p>
          </table:table-cell>
          <table:table-cell office:value-type="float" office:value="0.130536885942588" calcext:value-type="float">
            <text:p>0.130536885942588</text:p>
          </table:table-cell>
          <table:table-cell office:value-type="float" office:value="0.130360068512276" calcext:value-type="float">
            <text:p>0.130360068512276</text:p>
          </table:table-cell>
          <table:table-cell office:value-type="float" office:value="0.1306365677016" calcext:value-type="float">
            <text:p>0.1306365677016</text:p>
          </table:table-cell>
          <table:table-cell office:value-type="float" office:value="0.130771537317478" calcext:value-type="float">
            <text:p>0.130771537317478</text:p>
          </table:table-cell>
          <table:table-cell office:value-type="float" office:value="0.130602602257341" calcext:value-type="float">
            <text:p>0.130602602257341</text:p>
          </table:table-cell>
          <table:table-cell office:value-type="float" office:value="0.1306741521866" calcext:value-type="float">
            <text:p>0.1306741521866</text:p>
          </table:table-cell>
          <table:table-cell office:value-type="float" office:value="0.130576175136392" calcext:value-type="float">
            <text:p>0.130576175136392</text:p>
          </table:table-cell>
          <table:table-cell office:value-type="float" office:value="0.130648464584939" calcext:value-type="float">
            <text:p>0.130648464584939</text:p>
          </table:table-cell>
          <table:table-cell office:value-type="float" office:value="0.130588444775562" calcext:value-type="float">
            <text:p>0.130588444775562</text:p>
          </table:table-cell>
          <table:table-cell office:value-type="float" office:value="0.130624517674849" calcext:value-type="float">
            <text:p>0.130624517674849</text:p>
          </table:table-cell>
          <table:table-cell office:value-type="float" office:value="0.130461926434689" calcext:value-type="float">
            <text:p>0.130461926434689</text:p>
          </table:table-cell>
          <table:table-cell office:value-type="float" office:value="0.130381559915938" calcext:value-type="float">
            <text:p>0.130381559915938</text:p>
          </table:table-cell>
          <table:table-cell office:value-type="float" office:value="0.127036146108247" calcext:value-type="float">
            <text:p>0.127036146108247</text:p>
          </table:table-cell>
          <table:table-cell office:value-type="float" office:value="0.128057629145524" calcext:value-type="float">
            <text:p>0.128057629145524</text:p>
          </table:table-cell>
          <table:table-cell office:value-type="float" office:value="0.129615062779389" calcext:value-type="float">
            <text:p>0.129615062779389</text:p>
          </table:table-cell>
          <table:table-cell office:value-type="float" office:value="0.133233554428545" calcext:value-type="float">
            <text:p>0.133233554428545</text:p>
          </table:table-cell>
          <table:table-cell office:value-type="float" office:value="0.138134431662919" calcext:value-type="float">
            <text:p>0.138134431662919</text:p>
          </table:table-cell>
          <table:table-cell office:value-type="float" office:value="0.140238632770406" calcext:value-type="float">
            <text:p>0.140238632770406</text:p>
          </table:table-cell>
          <table:table-cell office:value-type="float" office:value="0.141158160137532" calcext:value-type="float">
            <text:p>0.141158160137532</text:p>
          </table:table-cell>
          <table:table-cell office:value-type="float" office:value="0.139936689953636" calcext:value-type="float">
            <text:p>0.139936689953636</text:p>
          </table:table-cell>
          <table:table-cell office:value-type="float" office:value="0.130706200740487" calcext:value-type="float">
            <text:p>0.130706200740487</text:p>
          </table:table-cell>
          <table:table-cell office:value-type="float" office:value="0.125960064427432" calcext:value-type="float">
            <text:p>0.125960064427432</text:p>
          </table:table-cell>
          <table:table-cell office:value-type="float" office:value="0.120403745051931" calcext:value-type="float">
            <text:p>0.120403745051931</text:p>
          </table:table-cell>
          <table:table-cell office:value-type="float" office:value="0.123372858213426" calcext:value-type="float">
            <text:p>0.123372858213426</text:p>
          </table:table-cell>
          <table:table-cell office:value-type="float" office:value="0.125966085932685" calcext:value-type="float">
            <text:p>0.125966085932685</text:p>
          </table:table-cell>
          <table:table-cell office:value-type="float" office:value="0.137699970988552" calcext:value-type="float">
            <text:p>0.137699970988552</text:p>
          </table:table-cell>
          <table:table-cell office:value-type="float" office:value="0.145204715552413" calcext:value-type="float">
            <text:p>0.145204715552413</text:p>
          </table:table-cell>
          <table:table-cell office:value-type="float" office:value="0.173016074073255" calcext:value-type="float">
            <text:p>0.173016074073255</text:p>
          </table:table-cell>
          <table:table-cell office:value-type="float" office:value="0.177619522434405" calcext:value-type="float">
            <text:p>0.177619522434405</text:p>
          </table:table-cell>
          <table:table-cell office:value-type="float" office:value="0.126288424302009" calcext:value-type="float">
            <text:p>0.126288424302009</text:p>
          </table:table-cell>
          <table:table-cell office:value-type="float" office:value="0.173818262423199" calcext:value-type="float">
            <text:p>0.173818262423199</text:p>
          </table:table-cell>
          <table:table-cell office:value-type="float" office:value="0.170380984447932" calcext:value-type="float">
            <text:p>0.170380984447932</text:p>
          </table:table-cell>
          <table:table-cell office:value-type="float" office:value="0.123322401433981" calcext:value-type="float">
            <text:p>0.123322401433981</text:p>
          </table:table-cell>
          <table:table-cell office:value-type="float" office:value="0.12503251057871" calcext:value-type="float">
            <text:p>0.12503251057871</text:p>
          </table:table-cell>
          <table:table-cell office:value-type="float" office:value="0.168681029268606" calcext:value-type="float">
            <text:p>0.168681029268606</text:p>
          </table:table-cell>
          <table:table-cell office:value-type="float" office:value="0.167775619801919" calcext:value-type="float">
            <text:p>0.167775619801919</text:p>
          </table:table-cell>
          <table:table-cell office:value-type="float" office:value="0.137069585347196" calcext:value-type="float">
            <text:p>0.137069585347196</text:p>
          </table:table-cell>
          <table:table-cell office:value-type="float" office:value="0.121158187361404" calcext:value-type="float">
            <text:p>0.121158187361404</text:p>
          </table:table-cell>
          <table:table-cell office:value-type="float" office:value="0.12375103695328" calcext:value-type="float">
            <text:p>0.12375103695328</text:p>
          </table:table-cell>
          <table:table-cell office:value-type="float" office:value="0.167197404604763" calcext:value-type="float">
            <text:p>0.167197404604763</text:p>
          </table:table-cell>
          <table:table-cell office:value-type="float" office:value="0.167200332465821" calcext:value-type="float">
            <text:p>0.167200332465821</text:p>
          </table:table-cell>
          <table:table-cell office:value-type="float" office:value="0.114386084479826" calcext:value-type="float">
            <text:p>0.114386084479826</text:p>
          </table:table-cell>
          <table:table-cell office:value-type="float" office:value="0.124391413344849" calcext:value-type="float">
            <text:p>0.124391413344849</text:p>
          </table:table-cell>
          <table:table-cell office:value-type="float" office:value="0.167645298916774" calcext:value-type="float">
            <text:p>0.167645298916774</text:p>
          </table:table-cell>
          <table:table-cell office:value-type="float" office:value="0.1656504630337" calcext:value-type="float">
            <text:p>0.1656504630337</text:p>
          </table:table-cell>
          <table:table-cell office:value-type="float" office:value="0.103551234030234" calcext:value-type="float">
            <text:p>0.103551234030234</text:p>
          </table:table-cell>
          <table:table-cell office:value-type="float" office:value="0.154500445819131" calcext:value-type="float">
            <text:p>0.154500445819131</text:p>
          </table:table-cell>
          <table:table-cell office:value-type="float" office:value="0.100592878846068" calcext:value-type="float">
            <text:p>0.100592878846068</text:p>
          </table:table-cell>
          <table:table-cell office:value-type="float" office:value="0.176721699457897" calcext:value-type="float">
            <text:p>0.176721699457897</text:p>
          </table:table-cell>
          <table:table-cell office:value-type="float" office:value="0.124816847272753" calcext:value-type="float">
            <text:p>0.124816847272753</text:p>
          </table:table-cell>
          <table:table-cell office:value-type="float" office:value="0.164223267543392" calcext:value-type="float">
            <text:p>0.164223267543392</text:p>
          </table:table-cell>
          <table:table-cell office:value-type="float" office:value="0.181430478983507" calcext:value-type="float">
            <text:p>0.181430478983507</text:p>
          </table:table-cell>
          <table:table-cell office:value-type="float" office:value="0.186606936814782" calcext:value-type="float">
            <text:p>0.186606936814782</text:p>
          </table:table-cell>
          <table:table-cell office:value-type="float" office:value="0.166566650832446" calcext:value-type="float">
            <text:p>0.166566650832446</text:p>
          </table:table-cell>
          <table:table-cell office:value-type="float" office:value="0.151725339383065" calcext:value-type="float">
            <text:p>0.151725339383065</text:p>
          </table:table-cell>
          <table:table-cell office:value-type="float" office:value="0.137588659526308" calcext:value-type="float">
            <text:p>0.137588659526308</text:p>
          </table:table-cell>
          <table:table-cell office:value-type="float" office:value="0.13619307528093" calcext:value-type="float">
            <text:p>0.13619307528093</text:p>
          </table:table-cell>
          <table:table-cell office:value-type="float" office:value="0.149268607055575" calcext:value-type="float">
            <text:p>0.149268607055575</text:p>
          </table:table-cell>
          <table:table-cell office:value-type="float" office:value="0.163464065185372" calcext:value-type="float">
            <text:p>0.163464065185372</text:p>
          </table:table-cell>
          <table:table-cell office:value-type="float" office:value="0.175314511873414" calcext:value-type="float">
            <text:p>0.175314511873414</text:p>
          </table:table-cell>
          <table:table-cell office:value-type="float" office:value="0.178110795330212" calcext:value-type="float">
            <text:p>0.178110795330212</text:p>
          </table:table-cell>
          <table:table-cell office:value-type="float" office:value="0.178313783742018" calcext:value-type="float">
            <text:p>0.178313783742018</text:p>
          </table:table-cell>
          <table:table-cell office:value-type="float" office:value="0.149400316091206" calcext:value-type="float">
            <text:p>0.149400316091206</text:p>
          </table:table-cell>
          <table:table-cell office:value-type="float" office:value="0.141349976615645" calcext:value-type="float">
            <text:p>0.141349976615645</text:p>
          </table:table-cell>
          <table:table-cell office:value-type="float" office:value="0.133453091936752" calcext:value-type="float">
            <text:p>0.133453091936752</text:p>
          </table:table-cell>
          <table:table-cell office:value-type="float" office:value="0.136982705049222" calcext:value-type="float">
            <text:p>0.136982705049222</text:p>
          </table:table-cell>
          <table:table-cell office:value-type="float" office:value="0.143540716445265" calcext:value-type="float">
            <text:p>0.143540716445265</text:p>
          </table:table-cell>
          <table:table-cell office:value-type="float" office:value="0.149716262764434" calcext:value-type="float">
            <text:p>0.149716262764434</text:p>
          </table:table-cell>
          <table:table-cell office:value-type="float" office:value="0.158054946067922" calcext:value-type="float">
            <text:p>0.158054946067922</text:p>
          </table:table-cell>
          <table:table-cell office:value-type="float" office:value="0.171978223463169" calcext:value-type="float">
            <text:p>0.171978223463169</text:p>
          </table:table-cell>
          <table:table-cell office:value-type="float" office:value="0.169692346741492" calcext:value-type="float">
            <text:p>0.169692346741492</text:p>
          </table:table-cell>
          <table:table-cell office:value-type="float" office:value="0.163677041898588" calcext:value-type="float">
            <text:p>0.163677041898588</text:p>
          </table:table-cell>
          <table:table-cell office:value-type="float" office:value="0.148986399485298" calcext:value-type="float">
            <text:p>0.148986399485298</text:p>
          </table:table-cell>
          <table:table-cell office:value-type="float" office:value="0.128711335340101" calcext:value-type="float">
            <text:p>0.128711335340101</text:p>
          </table:table-cell>
          <table:table-cell office:value-type="float" office:value="0.128781855244986" calcext:value-type="float">
            <text:p>0.128781855244986</text:p>
          </table:table-cell>
          <table:table-cell office:value-type="float" office:value="0.163948797983671" calcext:value-type="float">
            <text:p>0.163948797983671</text:p>
          </table:table-cell>
          <table:table-cell office:value-type="float" office:value="0.180511620795884" calcext:value-type="float">
            <text:p>0.180511620795884</text:p>
          </table:table-cell>
          <table:table-cell office:value-type="float" office:value="0.187299950854299" calcext:value-type="float">
            <text:p>0.187299950854299</text:p>
          </table:table-cell>
          <table:table-cell office:value-type="float" office:value="0.149064267435019" calcext:value-type="float">
            <text:p>0.149064267435019</text:p>
          </table:table-cell>
          <table:table-cell office:value-type="float" office:value="0.142638018624163" calcext:value-type="float">
            <text:p>0.142638018624163</text:p>
          </table:table-cell>
          <table:table-cell office:value-type="float" office:value="0.137151944829444" calcext:value-type="float">
            <text:p>0.137151944829444</text:p>
          </table:table-cell>
          <table:table-cell office:value-type="float" office:value="0.19009384881153" calcext:value-type="float">
            <text:p>0.19009384881153</text:p>
          </table:table-cell>
          <table:table-cell office:value-type="float" office:value="0.197410434596168" calcext:value-type="float">
            <text:p>0.197410434596168</text:p>
          </table:table-cell>
          <table:table-cell office:value-type="float" office:value="0.197111127870557" calcext:value-type="float">
            <text:p>0.197111127870557</text:p>
          </table:table-cell>
          <table:table-cell office:value-type="float" office:value="0.181882346188894" calcext:value-type="float">
            <text:p>0.181882346188894</text:p>
          </table:table-cell>
          <table:table-cell office:value-type="float" office:value="0.164515999287199" calcext:value-type="float">
            <text:p>0.164515999287199</text:p>
          </table:table-cell>
          <table:table-cell office:value-type="float" office:value="0.162391147616368" calcext:value-type="float">
            <text:p>0.162391147616368</text:p>
          </table:table-cell>
          <table:table-cell office:value-type="float" office:value="0.176142368027265" calcext:value-type="float">
            <text:p>0.176142368027265</text:p>
          </table:table-cell>
          <table:table-cell office:value-type="float" office:value="0.173268840882401" calcext:value-type="float">
            <text:p>0.173268840882401</text:p>
          </table:table-cell>
          <table:table-cell office:value-type="float" office:value="0.177766702801912" calcext:value-type="float">
            <text:p>0.177766702801912</text:p>
          </table:table-cell>
          <table:table-cell office:value-type="float" office:value="0.178404844402557" calcext:value-type="float">
            <text:p>0.178404844402557</text:p>
          </table:table-cell>
          <table:table-cell office:value-type="float" office:value="0.185687989959613" calcext:value-type="float">
            <text:p>0.185687989959613</text:p>
          </table:table-cell>
          <table:table-cell office:value-type="float" office:value="0.191063665284526" calcext:value-type="float">
            <text:p>0.191063665284526</text:p>
          </table:table-cell>
          <table:table-cell office:value-type="float" office:value="0.189577088978077" calcext:value-type="float">
            <text:p>0.189577088978077</text:p>
          </table:table-cell>
          <table:table-cell office:value-type="float" office:value="0.175434009968233" calcext:value-type="float">
            <text:p>0.175434009968233</text:p>
          </table:table-cell>
          <table:table-cell office:value-type="float" office:value="0.152903366535939" calcext:value-type="float">
            <text:p>0.152903366535939</text:p>
          </table:table-cell>
          <table:table-cell office:value-type="float" office:value="0.158850824061584" calcext:value-type="float">
            <text:p>0.158850824061584</text:p>
          </table:table-cell>
          <table:table-cell office:value-type="float" office:value="0.171343260670309" calcext:value-type="float">
            <text:p>0.171343260670309</text:p>
          </table:table-cell>
          <table:table-cell office:value-type="float" office:value="0.180535969332401" calcext:value-type="float">
            <text:p>0.180535969332401</text:p>
          </table:table-cell>
          <table:table-cell office:value-type="float" office:value="0.199249464713789" calcext:value-type="float">
            <text:p>0.199249464713789</text:p>
          </table:table-cell>
          <table:table-cell office:value-type="float" office:value="0.196276651373521" calcext:value-type="float">
            <text:p>0.196276651373521</text:p>
          </table:table-cell>
          <table:table-cell office:value-type="float" office:value="0.198673265549761" calcext:value-type="float">
            <text:p>0.198673265549761</text:p>
          </table:table-cell>
          <table:table-cell office:value-type="float" office:value="0.149168732054829" calcext:value-type="float">
            <text:p>0.149168732054829</text:p>
          </table:table-cell>
          <table:table-cell office:value-type="float" office:value="0.148178866542564" calcext:value-type="float">
            <text:p>0.148178866542564</text:p>
          </table:table-cell>
          <table:table-cell office:value-type="float" office:value="0.147723589448138" calcext:value-type="float">
            <text:p>0.147723589448138</text:p>
          </table:table-cell>
          <table:table-cell office:value-type="float" office:value="0.197222383513515" calcext:value-type="float">
            <text:p>0.197222383513515</text:p>
          </table:table-cell>
          <table:table-cell office:value-type="float" office:value="0.158551954787542" calcext:value-type="float">
            <text:p>0.158551954787542</text:p>
          </table:table-cell>
          <table:table-cell office:value-type="float" office:value="0.196805394247676" calcext:value-type="float">
            <text:p>0.196805394247676</text:p>
          </table:table-cell>
          <table:table-cell office:value-type="float" office:value="0.202214863800114" calcext:value-type="float">
            <text:p>0.202214863800114</text:p>
          </table:table-cell>
          <table:table-cell office:value-type="float" office:value="0.202748377531219" calcext:value-type="float">
            <text:p>0.202748377531219</text:p>
          </table:table-cell>
          <table:table-cell office:value-type="float" office:value="0.160151749685513" calcext:value-type="float">
            <text:p>0.160151749685513</text:p>
          </table:table-cell>
          <table:table-cell office:value-type="float" office:value="0.158554261520754" calcext:value-type="float">
            <text:p>0.158554261520754</text:p>
          </table:table-cell>
          <table:table-cell office:value-type="float" office:value="0.166496588886944" calcext:value-type="float">
            <text:p>0.166496588886944</text:p>
          </table:table-cell>
          <table:table-cell office:value-type="float" office:value="0.181410117851888" calcext:value-type="float">
            <text:p>0.181410117851888</text:p>
          </table:table-cell>
          <table:table-cell office:value-type="float" office:value="0.195012002270534" calcext:value-type="float">
            <text:p>0.195012002270534</text:p>
          </table:table-cell>
          <table:table-cell office:value-type="float" office:value="0.198357312812628" calcext:value-type="float">
            <text:p>0.198357312812628</text:p>
          </table:table-cell>
          <table:table-cell office:value-type="float" office:value="0.197878390495096" calcext:value-type="float">
            <text:p>0.197878390495096</text:p>
          </table:table-cell>
          <table:table-cell office:value-type="float" office:value="0.149693722623327" calcext:value-type="float">
            <text:p>0.149693722623327</text:p>
          </table:table-cell>
          <table:table-cell office:value-type="float" office:value="0.148052525791435" calcext:value-type="float">
            <text:p>0.148052525791435</text:p>
          </table:table-cell>
          <table:table-cell office:value-type="float" office:value="0.152017183593818" calcext:value-type="float">
            <text:p>0.152017183593818</text:p>
          </table:table-cell>
          <table:table-cell office:value-type="float" office:value="0.158998888000638" calcext:value-type="float">
            <text:p>0.158998888000638</text:p>
          </table:table-cell>
          <table:table-cell office:value-type="float" office:value="0.164350690960284" calcext:value-type="float">
            <text:p>0.164350690960284</text:p>
          </table:table-cell>
          <table:table-cell office:value-type="float" office:value="0.171171619367934" calcext:value-type="float">
            <text:p>0.171171619367934</text:p>
          </table:table-cell>
          <table:table-cell office:value-type="float" office:value="0.181516779410779" calcext:value-type="float">
            <text:p>0.181516779410779</text:p>
          </table:table-cell>
          <table:table-cell office:value-type="float" office:value="0.183259842022494" calcext:value-type="float">
            <text:p>0.183259842022494</text:p>
          </table:table-cell>
          <table:table-cell office:value-type="float" office:value="0.180320799630572" calcext:value-type="float">
            <text:p>0.180320799630572</text:p>
          </table:table-cell>
          <table:table-cell office:value-type="float" office:value="0.173254703689236" calcext:value-type="float">
            <text:p>0.173254703689236</text:p>
          </table:table-cell>
          <table:table-cell office:value-type="float" office:value="0.158123090767096" calcext:value-type="float">
            <text:p>0.158123090767096</text:p>
          </table:table-cell>
          <table:table-cell office:value-type="float" office:value="0.144443316147913" calcext:value-type="float">
            <text:p>0.144443316147913</text:p>
          </table:table-cell>
          <table:table-cell office:value-type="float" office:value="0.136101340521435" calcext:value-type="float">
            <text:p>0.136101340521435</text:p>
          </table:table-cell>
          <table:table-cell office:value-type="float" office:value="0.189713135480717" calcext:value-type="float">
            <text:p>0.189713135480717</text:p>
          </table:table-cell>
          <table:table-cell office:value-type="float" office:value="0.188816588446051" calcext:value-type="float">
            <text:p>0.188816588446051</text:p>
          </table:table-cell>
          <table:table-cell office:value-type="float" office:value="0.142609274893794" calcext:value-type="float">
            <text:p>0.142609274893794</text:p>
          </table:table-cell>
          <table:table-cell office:value-type="float" office:value="0.141475360952959" calcext:value-type="float">
            <text:p>0.141475360952959</text:p>
          </table:table-cell>
          <table:table-cell office:value-type="float" office:value="0.151245627696501" calcext:value-type="float">
            <text:p>0.151245627696501</text:p>
          </table:table-cell>
          <table:table-cell office:value-type="float" office:value="0.166333678929298" calcext:value-type="float">
            <text:p>0.166333678929298</text:p>
          </table:table-cell>
          <table:table-cell office:value-type="float" office:value="0.183131855995347" calcext:value-type="float">
            <text:p>0.183131855995347</text:p>
          </table:table-cell>
          <table:table-cell office:value-type="float" office:value="0.184462311511662" calcext:value-type="float">
            <text:p>0.184462311511662</text:p>
          </table:table-cell>
          <table:table-cell office:value-type="float" office:value="0.139984932867751" calcext:value-type="float">
            <text:p>0.139984932867751</text:p>
          </table:table-cell>
          <table:table-cell office:value-type="float" office:value="0.145818947752021" calcext:value-type="float">
            <text:p>0.145818947752021</text:p>
          </table:table-cell>
          <table:table-cell office:value-type="float" office:value="0.169361270960377" calcext:value-type="float">
            <text:p>0.169361270960377</text:p>
          </table:table-cell>
          <table:table-cell office:value-type="float" office:value="0.177771332592398" calcext:value-type="float">
            <text:p>0.177771332592398</text:p>
          </table:table-cell>
          <table:table-cell office:value-type="float" office:value="0.181379750008294" calcext:value-type="float">
            <text:p>0.181379750008294</text:p>
          </table:table-cell>
          <table:table-cell office:value-type="float" office:value="0.182068366964769" calcext:value-type="float">
            <text:p>0.182068366964769</text:p>
          </table:table-cell>
          <table:table-cell office:value-type="float" office:value="0.12554811129686" calcext:value-type="float">
            <text:p>0.12554811129686</text:p>
          </table:table-cell>
          <table:table-cell office:value-type="float" office:value="0.128918234693006" calcext:value-type="float">
            <text:p>0.128918234693006</text:p>
          </table:table-cell>
          <table:table-cell office:value-type="float" office:value="0.17256090933965" calcext:value-type="float">
            <text:p>0.17256090933965</text:p>
          </table:table-cell>
          <table:table-cell office:value-type="float" office:value="0.172924396275636" calcext:value-type="float">
            <text:p>0.172924396275636</text:p>
          </table:table-cell>
          <table:table-cell office:value-type="float" office:value="0.173166906286893" calcext:value-type="float">
            <text:p>0.173166906286893</text:p>
          </table:table-cell>
          <table:table-cell office:value-type="float" office:value="0.126405131768899" calcext:value-type="float">
            <text:p>0.126405131768899</text:p>
          </table:table-cell>
          <table:table-cell office:value-type="float" office:value="0.129016910511469" calcext:value-type="float">
            <text:p>0.129016910511469</text:p>
          </table:table-cell>
          <table:table-cell office:value-type="float" office:value="0.168493070446413" calcext:value-type="float">
            <text:p>0.168493070446413</text:p>
          </table:table-cell>
          <table:table-cell office:value-type="float" office:value="0.168600081391922" calcext:value-type="float">
            <text:p>0.168600081391922</text:p>
          </table:table-cell>
          <table:table-cell office:value-type="float" office:value="0.15577273295323" calcext:value-type="float">
            <text:p>0.15577273295323</text:p>
          </table:table-cell>
          <table:table-cell office:value-type="float" office:value="0.144242227827749" calcext:value-type="float">
            <text:p>0.144242227827749</text:p>
          </table:table-cell>
          <table:table-cell office:value-type="float" office:value="0.124843186322399" calcext:value-type="float">
            <text:p>0.124843186322399</text:p>
          </table:table-cell>
          <table:table-cell office:value-type="float" office:value="0.129113479701435" calcext:value-type="float">
            <text:p>0.129113479701435</text:p>
          </table:table-cell>
          <table:table-cell office:value-type="float" office:value="0.175479690286847" calcext:value-type="float">
            <text:p>0.175479690286847</text:p>
          </table:table-cell>
          <table:table-cell office:value-type="float" office:value="0.178370793432694" calcext:value-type="float">
            <text:p>0.178370793432694</text:p>
          </table:table-cell>
          <table:table-cell office:value-type="float" office:value="0.127826132131391" calcext:value-type="float">
            <text:p>0.127826132131391</text:p>
          </table:table-cell>
          <table:table-cell office:value-type="float" office:value="0.13378695387749" calcext:value-type="float">
            <text:p>0.13378695387749</text:p>
          </table:table-cell>
          <table:table-cell office:value-type="float" office:value="0.168177393339658" calcext:value-type="float">
            <text:p>0.168177393339658</text:p>
          </table:table-cell>
          <table:table-cell office:value-type="float" office:value="0.170759134507434" calcext:value-type="float">
            <text:p>0.170759134507434</text:p>
          </table:table-cell>
          <table:table-cell office:value-type="float" office:value="0.122983773370099" calcext:value-type="float">
            <text:p>0.122983773370099</text:p>
          </table:table-cell>
          <table:table-cell office:value-type="float" office:value="0.122213799966078" calcext:value-type="float">
            <text:p>0.122213799966078</text:p>
          </table:table-cell>
          <table:table-cell office:value-type="float" office:value="0.125078736768727" calcext:value-type="float">
            <text:p>0.125078736768727</text:p>
          </table:table-cell>
          <table:table-cell office:value-type="float" office:value="0.133118849192178" calcext:value-type="float">
            <text:p>0.133118849192178</text:p>
          </table:table-cell>
          <table:table-cell office:value-type="float" office:value="0.145419066604677" calcext:value-type="float">
            <text:p>0.145419066604677</text:p>
          </table:table-cell>
          <table:table-cell office:value-type="float" office:value="0.155244163643801" calcext:value-type="float">
            <text:p>0.155244163643801</text:p>
          </table:table-cell>
          <table:table-cell office:value-type="float" office:value="0.154063286597265" calcext:value-type="float">
            <text:p>0.154063286597265</text:p>
          </table:table-cell>
          <table:table-cell office:value-type="float" office:value="0.159418255090673" calcext:value-type="float">
            <text:p>0.159418255090673</text:p>
          </table:table-cell>
          <table:table-cell office:value-type="float" office:value="0.135971420046003" calcext:value-type="float">
            <text:p>0.135971420046003</text:p>
          </table:table-cell>
          <table:table-cell office:value-type="float" office:value="0.107873975589925" calcext:value-type="float">
            <text:p>0.107873975589925</text:p>
          </table:table-cell>
          <table:table-cell office:value-type="float" office:value="0.109292326585002" calcext:value-type="float">
            <text:p>0.109292326585002</text:p>
          </table:table-cell>
          <table:table-cell office:value-type="float" office:value="0.164142062322199" calcext:value-type="float">
            <text:p>0.164142062322199</text:p>
          </table:table-cell>
          <table:table-cell office:value-type="float" office:value="0.167070801130359" calcext:value-type="float">
            <text:p>0.167070801130359</text:p>
          </table:table-cell>
          <table:table-cell office:value-type="float" office:value="0.111552873714181" calcext:value-type="float">
            <text:p>0.111552873714181</text:p>
          </table:table-cell>
          <table:table-cell office:value-type="float" office:value="0.159199400069046" calcext:value-type="float">
            <text:p>0.159199400069046</text:p>
          </table:table-cell>
          <table:table-cell office:value-type="float" office:value="0.159840850363412" calcext:value-type="float">
            <text:p>0.159840850363412</text:p>
          </table:table-cell>
          <table:table-cell office:value-type="float" office:value="0.160656867782274" calcext:value-type="float">
            <text:p>0.160656867782274</text:p>
          </table:table-cell>
          <table:table-cell office:value-type="float" office:value="0.144251701531619" calcext:value-type="float">
            <text:p>0.144251701531619</text:p>
          </table:table-cell>
          <table:table-cell office:value-type="float" office:value="0.132951636421374" calcext:value-type="float">
            <text:p>0.132951636421374</text:p>
          </table:table-cell>
          <table:table-cell office:value-type="float" office:value="0.125177203488535" calcext:value-type="float">
            <text:p>0.125177203488535</text:p>
          </table:table-cell>
          <table:table-cell office:value-type="float" office:value="0.1218215267551" calcext:value-type="float">
            <text:p>0.1218215267551</text:p>
          </table:table-cell>
          <table:table-cell office:value-type="float" office:value="0.138868403342872" calcext:value-type="float">
            <text:p>0.138868403342872</text:p>
          </table:table-cell>
          <table:table-cell office:value-type="float" office:value="0.159197344954701" calcext:value-type="float">
            <text:p>0.159197344954701</text:p>
          </table:table-cell>
          <table:table-cell office:value-type="float" office:value="0.159158508652965" calcext:value-type="float">
            <text:p>0.159158508652965</text:p>
          </table:table-cell>
          <table:table-cell office:value-type="float" office:value="0.160060183461303" calcext:value-type="float">
            <text:p>0.160060183461303</text:p>
          </table:table-cell>
          <table:table-cell office:value-type="float" office:value="0.135623010766297" calcext:value-type="float">
            <text:p>0.135623010766297</text:p>
          </table:table-cell>
          <table:table-cell office:value-type="float" office:value="0.118885892178086" calcext:value-type="float">
            <text:p>0.118885892178086</text:p>
          </table:table-cell>
          <table:table-cell office:value-type="float" office:value="0.115799979604128" calcext:value-type="float">
            <text:p>0.115799979604128</text:p>
          </table:table-cell>
          <table:table-cell office:value-type="float" office:value="0.116349749735715" calcext:value-type="float">
            <text:p>0.116349749735715</text:p>
          </table:table-cell>
          <table:table-cell office:value-type="float" office:value="0.121253292927329" calcext:value-type="float">
            <text:p>0.121253292927329</text:p>
          </table:table-cell>
          <table:table-cell office:value-type="float" office:value="0.128787564042998" calcext:value-type="float">
            <text:p>0.128787564042998</text:p>
          </table:table-cell>
          <table:table-cell office:value-type="float" office:value="0.132052709176606" calcext:value-type="float">
            <text:p>0.132052709176606</text:p>
          </table:table-cell>
          <table:table-cell office:value-type="float" office:value="0.138772198132478" calcext:value-type="float">
            <text:p>0.138772198132478</text:p>
          </table:table-cell>
          <table:table-cell office:value-type="float" office:value="0.153015559600014" calcext:value-type="float">
            <text:p>0.153015559600014</text:p>
          </table:table-cell>
          <table:table-cell office:value-type="float" office:value="0.152360363383806" calcext:value-type="float">
            <text:p>0.152360363383806</text:p>
          </table:table-cell>
          <table:table-cell office:value-type="float" office:value="0.101542009330914" calcext:value-type="float">
            <text:p>0.101542009330914</text:p>
          </table:table-cell>
          <table:table-cell office:value-type="float" office:value="0.103315709641535" calcext:value-type="float">
            <text:p>0.103315709641535</text:p>
          </table:table-cell>
          <table:table-cell office:value-type="float" office:value="0.145330660610532" calcext:value-type="float">
            <text:p>0.145330660610532</text:p>
          </table:table-cell>
          <table:table-cell office:value-type="float" office:value="0.144713169036596" calcext:value-type="float">
            <text:p>0.144713169036596</text:p>
          </table:table-cell>
          <table:table-cell office:value-type="float" office:value="0.146685809549749" calcext:value-type="float">
            <text:p>0.146685809549749</text:p>
          </table:table-cell>
          <table:table-cell office:value-type="float" office:value="0.0868283584231999" calcext:value-type="float">
            <text:p>0.0868283584232</text:p>
          </table:table-cell>
          <table:table-cell office:value-type="float" office:value="0.141972330700946" calcext:value-type="float">
            <text:p>0.141972330700946</text:p>
          </table:table-cell>
          <table:table-cell office:value-type="float" office:value="0.143680273101995" calcext:value-type="float">
            <text:p>0.143680273101995</text:p>
          </table:table-cell>
          <table:table-cell office:value-type="float" office:value="0.0796626175083689" calcext:value-type="float">
            <text:p>0.079662617508369</text:p>
          </table:table-cell>
          <table:table-cell office:value-type="float" office:value="0.133777051374875" calcext:value-type="float">
            <text:p>0.133777051374875</text:p>
          </table:table-cell>
          <table:table-cell office:value-type="float" office:value="0.136834574231831" calcext:value-type="float">
            <text:p>0.136834574231831</text:p>
          </table:table-cell>
          <table:table-cell office:value-type="float" office:value="0.0781791273959675" calcext:value-type="float">
            <text:p>0.078179127395968</text:p>
          </table:table-cell>
          <table:table-cell office:value-type="float" office:value="0.125210623930175" calcext:value-type="float">
            <text:p>0.125210623930175</text:p>
          </table:table-cell>
          <table:table-cell office:value-type="float" office:value="0.118209386733603" calcext:value-type="float">
            <text:p>0.118209386733603</text:p>
          </table:table-cell>
          <table:table-cell office:value-type="float" office:value="0.114068083984221" calcext:value-type="float">
            <text:p>0.114068083984221</text:p>
          </table:table-cell>
          <table:table-cell office:value-type="float" office:value="0.0861480497088975" calcext:value-type="float">
            <text:p>0.086148049708898</text:p>
          </table:table-cell>
          <table:table-cell office:value-type="float" office:value="0.0922387189648358" calcext:value-type="float">
            <text:p>0.092238718964836</text:p>
          </table:table-cell>
          <table:table-cell office:value-type="float" office:value="0.0959802662271421" calcext:value-type="float">
            <text:p>0.095980266227142</text:p>
          </table:table-cell>
          <table:table-cell office:value-type="float" office:value="0.0951206758987551" calcext:value-type="float">
            <text:p>0.095120675898755</text:p>
          </table:table-cell>
          <table:table-cell office:value-type="float" office:value="0.0951897501844831" calcext:value-type="float">
            <text:p>0.095189750184483</text:p>
          </table:table-cell>
          <table:table-cell office:value-type="float" office:value="0.0911623828752255" calcext:value-type="float">
            <text:p>0.091162382875226</text:p>
          </table:table-cell>
          <table:table-cell office:value-type="float" office:value="0.090396537471112" calcext:value-type="float">
            <text:p>0.090396537471112</text:p>
          </table:table-cell>
          <table:table-cell office:value-type="float" office:value="0.092194205758405" calcext:value-type="float">
            <text:p>0.092194205758405</text:p>
          </table:table-cell>
          <table:table-cell office:value-type="float" office:value="0.0913490857186238" calcext:value-type="float">
            <text:p>0.091349085718624</text:p>
          </table:table-cell>
          <table:table-cell office:value-type="float" office:value="0.0903207684363034" calcext:value-type="float">
            <text:p>0.090320768436303</text:p>
          </table:table-cell>
          <table:table-cell office:value-type="float" office:value="0.0907804043377221" calcext:value-type="float">
            <text:p>0.090780404337722</text:p>
          </table:table-cell>
          <table:table-cell office:value-type="float" office:value="0.0912879240627699" calcext:value-type="float">
            <text:p>0.09128792406277</text:p>
          </table:table-cell>
          <table:table-cell office:value-type="float" office:value="0.0910292647095384" calcext:value-type="float">
            <text:p>0.091029264709538</text:p>
          </table:table-cell>
          <table:table-cell office:value-type="float" office:value="0.0907296542475147" calcext:value-type="float">
            <text:p>0.090729654247515</text:p>
          </table:table-cell>
          <table:table-cell office:value-type="float" office:value="0.090590816507104" calcext:value-type="float">
            <text:p>0.090590816507104</text:p>
          </table:table-cell>
          <table:table-cell office:value-type="float" office:value="0.0909776526425025" calcext:value-type="float">
            <text:p>0.090977652642503</text:p>
          </table:table-cell>
          <table:table-cell office:value-type="float" office:value="0.0905247229474558" calcext:value-type="float">
            <text:p>0.090524722947456</text:p>
          </table:table-cell>
          <table:table-cell office:value-type="float" office:value="0.0907989539779647" calcext:value-type="float">
            <text:p>0.090798953977965</text:p>
          </table:table-cell>
          <table:table-cell office:value-type="float" office:value="0.0908698823156197" calcext:value-type="float">
            <text:p>0.09086988231562</text:p>
          </table:table-cell>
          <table:table-cell office:value-type="float" office:value="0.0905602863569095" calcext:value-type="float">
            <text:p>0.09056028635691</text:p>
          </table:table-cell>
          <table:table-cell office:value-type="float" office:value="0.0907000485656747" calcext:value-type="float">
            <text:p>0.090700048565675</text:p>
          </table:table-cell>
          <table:table-cell office:value-type="float" office:value="0.0907464521456149" calcext:value-type="float">
            <text:p>0.090746452145615</text:p>
          </table:table-cell>
          <table:table-cell office:value-type="float" office:value="0.0905324485419399" calcext:value-type="float">
            <text:p>0.09053244854194</text:p>
          </table:table-cell>
          <table:table-cell office:value-type="float" office:value="0.0907909928403734" calcext:value-type="float">
            <text:p>0.090790992840373</text:p>
          </table:table-cell>
          <table:table-cell office:value-type="float" office:value="0.0907275862760093" calcext:value-type="float">
            <text:p>0.090727586276009</text:p>
          </table:table-cell>
          <table:table-cell office:value-type="float" office:value="0.0907025500489174" calcext:value-type="float">
            <text:p>0.090702550048917</text:p>
          </table:table-cell>
          <table:table-cell office:value-type="float" office:value="0.0907114046278477" calcext:value-type="float">
            <text:p>0.090711404627848</text:p>
          </table:table-cell>
          <table:table-cell office:value-type="float" office:value="0.0906766716983622" calcext:value-type="float">
            <text:p>0.090676671698362</text:p>
          </table:table-cell>
          <table:table-cell office:value-type="float" office:value="0.0907048707716911" calcext:value-type="float">
            <text:p>0.090704870771691</text:p>
          </table:table-cell>
          <table:table-cell office:value-type="float" office:value="0.0907347727514189" calcext:value-type="float">
            <text:p>0.090734772751419</text:p>
          </table:table-cell>
          <table:table-cell office:value-type="float" office:value="0.0906903548851295" calcext:value-type="float">
            <text:p>0.09069035488513</text:p>
          </table:table-cell>
          <table:table-cell office:value-type="float" office:value="0.0907061820464522" calcext:value-type="float">
            <text:p>0.090706182046452</text:p>
          </table:table-cell>
          <table:table-cell office:value-type="float" office:value="0.0906648781378678" calcext:value-type="float">
            <text:p>0.090664878137868</text:p>
          </table:table-cell>
          <table:table-cell office:value-type="float" office:value="0.0907282510512189" calcext:value-type="float">
            <text:p>0.090728251051219</text:p>
          </table:table-cell>
          <table:table-cell office:value-type="float" office:value="0.0907467087482842" calcext:value-type="float">
            <text:p>0.090746708748284</text:p>
          </table:table-cell>
          <table:table-cell office:value-type="float" office:value="0.0906650072599617" calcext:value-type="float">
            <text:p>0.090665007259962</text:p>
          </table:table-cell>
          <table:table-cell office:value-type="float" office:value="0.0906511901033624" calcext:value-type="float">
            <text:p>0.090651190103362</text:p>
          </table:table-cell>
          <table:table-cell office:value-type="float" office:value="0.0906814041237752" calcext:value-type="float">
            <text:p>0.090681404123775</text:p>
          </table:table-cell>
          <table:table-cell office:value-type="float" office:value="0.0906719340209354" calcext:value-type="float">
            <text:p>0.090671934020935</text:p>
          </table:table-cell>
          <table:table-cell office:value-type="float" office:value="0.0907113640105377" calcext:value-type="float">
            <text:p>0.090711364010538</text:p>
          </table:table-cell>
          <table:table-cell office:value-type="float" office:value="0.0907436377827197" calcext:value-type="float">
            <text:p>0.09074363778272</text:p>
          </table:table-cell>
          <table:table-cell office:value-type="float" office:value="0.0906858824740999" calcext:value-type="float">
            <text:p>0.0906858824741</text:p>
          </table:table-cell>
          <table:table-cell office:value-type="float" office:value="0.0906494369476069" calcext:value-type="float">
            <text:p>0.090649436947607</text:p>
          </table:table-cell>
          <table:table-cell office:value-type="float" office:value="0.0906986259620535" calcext:value-type="float">
            <text:p>0.090698625962054</text:p>
          </table:table-cell>
          <table:table-cell office:value-type="float" office:value="0.090674093924295" calcext:value-type="float">
            <text:p>0.090674093924295</text:p>
          </table:table-cell>
          <table:table-cell office:value-type="float" office:value="0.0906693426846701" calcext:value-type="float">
            <text:p>0.09066934268467</text:p>
          </table:table-cell>
          <table:table-cell office:value-type="float" office:value="0.0906842760046883" calcext:value-type="float">
            <text:p>0.090684276004688</text:p>
          </table:table-cell>
          <table:table-cell office:value-type="float" office:value="0.0906307127855899" calcext:value-type="float">
            <text:p>0.09063071278559</text:p>
          </table:table-cell>
          <table:table-cell office:value-type="float" office:value="0.0906901548408004" calcext:value-type="float">
            <text:p>0.0906901548408</text:p>
          </table:table-cell>
          <table:table-cell office:value-type="float" office:value="0.0906673104784111" calcext:value-type="float">
            <text:p>0.090667310478411</text:p>
          </table:table-cell>
          <table:table-cell office:value-type="float" office:value="0.0907070472004904" calcext:value-type="float">
            <text:p>0.09070704720049</text:p>
          </table:table-cell>
          <table:table-cell office:value-type="float" office:value="0.090654587920617" calcext:value-type="float">
            <text:p>0.090654587920617</text:p>
          </table:table-cell>
          <table:table-cell office:value-type="float" office:value="0.0906967501172647" calcext:value-type="float">
            <text:p>0.090696750117265</text:p>
          </table:table-cell>
          <table:table-cell office:value-type="float" office:value="0.0907165070299902" calcext:value-type="float">
            <text:p>0.09071650702999</text:p>
          </table:table-cell>
          <table:table-cell office:value-type="float" office:value="0.0906965079276355" calcext:value-type="float">
            <text:p>0.090696507927636</text:p>
          </table:table-cell>
          <table:table-cell office:value-type="float" office:value="0.0907383125573375" calcext:value-type="float">
            <text:p>0.090738312557338</text:p>
          </table:table-cell>
          <table:table-cell office:value-type="float" office:value="0.0907100923993164" calcext:value-type="float">
            <text:p>0.090710092399316</text:p>
          </table:table-cell>
          <table:table-cell office:value-type="float" office:value="0.0906635039481385" calcext:value-type="float">
            <text:p>0.090663503948139</text:p>
          </table:table-cell>
          <table:table-cell office:value-type="float" office:value="0.090706593778381" calcext:value-type="float">
            <text:p>0.090706593778381</text:p>
          </table:table-cell>
          <table:table-cell office:value-type="float" office:value="0.0907168864499575" calcext:value-type="float">
            <text:p>0.090716886449958</text:p>
          </table:table-cell>
          <table:table-cell office:value-type="float" office:value="0.0907423558518534" calcext:value-type="float">
            <text:p>0.090742355851853</text:p>
          </table:table-cell>
          <table:table-cell office:value-type="float" office:value="0.0907607033350856" calcext:value-type="float">
            <text:p>0.090760703335086</text:p>
          </table:table-cell>
          <table:table-cell office:value-type="float" office:value="0.0906521292697268" calcext:value-type="float">
            <text:p>0.090652129269727</text:p>
          </table:table-cell>
          <table:table-cell office:value-type="float" office:value="0.0907004757355494" calcext:value-type="float">
            <text:p>0.090700475735549</text:p>
          </table:table-cell>
          <table:table-cell office:value-type="float" office:value="0.0906935901760887" calcext:value-type="float">
            <text:p>0.090693590176089</text:p>
          </table:table-cell>
          <table:table-cell office:value-type="float" office:value="0.0906945975974382" calcext:value-type="float">
            <text:p>0.090694597597438</text:p>
          </table:table-cell>
          <table:table-cell office:value-type="float" office:value="0.0907047921613374" calcext:value-type="float">
            <text:p>0.090704792161337</text:p>
          </table:table-cell>
          <table:table-cell office:value-type="float" office:value="0.0907478298383497" calcext:value-type="float">
            <text:p>0.09074782983835</text:p>
          </table:table-cell>
          <table:table-cell office:value-type="float" office:value="0.090728794867944" calcext:value-type="float">
            <text:p>0.090728794867944</text:p>
          </table:table-cell>
          <table:table-cell office:value-type="float" office:value="0.0907109475323753" calcext:value-type="float">
            <text:p>0.090710947532375</text:p>
          </table:table-cell>
          <table:table-cell office:value-type="float" office:value="0.0907039470350838" calcext:value-type="float">
            <text:p>0.090703947035084</text:p>
          </table:table-cell>
          <table:table-cell office:value-type="float" office:value="0.0906112878817572" calcext:value-type="float">
            <text:p>0.090611287881757</text:p>
          </table:table-cell>
          <table:table-cell office:value-type="float" office:value="0.0907119382565816" calcext:value-type="float">
            <text:p>0.090711938256582</text:p>
          </table:table-cell>
          <table:table-cell office:value-type="float" office:value="0.0906838068510202" calcext:value-type="float">
            <text:p>0.09068380685102</text:p>
          </table:table-cell>
          <table:table-cell office:value-type="float" office:value="0.0907218191887622" calcext:value-type="float">
            <text:p>0.090721819188762</text:p>
          </table:table-cell>
          <table:table-cell office:value-type="float" office:value="0.0906820458492207" calcext:value-type="float">
            <text:p>0.090682045849221</text:p>
          </table:table-cell>
          <table:table-cell office:value-type="float" office:value="0.0907013126093406" calcext:value-type="float">
            <text:p>0.090701312609341</text:p>
          </table:table-cell>
          <table:table-cell office:value-type="float" office:value="0.0907391306298606" calcext:value-type="float">
            <text:p>0.090739130629861</text:p>
          </table:table-cell>
          <table:table-cell office:value-type="float" office:value="0.0907281231774406" calcext:value-type="float">
            <text:p>0.090728123177441</text:p>
          </table:table-cell>
          <table:table-cell office:value-type="float" office:value="0.0907284607851754" calcext:value-type="float">
            <text:p>0.090728460785175</text:p>
          </table:table-cell>
          <table:table-cell office:value-type="float" office:value="0.090663025150065" calcext:value-type="float">
            <text:p>0.090663025150065</text:p>
          </table:table-cell>
          <table:table-cell office:value-type="float" office:value="0.0906839417905966" calcext:value-type="float">
            <text:p>0.090683941790597</text:p>
          </table:table-cell>
          <table:table-cell office:value-type="float" office:value="0.0906715004208377" calcext:value-type="float">
            <text:p>0.090671500420838</text:p>
          </table:table-cell>
          <table:table-cell office:value-type="float" office:value="0.090724094193272" calcext:value-type="float">
            <text:p>0.090724094193272</text:p>
          </table:table-cell>
          <table:table-cell office:value-type="float" office:value="0.0907150287738791" calcext:value-type="float">
            <text:p>0.090715028773879</text:p>
          </table:table-cell>
          <table:table-cell office:value-type="float" office:value="0.0906861577696134" calcext:value-type="float">
            <text:p>0.090686157769613</text:p>
          </table:table-cell>
          <table:table-cell table:number-columns-repeated="495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42629962702344" calcext:value-type="float">
            <text:p>-0.014262996270234</text:p>
          </table:table-cell>
          <table:table-cell office:value-type="float" office:value="-0.0142599290379154" calcext:value-type="float">
            <text:p>-0.014259929037915</text:p>
          </table:table-cell>
          <table:table-cell office:value-type="float" office:value="-0.0142577001761136" calcext:value-type="float">
            <text:p>-0.014257700176114</text:p>
          </table:table-cell>
          <table:table-cell office:value-type="float" office:value="-0.0142488998962643" calcext:value-type="float">
            <text:p>-0.014248899896264</text:p>
          </table:table-cell>
          <table:table-cell office:value-type="float" office:value="-0.014264621513311" calcext:value-type="float">
            <text:p>-0.014264621513311</text:p>
          </table:table-cell>
          <table:table-cell office:value-type="float" office:value="-0.0142599985520683" calcext:value-type="float">
            <text:p>-0.014259998552068</text:p>
          </table:table-cell>
          <table:table-cell office:value-type="float" office:value="-0.0142351976022936" calcext:value-type="float">
            <text:p>-0.014235197602294</text:p>
          </table:table-cell>
          <table:table-cell office:value-type="float" office:value="-0.0142418663043815" calcext:value-type="float">
            <text:p>-0.014241866304382</text:p>
          </table:table-cell>
          <table:table-cell office:value-type="float" office:value="-0.0142580029103148" calcext:value-type="float">
            <text:p>-0.014258002910315</text:p>
          </table:table-cell>
          <table:table-cell office:value-type="float" office:value="-0.0142578970901665" calcext:value-type="float">
            <text:p>-0.014257897090167</text:p>
          </table:table-cell>
          <table:table-cell office:value-type="float" office:value="-0.0142445302486517" calcext:value-type="float">
            <text:p>-0.014244530248652</text:p>
          </table:table-cell>
          <table:table-cell office:value-type="float" office:value="-0.0142630295197678" calcext:value-type="float">
            <text:p>-0.014263029519768</text:p>
          </table:table-cell>
          <table:table-cell office:value-type="float" office:value="-0.0142596332079788" calcext:value-type="float">
            <text:p>-0.014259633207979</text:p>
          </table:table-cell>
          <table:table-cell office:value-type="float" office:value="-0.0142628180571084" calcext:value-type="float">
            <text:p>-0.014262818057108</text:p>
          </table:table-cell>
          <table:table-cell office:value-type="float" office:value="-0.0142589869535906" calcext:value-type="float">
            <text:p>-0.014258986953591</text:p>
          </table:table-cell>
          <table:table-cell office:value-type="float" office:value="-0.014274588403959" calcext:value-type="float">
            <text:p>-0.014274588403959</text:p>
          </table:table-cell>
          <table:table-cell office:value-type="float" office:value="-0.0142874046437712" calcext:value-type="float">
            <text:p>-0.014287404643771</text:p>
          </table:table-cell>
          <table:table-cell office:value-type="float" office:value="-0.0142914118702801" calcext:value-type="float">
            <text:p>-0.01429141187028</text:p>
          </table:table-cell>
          <table:table-cell office:value-type="float" office:value="-0.0142675400303054" calcext:value-type="float">
            <text:p>-0.014267540030305</text:p>
          </table:table-cell>
          <table:table-cell office:value-type="float" office:value="-0.0142658541211168" calcext:value-type="float">
            <text:p>-0.014265854121117</text:p>
          </table:table-cell>
          <table:table-cell office:value-type="float" office:value="-0.0142803576931102" calcext:value-type="float">
            <text:p>-0.01428035769311</text:p>
          </table:table-cell>
          <table:table-cell office:value-type="float" office:value="-0.0142846435838854" calcext:value-type="float">
            <text:p>-0.014284643583885</text:p>
          </table:table-cell>
          <table:table-cell office:value-type="float" office:value="-0.0142560006154188" calcext:value-type="float">
            <text:p>-0.014256000615419</text:p>
          </table:table-cell>
          <table:table-cell office:value-type="float" office:value="-0.0142662797302473" calcext:value-type="float">
            <text:p>-0.014266279730247</text:p>
          </table:table-cell>
          <table:table-cell office:value-type="float" office:value="-0.0142710860278444" calcext:value-type="float">
            <text:p>-0.014271086027844</text:p>
          </table:table-cell>
          <table:table-cell office:value-type="float" office:value="-0.0142554119811448" calcext:value-type="float">
            <text:p>-0.014255411981145</text:p>
          </table:table-cell>
          <table:table-cell office:value-type="float" office:value="-0.0142525783692625" calcext:value-type="float">
            <text:p>-0.014252578369263</text:p>
          </table:table-cell>
          <table:table-cell office:value-type="float" office:value="-0.014277812243577" calcext:value-type="float">
            <text:p>-0.014277812243577</text:p>
          </table:table-cell>
          <table:table-cell office:value-type="float" office:value="-0.0142705155264691" calcext:value-type="float">
            <text:p>-0.014270515526469</text:p>
          </table:table-cell>
          <table:table-cell office:value-type="float" office:value="-0.0142625887084753" calcext:value-type="float">
            <text:p>-0.014262588708475</text:p>
          </table:table-cell>
          <table:table-cell office:value-type="float" office:value="-0.0142591991454291" calcext:value-type="float">
            <text:p>-0.014259199145429</text:p>
          </table:table-cell>
          <table:table-cell office:value-type="float" office:value="-0.0142644177507541" calcext:value-type="float">
            <text:p>-0.014264417750754</text:p>
          </table:table-cell>
          <table:table-cell office:value-type="float" office:value="-0.0142661119372501" calcext:value-type="float">
            <text:p>-0.01426611193725</text:p>
          </table:table-cell>
          <table:table-cell office:value-type="float" office:value="-0.0142834720087587" calcext:value-type="float">
            <text:p>-0.014283472008759</text:p>
          </table:table-cell>
          <table:table-cell office:value-type="float" office:value="-0.0142623402772323" calcext:value-type="float">
            <text:p>-0.014262340277232</text:p>
          </table:table-cell>
          <table:table-cell office:value-type="float" office:value="-0.0142727715278159" calcext:value-type="float">
            <text:p>-0.014272771527816</text:p>
          </table:table-cell>
          <table:table-cell office:value-type="float" office:value="-0.0142758733391559" calcext:value-type="float">
            <text:p>-0.014275873339156</text:p>
          </table:table-cell>
          <table:table-cell office:value-type="float" office:value="-0.0142686426393955" calcext:value-type="float">
            <text:p>-0.014268642639396</text:p>
          </table:table-cell>
          <table:table-cell office:value-type="float" office:value="-0.0142751103191038" calcext:value-type="float">
            <text:p>-0.014275110319104</text:p>
          </table:table-cell>
          <table:table-cell office:value-type="float" office:value="-0.0142652584716803" calcext:value-type="float">
            <text:p>-0.01426525847168</text:p>
          </table:table-cell>
          <table:table-cell office:value-type="float" office:value="-0.0142766699626607" calcext:value-type="float">
            <text:p>-0.014276669962661</text:p>
          </table:table-cell>
          <table:table-cell office:value-type="float" office:value="-0.0142872057782092" calcext:value-type="float">
            <text:p>-0.014287205778209</text:p>
          </table:table-cell>
          <table:table-cell office:value-type="float" office:value="-0.0142924950535617" calcext:value-type="float">
            <text:p>-0.014292495053562</text:p>
          </table:table-cell>
          <table:table-cell office:value-type="float" office:value="-0.0142627046759512" calcext:value-type="float">
            <text:p>-0.014262704675951</text:p>
          </table:table-cell>
          <table:table-cell office:value-type="float" office:value="-0.0142694159367268" calcext:value-type="float">
            <text:p>-0.014269415936727</text:p>
          </table:table-cell>
          <table:table-cell office:value-type="float" office:value="-0.0142660303158133" calcext:value-type="float">
            <text:p>-0.014266030315813</text:p>
          </table:table-cell>
          <table:table-cell office:value-type="float" office:value="-0.0142748578015641" calcext:value-type="float">
            <text:p>-0.014274857801564</text:p>
          </table:table-cell>
          <table:table-cell office:value-type="float" office:value="-0.0142547448339055" calcext:value-type="float">
            <text:p>-0.014254744833906</text:p>
          </table:table-cell>
          <table:table-cell office:value-type="float" office:value="-0.0142641572000798" calcext:value-type="float">
            <text:p>-0.01426415720008</text:p>
          </table:table-cell>
          <table:table-cell office:value-type="float" office:value="-0.0142597841613719" calcext:value-type="float">
            <text:p>-0.014259784161372</text:p>
          </table:table-cell>
          <table:table-cell office:value-type="float" office:value="-0.0142970859881647" calcext:value-type="float">
            <text:p>-0.014297085988165</text:p>
          </table:table-cell>
          <table:table-cell office:value-type="float" office:value="-0.0143593436082968" calcext:value-type="float">
            <text:p>-0.014359343608297</text:p>
          </table:table-cell>
          <table:table-cell office:value-type="float" office:value="-0.0143068617137049" calcext:value-type="float">
            <text:p>-0.014306861713705</text:p>
          </table:table-cell>
          <table:table-cell office:value-type="float" office:value="-0.0142784781064035" calcext:value-type="float">
            <text:p>-0.014278478106404</text:p>
          </table:table-cell>
          <table:table-cell office:value-type="float" office:value="-0.0142913880147184" calcext:value-type="float">
            <text:p>-0.014291388014718</text:p>
          </table:table-cell>
          <table:table-cell office:value-type="float" office:value="-0.0142792415599024" calcext:value-type="float">
            <text:p>-0.014279241559902</text:p>
          </table:table-cell>
          <table:table-cell office:value-type="float" office:value="-0.0142801984057947" calcext:value-type="float">
            <text:p>-0.014280198405795</text:p>
          </table:table-cell>
          <table:table-cell office:value-type="float" office:value="-0.0142686950400172" calcext:value-type="float">
            <text:p>-0.014268695040017</text:p>
          </table:table-cell>
          <table:table-cell office:value-type="float" office:value="-0.0142377702769298" calcext:value-type="float">
            <text:p>-0.01423777027693</text:p>
          </table:table-cell>
          <table:table-cell office:value-type="float" office:value="-0.0142153610385385" calcext:value-type="float">
            <text:p>-0.014215361038539</text:p>
          </table:table-cell>
          <table:table-cell office:value-type="float" office:value="-0.0143752311392312" calcext:value-type="float">
            <text:p>-0.014375231139231</text:p>
          </table:table-cell>
          <table:table-cell office:value-type="float" office:value="-0.0147107392702176" calcext:value-type="float">
            <text:p>-0.014710739270218</text:p>
          </table:table-cell>
          <table:table-cell office:value-type="float" office:value="-0.0166211623248107" calcext:value-type="float">
            <text:p>-0.016621162324811</text:p>
          </table:table-cell>
          <table:table-cell office:value-type="float" office:value="-0.0190140495989666" calcext:value-type="float">
            <text:p>-0.019014049598967</text:p>
          </table:table-cell>
          <table:table-cell office:value-type="float" office:value="-0.0211732437010918" calcext:value-type="float">
            <text:p>-0.021173243701092</text:p>
          </table:table-cell>
          <table:table-cell office:value-type="float" office:value="-0.018928847317011" calcext:value-type="float">
            <text:p>-0.018928847317011</text:p>
          </table:table-cell>
          <table:table-cell office:value-type="float" office:value="-0.0166170921939299" calcext:value-type="float">
            <text:p>-0.01661709219393</text:p>
          </table:table-cell>
          <table:table-cell office:value-type="float" office:value="-0.0164614826504031" calcext:value-type="float">
            <text:p>-0.016461482650403</text:p>
          </table:table-cell>
          <table:table-cell office:value-type="float" office:value="-0.0165173593549368" calcext:value-type="float">
            <text:p>-0.016517359354937</text:p>
          </table:table-cell>
          <table:table-cell office:value-type="float" office:value="-0.0191352052234173" calcext:value-type="float">
            <text:p>-0.019135205223417</text:p>
          </table:table-cell>
          <table:table-cell office:value-type="float" office:value="-0.0169177784760551" calcext:value-type="float">
            <text:p>-0.016917778476055</text:p>
          </table:table-cell>
          <table:table-cell office:value-type="float" office:value="-0.0147484974583041" calcext:value-type="float">
            <text:p>-0.014748497458304</text:p>
          </table:table-cell>
          <table:table-cell office:value-type="float" office:value="-0.0144859386944186" calcext:value-type="float">
            <text:p>-0.014485938694419</text:p>
          </table:table-cell>
          <table:table-cell office:value-type="float" office:value="-0.0151589803018199" calcext:value-type="float">
            <text:p>-0.01515898030182</text:p>
          </table:table-cell>
          <table:table-cell office:value-type="float" office:value="-0.0175315124145728" calcext:value-type="float">
            <text:p>-0.017531512414573</text:p>
          </table:table-cell>
          <table:table-cell office:value-type="float" office:value="-0.0204957742614423" calcext:value-type="float">
            <text:p>-0.020495774261442</text:p>
          </table:table-cell>
          <table:table-cell office:value-type="float" office:value="-0.0188125445984002" calcext:value-type="float">
            <text:p>-0.0188125445984</text:p>
          </table:table-cell>
          <table:table-cell office:value-type="float" office:value="-0.0187003222495337" calcext:value-type="float">
            <text:p>-0.018700322249534</text:p>
          </table:table-cell>
          <table:table-cell office:value-type="float" office:value="-0.0129414716330072" calcext:value-type="float">
            <text:p>-0.012941471633007</text:p>
          </table:table-cell>
          <table:table-cell office:value-type="float" office:value="-0.0157252801533201" calcext:value-type="float">
            <text:p>-0.01572528015332</text:p>
          </table:table-cell>
          <table:table-cell office:value-type="float" office:value="-0.01588150979577" calcext:value-type="float">
            <text:p>-0.01588150979577</text:p>
          </table:table-cell>
          <table:table-cell office:value-type="float" office:value="-0.0119711508399585" calcext:value-type="float">
            <text:p>-0.011971150839959</text:p>
          </table:table-cell>
          <table:table-cell office:value-type="float" office:value="-0.0136247183569429" calcext:value-type="float">
            <text:p>-0.013624718356943</text:p>
          </table:table-cell>
          <table:table-cell office:value-type="float" office:value="-0.0186606548694602" calcext:value-type="float">
            <text:p>-0.01866065486946</text:p>
          </table:table-cell>
          <table:table-cell office:value-type="float" office:value="-0.0183241140533328" calcext:value-type="float">
            <text:p>-0.018324114053333</text:p>
          </table:table-cell>
          <table:table-cell office:value-type="float" office:value="-0.0202321093502764" calcext:value-type="float">
            <text:p>-0.020232109350276</text:p>
          </table:table-cell>
          <table:table-cell office:value-type="float" office:value="-0.0151591653891445" calcext:value-type="float">
            <text:p>-0.015159165389145</text:p>
          </table:table-cell>
          <table:table-cell office:value-type="float" office:value="-0.0153471059787812" calcext:value-type="float">
            <text:p>-0.015347105978781</text:p>
          </table:table-cell>
          <table:table-cell office:value-type="float" office:value="-0.0204092752216158" calcext:value-type="float">
            <text:p>-0.020409275221616</text:p>
          </table:table-cell>
          <table:table-cell office:value-type="float" office:value="-0.0206628019988644" calcext:value-type="float">
            <text:p>-0.020662801998864</text:p>
          </table:table-cell>
          <table:table-cell office:value-type="float" office:value="-0.0160960967480187" calcext:value-type="float">
            <text:p>-0.016096096748019</text:p>
          </table:table-cell>
          <table:table-cell office:value-type="float" office:value="-0.016676056868391" calcext:value-type="float">
            <text:p>-0.016676056868391</text:p>
          </table:table-cell>
          <table:table-cell office:value-type="float" office:value="-0.0211975895350906" calcext:value-type="float">
            <text:p>-0.021197589535091</text:p>
          </table:table-cell>
          <table:table-cell office:value-type="float" office:value="-0.0213000177738969" calcext:value-type="float">
            <text:p>-0.021300017773897</text:p>
          </table:table-cell>
          <table:table-cell office:value-type="float" office:value="-0.0147587315814758" calcext:value-type="float">
            <text:p>-0.014758731581476</text:p>
          </table:table-cell>
          <table:table-cell office:value-type="float" office:value="-0.0229013394021923" calcext:value-type="float">
            <text:p>-0.022901339402192</text:p>
          </table:table-cell>
          <table:table-cell office:value-type="float" office:value="-0.0164344393000177" calcext:value-type="float">
            <text:p>-0.016434439300018</text:p>
          </table:table-cell>
          <table:table-cell office:value-type="float" office:value="-0.0218528908806442" calcext:value-type="float">
            <text:p>-0.021852890880644</text:p>
          </table:table-cell>
          <table:table-cell office:value-type="float" office:value="-0.0164501306816642" calcext:value-type="float">
            <text:p>-0.016450130681664</text:p>
          </table:table-cell>
          <table:table-cell office:value-type="float" office:value="-0.0234645688920021" calcext:value-type="float">
            <text:p>-0.023464568892002</text:p>
          </table:table-cell>
          <table:table-cell office:value-type="float" office:value="-0.0197723123325717" calcext:value-type="float">
            <text:p>-0.019772312332572</text:p>
          </table:table-cell>
          <table:table-cell office:value-type="float" office:value="-0.0193381265757985" calcext:value-type="float">
            <text:p>-0.019338126575799</text:p>
          </table:table-cell>
          <table:table-cell office:value-type="float" office:value="-0.0213834056476509" calcext:value-type="float">
            <text:p>-0.021383405647651</text:p>
          </table:table-cell>
          <table:table-cell office:value-type="float" office:value="-0.0181583390697321" calcext:value-type="float">
            <text:p>-0.018158339069732</text:p>
          </table:table-cell>
          <table:table-cell office:value-type="float" office:value="-0.0161413870212637" calcext:value-type="float">
            <text:p>-0.016141387021264</text:p>
          </table:table-cell>
          <table:table-cell office:value-type="float" office:value="-0.0159905155665671" calcext:value-type="float">
            <text:p>-0.015990515566567</text:p>
          </table:table-cell>
          <table:table-cell office:value-type="float" office:value="-0.0198272336426071" calcext:value-type="float">
            <text:p>-0.019827233642607</text:p>
          </table:table-cell>
          <table:table-cell office:value-type="float" office:value="-0.0247684891504601" calcext:value-type="float">
            <text:p>-0.02476848915046</text:p>
          </table:table-cell>
          <table:table-cell office:value-type="float" office:value="-0.0206018454052346" calcext:value-type="float">
            <text:p>-0.020601845405235</text:p>
          </table:table-cell>
          <table:table-cell office:value-type="float" office:value="-0.0204716941244806" calcext:value-type="float">
            <text:p>-0.020471694124481</text:p>
          </table:table-cell>
          <table:table-cell office:value-type="float" office:value="-0.0200138053733816" calcext:value-type="float">
            <text:p>-0.020013805373382</text:p>
          </table:table-cell>
          <table:table-cell office:value-type="float" office:value="-0.0187202582245062" calcext:value-type="float">
            <text:p>-0.018720258224506</text:p>
          </table:table-cell>
          <table:table-cell office:value-type="float" office:value="-0.0165111896823113" calcext:value-type="float">
            <text:p>-0.016511189682311</text:p>
          </table:table-cell>
          <table:table-cell office:value-type="float" office:value="-0.016266981143017" calcext:value-type="float">
            <text:p>-0.016266981143017</text:p>
          </table:table-cell>
          <table:table-cell office:value-type="float" office:value="-0.0170785346953801" calcext:value-type="float">
            <text:p>-0.01707853469538</text:p>
          </table:table-cell>
          <table:table-cell office:value-type="float" office:value="-0.0195675509251049" calcext:value-type="float">
            <text:p>-0.019567550925105</text:p>
          </table:table-cell>
          <table:table-cell office:value-type="float" office:value="-0.0225629217263492" calcext:value-type="float">
            <text:p>-0.022562921726349</text:p>
          </table:table-cell>
          <table:table-cell office:value-type="float" office:value="-0.0247687385103905" calcext:value-type="float">
            <text:p>-0.024768738510391</text:p>
          </table:table-cell>
          <table:table-cell office:value-type="float" office:value="-0.0205731211101566" calcext:value-type="float">
            <text:p>-0.020573121110157</text:p>
          </table:table-cell>
          <table:table-cell office:value-type="float" office:value="-0.0206374357851848" calcext:value-type="float">
            <text:p>-0.020637435785185</text:p>
          </table:table-cell>
          <table:table-cell office:value-type="float" office:value="-0.0198875621624668" calcext:value-type="float">
            <text:p>-0.019887562162467</text:p>
          </table:table-cell>
          <table:table-cell office:value-type="float" office:value="-0.0211174759467105" calcext:value-type="float">
            <text:p>-0.021117475946711</text:p>
          </table:table-cell>
          <table:table-cell office:value-type="float" office:value="-0.0182900183584263" calcext:value-type="float">
            <text:p>-0.018290018358426</text:p>
          </table:table-cell>
          <table:table-cell office:value-type="float" office:value="-0.0184440948798384" calcext:value-type="float">
            <text:p>-0.018444094879838</text:p>
          </table:table-cell>
          <table:table-cell office:value-type="float" office:value="-0.0257373650646708" calcext:value-type="float">
            <text:p>-0.025737365064671</text:p>
          </table:table-cell>
          <table:table-cell office:value-type="float" office:value="-0.0227366323095328" calcext:value-type="float">
            <text:p>-0.022736632309533</text:p>
          </table:table-cell>
          <table:table-cell office:value-type="float" office:value="-0.0234972253494392" calcext:value-type="float">
            <text:p>-0.023497225349439</text:p>
          </table:table-cell>
          <table:table-cell office:value-type="float" office:value="-0.0195136788799863" calcext:value-type="float">
            <text:p>-0.019513678879986</text:p>
          </table:table-cell>
          <table:table-cell office:value-type="float" office:value="-0.0188696201581918" calcext:value-type="float">
            <text:p>-0.018869620158192</text:p>
          </table:table-cell>
          <table:table-cell office:value-type="float" office:value="-0.0199329545534181" calcext:value-type="float">
            <text:p>-0.019932954553418</text:p>
          </table:table-cell>
          <table:table-cell office:value-type="float" office:value="-0.0219110577756004" calcext:value-type="float">
            <text:p>-0.0219110577756</text:p>
          </table:table-cell>
          <table:table-cell office:value-type="float" office:value="-0.0219753725533787" calcext:value-type="float">
            <text:p>-0.021975372553379</text:p>
          </table:table-cell>
          <table:table-cell office:value-type="float" office:value="-0.0224458952374686" calcext:value-type="float">
            <text:p>-0.022445895237469</text:p>
          </table:table-cell>
          <table:table-cell office:value-type="float" office:value="-0.0242467674012341" calcext:value-type="float">
            <text:p>-0.024246767401234</text:p>
          </table:table-cell>
          <table:table-cell office:value-type="float" office:value="-0.0182484248525277" calcext:value-type="float">
            <text:p>-0.018248424852528</text:p>
          </table:table-cell>
          <table:table-cell office:value-type="float" office:value="-0.0183739446327064" calcext:value-type="float">
            <text:p>-0.018373944632706</text:p>
          </table:table-cell>
          <table:table-cell office:value-type="float" office:value="-0.022493601470872" calcext:value-type="float">
            <text:p>-0.022493601470872</text:p>
          </table:table-cell>
          <table:table-cell office:value-type="float" office:value="-0.0243937306532099" calcext:value-type="float">
            <text:p>-0.02439373065321</text:p>
          </table:table-cell>
          <table:table-cell office:value-type="float" office:value="-0.0259703371449705" calcext:value-type="float">
            <text:p>-0.025970337144971</text:p>
          </table:table-cell>
          <table:table-cell office:value-type="float" office:value="-0.0263587814448413" calcext:value-type="float">
            <text:p>-0.026358781444841</text:p>
          </table:table-cell>
          <table:table-cell office:value-type="float" office:value="-0.0217570964853689" calcext:value-type="float">
            <text:p>-0.021757096485369</text:p>
          </table:table-cell>
          <table:table-cell office:value-type="float" office:value="-0.0221147487175566" calcext:value-type="float">
            <text:p>-0.022114748717557</text:p>
          </table:table-cell>
          <table:table-cell office:value-type="float" office:value="-0.0211051564768926" calcext:value-type="float">
            <text:p>-0.021105156476893</text:p>
          </table:table-cell>
          <table:table-cell office:value-type="float" office:value="-0.0218905270678821" calcext:value-type="float">
            <text:p>-0.021890527067882</text:p>
          </table:table-cell>
          <table:table-cell office:value-type="float" office:value="-0.018281422293576" calcext:value-type="float">
            <text:p>-0.018281422293576</text:p>
          </table:table-cell>
          <table:table-cell office:value-type="float" office:value="-0.0193741455829093" calcext:value-type="float">
            <text:p>-0.019374145582909</text:p>
          </table:table-cell>
          <table:table-cell office:value-type="float" office:value="-0.0246493350274047" calcext:value-type="float">
            <text:p>-0.024649335027405</text:p>
          </table:table-cell>
          <table:table-cell office:value-type="float" office:value="-0.026555240069713" calcext:value-type="float">
            <text:p>-0.026555240069713</text:p>
          </table:table-cell>
          <table:table-cell office:value-type="float" office:value="-0.0231729208683294" calcext:value-type="float">
            <text:p>-0.023172920868329</text:p>
          </table:table-cell>
          <table:table-cell office:value-type="float" office:value="-0.0234263763274261" calcext:value-type="float">
            <text:p>-0.023426376327426</text:p>
          </table:table-cell>
          <table:table-cell office:value-type="float" office:value="-0.0232182262062512" calcext:value-type="float">
            <text:p>-0.023218226206251</text:p>
          </table:table-cell>
          <table:table-cell office:value-type="float" office:value="-0.0186606185131731" calcext:value-type="float">
            <text:p>-0.018660618513173</text:p>
          </table:table-cell>
          <table:table-cell office:value-type="float" office:value="-0.019278506486747" calcext:value-type="float">
            <text:p>-0.019278506486747</text:p>
          </table:table-cell>
          <table:table-cell office:value-type="float" office:value="-0.0190729698778122" calcext:value-type="float">
            <text:p>-0.019072969877812</text:p>
          </table:table-cell>
          <table:table-cell office:value-type="float" office:value="-0.0226506122627611" calcext:value-type="float">
            <text:p>-0.022650612262761</text:p>
          </table:table-cell>
          <table:table-cell office:value-type="float" office:value="-0.0185243582454491" calcext:value-type="float">
            <text:p>-0.018524358245449</text:p>
          </table:table-cell>
          <table:table-cell office:value-type="float" office:value="-0.0237341342402696" calcext:value-type="float">
            <text:p>-0.02373413424027</text:p>
          </table:table-cell>
          <table:table-cell office:value-type="float" office:value="-0.0225446039802105" calcext:value-type="float">
            <text:p>-0.022544603980211</text:p>
          </table:table-cell>
          <table:table-cell office:value-type="float" office:value="-0.0225369155718467" calcext:value-type="float">
            <text:p>-0.022536915571847</text:p>
          </table:table-cell>
          <table:table-cell office:value-type="float" office:value="-0.0186672618342334" calcext:value-type="float">
            <text:p>-0.018667261834233</text:p>
          </table:table-cell>
          <table:table-cell office:value-type="float" office:value="-0.0190647987704175" calcext:value-type="float">
            <text:p>-0.019064798770418</text:p>
          </table:table-cell>
          <table:table-cell office:value-type="float" office:value="-0.0202815424389686" calcext:value-type="float">
            <text:p>-0.020281542438969</text:p>
          </table:table-cell>
          <table:table-cell office:value-type="float" office:value="-0.0269454107907089" calcext:value-type="float">
            <text:p>-0.026945410790709</text:p>
          </table:table-cell>
          <table:table-cell office:value-type="float" office:value="-0.025423229940556" calcext:value-type="float">
            <text:p>-0.025423229940556</text:p>
          </table:table-cell>
          <table:table-cell office:value-type="float" office:value="-0.0231043469080812" calcext:value-type="float">
            <text:p>-0.023104346908081</text:p>
          </table:table-cell>
          <table:table-cell office:value-type="float" office:value="-0.0234715839972687" calcext:value-type="float">
            <text:p>-0.023471583997269</text:p>
          </table:table-cell>
          <table:table-cell office:value-type="float" office:value="-0.0187285166597425" calcext:value-type="float">
            <text:p>-0.018728516659743</text:p>
          </table:table-cell>
          <table:table-cell office:value-type="float" office:value="-0.0191939452202238" calcext:value-type="float">
            <text:p>-0.019193945220224</text:p>
          </table:table-cell>
          <table:table-cell office:value-type="float" office:value="-0.0202101948586501" calcext:value-type="float">
            <text:p>-0.02021019485865</text:p>
          </table:table-cell>
          <table:table-cell office:value-type="float" office:value="-0.0231761023153194" calcext:value-type="float">
            <text:p>-0.023176102315319</text:p>
          </table:table-cell>
          <table:table-cell office:value-type="float" office:value="-0.0259697121385178" calcext:value-type="float">
            <text:p>-0.025969712138518</text:p>
          </table:table-cell>
          <table:table-cell office:value-type="float" office:value="-0.0278473813962365" calcext:value-type="float">
            <text:p>-0.027847381396237</text:p>
          </table:table-cell>
          <table:table-cell office:value-type="float" office:value="-0.0237125191423554" calcext:value-type="float">
            <text:p>-0.023712519142355</text:p>
          </table:table-cell>
          <table:table-cell office:value-type="float" office:value="-0.0237194891899668" calcext:value-type="float">
            <text:p>-0.023719489189967</text:p>
          </table:table-cell>
          <table:table-cell office:value-type="float" office:value="-0.0232562534539264" calcext:value-type="float">
            <text:p>-0.023256253453926</text:p>
          </table:table-cell>
          <table:table-cell office:value-type="float" office:value="-0.0222046567310036" calcext:value-type="float">
            <text:p>-0.022204656731004</text:p>
          </table:table-cell>
          <table:table-cell office:value-type="float" office:value="-0.0229681096998761" calcext:value-type="float">
            <text:p>-0.022968109699876</text:p>
          </table:table-cell>
          <table:table-cell office:value-type="float" office:value="-0.0191859692149811" calcext:value-type="float">
            <text:p>-0.019185969214981</text:p>
          </table:table-cell>
          <table:table-cell office:value-type="float" office:value="-0.0188225943653398" calcext:value-type="float">
            <text:p>-0.01882259436534</text:p>
          </table:table-cell>
          <table:table-cell office:value-type="float" office:value="-0.0230592591003096" calcext:value-type="float">
            <text:p>-0.02305925910031</text:p>
          </table:table-cell>
          <table:table-cell office:value-type="float" office:value="-0.0230475771951656" calcext:value-type="float">
            <text:p>-0.023047577195166</text:p>
          </table:table-cell>
          <table:table-cell office:value-type="float" office:value="-0.0186625824732947" calcext:value-type="float">
            <text:p>-0.018662582473295</text:p>
          </table:table-cell>
          <table:table-cell office:value-type="float" office:value="-0.0192438718792971" calcext:value-type="float">
            <text:p>-0.019243871879297</text:p>
          </table:table-cell>
          <table:table-cell office:value-type="float" office:value="-0.0212615934685871" calcext:value-type="float">
            <text:p>-0.021261593468587</text:p>
          </table:table-cell>
          <table:table-cell office:value-type="float" office:value="-0.0271631174793048" calcext:value-type="float">
            <text:p>-0.027163117479305</text:p>
          </table:table-cell>
          <table:table-cell office:value-type="float" office:value="-0.0224538732526949" calcext:value-type="float">
            <text:p>-0.022453873252695</text:p>
          </table:table-cell>
          <table:table-cell office:value-type="float" office:value="-0.0222254551699193" calcext:value-type="float">
            <text:p>-0.022225455169919</text:p>
          </table:table-cell>
          <table:table-cell office:value-type="float" office:value="-0.0178353875027355" calcext:value-type="float">
            <text:p>-0.017835387502736</text:p>
          </table:table-cell>
          <table:table-cell office:value-type="float" office:value="-0.0199704524058823" calcext:value-type="float">
            <text:p>-0.019970452405882</text:p>
          </table:table-cell>
          <table:table-cell office:value-type="float" office:value="-0.0266101592169981" calcext:value-type="float">
            <text:p>-0.026610159216998</text:p>
          </table:table-cell>
          <table:table-cell office:value-type="float" office:value="-0.0224400074982936" calcext:value-type="float">
            <text:p>-0.022440007498294</text:p>
          </table:table-cell>
          <table:table-cell office:value-type="float" office:value="-0.0234460330814886" calcext:value-type="float">
            <text:p>-0.023446033081489</text:p>
          </table:table-cell>
          <table:table-cell office:value-type="float" office:value="-0.0218253395745829" calcext:value-type="float">
            <text:p>-0.021825339574583</text:p>
          </table:table-cell>
          <table:table-cell office:value-type="float" office:value="-0.0173098313908544" calcext:value-type="float">
            <text:p>-0.017309831390854</text:p>
          </table:table-cell>
          <table:table-cell office:value-type="float" office:value="-0.0198276596854639" calcext:value-type="float">
            <text:p>-0.019827659685464</text:p>
          </table:table-cell>
          <table:table-cell office:value-type="float" office:value="-0.0231585917917101" calcext:value-type="float">
            <text:p>-0.02315859179171</text:p>
          </table:table-cell>
          <table:table-cell office:value-type="float" office:value="-0.0237730699283014" calcext:value-type="float">
            <text:p>-0.023773069928301</text:p>
          </table:table-cell>
          <table:table-cell office:value-type="float" office:value="-0.0216635308995311" calcext:value-type="float">
            <text:p>-0.021663530899531</text:p>
          </table:table-cell>
          <table:table-cell office:value-type="float" office:value="-0.0177492011333014" calcext:value-type="float">
            <text:p>-0.017749201133301</text:p>
          </table:table-cell>
          <table:table-cell office:value-type="float" office:value="-0.0192682416575824" calcext:value-type="float">
            <text:p>-0.019268241657582</text:p>
          </table:table-cell>
          <table:table-cell office:value-type="float" office:value="-0.0222441733851424" calcext:value-type="float">
            <text:p>-0.022244173385142</text:p>
          </table:table-cell>
          <table:table-cell office:value-type="float" office:value="-0.0217619138595394" calcext:value-type="float">
            <text:p>-0.021761913859539</text:p>
          </table:table-cell>
          <table:table-cell office:value-type="float" office:value="-0.0247573211279506" calcext:value-type="float">
            <text:p>-0.024757321127951</text:p>
          </table:table-cell>
          <table:table-cell office:value-type="float" office:value="-0.0229240848321893" calcext:value-type="float">
            <text:p>-0.022924084832189</text:p>
          </table:table-cell>
          <table:table-cell office:value-type="float" office:value="-0.0187417190224827" calcext:value-type="float">
            <text:p>-0.018741719022483</text:p>
          </table:table-cell>
          <table:table-cell office:value-type="float" office:value="-0.018400819899785" calcext:value-type="float">
            <text:p>-0.018400819899785</text:p>
          </table:table-cell>
          <table:table-cell office:value-type="float" office:value="-0.0220684231460493" calcext:value-type="float">
            <text:p>-0.022068423146049</text:p>
          </table:table-cell>
          <table:table-cell office:value-type="float" office:value="-0.0226396907307231" calcext:value-type="float">
            <text:p>-0.022639690730723</text:p>
          </table:table-cell>
          <table:table-cell office:value-type="float" office:value="-0.017775734337392" calcext:value-type="float">
            <text:p>-0.017775734337392</text:p>
          </table:table-cell>
          <table:table-cell office:value-type="float" office:value="-0.0201167327567088" calcext:value-type="float">
            <text:p>-0.020116732756709</text:p>
          </table:table-cell>
          <table:table-cell office:value-type="float" office:value="-0.0224408953702944" calcext:value-type="float">
            <text:p>-0.022440895370294</text:p>
          </table:table-cell>
          <table:table-cell office:value-type="float" office:value="-0.0228719024374611" calcext:value-type="float">
            <text:p>-0.022871902437461</text:p>
          </table:table-cell>
          <table:table-cell office:value-type="float" office:value="-0.0172949494440389" calcext:value-type="float">
            <text:p>-0.017294949444039</text:p>
          </table:table-cell>
          <table:table-cell office:value-type="float" office:value="-0.017135272466348" calcext:value-type="float">
            <text:p>-0.017135272466348</text:p>
          </table:table-cell>
          <table:table-cell office:value-type="float" office:value="-0.0187224698628934" calcext:value-type="float">
            <text:p>-0.018722469862893</text:p>
          </table:table-cell>
          <table:table-cell office:value-type="float" office:value="-0.0216002978101502" calcext:value-type="float">
            <text:p>-0.02160029781015</text:p>
          </table:table-cell>
          <table:table-cell office:value-type="float" office:value="-0.0261567106945081" calcext:value-type="float">
            <text:p>-0.026156710694508</text:p>
          </table:table-cell>
          <table:table-cell office:value-type="float" office:value="-0.0218299358445959" calcext:value-type="float">
            <text:p>-0.021829935844596</text:p>
          </table:table-cell>
          <table:table-cell office:value-type="float" office:value="-0.0213955368308674" calcext:value-type="float">
            <text:p>-0.021395536830867</text:p>
          </table:table-cell>
          <table:table-cell office:value-type="float" office:value="-0.0210463590007353" calcext:value-type="float">
            <text:p>-0.021046359000735</text:p>
          </table:table-cell>
          <table:table-cell office:value-type="float" office:value="-0.0220034351840644" calcext:value-type="float">
            <text:p>-0.022003435184064</text:p>
          </table:table-cell>
          <table:table-cell office:value-type="float" office:value="-0.0165886185335309" calcext:value-type="float">
            <text:p>-0.016588618533531</text:p>
          </table:table-cell>
          <table:table-cell office:value-type="float" office:value="-0.0168493158606065" calcext:value-type="float">
            <text:p>-0.016849315860607</text:p>
          </table:table-cell>
          <table:table-cell office:value-type="float" office:value="-0.0230319198745609" calcext:value-type="float">
            <text:p>-0.023031919874561</text:p>
          </table:table-cell>
          <table:table-cell office:value-type="float" office:value="-0.0225230594531776" calcext:value-type="float">
            <text:p>-0.022523059453178</text:p>
          </table:table-cell>
          <table:table-cell office:value-type="float" office:value="-0.0176186301074391" calcext:value-type="float">
            <text:p>-0.017618630107439</text:p>
          </table:table-cell>
          <table:table-cell office:value-type="float" office:value="-0.0207837344263713" calcext:value-type="float">
            <text:p>-0.020783734426371</text:p>
          </table:table-cell>
          <table:table-cell office:value-type="float" office:value="-0.020599103578269" calcext:value-type="float">
            <text:p>-0.020599103578269</text:p>
          </table:table-cell>
          <table:table-cell office:value-type="float" office:value="-0.0202232740126434" calcext:value-type="float">
            <text:p>-0.020223274012643</text:p>
          </table:table-cell>
          <table:table-cell office:value-type="float" office:value="-0.0236462429375642" calcext:value-type="float">
            <text:p>-0.023646242937564</text:p>
          </table:table-cell>
          <table:table-cell office:value-type="float" office:value="-0.0189263853923128" calcext:value-type="float">
            <text:p>-0.018926385392313</text:p>
          </table:table-cell>
          <table:table-cell office:value-type="float" office:value="-0.017254795864615" calcext:value-type="float">
            <text:p>-0.017254795864615</text:p>
          </table:table-cell>
          <table:table-cell office:value-type="float" office:value="-0.0171623227706636" calcext:value-type="float">
            <text:p>-0.017162322770664</text:p>
          </table:table-cell>
          <table:table-cell office:value-type="float" office:value="-0.0241386824522356" calcext:value-type="float">
            <text:p>-0.024138682452236</text:p>
          </table:table-cell>
          <table:table-cell office:value-type="float" office:value="-0.0210853876332966" calcext:value-type="float">
            <text:p>-0.021085387633297</text:p>
          </table:table-cell>
          <table:table-cell office:value-type="float" office:value="-0.020956745928753" calcext:value-type="float">
            <text:p>-0.020956745928753</text:p>
          </table:table-cell>
          <table:table-cell office:value-type="float" office:value="-0.0199930665524974" calcext:value-type="float">
            <text:p>-0.019993066552497</text:p>
          </table:table-cell>
          <table:table-cell office:value-type="float" office:value="-0.0225059817872701" calcext:value-type="float">
            <text:p>-0.02250598178727</text:p>
          </table:table-cell>
          <table:table-cell office:value-type="float" office:value="-0.0169171057578071" calcext:value-type="float">
            <text:p>-0.016917105757807</text:p>
          </table:table-cell>
          <table:table-cell office:value-type="float" office:value="-0.0167078904326482" calcext:value-type="float">
            <text:p>-0.016707890432648</text:p>
          </table:table-cell>
          <table:table-cell office:value-type="float" office:value="-0.0169992083070445" calcext:value-type="float">
            <text:p>-0.016999208307045</text:p>
          </table:table-cell>
          <table:table-cell office:value-type="float" office:value="-0.0183940868704093" calcext:value-type="float">
            <text:p>-0.018394086870409</text:p>
          </table:table-cell>
          <table:table-cell office:value-type="float" office:value="-0.0216196902067414" calcext:value-type="float">
            <text:p>-0.021619690206741</text:p>
          </table:table-cell>
          <table:table-cell office:value-type="float" office:value="-0.0238524742348711" calcext:value-type="float">
            <text:p>-0.023852474234871</text:p>
          </table:table-cell>
          <table:table-cell office:value-type="float" office:value="-0.0256577277580821" calcext:value-type="float">
            <text:p>-0.025657727758082</text:p>
          </table:table-cell>
          <table:table-cell office:value-type="float" office:value="-0.0220535036730103" calcext:value-type="float">
            <text:p>-0.02205350367301</text:p>
          </table:table-cell>
          <table:table-cell office:value-type="float" office:value="-0.0222014469064976" calcext:value-type="float">
            <text:p>-0.022201446906498</text:p>
          </table:table-cell>
          <table:table-cell office:value-type="float" office:value="-0.0169575839429693" calcext:value-type="float">
            <text:p>-0.016957583942969</text:p>
          </table:table-cell>
          <table:table-cell office:value-type="float" office:value="-0.0178912066507181" calcext:value-type="float">
            <text:p>-0.017891206650718</text:p>
          </table:table-cell>
          <table:table-cell office:value-type="float" office:value="-0.0223823472904785" calcext:value-type="float">
            <text:p>-0.022382347290479</text:p>
          </table:table-cell>
          <table:table-cell office:value-type="float" office:value="-0.0225182958146223" calcext:value-type="float">
            <text:p>-0.022518295814622</text:p>
          </table:table-cell>
          <table:table-cell office:value-type="float" office:value="-0.0220675208740615" calcext:value-type="float">
            <text:p>-0.022067520874062</text:p>
          </table:table-cell>
          <table:table-cell office:value-type="float" office:value="-0.0173718295829947" calcext:value-type="float">
            <text:p>-0.017371829582995</text:p>
          </table:table-cell>
          <table:table-cell office:value-type="float" office:value="-0.0236187616295135" calcext:value-type="float">
            <text:p>-0.023618761629514</text:p>
          </table:table-cell>
          <table:table-cell office:value-type="float" office:value="-0.0236101946674948" calcext:value-type="float">
            <text:p>-0.023610194667495</text:p>
          </table:table-cell>
          <table:table-cell office:value-type="float" office:value="-0.0170197877844382" calcext:value-type="float">
            <text:p>-0.017019787784438</text:p>
          </table:table-cell>
          <table:table-cell office:value-type="float" office:value="-0.0216203817032116" calcext:value-type="float">
            <text:p>-0.021620381703212</text:p>
          </table:table-cell>
          <table:table-cell office:value-type="float" office:value="-0.0221081742460875" calcext:value-type="float">
            <text:p>-0.022108174246088</text:p>
          </table:table-cell>
          <table:table-cell office:value-type="float" office:value="-0.0173751036797536" calcext:value-type="float">
            <text:p>-0.017375103679754</text:p>
          </table:table-cell>
          <table:table-cell office:value-type="float" office:value="-0.0215998909535626" calcext:value-type="float">
            <text:p>-0.021599890953563</text:p>
          </table:table-cell>
          <table:table-cell office:value-type="float" office:value="-0.020902582159524" calcext:value-type="float">
            <text:p>-0.020902582159524</text:p>
          </table:table-cell>
          <table:table-cell office:value-type="float" office:value="-0.0211193163524867" calcext:value-type="float">
            <text:p>-0.021119316352487</text:p>
          </table:table-cell>
          <table:table-cell office:value-type="float" office:value="-0.0169865857252025" calcext:value-type="float">
            <text:p>-0.016986585725203</text:p>
          </table:table-cell>
          <table:table-cell office:value-type="float" office:value="-0.0176842948775489" calcext:value-type="float">
            <text:p>-0.017684294877549</text:p>
          </table:table-cell>
          <table:table-cell office:value-type="float" office:value="-0.0176140395306767" calcext:value-type="float">
            <text:p>-0.017614039530677</text:p>
          </table:table-cell>
          <table:table-cell office:value-type="float" office:value="-0.0172826060863032" calcext:value-type="float">
            <text:p>-0.017282606086303</text:p>
          </table:table-cell>
          <table:table-cell office:value-type="float" office:value="-0.0171629078828476" calcext:value-type="float">
            <text:p>-0.017162907882848</text:p>
          </table:table-cell>
          <table:table-cell office:value-type="float" office:value="-0.0167655641827722" calcext:value-type="float">
            <text:p>-0.016765564182772</text:p>
          </table:table-cell>
          <table:table-cell office:value-type="float" office:value="-0.0167234201255427" calcext:value-type="float">
            <text:p>-0.016723420125543</text:p>
          </table:table-cell>
          <table:table-cell office:value-type="float" office:value="-0.0169881675323504" calcext:value-type="float">
            <text:p>-0.01698816753235</text:p>
          </table:table-cell>
          <table:table-cell office:value-type="float" office:value="-0.0168721067591131" calcext:value-type="float">
            <text:p>-0.016872106759113</text:p>
          </table:table-cell>
          <table:table-cell office:value-type="float" office:value="-0.016722738723637" calcext:value-type="float">
            <text:p>-0.016722738723637</text:p>
          </table:table-cell>
          <table:table-cell office:value-type="float" office:value="-0.0168036559391077" calcext:value-type="float">
            <text:p>-0.016803655939108</text:p>
          </table:table-cell>
          <table:table-cell office:value-type="float" office:value="-0.0169003979117114" calcext:value-type="float">
            <text:p>-0.016900397911711</text:p>
          </table:table-cell>
          <table:table-cell office:value-type="float" office:value="-0.0168549949811343" calcext:value-type="float">
            <text:p>-0.016854994981134</text:p>
          </table:table-cell>
          <table:table-cell office:value-type="float" office:value="-0.0168634556214358" calcext:value-type="float">
            <text:p>-0.016863455621436</text:p>
          </table:table-cell>
          <table:table-cell office:value-type="float" office:value="-0.016816799067092" calcext:value-type="float">
            <text:p>-0.016816799067092</text:p>
          </table:table-cell>
          <table:table-cell office:value-type="float" office:value="-0.0168481308444785" calcext:value-type="float">
            <text:p>-0.016848130844479</text:p>
          </table:table-cell>
          <table:table-cell office:value-type="float" office:value="-0.0168340043758597" calcext:value-type="float">
            <text:p>-0.01683400437586</text:p>
          </table:table-cell>
          <table:table-cell office:value-type="float" office:value="-0.0168619687936498" calcext:value-type="float">
            <text:p>-0.01686196879365</text:p>
          </table:table-cell>
          <table:table-cell office:value-type="float" office:value="-0.0168512626166272" calcext:value-type="float">
            <text:p>-0.016851262616627</text:p>
          </table:table-cell>
          <table:table-cell office:value-type="float" office:value="-0.0168366658235744" calcext:value-type="float">
            <text:p>-0.016836665823574</text:p>
          </table:table-cell>
          <table:table-cell office:value-type="float" office:value="-0.0168693725978329" calcext:value-type="float">
            <text:p>-0.016869372597833</text:p>
          </table:table-cell>
          <table:table-cell office:value-type="float" office:value="-0.0168412937935596" calcext:value-type="float">
            <text:p>-0.01684129379356</text:p>
          </table:table-cell>
          <table:table-cell office:value-type="float" office:value="-0.0168219072961706" calcext:value-type="float">
            <text:p>-0.016821907296171</text:p>
          </table:table-cell>
          <table:table-cell office:value-type="float" office:value="-0.0168783605354767" calcext:value-type="float">
            <text:p>-0.016878360535477</text:p>
          </table:table-cell>
          <table:table-cell office:value-type="float" office:value="-0.0168611146860586" calcext:value-type="float">
            <text:p>-0.016861114686059</text:p>
          </table:table-cell>
          <table:table-cell office:value-type="float" office:value="-0.0168664696212025" calcext:value-type="float">
            <text:p>-0.016866469621203</text:p>
          </table:table-cell>
          <table:table-cell office:value-type="float" office:value="-0.0168461070437381" calcext:value-type="float">
            <text:p>-0.016846107043738</text:p>
          </table:table-cell>
          <table:table-cell office:value-type="float" office:value="-0.0168492986548408" calcext:value-type="float">
            <text:p>-0.016849298654841</text:p>
          </table:table-cell>
          <table:table-cell office:value-type="float" office:value="-0.0168641444851714" calcext:value-type="float">
            <text:p>-0.016864144485171</text:p>
          </table:table-cell>
          <table:table-cell office:value-type="float" office:value="-0.0168594917813662" calcext:value-type="float">
            <text:p>-0.016859491781366</text:p>
          </table:table-cell>
          <table:table-cell office:value-type="float" office:value="-0.0168550109929965" calcext:value-type="float">
            <text:p>-0.016855010992997</text:p>
          </table:table-cell>
          <table:table-cell office:value-type="float" office:value="-0.0168492281651328" calcext:value-type="float">
            <text:p>-0.016849228165133</text:p>
          </table:table-cell>
          <table:table-cell office:value-type="float" office:value="-0.016849588815712" calcext:value-type="float">
            <text:p>-0.016849588815712</text:p>
          </table:table-cell>
          <table:table-cell office:value-type="float" office:value="-0.0168536707341096" calcext:value-type="float">
            <text:p>-0.01685367073411</text:p>
          </table:table-cell>
          <table:table-cell office:value-type="float" office:value="-0.016867104716652" calcext:value-type="float">
            <text:p>-0.016867104716652</text:p>
          </table:table-cell>
          <table:table-cell office:value-type="float" office:value="-0.0168519159642789" calcext:value-type="float">
            <text:p>-0.016851915964279</text:p>
          </table:table-cell>
          <table:table-cell office:value-type="float" office:value="-0.0168287279963262" calcext:value-type="float">
            <text:p>-0.016828727996326</text:p>
          </table:table-cell>
          <table:table-cell office:value-type="float" office:value="-0.0168373453890628" calcext:value-type="float">
            <text:p>-0.016837345389063</text:p>
          </table:table-cell>
          <table:table-cell office:value-type="float" office:value="-0.0168463673319284" calcext:value-type="float">
            <text:p>-0.016846367331928</text:p>
          </table:table-cell>
          <table:table-cell office:value-type="float" office:value="-0.0168475333971328" calcext:value-type="float">
            <text:p>-0.016847533397133</text:p>
          </table:table-cell>
          <table:table-cell office:value-type="float" office:value="-0.0168553684006833" calcext:value-type="float">
            <text:p>-0.016855368400683</text:p>
          </table:table-cell>
          <table:table-cell office:value-type="float" office:value="-0.0168490640979934" calcext:value-type="float">
            <text:p>-0.016849064097993</text:p>
          </table:table-cell>
          <table:table-cell office:value-type="float" office:value="-0.0168427113888328" calcext:value-type="float">
            <text:p>-0.016842711388833</text:p>
          </table:table-cell>
          <table:table-cell office:value-type="float" office:value="-0.0168436549327967" calcext:value-type="float">
            <text:p>-0.016843654932797</text:p>
          </table:table-cell>
          <table:table-cell office:value-type="float" office:value="-0.0168481346719705" calcext:value-type="float">
            <text:p>-0.016848134671971</text:p>
          </table:table-cell>
          <table:table-cell office:value-type="float" office:value="-0.0168524396526078" calcext:value-type="float">
            <text:p>-0.016852439652608</text:p>
          </table:table-cell>
          <table:table-cell office:value-type="float" office:value="-0.016845652722405" calcext:value-type="float">
            <text:p>-0.016845652722405</text:p>
          </table:table-cell>
          <table:table-cell office:value-type="float" office:value="-0.0168376884688905" calcext:value-type="float">
            <text:p>-0.016837688468891</text:p>
          </table:table-cell>
          <table:table-cell office:value-type="float" office:value="-0.0168499047859786" calcext:value-type="float">
            <text:p>-0.016849904785979</text:p>
          </table:table-cell>
          <table:table-cell office:value-type="float" office:value="-0.0168544289348913" calcext:value-type="float">
            <text:p>-0.016854428934891</text:p>
          </table:table-cell>
          <table:table-cell office:value-type="float" office:value="-0.0168489200001804" calcext:value-type="float">
            <text:p>-0.01684892000018</text:p>
          </table:table-cell>
          <table:table-cell office:value-type="float" office:value="-0.0168358560955519" calcext:value-type="float">
            <text:p>-0.016835856095552</text:p>
          </table:table-cell>
          <table:table-cell office:value-type="float" office:value="-0.016839659562295" calcext:value-type="float">
            <text:p>-0.016839659562295</text:p>
          </table:table-cell>
          <table:table-cell office:value-type="float" office:value="-0.0168533626175534" calcext:value-type="float">
            <text:p>-0.016853362617553</text:p>
          </table:table-cell>
          <table:table-cell office:value-type="float" office:value="-0.0168576116511558" calcext:value-type="float">
            <text:p>-0.016857611651156</text:p>
          </table:table-cell>
          <table:table-cell office:value-type="float" office:value="-0.0168530530190846" calcext:value-type="float">
            <text:p>-0.016853053019085</text:p>
          </table:table-cell>
          <table:table-cell office:value-type="float" office:value="-0.0168542461444071" calcext:value-type="float">
            <text:p>-0.016854246144407</text:p>
          </table:table-cell>
          <table:table-cell office:value-type="float" office:value="-0.0168423532531878" calcext:value-type="float">
            <text:p>-0.016842353253188</text:p>
          </table:table-cell>
          <table:table-cell office:value-type="float" office:value="-0.0168530586339839" calcext:value-type="float">
            <text:p>-0.016853058633984</text:p>
          </table:table-cell>
          <table:table-cell office:value-type="float" office:value="-0.0168482569458063" calcext:value-type="float">
            <text:p>-0.016848256945806</text:p>
          </table:table-cell>
          <table:table-cell office:value-type="float" office:value="-0.0168557821023558" calcext:value-type="float">
            <text:p>-0.016855782102356</text:p>
          </table:table-cell>
          <table:table-cell office:value-type="float" office:value="-0.0168600339391767" calcext:value-type="float">
            <text:p>-0.016860033939177</text:p>
          </table:table-cell>
          <table:table-cell office:value-type="float" office:value="-0.0168457705013268" calcext:value-type="float">
            <text:p>-0.016845770501327</text:p>
          </table:table-cell>
          <table:table-cell office:value-type="float" office:value="-0.0168463643836096" calcext:value-type="float">
            <text:p>-0.01684636438361</text:p>
          </table:table-cell>
          <table:table-cell office:value-type="float" office:value="-0.0168427321623404" calcext:value-type="float">
            <text:p>-0.01684273216234</text:p>
          </table:table-cell>
          <table:table-cell office:value-type="float" office:value="-0.0168433658523607" calcext:value-type="float">
            <text:p>-0.016843365852361</text:p>
          </table:table-cell>
          <table:table-cell office:value-type="float" office:value="-0.0168443804153437" calcext:value-type="float">
            <text:p>-0.016844380415344</text:p>
          </table:table-cell>
          <table:table-cell office:value-type="float" office:value="-0.0168517097865147" calcext:value-type="float">
            <text:p>-0.016851709786515</text:p>
          </table:table-cell>
          <table:table-cell office:value-type="float" office:value="-0.0168570612582155" calcext:value-type="float">
            <text:p>-0.016857061258216</text:p>
          </table:table-cell>
          <table:table-cell office:value-type="float" office:value="-0.0168520475109693" calcext:value-type="float">
            <text:p>-0.016852047510969</text:p>
          </table:table-cell>
          <table:table-cell office:value-type="float" office:value="-0.0168608615948982" calcext:value-type="float">
            <text:p>-0.016860861594898</text:p>
          </table:table-cell>
          <table:table-cell office:value-type="float" office:value="-0.0168481557382089" calcext:value-type="float">
            <text:p>-0.016848155738209</text:p>
          </table:table-cell>
          <table:table-cell office:value-type="float" office:value="-0.0168607689517601" calcext:value-type="float">
            <text:p>-0.01686076895176</text:p>
          </table:table-cell>
          <table:table-cell office:value-type="float" office:value="-0.0168415404719561" calcext:value-type="float">
            <text:p>-0.016841540471956</text:p>
          </table:table-cell>
          <table:table-cell office:value-type="float" office:value="-0.0168575189113341" calcext:value-type="float">
            <text:p>-0.016857518911334</text:p>
          </table:table-cell>
          <table:table-cell office:value-type="float" office:value="-0.0168456978884212" calcext:value-type="float">
            <text:p>-0.016845697888421</text:p>
          </table:table-cell>
          <table:table-cell office:value-type="float" office:value="-0.016852937595458" calcext:value-type="float">
            <text:p>-0.016852937595458</text:p>
          </table:table-cell>
          <table:table-cell office:value-type="float" office:value="-0.0168573067997747" calcext:value-type="float">
            <text:p>-0.016857306799775</text:p>
          </table:table-cell>
          <table:table-cell office:value-type="float" office:value="-0.0168613917971229" calcext:value-type="float">
            <text:p>-0.016861391797123</text:p>
          </table:table-cell>
          <table:table-cell office:value-type="float" office:value="-0.0168491198174114" calcext:value-type="float">
            <text:p>-0.016849119817411</text:p>
          </table:table-cell>
          <table:table-cell office:value-type="float" office:value="-0.0168486124682468" calcext:value-type="float">
            <text:p>-0.016848612468247</text:p>
          </table:table-cell>
          <table:table-cell office:value-type="float" office:value="-0.0168545339695975" calcext:value-type="float">
            <text:p>-0.016854533969598</text:p>
          </table:table-cell>
          <table:table-cell office:value-type="float" office:value="-0.0168413826404276" calcext:value-type="float">
            <text:p>-0.016841382640428</text:p>
          </table:table-cell>
          <table:table-cell office:value-type="float" office:value="-0.0168551868692561" calcext:value-type="float">
            <text:p>-0.016855186869256</text:p>
          </table:table-cell>
          <table:table-cell office:value-type="float" office:value="-0.0168580199902626" calcext:value-type="float">
            <text:p>-0.016858019990263</text:p>
          </table:table-cell>
          <table:table-cell office:value-type="float" office:value="-0.0168552748822328" calcext:value-type="float">
            <text:p>-0.016855274882233</text:p>
          </table:table-cell>
          <table:table-cell table:number-columns-repeated="495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81638692189128" calcext:value-type="float">
            <text:p>0.581638692189128</text:p>
          </table:table-cell>
          <table:table-cell office:value-type="float" office:value="0.581705098541188" calcext:value-type="float">
            <text:p>0.581705098541188</text:p>
          </table:table-cell>
          <table:table-cell office:value-type="float" office:value="0.581575564531842" calcext:value-type="float">
            <text:p>0.581575564531842</text:p>
          </table:table-cell>
          <table:table-cell office:value-type="float" office:value="0.581596339991822" calcext:value-type="float">
            <text:p>0.581596339991822</text:p>
          </table:table-cell>
          <table:table-cell office:value-type="float" office:value="0.581875502273022" calcext:value-type="float">
            <text:p>0.581875502273022</text:p>
          </table:table-cell>
          <table:table-cell office:value-type="float" office:value="0.581542580676769" calcext:value-type="float">
            <text:p>0.581542580676769</text:p>
          </table:table-cell>
          <table:table-cell office:value-type="float" office:value="0.581323792612166" calcext:value-type="float">
            <text:p>0.581323792612166</text:p>
          </table:table-cell>
          <table:table-cell office:value-type="float" office:value="0.581237284233688" calcext:value-type="float">
            <text:p>0.581237284233688</text:p>
          </table:table-cell>
          <table:table-cell office:value-type="float" office:value="0.581914581806021" calcext:value-type="float">
            <text:p>0.581914581806021</text:p>
          </table:table-cell>
          <table:table-cell office:value-type="float" office:value="0.58159297275859" calcext:value-type="float">
            <text:p>0.58159297275859</text:p>
          </table:table-cell>
          <table:table-cell office:value-type="float" office:value="0.581688509443335" calcext:value-type="float">
            <text:p>0.581688509443335</text:p>
          </table:table-cell>
          <table:table-cell office:value-type="float" office:value="0.581823692711308" calcext:value-type="float">
            <text:p>0.581823692711308</text:p>
          </table:table-cell>
          <table:table-cell office:value-type="float" office:value="0.581612782359106" calcext:value-type="float">
            <text:p>0.581612782359106</text:p>
          </table:table-cell>
          <table:table-cell office:value-type="float" office:value="0.582510219868266" calcext:value-type="float">
            <text:p>0.582510219868266</text:p>
          </table:table-cell>
          <table:table-cell office:value-type="float" office:value="0.582019290397448" calcext:value-type="float">
            <text:p>0.582019290397448</text:p>
          </table:table-cell>
          <table:table-cell office:value-type="float" office:value="0.582134951343243" calcext:value-type="float">
            <text:p>0.582134951343243</text:p>
          </table:table-cell>
          <table:table-cell office:value-type="float" office:value="0.582815341022933" calcext:value-type="float">
            <text:p>0.582815341022933</text:p>
          </table:table-cell>
          <table:table-cell office:value-type="float" office:value="0.583111686776465" calcext:value-type="float">
            <text:p>0.583111686776465</text:p>
          </table:table-cell>
          <table:table-cell office:value-type="float" office:value="0.582344373746135" calcext:value-type="float">
            <text:p>0.582344373746135</text:p>
          </table:table-cell>
          <table:table-cell office:value-type="float" office:value="0.58229316477798" calcext:value-type="float">
            <text:p>0.58229316477798</text:p>
          </table:table-cell>
          <table:table-cell office:value-type="float" office:value="0.582490387599152" calcext:value-type="float">
            <text:p>0.582490387599152</text:p>
          </table:table-cell>
          <table:table-cell office:value-type="float" office:value="0.582666384560128" calcext:value-type="float">
            <text:p>0.582666384560128</text:p>
          </table:table-cell>
          <table:table-cell office:value-type="float" office:value="0.582453862292224" calcext:value-type="float">
            <text:p>0.582453862292224</text:p>
          </table:table-cell>
          <table:table-cell office:value-type="float" office:value="0.582322499364607" calcext:value-type="float">
            <text:p>0.582322499364607</text:p>
          </table:table-cell>
          <table:table-cell office:value-type="float" office:value="0.582543982999164" calcext:value-type="float">
            <text:p>0.582543982999164</text:p>
          </table:table-cell>
          <table:table-cell office:value-type="float" office:value="0.581872305351242" calcext:value-type="float">
            <text:p>0.581872305351242</text:p>
          </table:table-cell>
          <table:table-cell office:value-type="float" office:value="0.582021164465093" calcext:value-type="float">
            <text:p>0.582021164465093</text:p>
          </table:table-cell>
          <table:table-cell office:value-type="float" office:value="0.582670917641974" calcext:value-type="float">
            <text:p>0.582670917641974</text:p>
          </table:table-cell>
          <table:table-cell office:value-type="float" office:value="0.582479980494619" calcext:value-type="float">
            <text:p>0.582479980494619</text:p>
          </table:table-cell>
          <table:table-cell office:value-type="float" office:value="0.582161406367469" calcext:value-type="float">
            <text:p>0.582161406367469</text:p>
          </table:table-cell>
          <table:table-cell office:value-type="float" office:value="0.58256178480512" calcext:value-type="float">
            <text:p>0.58256178480512</text:p>
          </table:table-cell>
          <table:table-cell office:value-type="float" office:value="0.582197537980033" calcext:value-type="float">
            <text:p>0.582197537980033</text:p>
          </table:table-cell>
          <table:table-cell office:value-type="float" office:value="0.582527534538265" calcext:value-type="float">
            <text:p>0.582527534538265</text:p>
          </table:table-cell>
          <table:table-cell office:value-type="float" office:value="0.582286910586694" calcext:value-type="float">
            <text:p>0.582286910586694</text:p>
          </table:table-cell>
          <table:table-cell office:value-type="float" office:value="0.58193152350413" calcext:value-type="float">
            <text:p>0.58193152350413</text:p>
          </table:table-cell>
          <table:table-cell office:value-type="float" office:value="0.582038019598401" calcext:value-type="float">
            <text:p>0.582038019598401</text:p>
          </table:table-cell>
          <table:table-cell office:value-type="float" office:value="0.58229350097568" calcext:value-type="float">
            <text:p>0.58229350097568</text:p>
          </table:table-cell>
          <table:table-cell office:value-type="float" office:value="0.581855405836063" calcext:value-type="float">
            <text:p>0.581855405836063</text:p>
          </table:table-cell>
          <table:table-cell office:value-type="float" office:value="0.582818902348906" calcext:value-type="float">
            <text:p>0.582818902348906</text:p>
          </table:table-cell>
          <table:table-cell office:value-type="float" office:value="0.582278855436567" calcext:value-type="float">
            <text:p>0.582278855436567</text:p>
          </table:table-cell>
          <table:table-cell office:value-type="float" office:value="0.582815252189666" calcext:value-type="float">
            <text:p>0.582815252189666</text:p>
          </table:table-cell>
          <table:table-cell office:value-type="float" office:value="0.582530268887054" calcext:value-type="float">
            <text:p>0.582530268887054</text:p>
          </table:table-cell>
          <table:table-cell office:value-type="float" office:value="0.582674164851926" calcext:value-type="float">
            <text:p>0.582674164851926</text:p>
          </table:table-cell>
          <table:table-cell office:value-type="float" office:value="0.582228571738291" calcext:value-type="float">
            <text:p>0.582228571738291</text:p>
          </table:table-cell>
          <table:table-cell office:value-type="float" office:value="0.582532264551942" calcext:value-type="float">
            <text:p>0.582532264551942</text:p>
          </table:table-cell>
          <table:table-cell office:value-type="float" office:value="0.582026449541941" calcext:value-type="float">
            <text:p>0.582026449541941</text:p>
          </table:table-cell>
          <table:table-cell office:value-type="float" office:value="0.582374521360172" calcext:value-type="float">
            <text:p>0.582374521360172</text:p>
          </table:table-cell>
          <table:table-cell office:value-type="float" office:value="0.581807505809138" calcext:value-type="float">
            <text:p>0.581807505809138</text:p>
          </table:table-cell>
          <table:table-cell office:value-type="float" office:value="0.582293088788685" calcext:value-type="float">
            <text:p>0.582293088788685</text:p>
          </table:table-cell>
          <table:table-cell office:value-type="float" office:value="0.582092375611826" calcext:value-type="float">
            <text:p>0.582092375611826</text:p>
          </table:table-cell>
          <table:table-cell office:value-type="float" office:value="0.58145843827489" calcext:value-type="float">
            <text:p>0.58145843827489</text:p>
          </table:table-cell>
          <table:table-cell office:value-type="float" office:value="0.582609015668602" calcext:value-type="float">
            <text:p>0.582609015668602</text:p>
          </table:table-cell>
          <table:table-cell office:value-type="float" office:value="0.583037816101775" calcext:value-type="float">
            <text:p>0.583037816101775</text:p>
          </table:table-cell>
          <table:table-cell office:value-type="float" office:value="0.582380980836964" calcext:value-type="float">
            <text:p>0.582380980836964</text:p>
          </table:table-cell>
          <table:table-cell office:value-type="float" office:value="0.582777707522387" calcext:value-type="float">
            <text:p>0.582777707522387</text:p>
          </table:table-cell>
          <table:table-cell office:value-type="float" office:value="0.582281069506107" calcext:value-type="float">
            <text:p>0.582281069506107</text:p>
          </table:table-cell>
          <table:table-cell office:value-type="float" office:value="0.582544233113606" calcext:value-type="float">
            <text:p>0.582544233113606</text:p>
          </table:table-cell>
          <table:table-cell office:value-type="float" office:value="0.582365915748871" calcext:value-type="float">
            <text:p>0.582365915748871</text:p>
          </table:table-cell>
          <table:table-cell office:value-type="float" office:value="0.582548242561599" calcext:value-type="float">
            <text:p>0.582548242561599</text:p>
          </table:table-cell>
          <table:table-cell office:value-type="float" office:value="0.581796935592012" calcext:value-type="float">
            <text:p>0.581796935592012</text:p>
          </table:table-cell>
          <table:table-cell office:value-type="float" office:value="0.5827959395904" calcext:value-type="float">
            <text:p>0.5827959395904</text:p>
          </table:table-cell>
          <table:table-cell office:value-type="float" office:value="0.585313916269177" calcext:value-type="float">
            <text:p>0.585313916269177</text:p>
          </table:table-cell>
          <table:table-cell office:value-type="float" office:value="0.588912210046171" calcext:value-type="float">
            <text:p>0.588912210046171</text:p>
          </table:table-cell>
          <table:table-cell office:value-type="float" office:value="0.591908680540373" calcext:value-type="float">
            <text:p>0.591908680540373</text:p>
          </table:table-cell>
          <table:table-cell office:value-type="float" office:value="0.598317917182631" calcext:value-type="float">
            <text:p>0.598317917182631</text:p>
          </table:table-cell>
          <table:table-cell office:value-type="float" office:value="0.608394033420682" calcext:value-type="float">
            <text:p>0.608394033420682</text:p>
          </table:table-cell>
          <table:table-cell office:value-type="float" office:value="0.603403472005858" calcext:value-type="float">
            <text:p>0.603403472005858</text:p>
          </table:table-cell>
          <table:table-cell office:value-type="float" office:value="0.595525539930329" calcext:value-type="float">
            <text:p>0.595525539930329</text:p>
          </table:table-cell>
          <table:table-cell office:value-type="float" office:value="0.601539153453851" calcext:value-type="float">
            <text:p>0.601539153453851</text:p>
          </table:table-cell>
          <table:table-cell office:value-type="float" office:value="0.594302778773784" calcext:value-type="float">
            <text:p>0.594302778773784</text:p>
          </table:table-cell>
          <table:table-cell office:value-type="float" office:value="0.59687516624783" calcext:value-type="float">
            <text:p>0.59687516624783</text:p>
          </table:table-cell>
          <table:table-cell office:value-type="float" office:value="0.58281976530718" calcext:value-type="float">
            <text:p>0.58281976530718</text:p>
          </table:table-cell>
          <table:table-cell office:value-type="float" office:value="0.58470060528532" calcext:value-type="float">
            <text:p>0.58470060528532</text:p>
          </table:table-cell>
          <table:table-cell office:value-type="float" office:value="0.584426687673509" calcext:value-type="float">
            <text:p>0.584426687673509</text:p>
          </table:table-cell>
          <table:table-cell office:value-type="float" office:value="0.595848465137855" calcext:value-type="float">
            <text:p>0.595848465137855</text:p>
          </table:table-cell>
          <table:table-cell office:value-type="float" office:value="0.602590341772639" calcext:value-type="float">
            <text:p>0.602590341772639</text:p>
          </table:table-cell>
          <table:table-cell office:value-type="float" office:value="0.605624889269912" calcext:value-type="float">
            <text:p>0.605624889269912</text:p>
          </table:table-cell>
          <table:table-cell office:value-type="float" office:value="0.620629060019968" calcext:value-type="float">
            <text:p>0.620629060019968</text:p>
          </table:table-cell>
          <table:table-cell office:value-type="float" office:value="0.61136401964814" calcext:value-type="float">
            <text:p>0.61136401964814</text:p>
          </table:table-cell>
          <table:table-cell office:value-type="float" office:value="0.629250440285324" calcext:value-type="float">
            <text:p>0.629250440285324</text:p>
          </table:table-cell>
          <table:table-cell office:value-type="float" office:value="0.639444304290541" calcext:value-type="float">
            <text:p>0.639444304290541</text:p>
          </table:table-cell>
          <table:table-cell office:value-type="float" office:value="0.616249304948528" calcext:value-type="float">
            <text:p>0.616249304948528</text:p>
          </table:table-cell>
          <table:table-cell office:value-type="float" office:value="0.611670312418163" calcext:value-type="float">
            <text:p>0.611670312418163</text:p>
          </table:table-cell>
          <table:table-cell office:value-type="float" office:value="0.603899993844388" calcext:value-type="float">
            <text:p>0.603899993844388</text:p>
          </table:table-cell>
          <table:table-cell office:value-type="float" office:value="0.583060164406618" calcext:value-type="float">
            <text:p>0.583060164406618</text:p>
          </table:table-cell>
          <table:table-cell office:value-type="float" office:value="0.578622947974711" calcext:value-type="float">
            <text:p>0.578622947974711</text:p>
          </table:table-cell>
          <table:table-cell office:value-type="float" office:value="0.549276219339234" calcext:value-type="float">
            <text:p>0.549276219339234</text:p>
          </table:table-cell>
          <table:table-cell office:value-type="float" office:value="0.544276797604212" calcext:value-type="float">
            <text:p>0.544276797604212</text:p>
          </table:table-cell>
          <table:table-cell office:value-type="float" office:value="0.535305304366393" calcext:value-type="float">
            <text:p>0.535305304366393</text:p>
          </table:table-cell>
          <table:table-cell office:value-type="float" office:value="0.519900281993367" calcext:value-type="float">
            <text:p>0.519900281993367</text:p>
          </table:table-cell>
          <table:table-cell office:value-type="float" office:value="0.502420750602962" calcext:value-type="float">
            <text:p>0.502420750602962</text:p>
          </table:table-cell>
          <table:table-cell office:value-type="float" office:value="0.510958018777271" calcext:value-type="float">
            <text:p>0.510958018777271</text:p>
          </table:table-cell>
          <table:table-cell office:value-type="float" office:value="0.519630871392103" calcext:value-type="float">
            <text:p>0.519630871392103</text:p>
          </table:table-cell>
          <table:table-cell office:value-type="float" office:value="0.50191492651329" calcext:value-type="float">
            <text:p>0.50191492651329</text:p>
          </table:table-cell>
          <table:table-cell office:value-type="float" office:value="0.492725466770765" calcext:value-type="float">
            <text:p>0.492725466770765</text:p>
          </table:table-cell>
          <table:table-cell office:value-type="float" office:value="0.491504653617955" calcext:value-type="float">
            <text:p>0.491504653617955</text:p>
          </table:table-cell>
          <table:table-cell office:value-type="float" office:value="0.487049734268441" calcext:value-type="float">
            <text:p>0.487049734268441</text:p>
          </table:table-cell>
          <table:table-cell office:value-type="float" office:value="0.482432904815067" calcext:value-type="float">
            <text:p>0.482432904815067</text:p>
          </table:table-cell>
          <table:table-cell office:value-type="float" office:value="0.479703363337528" calcext:value-type="float">
            <text:p>0.479703363337528</text:p>
          </table:table-cell>
          <table:table-cell office:value-type="float" office:value="0.49622869909909" calcext:value-type="float">
            <text:p>0.49622869909909</text:p>
          </table:table-cell>
          <table:table-cell office:value-type="float" office:value="0.497877102965381" calcext:value-type="float">
            <text:p>0.497877102965381</text:p>
          </table:table-cell>
          <table:table-cell office:value-type="float" office:value="0.50674649683589" calcext:value-type="float">
            <text:p>0.50674649683589</text:p>
          </table:table-cell>
          <table:table-cell office:value-type="float" office:value="0.501967484699718" calcext:value-type="float">
            <text:p>0.501967484699718</text:p>
          </table:table-cell>
          <table:table-cell office:value-type="float" office:value="0.494514835983637" calcext:value-type="float">
            <text:p>0.494514835983637</text:p>
          </table:table-cell>
          <table:table-cell office:value-type="float" office:value="0.477675757398873" calcext:value-type="float">
            <text:p>0.477675757398873</text:p>
          </table:table-cell>
          <table:table-cell office:value-type="float" office:value="0.472015471011882" calcext:value-type="float">
            <text:p>0.472015471011882</text:p>
          </table:table-cell>
          <table:table-cell office:value-type="float" office:value="0.487742609877381" calcext:value-type="float">
            <text:p>0.487742609877381</text:p>
          </table:table-cell>
          <table:table-cell office:value-type="float" office:value="0.487437861345487" calcext:value-type="float">
            <text:p>0.487437861345487</text:p>
          </table:table-cell>
          <table:table-cell office:value-type="float" office:value="0.489493244154303" calcext:value-type="float">
            <text:p>0.489493244154303</text:p>
          </table:table-cell>
          <table:table-cell office:value-type="float" office:value="0.488444982007094" calcext:value-type="float">
            <text:p>0.488444982007094</text:p>
          </table:table-cell>
          <table:table-cell office:value-type="float" office:value="0.485286275489763" calcext:value-type="float">
            <text:p>0.485286275489763</text:p>
          </table:table-cell>
          <table:table-cell office:value-type="float" office:value="0.493675981478336" calcext:value-type="float">
            <text:p>0.493675981478336</text:p>
          </table:table-cell>
          <table:table-cell office:value-type="float" office:value="0.487739060676004" calcext:value-type="float">
            <text:p>0.487739060676004</text:p>
          </table:table-cell>
          <table:table-cell office:value-type="float" office:value="0.470782323094126" calcext:value-type="float">
            <text:p>0.470782323094126</text:p>
          </table:table-cell>
          <table:table-cell office:value-type="float" office:value="0.473121930775754" calcext:value-type="float">
            <text:p>0.473121930775754</text:p>
          </table:table-cell>
          <table:table-cell office:value-type="float" office:value="0.481665721203856" calcext:value-type="float">
            <text:p>0.481665721203856</text:p>
          </table:table-cell>
          <table:table-cell office:value-type="float" office:value="0.484552696598417" calcext:value-type="float">
            <text:p>0.484552696598417</text:p>
          </table:table-cell>
          <table:table-cell office:value-type="float" office:value="0.482527684747944" calcext:value-type="float">
            <text:p>0.482527684747944</text:p>
          </table:table-cell>
          <table:table-cell office:value-type="float" office:value="0.483573486335977" calcext:value-type="float">
            <text:p>0.483573486335977</text:p>
          </table:table-cell>
          <table:table-cell office:value-type="float" office:value="0.474237141631818" calcext:value-type="float">
            <text:p>0.474237141631818</text:p>
          </table:table-cell>
          <table:table-cell office:value-type="float" office:value="0.488765504635107" calcext:value-type="float">
            <text:p>0.488765504635107</text:p>
          </table:table-cell>
          <table:table-cell office:value-type="float" office:value="0.484127573753231" calcext:value-type="float">
            <text:p>0.484127573753231</text:p>
          </table:table-cell>
          <table:table-cell office:value-type="float" office:value="0.469000611474979" calcext:value-type="float">
            <text:p>0.469000611474979</text:p>
          </table:table-cell>
          <table:table-cell office:value-type="float" office:value="0.457702245375802" calcext:value-type="float">
            <text:p>0.457702245375802</text:p>
          </table:table-cell>
          <table:table-cell office:value-type="float" office:value="0.469021320840583" calcext:value-type="float">
            <text:p>0.469021320840583</text:p>
          </table:table-cell>
          <table:table-cell office:value-type="float" office:value="0.471681141510299" calcext:value-type="float">
            <text:p>0.471681141510299</text:p>
          </table:table-cell>
          <table:table-cell office:value-type="float" office:value="0.468490289671993" calcext:value-type="float">
            <text:p>0.468490289671993</text:p>
          </table:table-cell>
          <table:table-cell office:value-type="float" office:value="0.481324593983399" calcext:value-type="float">
            <text:p>0.481324593983399</text:p>
          </table:table-cell>
          <table:table-cell office:value-type="float" office:value="0.476137415657474" calcext:value-type="float">
            <text:p>0.476137415657474</text:p>
          </table:table-cell>
          <table:table-cell office:value-type="float" office:value="0.461621677966671" calcext:value-type="float">
            <text:p>0.461621677966671</text:p>
          </table:table-cell>
          <table:table-cell office:value-type="float" office:value="0.478968395464465" calcext:value-type="float">
            <text:p>0.478968395464465</text:p>
          </table:table-cell>
          <table:table-cell office:value-type="float" office:value="0.476019519725364" calcext:value-type="float">
            <text:p>0.476019519725364</text:p>
          </table:table-cell>
          <table:table-cell office:value-type="float" office:value="0.48512127359244" calcext:value-type="float">
            <text:p>0.48512127359244</text:p>
          </table:table-cell>
          <table:table-cell office:value-type="float" office:value="0.483105754667692" calcext:value-type="float">
            <text:p>0.483105754667692</text:p>
          </table:table-cell>
          <table:table-cell office:value-type="float" office:value="0.476051176983165" calcext:value-type="float">
            <text:p>0.476051176983165</text:p>
          </table:table-cell>
          <table:table-cell office:value-type="float" office:value="0.471998844988072" calcext:value-type="float">
            <text:p>0.471998844988072</text:p>
          </table:table-cell>
          <table:table-cell office:value-type="float" office:value="0.495131956941564" calcext:value-type="float">
            <text:p>0.495131956941564</text:p>
          </table:table-cell>
          <table:table-cell office:value-type="float" office:value="0.479023542868434" calcext:value-type="float">
            <text:p>0.479023542868434</text:p>
          </table:table-cell>
          <table:table-cell office:value-type="float" office:value="0.481378086067126" calcext:value-type="float">
            <text:p>0.481378086067126</text:p>
          </table:table-cell>
          <table:table-cell office:value-type="float" office:value="0.479561569214702" calcext:value-type="float">
            <text:p>0.479561569214702</text:p>
          </table:table-cell>
          <table:table-cell office:value-type="float" office:value="0.480614350644724" calcext:value-type="float">
            <text:p>0.480614350644724</text:p>
          </table:table-cell>
          <table:table-cell office:value-type="float" office:value="0.487484292026493" calcext:value-type="float">
            <text:p>0.487484292026493</text:p>
          </table:table-cell>
          <table:table-cell office:value-type="float" office:value="0.482960722040597" calcext:value-type="float">
            <text:p>0.482960722040597</text:p>
          </table:table-cell>
          <table:table-cell office:value-type="float" office:value="0.481770007000243" calcext:value-type="float">
            <text:p>0.481770007000243</text:p>
          </table:table-cell>
          <table:table-cell office:value-type="float" office:value="0.464387597718689" calcext:value-type="float">
            <text:p>0.464387597718689</text:p>
          </table:table-cell>
          <table:table-cell office:value-type="float" office:value="0.468192945985507" calcext:value-type="float">
            <text:p>0.468192945985507</text:p>
          </table:table-cell>
          <table:table-cell office:value-type="float" office:value="0.476939668490823" calcext:value-type="float">
            <text:p>0.476939668490823</text:p>
          </table:table-cell>
          <table:table-cell office:value-type="float" office:value="0.477377069703729" calcext:value-type="float">
            <text:p>0.477377069703729</text:p>
          </table:table-cell>
          <table:table-cell office:value-type="float" office:value="0.491479996255567" calcext:value-type="float">
            <text:p>0.491479996255567</text:p>
          </table:table-cell>
          <table:table-cell office:value-type="float" office:value="0.479989013211168" calcext:value-type="float">
            <text:p>0.479989013211168</text:p>
          </table:table-cell>
          <table:table-cell office:value-type="float" office:value="0.490630169748434" calcext:value-type="float">
            <text:p>0.490630169748434</text:p>
          </table:table-cell>
          <table:table-cell office:value-type="float" office:value="0.478857033885821" calcext:value-type="float">
            <text:p>0.478857033885821</text:p>
          </table:table-cell>
          <table:table-cell office:value-type="float" office:value="0.473462711943991" calcext:value-type="float">
            <text:p>0.473462711943991</text:p>
          </table:table-cell>
          <table:table-cell office:value-type="float" office:value="0.466310644832025" calcext:value-type="float">
            <text:p>0.466310644832025</text:p>
          </table:table-cell>
          <table:table-cell office:value-type="float" office:value="0.486255890471651" calcext:value-type="float">
            <text:p>0.486255890471651</text:p>
          </table:table-cell>
          <table:table-cell office:value-type="float" office:value="0.478783339899388" calcext:value-type="float">
            <text:p>0.478783339899388</text:p>
          </table:table-cell>
          <table:table-cell office:value-type="float" office:value="0.491784451321941" calcext:value-type="float">
            <text:p>0.491784451321941</text:p>
          </table:table-cell>
          <table:table-cell office:value-type="float" office:value="0.48823213068578" calcext:value-type="float">
            <text:p>0.48823213068578</text:p>
          </table:table-cell>
          <table:table-cell office:value-type="float" office:value="0.486852278684972" calcext:value-type="float">
            <text:p>0.486852278684972</text:p>
          </table:table-cell>
          <table:table-cell office:value-type="float" office:value="0.483180153215574" calcext:value-type="float">
            <text:p>0.483180153215574</text:p>
          </table:table-cell>
          <table:table-cell office:value-type="float" office:value="0.478406037446806" calcext:value-type="float">
            <text:p>0.478406037446806</text:p>
          </table:table-cell>
          <table:table-cell office:value-type="float" office:value="0.487454149954384" calcext:value-type="float">
            <text:p>0.487454149954384</text:p>
          </table:table-cell>
          <table:table-cell office:value-type="float" office:value="0.492223190060017" calcext:value-type="float">
            <text:p>0.492223190060017</text:p>
          </table:table-cell>
          <table:table-cell office:value-type="float" office:value="0.501602909752351" calcext:value-type="float">
            <text:p>0.501602909752351</text:p>
          </table:table-cell>
          <table:table-cell office:value-type="float" office:value="0.489608902411741" calcext:value-type="float">
            <text:p>0.489608902411741</text:p>
          </table:table-cell>
          <table:table-cell office:value-type="float" office:value="0.486464503692369" calcext:value-type="float">
            <text:p>0.486464503692369</text:p>
          </table:table-cell>
          <table:table-cell office:value-type="float" office:value="0.467891472653572" calcext:value-type="float">
            <text:p>0.467891472653572</text:p>
          </table:table-cell>
          <table:table-cell office:value-type="float" office:value="0.46465615259443" calcext:value-type="float">
            <text:p>0.46465615259443</text:p>
          </table:table-cell>
          <table:table-cell office:value-type="float" office:value="0.470494974476794" calcext:value-type="float">
            <text:p>0.470494974476794</text:p>
          </table:table-cell>
          <table:table-cell office:value-type="float" office:value="0.484515825892166" calcext:value-type="float">
            <text:p>0.484515825892166</text:p>
          </table:table-cell>
          <table:table-cell office:value-type="float" office:value="0.48646952348442" calcext:value-type="float">
            <text:p>0.48646952348442</text:p>
          </table:table-cell>
          <table:table-cell office:value-type="float" office:value="0.484256179802489" calcext:value-type="float">
            <text:p>0.484256179802489</text:p>
          </table:table-cell>
          <table:table-cell office:value-type="float" office:value="0.488102845046583" calcext:value-type="float">
            <text:p>0.488102845046583</text:p>
          </table:table-cell>
          <table:table-cell office:value-type="float" office:value="0.485506311830562" calcext:value-type="float">
            <text:p>0.485506311830562</text:p>
          </table:table-cell>
          <table:table-cell office:value-type="float" office:value="0.477031488909524" calcext:value-type="float">
            <text:p>0.477031488909524</text:p>
          </table:table-cell>
          <table:table-cell office:value-type="float" office:value="0.487346546511323" calcext:value-type="float">
            <text:p>0.487346546511323</text:p>
          </table:table-cell>
          <table:table-cell office:value-type="float" office:value="0.483303190933677" calcext:value-type="float">
            <text:p>0.483303190933677</text:p>
          </table:table-cell>
          <table:table-cell office:value-type="float" office:value="0.477014726388171" calcext:value-type="float">
            <text:p>0.477014726388171</text:p>
          </table:table-cell>
          <table:table-cell office:value-type="float" office:value="0.455944713097198" calcext:value-type="float">
            <text:p>0.455944713097198</text:p>
          </table:table-cell>
          <table:table-cell office:value-type="float" office:value="0.479765611235004" calcext:value-type="float">
            <text:p>0.479765611235004</text:p>
          </table:table-cell>
          <table:table-cell office:value-type="float" office:value="0.469766710136983" calcext:value-type="float">
            <text:p>0.469766710136983</text:p>
          </table:table-cell>
          <table:table-cell office:value-type="float" office:value="0.461927064774647" calcext:value-type="float">
            <text:p>0.461927064774647</text:p>
          </table:table-cell>
          <table:table-cell office:value-type="float" office:value="0.461102142314163" calcext:value-type="float">
            <text:p>0.461102142314163</text:p>
          </table:table-cell>
          <table:table-cell office:value-type="float" office:value="0.474221684961879" calcext:value-type="float">
            <text:p>0.474221684961879</text:p>
          </table:table-cell>
          <table:table-cell office:value-type="float" office:value="0.47409091460548" calcext:value-type="float">
            <text:p>0.47409091460548</text:p>
          </table:table-cell>
          <table:table-cell office:value-type="float" office:value="0.477649756111896" calcext:value-type="float">
            <text:p>0.477649756111896</text:p>
          </table:table-cell>
          <table:table-cell office:value-type="float" office:value="0.46954086763455" calcext:value-type="float">
            <text:p>0.46954086763455</text:p>
          </table:table-cell>
          <table:table-cell office:value-type="float" office:value="0.467613326829113" calcext:value-type="float">
            <text:p>0.467613326829113</text:p>
          </table:table-cell>
          <table:table-cell office:value-type="float" office:value="0.477139075628171" calcext:value-type="float">
            <text:p>0.477139075628171</text:p>
          </table:table-cell>
          <table:table-cell office:value-type="float" office:value="0.489748869968951" calcext:value-type="float">
            <text:p>0.489748869968951</text:p>
          </table:table-cell>
          <table:table-cell office:value-type="float" office:value="0.482733686727362" calcext:value-type="float">
            <text:p>0.482733686727362</text:p>
          </table:table-cell>
          <table:table-cell office:value-type="float" office:value="0.482295542704756" calcext:value-type="float">
            <text:p>0.482295542704756</text:p>
          </table:table-cell>
          <table:table-cell office:value-type="float" office:value="0.4906657434522" calcext:value-type="float">
            <text:p>0.4906657434522</text:p>
          </table:table-cell>
          <table:table-cell office:value-type="float" office:value="0.466645939671871" calcext:value-type="float">
            <text:p>0.466645939671871</text:p>
          </table:table-cell>
          <table:table-cell office:value-type="float" office:value="0.477913541934044" calcext:value-type="float">
            <text:p>0.477913541934044</text:p>
          </table:table-cell>
          <table:table-cell office:value-type="float" office:value="0.498318365054229" calcext:value-type="float">
            <text:p>0.498318365054229</text:p>
          </table:table-cell>
          <table:table-cell office:value-type="float" office:value="0.483026780522399" calcext:value-type="float">
            <text:p>0.483026780522399</text:p>
          </table:table-cell>
          <table:table-cell office:value-type="float" office:value="0.499158823487333" calcext:value-type="float">
            <text:p>0.499158823487333</text:p>
          </table:table-cell>
          <table:table-cell office:value-type="float" office:value="0.472472356424858" calcext:value-type="float">
            <text:p>0.472472356424858</text:p>
          </table:table-cell>
          <table:table-cell office:value-type="float" office:value="0.478529061864403" calcext:value-type="float">
            <text:p>0.478529061864403</text:p>
          </table:table-cell>
          <table:table-cell office:value-type="float" office:value="0.48252323667832" calcext:value-type="float">
            <text:p>0.48252323667832</text:p>
          </table:table-cell>
          <table:table-cell office:value-type="float" office:value="0.49439844009389" calcext:value-type="float">
            <text:p>0.49439844009389</text:p>
          </table:table-cell>
          <table:table-cell office:value-type="float" office:value="0.497677090436113" calcext:value-type="float">
            <text:p>0.497677090436113</text:p>
          </table:table-cell>
          <table:table-cell office:value-type="float" office:value="0.501401774962489" calcext:value-type="float">
            <text:p>0.501401774962489</text:p>
          </table:table-cell>
          <table:table-cell office:value-type="float" office:value="0.475890259692329" calcext:value-type="float">
            <text:p>0.475890259692329</text:p>
          </table:table-cell>
          <table:table-cell office:value-type="float" office:value="0.482129475073567" calcext:value-type="float">
            <text:p>0.482129475073567</text:p>
          </table:table-cell>
          <table:table-cell office:value-type="float" office:value="0.475388606826288" calcext:value-type="float">
            <text:p>0.475388606826288</text:p>
          </table:table-cell>
          <table:table-cell office:value-type="float" office:value="0.48700409137652" calcext:value-type="float">
            <text:p>0.48700409137652</text:p>
          </table:table-cell>
          <table:table-cell office:value-type="float" office:value="0.466132613709292" calcext:value-type="float">
            <text:p>0.466132613709292</text:p>
          </table:table-cell>
          <table:table-cell office:value-type="float" office:value="0.478205199249782" calcext:value-type="float">
            <text:p>0.478205199249782</text:p>
          </table:table-cell>
          <table:table-cell office:value-type="float" office:value="0.483975817909528" calcext:value-type="float">
            <text:p>0.483975817909528</text:p>
          </table:table-cell>
          <table:table-cell office:value-type="float" office:value="0.47972096383496" calcext:value-type="float">
            <text:p>0.47972096383496</text:p>
          </table:table-cell>
          <table:table-cell office:value-type="float" office:value="0.472578754870915" calcext:value-type="float">
            <text:p>0.472578754870915</text:p>
          </table:table-cell>
          <table:table-cell office:value-type="float" office:value="0.469781291835628" calcext:value-type="float">
            <text:p>0.469781291835628</text:p>
          </table:table-cell>
          <table:table-cell office:value-type="float" office:value="0.473774940819464" calcext:value-type="float">
            <text:p>0.473774940819464</text:p>
          </table:table-cell>
          <table:table-cell office:value-type="float" office:value="0.493684261842346" calcext:value-type="float">
            <text:p>0.493684261842346</text:p>
          </table:table-cell>
          <table:table-cell office:value-type="float" office:value="0.490791978792645" calcext:value-type="float">
            <text:p>0.490791978792645</text:p>
          </table:table-cell>
          <table:table-cell office:value-type="float" office:value="0.490720686480098" calcext:value-type="float">
            <text:p>0.490720686480098</text:p>
          </table:table-cell>
          <table:table-cell office:value-type="float" office:value="0.481043438975767" calcext:value-type="float">
            <text:p>0.481043438975767</text:p>
          </table:table-cell>
          <table:table-cell office:value-type="float" office:value="0.502829195593288" calcext:value-type="float">
            <text:p>0.502829195593288</text:p>
          </table:table-cell>
          <table:table-cell office:value-type="float" office:value="0.494481876574733" calcext:value-type="float">
            <text:p>0.494481876574733</text:p>
          </table:table-cell>
          <table:table-cell office:value-type="float" office:value="0.468718579251441" calcext:value-type="float">
            <text:p>0.468718579251441</text:p>
          </table:table-cell>
          <table:table-cell office:value-type="float" office:value="0.469840934614646" calcext:value-type="float">
            <text:p>0.469840934614646</text:p>
          </table:table-cell>
          <table:table-cell office:value-type="float" office:value="0.487745109207223" calcext:value-type="float">
            <text:p>0.487745109207223</text:p>
          </table:table-cell>
          <table:table-cell office:value-type="float" office:value="0.489084020332287" calcext:value-type="float">
            <text:p>0.489084020332287</text:p>
          </table:table-cell>
          <table:table-cell office:value-type="float" office:value="0.475334680314065" calcext:value-type="float">
            <text:p>0.475334680314065</text:p>
          </table:table-cell>
          <table:table-cell office:value-type="float" office:value="0.48617780102984" calcext:value-type="float">
            <text:p>0.48617780102984</text:p>
          </table:table-cell>
          <table:table-cell office:value-type="float" office:value="0.479195458781535" calcext:value-type="float">
            <text:p>0.479195458781535</text:p>
          </table:table-cell>
          <table:table-cell office:value-type="float" office:value="0.474757916278529" calcext:value-type="float">
            <text:p>0.474757916278529</text:p>
          </table:table-cell>
          <table:table-cell office:value-type="float" office:value="0.497579017297647" calcext:value-type="float">
            <text:p>0.497579017297647</text:p>
          </table:table-cell>
          <table:table-cell office:value-type="float" office:value="0.504089888000646" calcext:value-type="float">
            <text:p>0.504089888000646</text:p>
          </table:table-cell>
          <table:table-cell office:value-type="float" office:value="0.489779331147175" calcext:value-type="float">
            <text:p>0.489779331147175</text:p>
          </table:table-cell>
          <table:table-cell office:value-type="float" office:value="0.479405515082245" calcext:value-type="float">
            <text:p>0.479405515082245</text:p>
          </table:table-cell>
          <table:table-cell office:value-type="float" office:value="0.499124821289157" calcext:value-type="float">
            <text:p>0.499124821289157</text:p>
          </table:table-cell>
          <table:table-cell office:value-type="float" office:value="0.498149891016118" calcext:value-type="float">
            <text:p>0.498149891016118</text:p>
          </table:table-cell>
          <table:table-cell office:value-type="float" office:value="0.48784666066821" calcext:value-type="float">
            <text:p>0.48784666066821</text:p>
          </table:table-cell>
          <table:table-cell office:value-type="float" office:value="0.492892406687612" calcext:value-type="float">
            <text:p>0.492892406687612</text:p>
          </table:table-cell>
          <table:table-cell office:value-type="float" office:value="0.505797153881655" calcext:value-type="float">
            <text:p>0.505797153881655</text:p>
          </table:table-cell>
          <table:table-cell office:value-type="float" office:value="0.483393890776735" calcext:value-type="float">
            <text:p>0.483393890776735</text:p>
          </table:table-cell>
          <table:table-cell office:value-type="float" office:value="0.475002608466473" calcext:value-type="float">
            <text:p>0.475002608466473</text:p>
          </table:table-cell>
          <table:table-cell office:value-type="float" office:value="0.475410659154169" calcext:value-type="float">
            <text:p>0.475410659154169</text:p>
          </table:table-cell>
          <table:table-cell office:value-type="float" office:value="0.484821873668784" calcext:value-type="float">
            <text:p>0.484821873668784</text:p>
          </table:table-cell>
          <table:table-cell office:value-type="float" office:value="0.499143579844902" calcext:value-type="float">
            <text:p>0.499143579844902</text:p>
          </table:table-cell>
          <table:table-cell office:value-type="float" office:value="0.49330117386033" calcext:value-type="float">
            <text:p>0.49330117386033</text:p>
          </table:table-cell>
          <table:table-cell office:value-type="float" office:value="0.497816591557692" calcext:value-type="float">
            <text:p>0.497816591557692</text:p>
          </table:table-cell>
          <table:table-cell office:value-type="float" office:value="0.490768401099012" calcext:value-type="float">
            <text:p>0.490768401099012</text:p>
          </table:table-cell>
          <table:table-cell office:value-type="float" office:value="0.475610834308892" calcext:value-type="float">
            <text:p>0.475610834308892</text:p>
          </table:table-cell>
          <table:table-cell office:value-type="float" office:value="0.478099237105886" calcext:value-type="float">
            <text:p>0.478099237105886</text:p>
          </table:table-cell>
          <table:table-cell office:value-type="float" office:value="0.481488185567067" calcext:value-type="float">
            <text:p>0.481488185567067</text:p>
          </table:table-cell>
          <table:table-cell office:value-type="float" office:value="0.490674275172727" calcext:value-type="float">
            <text:p>0.490674275172727</text:p>
          </table:table-cell>
          <table:table-cell office:value-type="float" office:value="0.468791949955213" calcext:value-type="float">
            <text:p>0.468791949955213</text:p>
          </table:table-cell>
          <table:table-cell office:value-type="float" office:value="0.476310135260625" calcext:value-type="float">
            <text:p>0.476310135260625</text:p>
          </table:table-cell>
          <table:table-cell office:value-type="float" office:value="0.486115118510409" calcext:value-type="float">
            <text:p>0.486115118510409</text:p>
          </table:table-cell>
          <table:table-cell office:value-type="float" office:value="0.488897990194156" calcext:value-type="float">
            <text:p>0.488897990194156</text:p>
          </table:table-cell>
          <table:table-cell office:value-type="float" office:value="0.50225099281146" calcext:value-type="float">
            <text:p>0.50225099281146</text:p>
          </table:table-cell>
          <table:table-cell office:value-type="float" office:value="0.495465523749882" calcext:value-type="float">
            <text:p>0.495465523749882</text:p>
          </table:table-cell>
          <table:table-cell office:value-type="float" office:value="0.487600497577449" calcext:value-type="float">
            <text:p>0.487600497577449</text:p>
          </table:table-cell>
          <table:table-cell office:value-type="float" office:value="0.495928897079226" calcext:value-type="float">
            <text:p>0.495928897079226</text:p>
          </table:table-cell>
          <table:table-cell office:value-type="float" office:value="0.481022662714808" calcext:value-type="float">
            <text:p>0.481022662714808</text:p>
          </table:table-cell>
          <table:table-cell office:value-type="float" office:value="0.48383205373011" calcext:value-type="float">
            <text:p>0.48383205373011</text:p>
          </table:table-cell>
          <table:table-cell office:value-type="float" office:value="0.454648118825731" calcext:value-type="float">
            <text:p>0.454648118825731</text:p>
          </table:table-cell>
          <table:table-cell office:value-type="float" office:value="0.475035544049935" calcext:value-type="float">
            <text:p>0.475035544049935</text:p>
          </table:table-cell>
          <table:table-cell office:value-type="float" office:value="0.453763332796687" calcext:value-type="float">
            <text:p>0.453763332796687</text:p>
          </table:table-cell>
          <table:table-cell office:value-type="float" office:value="0.474062775990323" calcext:value-type="float">
            <text:p>0.474062775990323</text:p>
          </table:table-cell>
          <table:table-cell office:value-type="float" office:value="0.46052397802557" calcext:value-type="float">
            <text:p>0.46052397802557</text:p>
          </table:table-cell>
          <table:table-cell office:value-type="float" office:value="0.450749865687191" calcext:value-type="float">
            <text:p>0.450749865687191</text:p>
          </table:table-cell>
          <table:table-cell office:value-type="float" office:value="0.454270075166801" calcext:value-type="float">
            <text:p>0.454270075166801</text:p>
          </table:table-cell>
          <table:table-cell office:value-type="float" office:value="0.455352879585892" calcext:value-type="float">
            <text:p>0.455352879585892</text:p>
          </table:table-cell>
          <table:table-cell office:value-type="float" office:value="0.452776794766917" calcext:value-type="float">
            <text:p>0.452776794766917</text:p>
          </table:table-cell>
          <table:table-cell office:value-type="float" office:value="0.451038782788302" calcext:value-type="float">
            <text:p>0.451038782788302</text:p>
          </table:table-cell>
          <table:table-cell office:value-type="float" office:value="0.451674996688765" calcext:value-type="float">
            <text:p>0.451674996688765</text:p>
          </table:table-cell>
          <table:table-cell office:value-type="float" office:value="0.450532293874332" calcext:value-type="float">
            <text:p>0.450532293874332</text:p>
          </table:table-cell>
          <table:table-cell office:value-type="float" office:value="0.450067237555374" calcext:value-type="float">
            <text:p>0.450067237555374</text:p>
          </table:table-cell>
          <table:table-cell office:value-type="float" office:value="0.450856267534224" calcext:value-type="float">
            <text:p>0.450856267534224</text:p>
          </table:table-cell>
          <table:table-cell office:value-type="float" office:value="0.450370775867827" calcext:value-type="float">
            <text:p>0.450370775867827</text:p>
          </table:table-cell>
          <table:table-cell office:value-type="float" office:value="0.451146192363981" calcext:value-type="float">
            <text:p>0.451146192363981</text:p>
          </table:table-cell>
          <table:table-cell office:value-type="float" office:value="0.450674495202872" calcext:value-type="float">
            <text:p>0.450674495202872</text:p>
          </table:table-cell>
          <table:table-cell office:value-type="float" office:value="0.450358547616076" calcext:value-type="float">
            <text:p>0.450358547616076</text:p>
          </table:table-cell>
          <table:table-cell office:value-type="float" office:value="0.450685167609136" calcext:value-type="float">
            <text:p>0.450685167609136</text:p>
          </table:table-cell>
          <table:table-cell office:value-type="float" office:value="0.45104238667305" calcext:value-type="float">
            <text:p>0.45104238667305</text:p>
          </table:table-cell>
          <table:table-cell office:value-type="float" office:value="0.450963845274839" calcext:value-type="float">
            <text:p>0.450963845274839</text:p>
          </table:table-cell>
          <table:table-cell office:value-type="float" office:value="0.450629726479419" calcext:value-type="float">
            <text:p>0.450629726479419</text:p>
          </table:table-cell>
          <table:table-cell office:value-type="float" office:value="0.450983564354074" calcext:value-type="float">
            <text:p>0.450983564354074</text:p>
          </table:table-cell>
          <table:table-cell office:value-type="float" office:value="0.450600858728822" calcext:value-type="float">
            <text:p>0.450600858728822</text:p>
          </table:table-cell>
          <table:table-cell office:value-type="float" office:value="0.450330067027312" calcext:value-type="float">
            <text:p>0.450330067027312</text:p>
          </table:table-cell>
          <table:table-cell office:value-type="float" office:value="0.451106925131075" calcext:value-type="float">
            <text:p>0.451106925131075</text:p>
          </table:table-cell>
          <table:table-cell office:value-type="float" office:value="0.451189769818332" calcext:value-type="float">
            <text:p>0.451189769818332</text:p>
          </table:table-cell>
          <table:table-cell office:value-type="float" office:value="0.450651087754109" calcext:value-type="float">
            <text:p>0.450651087754109</text:p>
          </table:table-cell>
          <table:table-cell office:value-type="float" office:value="0.450938576701359" calcext:value-type="float">
            <text:p>0.450938576701359</text:p>
          </table:table-cell>
          <table:table-cell office:value-type="float" office:value="0.450939139002786" calcext:value-type="float">
            <text:p>0.450939139002786</text:p>
          </table:table-cell>
          <table:table-cell office:value-type="float" office:value="0.450907529732375" calcext:value-type="float">
            <text:p>0.450907529732375</text:p>
          </table:table-cell>
          <table:table-cell office:value-type="float" office:value="0.450842095679866" calcext:value-type="float">
            <text:p>0.450842095679866</text:p>
          </table:table-cell>
          <table:table-cell office:value-type="float" office:value="0.450628433808495" calcext:value-type="float">
            <text:p>0.450628433808495</text:p>
          </table:table-cell>
          <table:table-cell office:value-type="float" office:value="0.450911110658261" calcext:value-type="float">
            <text:p>0.450911110658261</text:p>
          </table:table-cell>
          <table:table-cell office:value-type="float" office:value="0.450729045504725" calcext:value-type="float">
            <text:p>0.450729045504725</text:p>
          </table:table-cell>
          <table:table-cell office:value-type="float" office:value="0.450820615249457" calcext:value-type="float">
            <text:p>0.450820615249457</text:p>
          </table:table-cell>
          <table:table-cell office:value-type="float" office:value="0.450880815306004" calcext:value-type="float">
            <text:p>0.450880815306004</text:p>
          </table:table-cell>
          <table:table-cell office:value-type="float" office:value="0.450823518550936" calcext:value-type="float">
            <text:p>0.450823518550936</text:p>
          </table:table-cell>
          <table:table-cell office:value-type="float" office:value="0.450457248485075" calcext:value-type="float">
            <text:p>0.450457248485075</text:p>
          </table:table-cell>
          <table:table-cell office:value-type="float" office:value="0.450616218967065" calcext:value-type="float">
            <text:p>0.450616218967065</text:p>
          </table:table-cell>
          <table:table-cell office:value-type="float" office:value="0.450870807144411" calcext:value-type="float">
            <text:p>0.450870807144411</text:p>
          </table:table-cell>
          <table:table-cell office:value-type="float" office:value="0.450957701103292" calcext:value-type="float">
            <text:p>0.450957701103292</text:p>
          </table:table-cell>
          <table:table-cell office:value-type="float" office:value="0.450958173649575" calcext:value-type="float">
            <text:p>0.450958173649575</text:p>
          </table:table-cell>
          <table:table-cell office:value-type="float" office:value="0.450676118321867" calcext:value-type="float">
            <text:p>0.450676118321867</text:p>
          </table:table-cell>
          <table:table-cell office:value-type="float" office:value="0.450670168325531" calcext:value-type="float">
            <text:p>0.450670168325531</text:p>
          </table:table-cell>
          <table:table-cell office:value-type="float" office:value="0.450733909364492" calcext:value-type="float">
            <text:p>0.450733909364492</text:p>
          </table:table-cell>
          <table:table-cell office:value-type="float" office:value="0.450730638952323" calcext:value-type="float">
            <text:p>0.450730638952323</text:p>
          </table:table-cell>
          <table:table-cell office:value-type="float" office:value="0.450653280011099" calcext:value-type="float">
            <text:p>0.450653280011099</text:p>
          </table:table-cell>
          <table:table-cell office:value-type="float" office:value="0.450739105003171" calcext:value-type="float">
            <text:p>0.450739105003171</text:p>
          </table:table-cell>
          <table:table-cell office:value-type="float" office:value="0.450571161498634" calcext:value-type="float">
            <text:p>0.450571161498634</text:p>
          </table:table-cell>
          <table:table-cell office:value-type="float" office:value="0.450786966331632" calcext:value-type="float">
            <text:p>0.450786966331632</text:p>
          </table:table-cell>
          <table:table-cell office:value-type="float" office:value="0.450694413208047" calcext:value-type="float">
            <text:p>0.450694413208047</text:p>
          </table:table-cell>
          <table:table-cell office:value-type="float" office:value="0.450873636422062" calcext:value-type="float">
            <text:p>0.450873636422062</text:p>
          </table:table-cell>
          <table:table-cell office:value-type="float" office:value="0.450602431696239" calcext:value-type="float">
            <text:p>0.450602431696239</text:p>
          </table:table-cell>
          <table:table-cell office:value-type="float" office:value="0.450826006623758" calcext:value-type="float">
            <text:p>0.450826006623758</text:p>
          </table:table-cell>
          <table:table-cell office:value-type="float" office:value="0.450946251180365" calcext:value-type="float">
            <text:p>0.450946251180365</text:p>
          </table:table-cell>
          <table:table-cell office:value-type="float" office:value="0.450880152817458" calcext:value-type="float">
            <text:p>0.450880152817458</text:p>
          </table:table-cell>
          <table:table-cell office:value-type="float" office:value="0.451030887202283" calcext:value-type="float">
            <text:p>0.451030887202283</text:p>
          </table:table-cell>
          <table:table-cell office:value-type="float" office:value="0.450886938701368" calcext:value-type="float">
            <text:p>0.450886938701368</text:p>
          </table:table-cell>
          <table:table-cell office:value-type="float" office:value="0.450667493288384" calcext:value-type="float">
            <text:p>0.450667493288384</text:p>
          </table:table-cell>
          <table:table-cell office:value-type="float" office:value="0.450822911781944" calcext:value-type="float">
            <text:p>0.450822911781944</text:p>
          </table:table-cell>
          <table:table-cell office:value-type="float" office:value="0.450876825484504" calcext:value-type="float">
            <text:p>0.450876825484504</text:p>
          </table:table-cell>
          <table:table-cell office:value-type="float" office:value="0.451020790219643" calcext:value-type="float">
            <text:p>0.451020790219643</text:p>
          </table:table-cell>
          <table:table-cell office:value-type="float" office:value="0.451130910756853" calcext:value-type="float">
            <text:p>0.451130910756853</text:p>
          </table:table-cell>
          <table:table-cell office:value-type="float" office:value="0.450612530811207" calcext:value-type="float">
            <text:p>0.450612530811207</text:p>
          </table:table-cell>
          <table:table-cell office:value-type="float" office:value="0.450798892586867" calcext:value-type="float">
            <text:p>0.450798892586867</text:p>
          </table:table-cell>
          <table:table-cell office:value-type="float" office:value="0.450793503601332" calcext:value-type="float">
            <text:p>0.450793503601332</text:p>
          </table:table-cell>
          <table:table-cell office:value-type="float" office:value="0.450803919617802" calcext:value-type="float">
            <text:p>0.450803919617802</text:p>
          </table:table-cell>
          <table:table-cell office:value-type="float" office:value="0.450910568429177" calcext:value-type="float">
            <text:p>0.450910568429177</text:p>
          </table:table-cell>
          <table:table-cell office:value-type="float" office:value="0.451034084067071" calcext:value-type="float">
            <text:p>0.451034084067071</text:p>
          </table:table-cell>
          <table:table-cell office:value-type="float" office:value="0.451022442566001" calcext:value-type="float">
            <text:p>0.451022442566001</text:p>
          </table:table-cell>
          <table:table-cell office:value-type="float" office:value="0.450861104661216" calcext:value-type="float">
            <text:p>0.450861104661216</text:p>
          </table:table-cell>
          <table:table-cell office:value-type="float" office:value="0.450860626817058" calcext:value-type="float">
            <text:p>0.450860626817058</text:p>
          </table:table-cell>
          <table:table-cell office:value-type="float" office:value="0.450421269009611" calcext:value-type="float">
            <text:p>0.450421269009611</text:p>
          </table:table-cell>
          <table:table-cell office:value-type="float" office:value="0.450886031227956" calcext:value-type="float">
            <text:p>0.450886031227956</text:p>
          </table:table-cell>
          <table:table-cell office:value-type="float" office:value="0.45076713636079" calcext:value-type="float">
            <text:p>0.45076713636079</text:p>
          </table:table-cell>
          <table:table-cell office:value-type="float" office:value="0.450945555878922" calcext:value-type="float">
            <text:p>0.450945555878922</text:p>
          </table:table-cell>
          <table:table-cell office:value-type="float" office:value="0.450773877648549" calcext:value-type="float">
            <text:p>0.450773877648549</text:p>
          </table:table-cell>
          <table:table-cell office:value-type="float" office:value="0.45084856542881" calcext:value-type="float">
            <text:p>0.45084856542881</text:p>
          </table:table-cell>
          <table:table-cell office:value-type="float" office:value="0.451004895285459" calcext:value-type="float">
            <text:p>0.451004895285459</text:p>
          </table:table-cell>
          <table:table-cell office:value-type="float" office:value="0.450936946903536" calcext:value-type="float">
            <text:p>0.450936946903536</text:p>
          </table:table-cell>
          <table:table-cell office:value-type="float" office:value="0.450949408293361" calcext:value-type="float">
            <text:p>0.450949408293361</text:p>
          </table:table-cell>
          <table:table-cell office:value-type="float" office:value="0.45066108243069" calcext:value-type="float">
            <text:p>0.45066108243069</text:p>
          </table:table-cell>
          <table:table-cell office:value-type="float" office:value="0.45080184529946" calcext:value-type="float">
            <text:p>0.45080184529946</text:p>
          </table:table-cell>
          <table:table-cell office:value-type="float" office:value="0.450690609041739" calcext:value-type="float">
            <text:p>0.450690609041739</text:p>
          </table:table-cell>
          <table:table-cell office:value-type="float" office:value="0.450928149230703" calcext:value-type="float">
            <text:p>0.450928149230703</text:p>
          </table:table-cell>
          <table:table-cell office:value-type="float" office:value="0.450949755552879" calcext:value-type="float">
            <text:p>0.450949755552879</text:p>
          </table:table-cell>
          <table:table-cell office:value-type="float" office:value="0.450760823881972" calcext:value-type="float">
            <text:p>0.450760823881972</text:p>
          </table:table-cell>
          <table:table-cell table:number-columns-repeated="495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94407089707542" calcext:value-type="float">
            <text:p>-0.194407089707542</text:p>
          </table:table-cell>
          <table:table-cell office:value-type="float" office:value="-0.194408007048311" calcext:value-type="float">
            <text:p>-0.194408007048311</text:p>
          </table:table-cell>
          <table:table-cell office:value-type="float" office:value="-0.194377970623912" calcext:value-type="float">
            <text:p>-0.194377970623912</text:p>
          </table:table-cell>
          <table:table-cell office:value-type="float" office:value="-0.194389430841012" calcext:value-type="float">
            <text:p>-0.194389430841012</text:p>
          </table:table-cell>
          <table:table-cell office:value-type="float" office:value="-0.194450343570778" calcext:value-type="float">
            <text:p>-0.194450343570778</text:p>
          </table:table-cell>
          <table:table-cell office:value-type="float" office:value="-0.19437660002988" calcext:value-type="float">
            <text:p>-0.19437660002988</text:p>
          </table:table-cell>
          <table:table-cell office:value-type="float" office:value="-0.19432823941772" calcext:value-type="float">
            <text:p>-0.19432823941772</text:p>
          </table:table-cell>
          <table:table-cell office:value-type="float" office:value="-0.194285501024601" calcext:value-type="float">
            <text:p>-0.194285501024601</text:p>
          </table:table-cell>
          <table:table-cell office:value-type="float" office:value="-0.194463059827939" calcext:value-type="float">
            <text:p>-0.194463059827939</text:p>
          </table:table-cell>
          <table:table-cell office:value-type="float" office:value="-0.194382495829612" calcext:value-type="float">
            <text:p>-0.194382495829612</text:p>
          </table:table-cell>
          <table:table-cell office:value-type="float" office:value="-0.194411884532534" calcext:value-type="float">
            <text:p>-0.194411884532534</text:p>
          </table:table-cell>
          <table:table-cell office:value-type="float" office:value="-0.194452666726479" calcext:value-type="float">
            <text:p>-0.194452666726479</text:p>
          </table:table-cell>
          <table:table-cell office:value-type="float" office:value="-0.194393855740416" calcext:value-type="float">
            <text:p>-0.194393855740416</text:p>
          </table:table-cell>
          <table:table-cell office:value-type="float" office:value="-0.194603403264329" calcext:value-type="float">
            <text:p>-0.194603403264329</text:p>
          </table:table-cell>
          <table:table-cell office:value-type="float" office:value="-0.194492872018767" calcext:value-type="float">
            <text:p>-0.194492872018767</text:p>
          </table:table-cell>
          <table:table-cell office:value-type="float" office:value="-0.194490558097217" calcext:value-type="float">
            <text:p>-0.194490558097217</text:p>
          </table:table-cell>
          <table:table-cell office:value-type="float" office:value="-0.19465076297207" calcext:value-type="float">
            <text:p>-0.19465076297207</text:p>
          </table:table-cell>
          <table:table-cell office:value-type="float" office:value="-0.194708807718615" calcext:value-type="float">
            <text:p>-0.194708807718615</text:p>
          </table:table-cell>
          <table:table-cell office:value-type="float" office:value="-0.194558897782496" calcext:value-type="float">
            <text:p>-0.194558897782496</text:p>
          </table:table-cell>
          <table:table-cell office:value-type="float" office:value="-0.194530746182628" calcext:value-type="float">
            <text:p>-0.194530746182628</text:p>
          </table:table-cell>
          <table:table-cell office:value-type="float" office:value="-0.194583341636204" calcext:value-type="float">
            <text:p>-0.194583341636204</text:p>
          </table:table-cell>
          <table:table-cell office:value-type="float" office:value="-0.194647257024443" calcext:value-type="float">
            <text:p>-0.194647257024443</text:p>
          </table:table-cell>
          <table:table-cell office:value-type="float" office:value="-0.194579252700986" calcext:value-type="float">
            <text:p>-0.194579252700986</text:p>
          </table:table-cell>
          <table:table-cell office:value-type="float" office:value="-0.194523719345022" calcext:value-type="float">
            <text:p>-0.194523719345022</text:p>
          </table:table-cell>
          <table:table-cell office:value-type="float" office:value="-0.194590710615813" calcext:value-type="float">
            <text:p>-0.194590710615813</text:p>
          </table:table-cell>
          <table:table-cell office:value-type="float" office:value="-0.194446431342874" calcext:value-type="float">
            <text:p>-0.194446431342874</text:p>
          </table:table-cell>
          <table:table-cell office:value-type="float" office:value="-0.194476270451151" calcext:value-type="float">
            <text:p>-0.194476270451151</text:p>
          </table:table-cell>
          <table:table-cell office:value-type="float" office:value="-0.194609907122497" calcext:value-type="float">
            <text:p>-0.194609907122497</text:p>
          </table:table-cell>
          <table:table-cell office:value-type="float" office:value="-0.194588494613435" calcext:value-type="float">
            <text:p>-0.194588494613435</text:p>
          </table:table-cell>
          <table:table-cell office:value-type="float" office:value="-0.194514800673622" calcext:value-type="float">
            <text:p>-0.194514800673622</text:p>
          </table:table-cell>
          <table:table-cell office:value-type="float" office:value="-0.194611748824668" calcext:value-type="float">
            <text:p>-0.194611748824668</text:p>
          </table:table-cell>
          <table:table-cell office:value-type="float" office:value="-0.194483804947681" calcext:value-type="float">
            <text:p>-0.194483804947681</text:p>
          </table:table-cell>
          <table:table-cell office:value-type="float" office:value="-0.194590683707732" calcext:value-type="float">
            <text:p>-0.194590683707732</text:p>
          </table:table-cell>
          <table:table-cell office:value-type="float" office:value="-0.194525458759063" calcext:value-type="float">
            <text:p>-0.194525458759063</text:p>
          </table:table-cell>
          <table:table-cell office:value-type="float" office:value="-0.194457609055057" calcext:value-type="float">
            <text:p>-0.194457609055057</text:p>
          </table:table-cell>
          <table:table-cell office:value-type="float" office:value="-0.194487184418122" calcext:value-type="float">
            <text:p>-0.194487184418122</text:p>
          </table:table-cell>
          <table:table-cell office:value-type="float" office:value="-0.194527978322938" calcext:value-type="float">
            <text:p>-0.194527978322938</text:p>
          </table:table-cell>
          <table:table-cell office:value-type="float" office:value="-0.194475081533679" calcext:value-type="float">
            <text:p>-0.194475081533679</text:p>
          </table:table-cell>
          <table:table-cell office:value-type="float" office:value="-0.194667156118399" calcext:value-type="float">
            <text:p>-0.194667156118399</text:p>
          </table:table-cell>
          <table:table-cell office:value-type="float" office:value="-0.194534493235718" calcext:value-type="float">
            <text:p>-0.194534493235718</text:p>
          </table:table-cell>
          <table:table-cell office:value-type="float" office:value="-0.194669804265353" calcext:value-type="float">
            <text:p>-0.194669804265353</text:p>
          </table:table-cell>
          <table:table-cell office:value-type="float" office:value="-0.194595387913478" calcext:value-type="float">
            <text:p>-0.194595387913478</text:p>
          </table:table-cell>
          <table:table-cell office:value-type="float" office:value="-0.194633114696426" calcext:value-type="float">
            <text:p>-0.194633114696426</text:p>
          </table:table-cell>
          <table:table-cell office:value-type="float" office:value="-0.194541179781142" calcext:value-type="float">
            <text:p>-0.194541179781142</text:p>
          </table:table-cell>
          <table:table-cell office:value-type="float" office:value="-0.194593048118224" calcext:value-type="float">
            <text:p>-0.194593048118224</text:p>
          </table:table-cell>
          <table:table-cell office:value-type="float" office:value="-0.194500277939255" calcext:value-type="float">
            <text:p>-0.194500277939255</text:p>
          </table:table-cell>
          <table:table-cell office:value-type="float" office:value="-0.194554368790356" calcext:value-type="float">
            <text:p>-0.194554368790356</text:p>
          </table:table-cell>
          <table:table-cell office:value-type="float" office:value="-0.194432043787363" calcext:value-type="float">
            <text:p>-0.194432043787363</text:p>
          </table:table-cell>
          <table:table-cell office:value-type="float" office:value="-0.194546274790739" calcext:value-type="float">
            <text:p>-0.194546274790739</text:p>
          </table:table-cell>
          <table:table-cell office:value-type="float" office:value="-0.194505473449646" calcext:value-type="float">
            <text:p>-0.194505473449646</text:p>
          </table:table-cell>
          <table:table-cell office:value-type="float" office:value="-0.194323493955645" calcext:value-type="float">
            <text:p>-0.194323493955645</text:p>
          </table:table-cell>
          <table:table-cell office:value-type="float" office:value="-0.194599883564248" calcext:value-type="float">
            <text:p>-0.194599883564248</text:p>
          </table:table-cell>
          <table:table-cell office:value-type="float" office:value="-0.194746903176861" calcext:value-type="float">
            <text:p>-0.194746903176861</text:p>
          </table:table-cell>
          <table:table-cell office:value-type="float" office:value="-0.194558475652727" calcext:value-type="float">
            <text:p>-0.194558475652727</text:p>
          </table:table-cell>
          <table:table-cell office:value-type="float" office:value="-0.19463510230157" calcext:value-type="float">
            <text:p>-0.19463510230157</text:p>
          </table:table-cell>
          <table:table-cell office:value-type="float" office:value="-0.194540333064639" calcext:value-type="float">
            <text:p>-0.194540333064639</text:p>
          </table:table-cell>
          <table:table-cell office:value-type="float" office:value="-0.194618078723078" calcext:value-type="float">
            <text:p>-0.194618078723078</text:p>
          </table:table-cell>
          <table:table-cell office:value-type="float" office:value="-0.19455015387867" calcext:value-type="float">
            <text:p>-0.19455015387867</text:p>
          </table:table-cell>
          <table:table-cell office:value-type="float" office:value="-0.194582195423573" calcext:value-type="float">
            <text:p>-0.194582195423573</text:p>
          </table:table-cell>
          <table:table-cell office:value-type="float" office:value="-0.194435334853391" calcext:value-type="float">
            <text:p>-0.194435334853391</text:p>
          </table:table-cell>
          <table:table-cell office:value-type="float" office:value="-0.194345758381515" calcext:value-type="float">
            <text:p>-0.194345758381515</text:p>
          </table:table-cell>
          <table:table-cell office:value-type="float" office:value="-0.190995465203374" calcext:value-type="float">
            <text:p>-0.190995465203374</text:p>
          </table:table-cell>
          <table:table-cell office:value-type="float" office:value="-0.19203955387434" calcext:value-type="float">
            <text:p>-0.19203955387434</text:p>
          </table:table-cell>
          <table:table-cell office:value-type="float" office:value="-0.193584261349923" calcext:value-type="float">
            <text:p>-0.193584261349923</text:p>
          </table:table-cell>
          <table:table-cell office:value-type="float" office:value="-0.197201505968579" calcext:value-type="float">
            <text:p>-0.197201505968579</text:p>
          </table:table-cell>
          <table:table-cell office:value-type="float" office:value="-0.202105810246436" calcext:value-type="float">
            <text:p>-0.202105810246436</text:p>
          </table:table-cell>
          <table:table-cell office:value-type="float" office:value="-0.204197719115694" calcext:value-type="float">
            <text:p>-0.204197719115694</text:p>
          </table:table-cell>
          <table:table-cell office:value-type="float" office:value="-0.20513281511032" calcext:value-type="float">
            <text:p>-0.20513281511032</text:p>
          </table:table-cell>
          <table:table-cell office:value-type="float" office:value="-0.203892802221798" calcext:value-type="float">
            <text:p>-0.203892802221798</text:p>
          </table:table-cell>
          <table:table-cell office:value-type="float" office:value="-0.194669461214378" calcext:value-type="float">
            <text:p>-0.194669461214378</text:p>
          </table:table-cell>
          <table:table-cell office:value-type="float" office:value="-0.189933548470242" calcext:value-type="float">
            <text:p>-0.189933548470242</text:p>
          </table:table-cell>
          <table:table-cell office:value-type="float" office:value="-0.184370477309228" calcext:value-type="float">
            <text:p>-0.184370477309228</text:p>
          </table:table-cell>
          <table:table-cell office:value-type="float" office:value="-0.18734104868299" calcext:value-type="float">
            <text:p>-0.18734104868299</text:p>
          </table:table-cell>
          <table:table-cell office:value-type="float" office:value="-0.189944387637862" calcext:value-type="float">
            <text:p>-0.189944387637862</text:p>
          </table:table-cell>
          <table:table-cell office:value-type="float" office:value="-0.201674185773195" calcext:value-type="float">
            <text:p>-0.201674185773195</text:p>
          </table:table-cell>
          <table:table-cell office:value-type="float" office:value="-0.209183487018302" calcext:value-type="float">
            <text:p>-0.209183487018302</text:p>
          </table:table-cell>
          <table:table-cell office:value-type="float" office:value="-0.237003780853831" calcext:value-type="float">
            <text:p>-0.237003780853831</text:p>
          </table:table-cell>
          <table:table-cell office:value-type="float" office:value="-0.241605721917576" calcext:value-type="float">
            <text:p>-0.241605721917576</text:p>
          </table:table-cell>
          <table:table-cell office:value-type="float" office:value="-0.190267760741402" calcext:value-type="float">
            <text:p>-0.190267760741402</text:p>
          </table:table-cell>
          <table:table-cell office:value-type="float" office:value="-0.237815320425366" calcext:value-type="float">
            <text:p>-0.237815320425366</text:p>
          </table:table-cell>
          <table:table-cell office:value-type="float" office:value="-0.23437056407687" calcext:value-type="float">
            <text:p>-0.23437056407687</text:p>
          </table:table-cell>
          <table:table-cell office:value-type="float" office:value="-0.187313506267957" calcext:value-type="float">
            <text:p>-0.187313506267957</text:p>
          </table:table-cell>
          <table:table-cell office:value-type="float" office:value="-0.189017548427188" calcext:value-type="float">
            <text:p>-0.189017548427188</text:p>
          </table:table-cell>
          <table:table-cell office:value-type="float" office:value="-0.232662156759506" calcext:value-type="float">
            <text:p>-0.232662156759506</text:p>
          </table:table-cell>
          <table:table-cell office:value-type="float" office:value="-0.231759377909308" calcext:value-type="float">
            <text:p>-0.231759377909308</text:p>
          </table:table-cell>
          <table:table-cell office:value-type="float" office:value="-0.201060649450892" calcext:value-type="float">
            <text:p>-0.201060649450892</text:p>
          </table:table-cell>
          <table:table-cell office:value-type="float" office:value="-0.185157960779347" calcext:value-type="float">
            <text:p>-0.185157960779347</text:p>
          </table:table-cell>
          <table:table-cell office:value-type="float" office:value="-0.187751822200231" calcext:value-type="float">
            <text:p>-0.187751822200231</text:p>
          </table:table-cell>
          <table:table-cell office:value-type="float" office:value="-0.231184037718339" calcext:value-type="float">
            <text:p>-0.231184037718339</text:p>
          </table:table-cell>
          <table:table-cell office:value-type="float" office:value="-0.231183432023515" calcext:value-type="float">
            <text:p>-0.231183432023515</text:p>
          </table:table-cell>
          <table:table-cell office:value-type="float" office:value="-0.178382117618441" calcext:value-type="float">
            <text:p>-0.178382117618441</text:p>
          </table:table-cell>
          <table:table-cell office:value-type="float" office:value="-0.188371657584245" calcext:value-type="float">
            <text:p>-0.188371657584245</text:p>
          </table:table-cell>
          <table:table-cell office:value-type="float" office:value="-0.231643237923405" calcext:value-type="float">
            <text:p>-0.231643237923405</text:p>
          </table:table-cell>
          <table:table-cell office:value-type="float" office:value="-0.229637015158959" calcext:value-type="float">
            <text:p>-0.229637015158959</text:p>
          </table:table-cell>
          <table:table-cell office:value-type="float" office:value="-0.167531148546613" calcext:value-type="float">
            <text:p>-0.167531148546613</text:p>
          </table:table-cell>
          <table:table-cell office:value-type="float" office:value="-0.218493848226826" calcext:value-type="float">
            <text:p>-0.218493848226826</text:p>
          </table:table-cell>
          <table:table-cell office:value-type="float" office:value="-0.164598908107448" calcext:value-type="float">
            <text:p>-0.164598908107448</text:p>
          </table:table-cell>
          <table:table-cell office:value-type="float" office:value="-0.24071793775788" calcext:value-type="float">
            <text:p>-0.24071793775788</text:p>
          </table:table-cell>
          <table:table-cell office:value-type="float" office:value="-0.18882322629009" calcext:value-type="float">
            <text:p>-0.18882322629009</text:p>
          </table:table-cell>
          <table:table-cell office:value-type="float" office:value="-0.228226272950665" calcext:value-type="float">
            <text:p>-0.228226272950665</text:p>
          </table:table-cell>
          <table:table-cell office:value-type="float" office:value="-0.245427625218075" calcext:value-type="float">
            <text:p>-0.245427625218075</text:p>
          </table:table-cell>
          <table:table-cell office:value-type="float" office:value="-0.250600563118621" calcext:value-type="float">
            <text:p>-0.250600563118621</text:p>
          </table:table-cell>
          <table:table-cell office:value-type="float" office:value="-0.230572820987594" calcext:value-type="float">
            <text:p>-0.230572820987594</text:p>
          </table:table-cell>
          <table:table-cell office:value-type="float" office:value="-0.215745531931516" calcext:value-type="float">
            <text:p>-0.215745531931516</text:p>
          </table:table-cell>
          <table:table-cell office:value-type="float" office:value="-0.201611311635307" calcext:value-type="float">
            <text:p>-0.201611311635307</text:p>
          </table:table-cell>
          <table:table-cell office:value-type="float" office:value="-0.200162372581374" calcext:value-type="float">
            <text:p>-0.200162372581374</text:p>
          </table:table-cell>
          <table:table-cell office:value-type="float" office:value="-0.213247164073308" calcext:value-type="float">
            <text:p>-0.213247164073308</text:p>
          </table:table-cell>
          <table:table-cell office:value-type="float" office:value="-0.227440877401091" calcext:value-type="float">
            <text:p>-0.227440877401091</text:p>
          </table:table-cell>
          <table:table-cell office:value-type="float" office:value="-0.23929719980076" calcext:value-type="float">
            <text:p>-0.23929719980076</text:p>
          </table:table-cell>
          <table:table-cell office:value-type="float" office:value="-0.242117599762475" calcext:value-type="float">
            <text:p>-0.242117599762475</text:p>
          </table:table-cell>
          <table:table-cell office:value-type="float" office:value="-0.242309074736215" calcext:value-type="float">
            <text:p>-0.242309074736215</text:p>
          </table:table-cell>
          <table:table-cell office:value-type="float" office:value="-0.213419731594493" calcext:value-type="float">
            <text:p>-0.213419731594493</text:p>
          </table:table-cell>
          <table:table-cell office:value-type="float" office:value="-0.205338270239613" calcext:value-type="float">
            <text:p>-0.205338270239613</text:p>
          </table:table-cell>
          <table:table-cell office:value-type="float" office:value="-0.197457228714252" calcext:value-type="float">
            <text:p>-0.197457228714252</text:p>
          </table:table-cell>
          <table:table-cell office:value-type="float" office:value="-0.200980060822854" calcext:value-type="float">
            <text:p>-0.200980060822854</text:p>
          </table:table-cell>
          <table:table-cell office:value-type="float" office:value="-0.207532128015201" calcext:value-type="float">
            <text:p>-0.207532128015201</text:p>
          </table:table-cell>
          <table:table-cell office:value-type="float" office:value="-0.213726143789421" calcext:value-type="float">
            <text:p>-0.213726143789421</text:p>
          </table:table-cell>
          <table:table-cell office:value-type="float" office:value="-0.222050519812417" calcext:value-type="float">
            <text:p>-0.222050519812417</text:p>
          </table:table-cell>
          <table:table-cell office:value-type="float" office:value="-0.235984441771487" calcext:value-type="float">
            <text:p>-0.235984441771487</text:p>
          </table:table-cell>
          <table:table-cell office:value-type="float" office:value="-0.233700001051111" calcext:value-type="float">
            <text:p>-0.233700001051111</text:p>
          </table:table-cell>
          <table:table-cell office:value-type="float" office:value="-0.227692356487539" calcext:value-type="float">
            <text:p>-0.227692356487539</text:p>
          </table:table-cell>
          <table:table-cell office:value-type="float" office:value="-0.212983031119182" calcext:value-type="float">
            <text:p>-0.212983031119182</text:p>
          </table:table-cell>
          <table:table-cell office:value-type="float" office:value="-0.19270175358119" calcext:value-type="float">
            <text:p>-0.19270175358119</text:p>
          </table:table-cell>
          <table:table-cell office:value-type="float" office:value="-0.19277371871259" calcext:value-type="float">
            <text:p>-0.19277371871259</text:p>
          </table:table-cell>
          <table:table-cell office:value-type="float" office:value="-0.227915335497352" calcext:value-type="float">
            <text:p>-0.227915335497352</text:p>
          </table:table-cell>
          <table:table-cell office:value-type="float" office:value="-0.244489099638451" calcext:value-type="float">
            <text:p>-0.244489099638451</text:p>
          </table:table-cell>
          <table:table-cell office:value-type="float" office:value="-0.251299287453755" calcext:value-type="float">
            <text:p>-0.251299287453755</text:p>
          </table:table-cell>
          <table:table-cell office:value-type="float" office:value="-0.213057526526463" calcext:value-type="float">
            <text:p>-0.213057526526463</text:p>
          </table:table-cell>
          <table:table-cell office:value-type="float" office:value="-0.206630370484035" calcext:value-type="float">
            <text:p>-0.206630370484035</text:p>
          </table:table-cell>
          <table:table-cell office:value-type="float" office:value="-0.201160795421564" calcext:value-type="float">
            <text:p>-0.201160795421564</text:p>
          </table:table-cell>
          <table:table-cell office:value-type="float" office:value="-0.254085601459064" calcext:value-type="float">
            <text:p>-0.254085601459064</text:p>
          </table:table-cell>
          <table:table-cell office:value-type="float" office:value="-0.261419581756418" calcext:value-type="float">
            <text:p>-0.261419581756418</text:p>
          </table:table-cell>
          <table:table-cell office:value-type="float" office:value="-0.261116214201452" calcext:value-type="float">
            <text:p>-0.261116214201452</text:p>
          </table:table-cell>
          <table:table-cell office:value-type="float" office:value="-0.245883429132132" calcext:value-type="float">
            <text:p>-0.245883429132132</text:p>
          </table:table-cell>
          <table:table-cell office:value-type="float" office:value="-0.228521289588486" calcext:value-type="float">
            <text:p>-0.228521289588486</text:p>
          </table:table-cell>
          <table:table-cell office:value-type="float" office:value="-0.226396676423649" calcext:value-type="float">
            <text:p>-0.226396676423649</text:p>
          </table:table-cell>
          <table:table-cell office:value-type="float" office:value="-0.240131213861149" calcext:value-type="float">
            <text:p>-0.240131213861149</text:p>
          </table:table-cell>
          <table:table-cell office:value-type="float" office:value="-0.237270515325555" calcext:value-type="float">
            <text:p>-0.237270515325555</text:p>
          </table:table-cell>
          <table:table-cell office:value-type="float" office:value="-0.24178179144717" calcext:value-type="float">
            <text:p>-0.24178179144717</text:p>
          </table:table-cell>
          <table:table-cell office:value-type="float" office:value="-0.242416049255115" calcext:value-type="float">
            <text:p>-0.242416049255115</text:p>
          </table:table-cell>
          <table:table-cell office:value-type="float" office:value="-0.249674115232511" calcext:value-type="float">
            <text:p>-0.249674115232511</text:p>
          </table:table-cell>
          <table:table-cell office:value-type="float" office:value="-0.255080204501548" calcext:value-type="float">
            <text:p>-0.255080204501548</text:p>
          </table:table-cell>
          <table:table-cell office:value-type="float" office:value="-0.253584118988694" calcext:value-type="float">
            <text:p>-0.253584118988694</text:p>
          </table:table-cell>
          <table:table-cell office:value-type="float" office:value="-0.239443572538962" calcext:value-type="float">
            <text:p>-0.239443572538962</text:p>
          </table:table-cell>
          <table:table-cell office:value-type="float" office:value="-0.216895861220526" calcext:value-type="float">
            <text:p>-0.216895861220526</text:p>
          </table:table-cell>
          <table:table-cell office:value-type="float" office:value="-0.222854879000125" calcext:value-type="float">
            <text:p>-0.222854879000125</text:p>
          </table:table-cell>
          <table:table-cell office:value-type="float" office:value="-0.235336841310408" calcext:value-type="float">
            <text:p>-0.235336841310408</text:p>
          </table:table-cell>
          <table:table-cell office:value-type="float" office:value="-0.244536058116791" calcext:value-type="float">
            <text:p>-0.244536058116791</text:p>
          </table:table-cell>
          <table:table-cell office:value-type="float" office:value="-0.263250792205272" calcext:value-type="float">
            <text:p>-0.263250792205272</text:p>
          </table:table-cell>
          <table:table-cell office:value-type="float" office:value="-0.260283270618835" calcext:value-type="float">
            <text:p>-0.260283270618835</text:p>
          </table:table-cell>
          <table:table-cell office:value-type="float" office:value="-0.262669368803908" calcext:value-type="float">
            <text:p>-0.262669368803908</text:p>
          </table:table-cell>
          <table:table-cell office:value-type="float" office:value="-0.213167720367005" calcext:value-type="float">
            <text:p>-0.213167720367005</text:p>
          </table:table-cell>
          <table:table-cell office:value-type="float" office:value="-0.212179892708567" calcext:value-type="float">
            <text:p>-0.212179892708567</text:p>
          </table:table-cell>
          <table:table-cell office:value-type="float" office:value="-0.211710334222727" calcext:value-type="float">
            <text:p>-0.211710334222727</text:p>
          </table:table-cell>
          <table:table-cell office:value-type="float" office:value="-0.261217461861814" calcext:value-type="float">
            <text:p>-0.261217461861814</text:p>
          </table:table-cell>
          <table:table-cell office:value-type="float" office:value="-0.222559432325533" calcext:value-type="float">
            <text:p>-0.222559432325533</text:p>
          </table:table-cell>
          <table:table-cell office:value-type="float" office:value="-0.260805288047995" calcext:value-type="float">
            <text:p>-0.260805288047995</text:p>
          </table:table-cell>
          <table:table-cell office:value-type="float" office:value="-0.266216964826356" calcext:value-type="float">
            <text:p>-0.266216964826356</text:p>
          </table:table-cell>
          <table:table-cell office:value-type="float" office:value="-0.266750557919885" calcext:value-type="float">
            <text:p>-0.266750557919885</text:p>
          </table:table-cell>
          <table:table-cell office:value-type="float" office:value="-0.224164383462898" calcext:value-type="float">
            <text:p>-0.224164383462898</text:p>
          </table:table-cell>
          <table:table-cell office:value-type="float" office:value="-0.22253361217404" calcext:value-type="float">
            <text:p>-0.22253361217404</text:p>
          </table:table-cell>
          <table:table-cell office:value-type="float" office:value="-0.230487206288538" calcext:value-type="float">
            <text:p>-0.230487206288538</text:p>
          </table:table-cell>
          <table:table-cell office:value-type="float" office:value="-0.245406828068942" calcext:value-type="float">
            <text:p>-0.245406828068942</text:p>
          </table:table-cell>
          <table:table-cell office:value-type="float" office:value="-0.258986457837794" calcext:value-type="float">
            <text:p>-0.258986457837794</text:p>
          </table:table-cell>
          <table:table-cell office:value-type="float" office:value="-0.262337083412309" calcext:value-type="float">
            <text:p>-0.262337083412309</text:p>
          </table:table-cell>
          <table:table-cell office:value-type="float" office:value="-0.261893429840655" calcext:value-type="float">
            <text:p>-0.261893429840655</text:p>
          </table:table-cell>
          <table:table-cell office:value-type="float" office:value="-0.213678434771276" calcext:value-type="float">
            <text:p>-0.213678434771276</text:p>
          </table:table-cell>
          <table:table-cell office:value-type="float" office:value="-0.212042707300391" calcext:value-type="float">
            <text:p>-0.212042707300391</text:p>
          </table:table-cell>
          <table:table-cell office:value-type="float" office:value="-0.216011411509466" calcext:value-type="float">
            <text:p>-0.216011411509466</text:p>
          </table:table-cell>
          <table:table-cell office:value-type="float" office:value="-0.222995818031143" calcext:value-type="float">
            <text:p>-0.222995818031143</text:p>
          </table:table-cell>
          <table:table-cell office:value-type="float" office:value="-0.228345763805128" calcext:value-type="float">
            <text:p>-0.228345763805128</text:p>
          </table:table-cell>
          <table:table-cell office:value-type="float" office:value="-0.235159757473528" calcext:value-type="float">
            <text:p>-0.235159757473528</text:p>
          </table:table-cell>
          <table:table-cell office:value-type="float" office:value="-0.245532493262293" calcext:value-type="float">
            <text:p>-0.245532493262293</text:p>
          </table:table-cell>
          <table:table-cell office:value-type="float" office:value="-0.247259637240535" calcext:value-type="float">
            <text:p>-0.247259637240535</text:p>
          </table:table-cell>
          <table:table-cell office:value-type="float" office:value="-0.244314960816961" calcext:value-type="float">
            <text:p>-0.244314960816961</text:p>
          </table:table-cell>
          <table:table-cell office:value-type="float" office:value="-0.237256456386895" calcext:value-type="float">
            <text:p>-0.237256456386895</text:p>
          </table:table-cell>
          <table:table-cell office:value-type="float" office:value="-0.222130457519073" calcext:value-type="float">
            <text:p>-0.222130457519073</text:p>
          </table:table-cell>
          <table:table-cell office:value-type="float" office:value="-0.208441855846221" calcext:value-type="float">
            <text:p>-0.208441855846221</text:p>
          </table:table-cell>
          <table:table-cell office:value-type="float" office:value="-0.20009415851508" calcext:value-type="float">
            <text:p>-0.20009415851508</text:p>
          </table:table-cell>
          <table:table-cell office:value-type="float" office:value="-0.253693757916202" calcext:value-type="float">
            <text:p>-0.253693757916202</text:p>
          </table:table-cell>
          <table:table-cell office:value-type="float" office:value="-0.252824177509147" calcext:value-type="float">
            <text:p>-0.252824177509147</text:p>
          </table:table-cell>
          <table:table-cell office:value-type="float" office:value="-0.20661051193404" calcext:value-type="float">
            <text:p>-0.20661051193404</text:p>
          </table:table-cell>
          <table:table-cell office:value-type="float" office:value="-0.205457700248074" calcext:value-type="float">
            <text:p>-0.205457700248074</text:p>
          </table:table-cell>
          <table:table-cell office:value-type="float" office:value="-0.215221997975133" calcext:value-type="float">
            <text:p>-0.215221997975133</text:p>
          </table:table-cell>
          <table:table-cell office:value-type="float" office:value="-0.230313878774239" calcext:value-type="float">
            <text:p>-0.230313878774239</text:p>
          </table:table-cell>
          <table:table-cell office:value-type="float" office:value="-0.247131644721701" calcext:value-type="float">
            <text:p>-0.247131644721701</text:p>
          </table:table-cell>
          <table:table-cell office:value-type="float" office:value="-0.248465165163762" calcext:value-type="float">
            <text:p>-0.248465165163762</text:p>
          </table:table-cell>
          <table:table-cell office:value-type="float" office:value="-0.20397403282288" calcext:value-type="float">
            <text:p>-0.20397403282288</text:p>
          </table:table-cell>
          <table:table-cell office:value-type="float" office:value="-0.209809440081687" calcext:value-type="float">
            <text:p>-0.209809440081687</text:p>
          </table:table-cell>
          <table:table-cell office:value-type="float" office:value="-0.233370396642352" calcext:value-type="float">
            <text:p>-0.233370396642352</text:p>
          </table:table-cell>
          <table:table-cell office:value-type="float" office:value="-0.241758939297478" calcext:value-type="float">
            <text:p>-0.241758939297478</text:p>
          </table:table-cell>
          <table:table-cell office:value-type="float" office:value="-0.24537663003771" calcext:value-type="float">
            <text:p>-0.24537663003771</text:p>
          </table:table-cell>
          <table:table-cell office:value-type="float" office:value="-0.246078149293967" calcext:value-type="float">
            <text:p>-0.246078149293967</text:p>
          </table:table-cell>
          <table:table-cell office:value-type="float" office:value="-0.189551410772154" calcext:value-type="float">
            <text:p>-0.189551410772154</text:p>
          </table:table-cell>
          <table:table-cell office:value-type="float" office:value="-0.192907421865506" calcext:value-type="float">
            <text:p>-0.192907421865506</text:p>
          </table:table-cell>
          <table:table-cell office:value-type="float" office:value="-0.236541590847459" calcext:value-type="float">
            <text:p>-0.236541590847459</text:p>
          </table:table-cell>
          <table:table-cell office:value-type="float" office:value="-0.236897843662571" calcext:value-type="float">
            <text:p>-0.236897843662571</text:p>
          </table:table-cell>
          <table:table-cell office:value-type="float" office:value="-0.237156636922656" calcext:value-type="float">
            <text:p>-0.237156636922656</text:p>
          </table:table-cell>
          <table:table-cell office:value-type="float" office:value="-0.190405470651677" calcext:value-type="float">
            <text:p>-0.190405470651677</text:p>
          </table:table-cell>
          <table:table-cell office:value-type="float" office:value="-0.193020280242195" calcext:value-type="float">
            <text:p>-0.193020280242195</text:p>
          </table:table-cell>
          <table:table-cell office:value-type="float" office:value="-0.232478846196213" calcext:value-type="float">
            <text:p>-0.232478846196213</text:p>
          </table:table-cell>
          <table:table-cell office:value-type="float" office:value="-0.232576877514269" calcext:value-type="float">
            <text:p>-0.232576877514269</text:p>
          </table:table-cell>
          <table:table-cell office:value-type="float" office:value="-0.219774180556308" calcext:value-type="float">
            <text:p>-0.219774180556308</text:p>
          </table:table-cell>
          <table:table-cell office:value-type="float" office:value="-0.208238434277838" calcext:value-type="float">
            <text:p>-0.208238434277838</text:p>
          </table:table-cell>
          <table:table-cell office:value-type="float" office:value="-0.188828893629633" calcext:value-type="float">
            <text:p>-0.188828893629633</text:p>
          </table:table-cell>
          <table:table-cell office:value-type="float" office:value="-0.193130034044629" calcext:value-type="float">
            <text:p>-0.193130034044629</text:p>
          </table:table-cell>
          <table:table-cell office:value-type="float" office:value="-0.239477182673491" calcext:value-type="float">
            <text:p>-0.239477182673491</text:p>
          </table:table-cell>
          <table:table-cell office:value-type="float" office:value="-0.242365496725689" calcext:value-type="float">
            <text:p>-0.242365496725689</text:p>
          </table:table-cell>
          <table:table-cell office:value-type="float" office:value="-0.191810328936829" calcext:value-type="float">
            <text:p>-0.191810328936829</text:p>
          </table:table-cell>
          <table:table-cell office:value-type="float" office:value="-0.197781894417122" calcext:value-type="float">
            <text:p>-0.197781894417122</text:p>
          </table:table-cell>
          <table:table-cell office:value-type="float" office:value="-0.232166710065155" calcext:value-type="float">
            <text:p>-0.232166710065155</text:p>
          </table:table-cell>
          <table:table-cell office:value-type="float" office:value="-0.234733673479853" calcext:value-type="float">
            <text:p>-0.234733673479853</text:p>
          </table:table-cell>
          <table:table-cell office:value-type="float" office:value="-0.186980798228935" calcext:value-type="float">
            <text:p>-0.186980798228935</text:p>
          </table:table-cell>
          <table:table-cell office:value-type="float" office:value="-0.186216309924478" calcext:value-type="float">
            <text:p>-0.186216309924478</text:p>
          </table:table-cell>
          <table:table-cell office:value-type="float" office:value="-0.189072697264731" calcext:value-type="float">
            <text:p>-0.189072697264731</text:p>
          </table:table-cell>
          <table:table-cell office:value-type="float" office:value="-0.197110094322126" calcext:value-type="float">
            <text:p>-0.197110094322126</text:p>
          </table:table-cell>
          <table:table-cell office:value-type="float" office:value="-0.209390164077572" calcext:value-type="float">
            <text:p>-0.209390164077572</text:p>
          </table:table-cell>
          <table:table-cell office:value-type="float" office:value="-0.219233413506329" calcext:value-type="float">
            <text:p>-0.219233413506329</text:p>
          </table:table-cell>
          <table:table-cell office:value-type="float" office:value="-0.218041271157653" calcext:value-type="float">
            <text:p>-0.218041271157653</text:p>
          </table:table-cell>
          <table:table-cell office:value-type="float" office:value="-0.223415460994068" calcext:value-type="float">
            <text:p>-0.223415460994068</text:p>
          </table:table-cell>
          <table:table-cell office:value-type="float" office:value="-0.199963765138804" calcext:value-type="float">
            <text:p>-0.199963765138804</text:p>
          </table:table-cell>
          <table:table-cell office:value-type="float" office:value="-0.171858328072791" calcext:value-type="float">
            <text:p>-0.171858328072791</text:p>
          </table:table-cell>
          <table:table-cell office:value-type="float" office:value="-0.173279870823242" calcext:value-type="float">
            <text:p>-0.173279870823242</text:p>
          </table:table-cell>
          <table:table-cell office:value-type="float" office:value="-0.228109900226153" calcext:value-type="float">
            <text:p>-0.228109900226153</text:p>
          </table:table-cell>
          <table:table-cell office:value-type="float" office:value="-0.231038872798576" calcext:value-type="float">
            <text:p>-0.231038872798576</text:p>
          </table:table-cell>
          <table:table-cell office:value-type="float" office:value="-0.175538911066756" calcext:value-type="float">
            <text:p>-0.175538911066756</text:p>
          </table:table-cell>
          <table:table-cell office:value-type="float" office:value="-0.223185818281504" calcext:value-type="float">
            <text:p>-0.223185818281504</text:p>
          </table:table-cell>
          <table:table-cell office:value-type="float" office:value="-0.223821426957264" calcext:value-type="float">
            <text:p>-0.223821426957264</text:p>
          </table:table-cell>
          <table:table-cell office:value-type="float" office:value="-0.224627550995649" calcext:value-type="float">
            <text:p>-0.224627550995649</text:p>
          </table:table-cell>
          <table:table-cell office:value-type="float" office:value="-0.208232066367472" calcext:value-type="float">
            <text:p>-0.208232066367472</text:p>
          </table:table-cell>
          <table:table-cell office:value-type="float" office:value="-0.196931721092411" calcext:value-type="float">
            <text:p>-0.196931721092411</text:p>
          </table:table-cell>
          <table:table-cell office:value-type="float" office:value="-0.189138761076113" calcext:value-type="float">
            <text:p>-0.189138761076113</text:p>
          </table:table-cell>
          <table:table-cell office:value-type="float" office:value="-0.185786405121532" calcext:value-type="float">
            <text:p>-0.185786405121532</text:p>
          </table:table-cell>
          <table:table-cell office:value-type="float" office:value="-0.202851791209447" calcext:value-type="float">
            <text:p>-0.202851791209447</text:p>
          </table:table-cell>
          <table:table-cell office:value-type="float" office:value="-0.223179687391188" calcext:value-type="float">
            <text:p>-0.223179687391188</text:p>
          </table:table-cell>
          <table:table-cell office:value-type="float" office:value="-0.223117794769687" calcext:value-type="float">
            <text:p>-0.223117794769687</text:p>
          </table:table-cell>
          <table:table-cell office:value-type="float" office:value="-0.224026998297306" calcext:value-type="float">
            <text:p>-0.224026998297306</text:p>
          </table:table-cell>
          <table:table-cell office:value-type="float" office:value="-0.19958469258677" calcext:value-type="float">
            <text:p>-0.19958469258677</text:p>
          </table:table-cell>
          <table:table-cell office:value-type="float" office:value="-0.182853617784148" calcext:value-type="float">
            <text:p>-0.182853617784148</text:p>
          </table:table-cell>
          <table:table-cell office:value-type="float" office:value="-0.179762517465426" calcext:value-type="float">
            <text:p>-0.179762517465426</text:p>
          </table:table-cell>
          <table:table-cell office:value-type="float" office:value="-0.180318765218196" calcext:value-type="float">
            <text:p>-0.180318765218196</text:p>
          </table:table-cell>
          <table:table-cell office:value-type="float" office:value="-0.185217894525779" calcext:value-type="float">
            <text:p>-0.185217894525779</text:p>
          </table:table-cell>
          <table:table-cell office:value-type="float" office:value="-0.192735247407706" calcext:value-type="float">
            <text:p>-0.192735247407706</text:p>
          </table:table-cell>
          <table:table-cell office:value-type="float" office:value="-0.196014567476555" calcext:value-type="float">
            <text:p>-0.196014567476555</text:p>
          </table:table-cell>
          <table:table-cell office:value-type="float" office:value="-0.202741458689328" calcext:value-type="float">
            <text:p>-0.202741458689328</text:p>
          </table:table-cell>
          <table:table-cell office:value-type="float" office:value="-0.216985938397221" calcext:value-type="float">
            <text:p>-0.216985938397221</text:p>
          </table:table-cell>
          <table:table-cell office:value-type="float" office:value="-0.216332030943129" calcext:value-type="float">
            <text:p>-0.216332030943129</text:p>
          </table:table-cell>
          <table:table-cell office:value-type="float" office:value="-0.165507387701401" calcext:value-type="float">
            <text:p>-0.165507387701401</text:p>
          </table:table-cell>
          <table:table-cell office:value-type="float" office:value="-0.167272629313463" calcext:value-type="float">
            <text:p>-0.167272629313463</text:p>
          </table:table-cell>
          <table:table-cell office:value-type="float" office:value="-0.209301219608219" calcext:value-type="float">
            <text:p>-0.209301219608219</text:p>
          </table:table-cell>
          <table:table-cell office:value-type="float" office:value="-0.208675387539325" calcext:value-type="float">
            <text:p>-0.208675387539325</text:p>
          </table:table-cell>
          <table:table-cell office:value-type="float" office:value="-0.210646906621611" calcext:value-type="float">
            <text:p>-0.210646906621611</text:p>
          </table:table-cell>
          <table:table-cell office:value-type="float" office:value="-0.150781043899636" calcext:value-type="float">
            <text:p>-0.150781043899636</text:p>
          </table:table-cell>
          <table:table-cell office:value-type="float" office:value="-0.20592085835001" calcext:value-type="float">
            <text:p>-0.20592085835001</text:p>
          </table:table-cell>
          <table:table-cell office:value-type="float" office:value="-0.207625193954206" calcext:value-type="float">
            <text:p>-0.207625193954206</text:p>
          </table:table-cell>
          <table:table-cell office:value-type="float" office:value="-0.14362451122747" calcext:value-type="float">
            <text:p>-0.14362451122747</text:p>
          </table:table-cell>
          <table:table-cell office:value-type="float" office:value="-0.197720712221757" calcext:value-type="float">
            <text:p>-0.197720712221757</text:p>
          </table:table-cell>
          <table:table-cell office:value-type="float" office:value="-0.20078639482084" calcext:value-type="float">
            <text:p>-0.20078639482084</text:p>
          </table:table-cell>
          <table:table-cell office:value-type="float" office:value="-0.142141072833777" calcext:value-type="float">
            <text:p>-0.142141072833777</text:p>
          </table:table-cell>
          <table:table-cell office:value-type="float" office:value="-0.189155631166266" calcext:value-type="float">
            <text:p>-0.189155631166266</text:p>
          </table:table-cell>
          <table:table-cell office:value-type="float" office:value="-0.182178841919034" calcext:value-type="float">
            <text:p>-0.182178841919034</text:p>
          </table:table-cell>
          <table:table-cell office:value-type="float" office:value="-0.178026144283684" calcext:value-type="float">
            <text:p>-0.178026144283684</text:p>
          </table:table-cell>
          <table:table-cell office:value-type="float" office:value="-0.150100121796741" calcext:value-type="float">
            <text:p>-0.150100121796741</text:p>
          </table:table-cell>
          <table:table-cell office:value-type="float" office:value="-0.15619803779642" calcext:value-type="float">
            <text:p>-0.15619803779642</text:p>
          </table:table-cell>
          <table:table-cell office:value-type="float" office:value="-0.159930059326109" calcext:value-type="float">
            <text:p>-0.159930059326109</text:p>
          </table:table-cell>
          <table:table-cell office:value-type="float" office:value="-0.159095487579516" calcext:value-type="float">
            <text:p>-0.159095487579516</text:p>
          </table:table-cell>
          <table:table-cell office:value-type="float" office:value="-0.159151630598797" calcext:value-type="float">
            <text:p>-0.159151630598797</text:p>
          </table:table-cell>
          <table:table-cell office:value-type="float" office:value="-0.155104487459979" calcext:value-type="float">
            <text:p>-0.155104487459979</text:p>
          </table:table-cell>
          <table:table-cell office:value-type="float" office:value="-0.154345950282926" calcext:value-type="float">
            <text:p>-0.154345950282926</text:p>
          </table:table-cell>
          <table:table-cell office:value-type="float" office:value="-0.156139062793238" calcext:value-type="float">
            <text:p>-0.156139062793238</text:p>
          </table:table-cell>
          <table:table-cell office:value-type="float" office:value="-0.155292718800971" calcext:value-type="float">
            <text:p>-0.155292718800971</text:p>
          </table:table-cell>
          <table:table-cell office:value-type="float" office:value="-0.154274655649835" calcext:value-type="float">
            <text:p>-0.154274655649835</text:p>
          </table:table-cell>
          <table:table-cell office:value-type="float" office:value="-0.154740509532819" calcext:value-type="float">
            <text:p>-0.154740509532819</text:p>
          </table:table-cell>
          <table:table-cell office:value-type="float" office:value="-0.155251017149877" calcext:value-type="float">
            <text:p>-0.155251017149877</text:p>
          </table:table-cell>
          <table:table-cell office:value-type="float" office:value="-0.154986030653401" calcext:value-type="float">
            <text:p>-0.154986030653401</text:p>
          </table:table-cell>
          <table:table-cell office:value-type="float" office:value="-0.15469506653976" calcext:value-type="float">
            <text:p>-0.15469506653976</text:p>
          </table:table-cell>
          <table:table-cell office:value-type="float" office:value="-0.154556775129214" calcext:value-type="float">
            <text:p>-0.154556775129214</text:p>
          </table:table-cell>
          <table:table-cell office:value-type="float" office:value="-0.154932165395619" calcext:value-type="float">
            <text:p>-0.154932165395619</text:p>
          </table:table-cell>
          <table:table-cell office:value-type="float" office:value="-0.154472590562995" calcext:value-type="float">
            <text:p>-0.154472590562995</text:p>
          </table:table-cell>
          <table:table-cell office:value-type="float" office:value="-0.154759627139571" calcext:value-type="float">
            <text:p>-0.154759627139571</text:p>
          </table:table-cell>
          <table:table-cell office:value-type="float" office:value="-0.154827778074195" calcext:value-type="float">
            <text:p>-0.154827778074195</text:p>
          </table:table-cell>
          <table:table-cell office:value-type="float" office:value="-0.154509537673947" calcext:value-type="float">
            <text:p>-0.154509537673947</text:p>
          </table:table-cell>
          <table:table-cell office:value-type="float" office:value="-0.154654602444801" calcext:value-type="float">
            <text:p>-0.154654602444801</text:p>
          </table:table-cell>
          <table:table-cell office:value-type="float" office:value="-0.154687474700084" calcext:value-type="float">
            <text:p>-0.154687474700084</text:p>
          </table:table-cell>
          <table:table-cell office:value-type="float" office:value="-0.154500036319643" calcext:value-type="float">
            <text:p>-0.154500036319643</text:p>
          </table:table-cell>
          <table:table-cell office:value-type="float" office:value="-0.154736583628242" calcext:value-type="float">
            <text:p>-0.154736583628242</text:p>
          </table:table-cell>
          <table:table-cell office:value-type="float" office:value="-0.154691239522734" calcext:value-type="float">
            <text:p>-0.154691239522734</text:p>
          </table:table-cell>
          <table:table-cell office:value-type="float" office:value="-0.154659715975939" calcext:value-type="float">
            <text:p>-0.154659715975939</text:p>
          </table:table-cell>
          <table:table-cell office:value-type="float" office:value="-0.154671755149024" calcext:value-type="float">
            <text:p>-0.154671755149024</text:p>
          </table:table-cell>
          <table:table-cell office:value-type="float" office:value="-0.154628079253673" calcext:value-type="float">
            <text:p>-0.154628079253673</text:p>
          </table:table-cell>
          <table:table-cell office:value-type="float" office:value="-0.154659969322174" calcext:value-type="float">
            <text:p>-0.154659969322174</text:p>
          </table:table-cell>
          <table:table-cell office:value-type="float" office:value="-0.154685177531386" calcext:value-type="float">
            <text:p>-0.154685177531386</text:p>
          </table:table-cell>
          <table:table-cell office:value-type="float" office:value="-0.154640722170696" calcext:value-type="float">
            <text:p>-0.154640722170696</text:p>
          </table:table-cell>
          <table:table-cell office:value-type="float" office:value="-0.154649103525288" calcext:value-type="float">
            <text:p>-0.154649103525288</text:p>
          </table:table-cell>
          <table:table-cell office:value-type="float" office:value="-0.154616836382201" calcext:value-type="float">
            <text:p>-0.154616836382201</text:p>
          </table:table-cell>
          <table:table-cell office:value-type="float" office:value="-0.154679677225707" calcext:value-type="float">
            <text:p>-0.154679677225707</text:p>
          </table:table-cell>
          <table:table-cell office:value-type="float" office:value="-0.154690860718909" calcext:value-type="float">
            <text:p>-0.154690860718909</text:p>
          </table:table-cell>
          <table:table-cell office:value-type="float" office:value="-0.15460987152616" calcext:value-type="float">
            <text:p>-0.15460987152616</text:p>
          </table:table-cell>
          <table:table-cell office:value-type="float" office:value="-0.154598646352142" calcext:value-type="float">
            <text:p>-0.154598646352142</text:p>
          </table:table-cell>
          <table:table-cell office:value-type="float" office:value="-0.15461786765095" calcext:value-type="float">
            <text:p>-0.15461786765095</text:p>
          </table:table-cell>
          <table:table-cell office:value-type="float" office:value="-0.154615573186095" calcext:value-type="float">
            <text:p>-0.154615573186095</text:p>
          </table:table-cell>
          <table:table-cell office:value-type="float" office:value="-0.154644185830401" calcext:value-type="float">
            <text:p>-0.154644185830401</text:p>
          </table:table-cell>
          <table:table-cell office:value-type="float" office:value="-0.154685605402507" calcext:value-type="float">
            <text:p>-0.154685605402507</text:p>
          </table:table-cell>
          <table:table-cell office:value-type="float" office:value="-0.154630210526413" calcext:value-type="float">
            <text:p>-0.154630210526413</text:p>
          </table:table-cell>
          <table:table-cell office:value-type="float" office:value="-0.15459755916401" calcext:value-type="float">
            <text:p>-0.15459755916401</text:p>
          </table:table-cell>
          <table:table-cell office:value-type="float" office:value="-0.154646243421042" calcext:value-type="float">
            <text:p>-0.154646243421042</text:p>
          </table:table-cell>
          <table:table-cell office:value-type="float" office:value="-0.154633672688129" calcext:value-type="float">
            <text:p>-0.154633672688129</text:p>
          </table:table-cell>
          <table:table-cell office:value-type="float" office:value="-0.154604768381323" calcext:value-type="float">
            <text:p>-0.154604768381323</text:p>
          </table:table-cell>
          <table:table-cell office:value-type="float" office:value="-0.154635172828134" calcext:value-type="float">
            <text:p>-0.154635172828134</text:p>
          </table:table-cell>
          <table:table-cell office:value-type="float" office:value="-0.154588848656406" calcext:value-type="float">
            <text:p>-0.154588848656406</text:p>
          </table:table-cell>
          <table:table-cell office:value-type="float" office:value="-0.154648847690329" calcext:value-type="float">
            <text:p>-0.154648847690329</text:p>
          </table:table-cell>
          <table:table-cell office:value-type="float" office:value="-0.154612642785885" calcext:value-type="float">
            <text:p>-0.154612642785885</text:p>
          </table:table-cell>
          <table:table-cell office:value-type="float" office:value="-0.154646249686167" calcext:value-type="float">
            <text:p>-0.154646249686167</text:p>
          </table:table-cell>
          <table:table-cell office:value-type="float" office:value="-0.154615392464538" calcext:value-type="float">
            <text:p>-0.154615392464538</text:p>
          </table:table-cell>
          <table:table-cell office:value-type="float" office:value="-0.154644713966276" calcext:value-type="float">
            <text:p>-0.154644713966276</text:p>
          </table:table-cell>
          <table:table-cell office:value-type="float" office:value="-0.154668890473604" calcext:value-type="float">
            <text:p>-0.154668890473604</text:p>
          </table:table-cell>
          <table:table-cell office:value-type="float" office:value="-0.154646843791522" calcext:value-type="float">
            <text:p>-0.154646843791522</text:p>
          </table:table-cell>
          <table:table-cell office:value-type="float" office:value="-0.154693083534098" calcext:value-type="float">
            <text:p>-0.154693083534098</text:p>
          </table:table-cell>
          <table:table-cell office:value-type="float" office:value="-0.154671971253746" calcext:value-type="float">
            <text:p>-0.154671971253746</text:p>
          </table:table-cell>
          <table:table-cell office:value-type="float" office:value="-0.154629476811776" calcext:value-type="float">
            <text:p>-0.154629476811776</text:p>
          </table:table-cell>
          <table:table-cell office:value-type="float" office:value="-0.154659835290767" calcext:value-type="float">
            <text:p>-0.154659835290767</text:p>
          </table:table-cell>
          <table:table-cell office:value-type="float" office:value="-0.154674356767731" calcext:value-type="float">
            <text:p>-0.154674356767731</text:p>
          </table:table-cell>
          <table:table-cell office:value-type="float" office:value="-0.154691764625584" calcext:value-type="float">
            <text:p>-0.154691764625584</text:p>
          </table:table-cell>
          <table:table-cell office:value-type="float" office:value="-0.154718417958668" calcext:value-type="float">
            <text:p>-0.154718417958668</text:p>
          </table:table-cell>
          <table:table-cell office:value-type="float" office:value="-0.154618450995783" calcext:value-type="float">
            <text:p>-0.154618450995783</text:p>
          </table:table-cell>
          <table:table-cell office:value-type="float" office:value="-0.154645818148946" calcext:value-type="float">
            <text:p>-0.154645818148946</text:p>
          </table:table-cell>
          <table:table-cell office:value-type="float" office:value="-0.154638785030776" calcext:value-type="float">
            <text:p>-0.154638785030776</text:p>
          </table:table-cell>
          <table:table-cell office:value-type="float" office:value="-0.154646833581224" calcext:value-type="float">
            <text:p>-0.154646833581224</text:p>
          </table:table-cell>
          <table:table-cell office:value-type="float" office:value="-0.154675416832398" calcext:value-type="float">
            <text:p>-0.154675416832398</text:p>
          </table:table-cell>
          <table:table-cell office:value-type="float" office:value="-0.15470201884643" calcext:value-type="float">
            <text:p>-0.15470201884643</text:p>
          </table:table-cell>
          <table:table-cell office:value-type="float" office:value="-0.154676413549679" calcext:value-type="float">
            <text:p>-0.154676413549679</text:p>
          </table:table-cell>
          <table:table-cell office:value-type="float" office:value="-0.154662198356868" calcext:value-type="float">
            <text:p>-0.154662198356868</text:p>
          </table:table-cell>
          <table:table-cell office:value-type="float" office:value="-0.154660620526355" calcext:value-type="float">
            <text:p>-0.154660620526355</text:p>
          </table:table-cell>
          <table:table-cell office:value-type="float" office:value="-0.154570575378252" calcext:value-type="float">
            <text:p>-0.154570575378252</text:p>
          </table:table-cell>
          <table:table-cell office:value-type="float" office:value="-0.154652221425175" calcext:value-type="float">
            <text:p>-0.154652221425175</text:p>
          </table:table-cell>
          <table:table-cell office:value-type="float" office:value="-0.154633408960098" calcext:value-type="float">
            <text:p>-0.154633408960098</text:p>
          </table:table-cell>
          <table:table-cell office:value-type="float" office:value="-0.154673362803598" calcext:value-type="float">
            <text:p>-0.154673362803598</text:p>
          </table:table-cell>
          <table:table-cell office:value-type="float" office:value="-0.154628267918091" calcext:value-type="float">
            <text:p>-0.154628267918091</text:p>
          </table:table-cell>
          <table:table-cell office:value-type="float" office:value="-0.154646429546758" calcext:value-type="float">
            <text:p>-0.154646429546758</text:p>
          </table:table-cell>
          <table:table-cell office:value-type="float" office:value="-0.154692612374015" calcext:value-type="float">
            <text:p>-0.154692612374015</text:p>
          </table:table-cell>
          <table:table-cell office:value-type="float" office:value="-0.154687645677127" calcext:value-type="float">
            <text:p>-0.154687645677127</text:p>
          </table:table-cell>
          <table:table-cell office:value-type="float" office:value="-0.154682235821607" calcext:value-type="float">
            <text:p>-0.154682235821607</text:p>
          </table:table-cell>
          <table:table-cell office:value-type="float" office:value="-0.15462079250529" calcext:value-type="float">
            <text:p>-0.15462079250529</text:p>
          </table:table-cell>
          <table:table-cell office:value-type="float" office:value="-0.154632383206644" calcext:value-type="float">
            <text:p>-0.154632383206644</text:p>
          </table:table-cell>
          <table:table-cell office:value-type="float" office:value="-0.154622267817161" calcext:value-type="float">
            <text:p>-0.154622267817161</text:p>
          </table:table-cell>
          <table:table-cell office:value-type="float" office:value="-0.154675302658773" calcext:value-type="float">
            <text:p>-0.154675302658773</text:p>
          </table:table-cell>
          <table:table-cell office:value-type="float" office:value="-0.15465465416116" calcext:value-type="float">
            <text:p>-0.15465465416116</text:p>
          </table:table-cell>
          <table:table-cell office:value-type="float" office:value="-0.154622870901351" calcext:value-type="float">
            <text:p>-0.154622870901351</text:p>
          </table:table-cell>
          <table:table-cell table:number-columns-repeated="495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0146527761718" calcext:value-type="float">
            <text:p>0.300146527761718</text:p>
          </table:table-cell>
          <table:table-cell office:value-type="float" office:value="0.300137742831453" calcext:value-type="float">
            <text:p>0.300137742831453</text:p>
          </table:table-cell>
          <table:table-cell office:value-type="float" office:value="0.300146596567102" calcext:value-type="float">
            <text:p>0.300146596567102</text:p>
          </table:table-cell>
          <table:table-cell office:value-type="float" office:value="0.300137732961957" calcext:value-type="float">
            <text:p>0.300137732961957</text:p>
          </table:table-cell>
          <table:table-cell office:value-type="float" office:value="0.30015498151552" calcext:value-type="float">
            <text:p>0.30015498151552</text:p>
          </table:table-cell>
          <table:table-cell office:value-type="float" office:value="0.300149017689712" calcext:value-type="float">
            <text:p>0.300149017689712</text:p>
          </table:table-cell>
          <table:table-cell office:value-type="float" office:value="0.300125324379981" calcext:value-type="float">
            <text:p>0.300125324379981</text:p>
          </table:table-cell>
          <table:table-cell office:value-type="float" office:value="0.300133263389598" calcext:value-type="float">
            <text:p>0.300133263389598</text:p>
          </table:table-cell>
          <table:table-cell office:value-type="float" office:value="0.300145846449955" calcext:value-type="float">
            <text:p>0.300145846449955</text:p>
          </table:table-cell>
          <table:table-cell office:value-type="float" office:value="0.300148578074106" calcext:value-type="float">
            <text:p>0.300148578074106</text:p>
          </table:table-cell>
          <table:table-cell office:value-type="float" office:value="0.30012830712502" calcext:value-type="float">
            <text:p>0.30012830712502</text:p>
          </table:table-cell>
          <table:table-cell office:value-type="float" office:value="0.300162261211539" calcext:value-type="float">
            <text:p>0.300162261211539</text:p>
          </table:table-cell>
          <table:table-cell office:value-type="float" office:value="0.300150518929434" calcext:value-type="float">
            <text:p>0.300150518929434</text:p>
          </table:table-cell>
          <table:table-cell office:value-type="float" office:value="0.300158147568947" calcext:value-type="float">
            <text:p>0.300158147568947</text:p>
          </table:table-cell>
          <table:table-cell office:value-type="float" office:value="0.300160960134345" calcext:value-type="float">
            <text:p>0.300160960134345</text:p>
          </table:table-cell>
          <table:table-cell office:value-type="float" office:value="0.300162001472101" calcext:value-type="float">
            <text:p>0.300162001472101</text:p>
          </table:table-cell>
          <table:table-cell office:value-type="float" office:value="0.300183114864008" calcext:value-type="float">
            <text:p>0.300183114864008</text:p>
          </table:table-cell>
          <table:table-cell office:value-type="float" office:value="0.300178260382814" calcext:value-type="float">
            <text:p>0.300178260382814</text:p>
          </table:table-cell>
          <table:table-cell office:value-type="float" office:value="0.300153858071421" calcext:value-type="float">
            <text:p>0.300153858071421</text:p>
          </table:table-cell>
          <table:table-cell office:value-type="float" office:value="0.300155368930032" calcext:value-type="float">
            <text:p>0.300155368930032</text:p>
          </table:table-cell>
          <table:table-cell office:value-type="float" office:value="0.300172707177262" calcext:value-type="float">
            <text:p>0.300172707177262</text:p>
          </table:table-cell>
          <table:table-cell office:value-type="float" office:value="0.300174474769323" calcext:value-type="float">
            <text:p>0.300174474769323</text:p>
          </table:table-cell>
          <table:table-cell office:value-type="float" office:value="0.300150915265952" calcext:value-type="float">
            <text:p>0.300150915265952</text:p>
          </table:table-cell>
          <table:table-cell office:value-type="float" office:value="0.30014887707825" calcext:value-type="float">
            <text:p>0.30014887707825</text:p>
          </table:table-cell>
          <table:table-cell office:value-type="float" office:value="0.300155241629675" calcext:value-type="float">
            <text:p>0.300155241629675</text:p>
          </table:table-cell>
          <table:table-cell office:value-type="float" office:value="0.300149960965729" calcext:value-type="float">
            <text:p>0.300149960965729</text:p>
          </table:table-cell>
          <table:table-cell office:value-type="float" office:value="0.300145123151367" calcext:value-type="float">
            <text:p>0.300145123151367</text:p>
          </table:table-cell>
          <table:table-cell office:value-type="float" office:value="0.300175838807432" calcext:value-type="float">
            <text:p>0.300175838807432</text:p>
          </table:table-cell>
          <table:table-cell office:value-type="float" office:value="0.300164998438919" calcext:value-type="float">
            <text:p>0.300164998438919</text:p>
          </table:table-cell>
          <table:table-cell office:value-type="float" office:value="0.300152247674221" calcext:value-type="float">
            <text:p>0.300152247674221</text:p>
          </table:table-cell>
          <table:table-cell office:value-type="float" office:value="0.300154502672191" calcext:value-type="float">
            <text:p>0.300154502672191</text:p>
          </table:table-cell>
          <table:table-cell office:value-type="float" office:value="0.30013939626372" calcext:value-type="float">
            <text:p>0.30013939626372</text:p>
          </table:table-cell>
          <table:table-cell office:value-type="float" office:value="0.30014928748724" calcext:value-type="float">
            <text:p>0.30014928748724</text:p>
          </table:table-cell>
          <table:table-cell office:value-type="float" office:value="0.300162893652283" calcext:value-type="float">
            <text:p>0.300162893652283</text:p>
          </table:table-cell>
          <table:table-cell office:value-type="float" office:value="0.300152316793454" calcext:value-type="float">
            <text:p>0.300152316793454</text:p>
          </table:table-cell>
          <table:table-cell office:value-type="float" office:value="0.300156638200239" calcext:value-type="float">
            <text:p>0.300156638200239</text:p>
          </table:table-cell>
          <table:table-cell office:value-type="float" office:value="0.300160588385175" calcext:value-type="float">
            <text:p>0.300160588385175</text:p>
          </table:table-cell>
          <table:table-cell office:value-type="float" office:value="0.300163958294272" calcext:value-type="float">
            <text:p>0.300163958294272</text:p>
          </table:table-cell>
          <table:table-cell office:value-type="float" office:value="0.300164525844236" calcext:value-type="float">
            <text:p>0.300164525844236</text:p>
          </table:table-cell>
          <table:table-cell office:value-type="float" office:value="0.300152965683527" calcext:value-type="float">
            <text:p>0.300152965683527</text:p>
          </table:table-cell>
          <table:table-cell office:value-type="float" office:value="0.300167251971262" calcext:value-type="float">
            <text:p>0.300167251971262</text:p>
          </table:table-cell>
          <table:table-cell office:value-type="float" office:value="0.300175243131521" calcext:value-type="float">
            <text:p>0.300175243131521</text:p>
          </table:table-cell>
          <table:table-cell office:value-type="float" office:value="0.300179291357395" calcext:value-type="float">
            <text:p>0.300179291357395</text:p>
          </table:table-cell>
          <table:table-cell office:value-type="float" office:value="0.300157990977776" calcext:value-type="float">
            <text:p>0.300157990977776</text:p>
          </table:table-cell>
          <table:table-cell office:value-type="float" office:value="0.30016272008737" calcext:value-type="float">
            <text:p>0.30016272008737</text:p>
          </table:table-cell>
          <table:table-cell office:value-type="float" office:value="0.300159153528947" calcext:value-type="float">
            <text:p>0.300159153528947</text:p>
          </table:table-cell>
          <table:table-cell office:value-type="float" office:value="0.300153809760491" calcext:value-type="float">
            <text:p>0.300153809760491</text:p>
          </table:table-cell>
          <table:table-cell office:value-type="float" office:value="0.300134486069357" calcext:value-type="float">
            <text:p>0.300134486069357</text:p>
          </table:table-cell>
          <table:table-cell office:value-type="float" office:value="0.300158860855468" calcext:value-type="float">
            <text:p>0.300158860855468</text:p>
          </table:table-cell>
          <table:table-cell office:value-type="float" office:value="0.300150392042556" calcext:value-type="float">
            <text:p>0.300150392042556</text:p>
          </table:table-cell>
          <table:table-cell office:value-type="float" office:value="0.300187193498688" calcext:value-type="float">
            <text:p>0.300187193498688</text:p>
          </table:table-cell>
          <table:table-cell office:value-type="float" office:value="0.300248734016648" calcext:value-type="float">
            <text:p>0.300248734016648</text:p>
          </table:table-cell>
          <table:table-cell office:value-type="float" office:value="0.300192431204366" calcext:value-type="float">
            <text:p>0.300192431204366</text:p>
          </table:table-cell>
          <table:table-cell office:value-type="float" office:value="0.300166346749419" calcext:value-type="float">
            <text:p>0.300166346749419</text:p>
          </table:table-cell>
          <table:table-cell office:value-type="float" office:value="0.30018081994156" calcext:value-type="float">
            <text:p>0.30018081994156</text:p>
          </table:table-cell>
          <table:table-cell office:value-type="float" office:value="0.300174586835868" calcext:value-type="float">
            <text:p>0.300174586835868</text:p>
          </table:table-cell>
          <table:table-cell office:value-type="float" office:value="0.300175071947353" calcext:value-type="float">
            <text:p>0.300175071947353</text:p>
          </table:table-cell>
          <table:table-cell office:value-type="float" office:value="0.300159691475323" calcext:value-type="float">
            <text:p>0.300159691475323</text:p>
          </table:table-cell>
          <table:table-cell office:value-type="float" office:value="0.300120023960352" calcext:value-type="float">
            <text:p>0.300120023960352</text:p>
          </table:table-cell>
          <table:table-cell office:value-type="float" office:value="0.300106097031629" calcext:value-type="float">
            <text:p>0.300106097031629</text:p>
          </table:table-cell>
          <table:table-cell office:value-type="float" office:value="0.300264055228108" calcext:value-type="float">
            <text:p>0.300264055228108</text:p>
          </table:table-cell>
          <table:table-cell office:value-type="float" office:value="0.300599547127434" calcext:value-type="float">
            <text:p>0.300599547127434</text:p>
          </table:table-cell>
          <table:table-cell office:value-type="float" office:value="0.302519359273758" calcext:value-type="float">
            <text:p>0.302519359273758</text:p>
          </table:table-cell>
          <table:table-cell office:value-type="float" office:value="0.30490575218419" calcext:value-type="float">
            <text:p>0.30490575218419</text:p>
          </table:table-cell>
          <table:table-cell office:value-type="float" office:value="0.307068948279992" calcext:value-type="float">
            <text:p>0.307068948279992</text:p>
          </table:table-cell>
          <table:table-cell office:value-type="float" office:value="0.304816476023368" calcext:value-type="float">
            <text:p>0.304816476023368</text:p>
          </table:table-cell>
          <table:table-cell office:value-type="float" office:value="0.30250503830125" calcext:value-type="float">
            <text:p>0.30250503830125</text:p>
          </table:table-cell>
          <table:table-cell office:value-type="float" office:value="0.30235546911738" calcext:value-type="float">
            <text:p>0.30235546911738</text:p>
          </table:table-cell>
          <table:table-cell office:value-type="float" office:value="0.302397287246061" calcext:value-type="float">
            <text:p>0.302397287246061</text:p>
          </table:table-cell>
          <table:table-cell office:value-type="float" office:value="0.305020247450402" calcext:value-type="float">
            <text:p>0.305020247450402</text:p>
          </table:table-cell>
          <table:table-cell office:value-type="float" office:value="0.302810132594865" calcext:value-type="float">
            <text:p>0.302810132594865</text:p>
          </table:table-cell>
          <table:table-cell office:value-type="float" office:value="0.300639194481502" calcext:value-type="float">
            <text:p>0.300639194481502</text:p>
          </table:table-cell>
          <table:table-cell office:value-type="float" office:value="0.300373160253481" calcext:value-type="float">
            <text:p>0.300373160253481</text:p>
          </table:table-cell>
          <table:table-cell office:value-type="float" office:value="0.301070631859433" calcext:value-type="float">
            <text:p>0.301070631859433</text:p>
          </table:table-cell>
          <table:table-cell office:value-type="float" office:value="0.303431602618058" calcext:value-type="float">
            <text:p>0.303431602618058</text:p>
          </table:table-cell>
          <table:table-cell office:value-type="float" office:value="0.306384800657065" calcext:value-type="float">
            <text:p>0.306384800657065</text:p>
          </table:table-cell>
          <table:table-cell office:value-type="float" office:value="0.304723899278541" calcext:value-type="float">
            <text:p>0.304723899278541</text:p>
          </table:table-cell>
          <table:table-cell office:value-type="float" office:value="0.30460417825699" calcext:value-type="float">
            <text:p>0.30460417825699</text:p>
          </table:table-cell>
          <table:table-cell office:value-type="float" office:value="0.298836622645809" calcext:value-type="float">
            <text:p>0.298836622645809</text:p>
          </table:table-cell>
          <table:table-cell office:value-type="float" office:value="0.301623304984749" calcext:value-type="float">
            <text:p>0.301623304984749</text:p>
          </table:table-cell>
          <table:table-cell office:value-type="float" office:value="0.301784548638993" calcext:value-type="float">
            <text:p>0.301784548638993</text:p>
          </table:table-cell>
          <table:table-cell office:value-type="float" office:value="0.297860884933981" calcext:value-type="float">
            <text:p>0.297860884933981</text:p>
          </table:table-cell>
          <table:table-cell office:value-type="float" office:value="0.299519108334182" calcext:value-type="float">
            <text:p>0.299519108334182</text:p>
          </table:table-cell>
          <table:table-cell office:value-type="float" office:value="0.304547160717424" calcext:value-type="float">
            <text:p>0.304547160717424</text:p>
          </table:table-cell>
          <table:table-cell office:value-type="float" office:value="0.304213228495483" calcext:value-type="float">
            <text:p>0.304213228495483</text:p>
          </table:table-cell>
          <table:table-cell office:value-type="float" office:value="0.30612646841573" calcext:value-type="float">
            <text:p>0.30612646841573</text:p>
          </table:table-cell>
          <table:table-cell office:value-type="float" office:value="0.301057370721139" calcext:value-type="float">
            <text:p>0.301057370721139</text:p>
          </table:table-cell>
          <table:table-cell office:value-type="float" office:value="0.301240890369974" calcext:value-type="float">
            <text:p>0.301240890369974</text:p>
          </table:table-cell>
          <table:table-cell office:value-type="float" office:value="0.306294885811981" calcext:value-type="float">
            <text:p>0.306294885811981</text:p>
          </table:table-cell>
          <table:table-cell office:value-type="float" office:value="0.306552358674666" calcext:value-type="float">
            <text:p>0.306552358674666</text:p>
          </table:table-cell>
          <table:table-cell office:value-type="float" office:value="0.301999093386806" calcext:value-type="float">
            <text:p>0.301999093386806</text:p>
          </table:table-cell>
          <table:table-cell office:value-type="float" office:value="0.302571370946637" calcext:value-type="float">
            <text:p>0.302571370946637</text:p>
          </table:table-cell>
          <table:table-cell office:value-type="float" office:value="0.307086344143118" calcext:value-type="float">
            <text:p>0.307086344143118</text:p>
          </table:table-cell>
          <table:table-cell office:value-type="float" office:value="0.307194491300771" calcext:value-type="float">
            <text:p>0.307194491300771</text:p>
          </table:table-cell>
          <table:table-cell office:value-type="float" office:value="0.300630942400756" calcext:value-type="float">
            <text:p>0.300630942400756</text:p>
          </table:table-cell>
          <table:table-cell office:value-type="float" office:value="0.308788926037589" calcext:value-type="float">
            <text:p>0.308788926037589</text:p>
          </table:table-cell>
          <table:table-cell office:value-type="float" office:value="0.302304437323621" calcext:value-type="float">
            <text:p>0.302304437323621</text:p>
          </table:table-cell>
          <table:table-cell office:value-type="float" office:value="0.307723121327976" calcext:value-type="float">
            <text:p>0.307723121327976</text:p>
          </table:table-cell>
          <table:table-cell office:value-type="float" office:value="0.302321862361554" calcext:value-type="float">
            <text:p>0.302321862361554</text:p>
          </table:table-cell>
          <table:table-cell office:value-type="float" office:value="0.309334195177631" calcext:value-type="float">
            <text:p>0.309334195177631</text:p>
          </table:table-cell>
          <table:table-cell office:value-type="float" office:value="0.30565146975297" calcext:value-type="float">
            <text:p>0.30565146975297</text:p>
          </table:table-cell>
          <table:table-cell office:value-type="float" office:value="0.305223727155188" calcext:value-type="float">
            <text:p>0.305223727155188</text:p>
          </table:table-cell>
          <table:table-cell office:value-type="float" office:value="0.307238001842745" calcext:value-type="float">
            <text:p>0.307238001842745</text:p>
          </table:table-cell>
          <table:table-cell office:value-type="float" office:value="0.304002327981395" calcext:value-type="float">
            <text:p>0.304002327981395</text:p>
          </table:table-cell>
          <table:table-cell office:value-type="float" office:value="0.302004564518695" calcext:value-type="float">
            <text:p>0.302004564518695</text:p>
          </table:table-cell>
          <table:table-cell office:value-type="float" office:value="0.301859222059711" calcext:value-type="float">
            <text:p>0.301859222059711</text:p>
          </table:table-cell>
          <table:table-cell office:value-type="float" office:value="0.30569290260582" calcext:value-type="float">
            <text:p>0.30569290260582</text:p>
          </table:table-cell>
          <table:table-cell office:value-type="float" office:value="0.310644618397723" calcext:value-type="float">
            <text:p>0.310644618397723</text:p>
          </table:table-cell>
          <table:table-cell office:value-type="float" office:value="0.306467224071882" calcext:value-type="float">
            <text:p>0.306467224071882</text:p>
          </table:table-cell>
          <table:table-cell office:value-type="float" office:value="0.306344906892745" calcext:value-type="float">
            <text:p>0.306344906892745</text:p>
          </table:table-cell>
          <table:table-cell office:value-type="float" office:value="0.305877798090935" calcext:value-type="float">
            <text:p>0.305877798090935</text:p>
          </table:table-cell>
          <table:table-cell office:value-type="float" office:value="0.304582728744591" calcext:value-type="float">
            <text:p>0.304582728744591</text:p>
          </table:table-cell>
          <table:table-cell office:value-type="float" office:value="0.302375754268686" calcext:value-type="float">
            <text:p>0.302375754268686</text:p>
          </table:table-cell>
          <table:table-cell office:value-type="float" office:value="0.302137191487372" calcext:value-type="float">
            <text:p>0.302137191487372</text:p>
          </table:table-cell>
          <table:table-cell office:value-type="float" office:value="0.302958087824934" calcext:value-type="float">
            <text:p>0.302958087824934</text:p>
          </table:table-cell>
          <table:table-cell office:value-type="float" office:value="0.305431734637335" calcext:value-type="float">
            <text:p>0.305431734637335</text:p>
          </table:table-cell>
          <table:table-cell office:value-type="float" office:value="0.308441336031859" calcext:value-type="float">
            <text:p>0.308441336031859</text:p>
          </table:table-cell>
          <table:table-cell office:value-type="float" office:value="0.310638560020048" calcext:value-type="float">
            <text:p>0.310638560020048</text:p>
          </table:table-cell>
          <table:table-cell office:value-type="float" office:value="0.30644063407936" calcext:value-type="float">
            <text:p>0.30644063407936</text:p>
          </table:table-cell>
          <table:table-cell office:value-type="float" office:value="0.306496149446195" calcext:value-type="float">
            <text:p>0.306496149446195</text:p>
          </table:table-cell>
          <table:table-cell office:value-type="float" office:value="0.30575454639652" calcext:value-type="float">
            <text:p>0.30575454639652</text:p>
          </table:table-cell>
          <table:table-cell office:value-type="float" office:value="0.306986670556094" calcext:value-type="float">
            <text:p>0.306986670556094</text:p>
          </table:table-cell>
          <table:table-cell office:value-type="float" office:value="0.304161667165965" calcext:value-type="float">
            <text:p>0.304161667165965</text:p>
          </table:table-cell>
          <table:table-cell office:value-type="float" office:value="0.304324637741414" calcext:value-type="float">
            <text:p>0.304324637741414</text:p>
          </table:table-cell>
          <table:table-cell office:value-type="float" office:value="0.311594619060717" calcext:value-type="float">
            <text:p>0.311594619060717</text:p>
          </table:table-cell>
          <table:table-cell office:value-type="float" office:value="0.308596874699031" calcext:value-type="float">
            <text:p>0.308596874699031</text:p>
          </table:table-cell>
          <table:table-cell office:value-type="float" office:value="0.309363692918893" calcext:value-type="float">
            <text:p>0.309363692918893</text:p>
          </table:table-cell>
          <table:table-cell office:value-type="float" office:value="0.30537583527371" calcext:value-type="float">
            <text:p>0.30537583527371</text:p>
          </table:table-cell>
          <table:table-cell office:value-type="float" office:value="0.304726772096992" calcext:value-type="float">
            <text:p>0.304726772096992</text:p>
          </table:table-cell>
          <table:table-cell office:value-type="float" office:value="0.305797590606492" calcext:value-type="float">
            <text:p>0.305797590606492</text:p>
          </table:table-cell>
          <table:table-cell office:value-type="float" office:value="0.307761614659528" calcext:value-type="float">
            <text:p>0.307761614659528</text:p>
          </table:table-cell>
          <table:table-cell office:value-type="float" office:value="0.307834647589803" calcext:value-type="float">
            <text:p>0.307834647589803</text:p>
          </table:table-cell>
          <table:table-cell office:value-type="float" office:value="0.308302555433612" calcext:value-type="float">
            <text:p>0.308302555433612</text:p>
          </table:table-cell>
          <table:table-cell office:value-type="float" office:value="0.310101175120642" calcext:value-type="float">
            <text:p>0.310101175120642</text:p>
          </table:table-cell>
          <table:table-cell office:value-type="float" office:value="0.304094925126616" calcext:value-type="float">
            <text:p>0.304094925126616</text:p>
          </table:table-cell>
          <table:table-cell office:value-type="float" office:value="0.304231955450709" calcext:value-type="float">
            <text:p>0.304231955450709</text:p>
          </table:table-cell>
          <table:table-cell office:value-type="float" office:value="0.308337213853242" calcext:value-type="float">
            <text:p>0.308337213853242</text:p>
          </table:table-cell>
          <table:table-cell office:value-type="float" office:value="0.3102617117617" calcext:value-type="float">
            <text:p>0.3102617117617</text:p>
          </table:table-cell>
          <table:table-cell office:value-type="float" office:value="0.311826946036637" calcext:value-type="float">
            <text:p>0.311826946036637</text:p>
          </table:table-cell>
          <table:table-cell office:value-type="float" office:value="0.312229454667458" calcext:value-type="float">
            <text:p>0.312229454667458</text:p>
          </table:table-cell>
          <table:table-cell office:value-type="float" office:value="0.307615976609333" calcext:value-type="float">
            <text:p>0.307615976609333</text:p>
          </table:table-cell>
          <table:table-cell office:value-type="float" office:value="0.307963174049892" calcext:value-type="float">
            <text:p>0.307963174049892</text:p>
          </table:table-cell>
          <table:table-cell office:value-type="float" office:value="0.306959703941748" calcext:value-type="float">
            <text:p>0.306959703941748</text:p>
          </table:table-cell>
          <table:table-cell office:value-type="float" office:value="0.30775016465377" calcext:value-type="float">
            <text:p>0.30775016465377</text:p>
          </table:table-cell>
          <table:table-cell office:value-type="float" office:value="0.304129394006053" calcext:value-type="float">
            <text:p>0.304129394006053</text:p>
          </table:table-cell>
          <table:table-cell office:value-type="float" office:value="0.305234638597506" calcext:value-type="float">
            <text:p>0.305234638597506</text:p>
          </table:table-cell>
          <table:table-cell office:value-type="float" office:value="0.31050569712947" calcext:value-type="float">
            <text:p>0.31050569712947</text:p>
          </table:table-cell>
          <table:table-cell office:value-type="float" office:value="0.312415751690128" calcext:value-type="float">
            <text:p>0.312415751690128</text:p>
          </table:table-cell>
          <table:table-cell office:value-type="float" office:value="0.309030191198555" calcext:value-type="float">
            <text:p>0.309030191198555</text:p>
          </table:table-cell>
          <table:table-cell office:value-type="float" office:value="0.309276818687533" calcext:value-type="float">
            <text:p>0.309276818687533</text:p>
          </table:table-cell>
          <table:table-cell office:value-type="float" office:value="0.309068934915783" calcext:value-type="float">
            <text:p>0.309068934915783</text:p>
          </table:table-cell>
          <table:table-cell office:value-type="float" office:value="0.304523664883967" calcext:value-type="float">
            <text:p>0.304523664883967</text:p>
          </table:table-cell>
          <table:table-cell office:value-type="float" office:value="0.305123120761283" calcext:value-type="float">
            <text:p>0.305123120761283</text:p>
          </table:table-cell>
          <table:table-cell office:value-type="float" office:value="0.304920911721237" calcext:value-type="float">
            <text:p>0.304920911721237</text:p>
          </table:table-cell>
          <table:table-cell office:value-type="float" office:value="0.308509233709171" calcext:value-type="float">
            <text:p>0.308509233709171</text:p>
          </table:table-cell>
          <table:table-cell office:value-type="float" office:value="0.304391336955745" calcext:value-type="float">
            <text:p>0.304391336955745</text:p>
          </table:table-cell>
          <table:table-cell office:value-type="float" office:value="0.309592009207685" calcext:value-type="float">
            <text:p>0.309592009207685</text:p>
          </table:table-cell>
          <table:table-cell office:value-type="float" office:value="0.308401605376005" calcext:value-type="float">
            <text:p>0.308401605376005</text:p>
          </table:table-cell>
          <table:table-cell office:value-type="float" office:value="0.308388294834433" calcext:value-type="float">
            <text:p>0.308388294834433</text:p>
          </table:table-cell>
          <table:table-cell office:value-type="float" office:value="0.304527593043259" calcext:value-type="float">
            <text:p>0.304527593043259</text:p>
          </table:table-cell>
          <table:table-cell office:value-type="float" office:value="0.304920779526979" calcext:value-type="float">
            <text:p>0.304920779526979</text:p>
          </table:table-cell>
          <table:table-cell office:value-type="float" office:value="0.306129308685947" calcext:value-type="float">
            <text:p>0.306129308685947</text:p>
          </table:table-cell>
          <table:table-cell office:value-type="float" office:value="0.31281817633652" calcext:value-type="float">
            <text:p>0.31281817633652</text:p>
          </table:table-cell>
          <table:table-cell office:value-type="float" office:value="0.311288281275798" calcext:value-type="float">
            <text:p>0.311288281275798</text:p>
          </table:table-cell>
          <table:table-cell office:value-type="float" office:value="0.30895720661452" calcext:value-type="float">
            <text:p>0.30895720661452</text:p>
          </table:table-cell>
          <table:table-cell office:value-type="float" office:value="0.309329018522367" calcext:value-type="float">
            <text:p>0.309329018522367</text:p>
          </table:table-cell>
          <table:table-cell office:value-type="float" office:value="0.304579665034621" calcext:value-type="float">
            <text:p>0.304579665034621</text:p>
          </table:table-cell>
          <table:table-cell office:value-type="float" office:value="0.305045957049612" calcext:value-type="float">
            <text:p>0.305045957049612</text:p>
          </table:table-cell>
          <table:table-cell office:value-type="float" office:value="0.306066496713662" calcext:value-type="float">
            <text:p>0.306066496713662</text:p>
          </table:table-cell>
          <table:table-cell office:value-type="float" office:value="0.309033498059902" calcext:value-type="float">
            <text:p>0.309033498059902</text:p>
          </table:table-cell>
          <table:table-cell office:value-type="float" office:value="0.311824958823065" calcext:value-type="float">
            <text:p>0.311824958823065</text:p>
          </table:table-cell>
          <table:table-cell office:value-type="float" office:value="0.313700946482484" calcext:value-type="float">
            <text:p>0.313700946482484</text:p>
          </table:table-cell>
          <table:table-cell office:value-type="float" office:value="0.309577821681984" calcext:value-type="float">
            <text:p>0.309577821681984</text:p>
          </table:table-cell>
          <table:table-cell office:value-type="float" office:value="0.30957505572667" calcext:value-type="float">
            <text:p>0.30957505572667</text:p>
          </table:table-cell>
          <table:table-cell office:value-type="float" office:value="0.309106480984986" calcext:value-type="float">
            <text:p>0.309106480984986</text:p>
          </table:table-cell>
          <table:table-cell office:value-type="float" office:value="0.308056776189976" calcext:value-type="float">
            <text:p>0.308056776189976</text:p>
          </table:table-cell>
          <table:table-cell office:value-type="float" office:value="0.308825068747402" calcext:value-type="float">
            <text:p>0.308825068747402</text:p>
          </table:table-cell>
          <table:table-cell office:value-type="float" office:value="0.305044412566822" calcext:value-type="float">
            <text:p>0.305044412566822</text:p>
          </table:table-cell>
          <table:table-cell office:value-type="float" office:value="0.30468039623721" calcext:value-type="float">
            <text:p>0.30468039623721</text:p>
          </table:table-cell>
          <table:table-cell office:value-type="float" office:value="0.308907346405275" calcext:value-type="float">
            <text:p>0.308907346405275</text:p>
          </table:table-cell>
          <table:table-cell office:value-type="float" office:value="0.308897388261165" calcext:value-type="float">
            <text:p>0.308897388261165</text:p>
          </table:table-cell>
          <table:table-cell office:value-type="float" office:value="0.304511691714617" calcext:value-type="float">
            <text:p>0.304511691714617</text:p>
          </table:table-cell>
          <table:table-cell office:value-type="float" office:value="0.30510092280468" calcext:value-type="float">
            <text:p>0.30510092280468</text:p>
          </table:table-cell>
          <table:table-cell office:value-type="float" office:value="0.307116911878222" calcext:value-type="float">
            <text:p>0.307116911878222</text:p>
          </table:table-cell>
          <table:table-cell office:value-type="float" office:value="0.3130259710213" calcext:value-type="float">
            <text:p>0.3130259710213</text:p>
          </table:table-cell>
          <table:table-cell office:value-type="float" office:value="0.308312024208007" calcext:value-type="float">
            <text:p>0.308312024208007</text:p>
          </table:table-cell>
          <table:table-cell office:value-type="float" office:value="0.30810169214376" calcext:value-type="float">
            <text:p>0.30810169214376</text:p>
          </table:table-cell>
          <table:table-cell office:value-type="float" office:value="0.303696334058066" calcext:value-type="float">
            <text:p>0.303696334058066</text:p>
          </table:table-cell>
          <table:table-cell office:value-type="float" office:value="0.305830840711687" calcext:value-type="float">
            <text:p>0.305830840711687</text:p>
          </table:table-cell>
          <table:table-cell office:value-type="float" office:value="0.31248744131701" calcext:value-type="float">
            <text:p>0.31248744131701</text:p>
          </table:table-cell>
          <table:table-cell office:value-type="float" office:value="0.308306014810562" calcext:value-type="float">
            <text:p>0.308306014810562</text:p>
          </table:table-cell>
          <table:table-cell office:value-type="float" office:value="0.309309216331185" calcext:value-type="float">
            <text:p>0.309309216331185</text:p>
          </table:table-cell>
          <table:table-cell office:value-type="float" office:value="0.307686555437063" calcext:value-type="float">
            <text:p>0.307686555437063</text:p>
          </table:table-cell>
          <table:table-cell office:value-type="float" office:value="0.303173134110289" calcext:value-type="float">
            <text:p>0.303173134110289</text:p>
          </table:table-cell>
          <table:table-cell office:value-type="float" office:value="0.305677806875571" calcext:value-type="float">
            <text:p>0.305677806875571</text:p>
          </table:table-cell>
          <table:table-cell office:value-type="float" office:value="0.309016989642003" calcext:value-type="float">
            <text:p>0.309016989642003</text:p>
          </table:table-cell>
          <table:table-cell office:value-type="float" office:value="0.309626037676552" calcext:value-type="float">
            <text:p>0.309626037676552</text:p>
          </table:table-cell>
          <table:table-cell office:value-type="float" office:value="0.307511988206715" calcext:value-type="float">
            <text:p>0.307511988206715</text:p>
          </table:table-cell>
          <table:table-cell office:value-type="float" office:value="0.303600981427746" calcext:value-type="float">
            <text:p>0.303600981427746</text:p>
          </table:table-cell>
          <table:table-cell office:value-type="float" office:value="0.305136611320406" calcext:value-type="float">
            <text:p>0.305136611320406</text:p>
          </table:table-cell>
          <table:table-cell office:value-type="float" office:value="0.308095878110525" calcext:value-type="float">
            <text:p>0.308095878110525</text:p>
          </table:table-cell>
          <table:table-cell office:value-type="float" office:value="0.307612927797566" calcext:value-type="float">
            <text:p>0.307612927797566</text:p>
          </table:table-cell>
          <table:table-cell office:value-type="float" office:value="0.310616031478016" calcext:value-type="float">
            <text:p>0.310616031478016</text:p>
          </table:table-cell>
          <table:table-cell office:value-type="float" office:value="0.308780860766243" calcext:value-type="float">
            <text:p>0.308780860766243</text:p>
          </table:table-cell>
          <table:table-cell office:value-type="float" office:value="0.304612108421199" calcext:value-type="float">
            <text:p>0.304612108421199</text:p>
          </table:table-cell>
          <table:table-cell office:value-type="float" office:value="0.30425409873984" calcext:value-type="float">
            <text:p>0.30425409873984</text:p>
          </table:table-cell>
          <table:table-cell office:value-type="float" office:value="0.307925902257212" calcext:value-type="float">
            <text:p>0.307925902257212</text:p>
          </table:table-cell>
          <table:table-cell office:value-type="float" office:value="0.308507915973099" calcext:value-type="float">
            <text:p>0.308507915973099</text:p>
          </table:table-cell>
          <table:table-cell office:value-type="float" office:value="0.303628451014733" calcext:value-type="float">
            <text:p>0.303628451014733</text:p>
          </table:table-cell>
          <table:table-cell office:value-type="float" office:value="0.30597502719387" calcext:value-type="float">
            <text:p>0.30597502719387</text:p>
          </table:table-cell>
          <table:table-cell office:value-type="float" office:value="0.308299979471864" calcext:value-type="float">
            <text:p>0.308299979471864</text:p>
          </table:table-cell>
          <table:table-cell office:value-type="float" office:value="0.308726040777846" calcext:value-type="float">
            <text:p>0.308726040777846</text:p>
          </table:table-cell>
          <table:table-cell office:value-type="float" office:value="0.303155227513633" calcext:value-type="float">
            <text:p>0.303155227513633</text:p>
          </table:table-cell>
          <table:table-cell office:value-type="float" office:value="0.3029977795436" calcext:value-type="float">
            <text:p>0.3029977795436</text:p>
          </table:table-cell>
          <table:table-cell office:value-type="float" office:value="0.304580778166061" calcext:value-type="float">
            <text:p>0.304580778166061</text:p>
          </table:table-cell>
          <table:table-cell office:value-type="float" office:value="0.307453918870039" calcext:value-type="float">
            <text:p>0.307453918870039</text:p>
          </table:table-cell>
          <table:table-cell office:value-type="float" office:value="0.312003998617585" calcext:value-type="float">
            <text:p>0.312003998617585</text:p>
          </table:table-cell>
          <table:table-cell office:value-type="float" office:value="0.30768494223655" calcext:value-type="float">
            <text:p>0.30768494223655</text:p>
          </table:table-cell>
          <table:table-cell office:value-type="float" office:value="0.30725040657077" calcext:value-type="float">
            <text:p>0.30725040657077</text:p>
          </table:table-cell>
          <table:table-cell office:value-type="float" office:value="0.306918821511451" calcext:value-type="float">
            <text:p>0.306918821511451</text:p>
          </table:table-cell>
          <table:table-cell office:value-type="float" office:value="0.307848183246393" calcext:value-type="float">
            <text:p>0.307848183246393</text:p>
          </table:table-cell>
          <table:table-cell office:value-type="float" office:value="0.302449713372814" calcext:value-type="float">
            <text:p>0.302449713372814</text:p>
          </table:table-cell>
          <table:table-cell office:value-type="float" office:value="0.302694439804982" calcext:value-type="float">
            <text:p>0.302694439804982</text:p>
          </table:table-cell>
          <table:table-cell office:value-type="float" office:value="0.308888526432365" calcext:value-type="float">
            <text:p>0.308888526432365</text:p>
          </table:table-cell>
          <table:table-cell office:value-type="float" office:value="0.308368849615508" calcext:value-type="float">
            <text:p>0.308368849615508</text:p>
          </table:table-cell>
          <table:table-cell office:value-type="float" office:value="0.303467192667997" calcext:value-type="float">
            <text:p>0.303467192667997</text:p>
          </table:table-cell>
          <table:table-cell office:value-type="float" office:value="0.306625563270801" calcext:value-type="float">
            <text:p>0.306625563270801</text:p>
          </table:table-cell>
          <table:table-cell office:value-type="float" office:value="0.30647246491218" calcext:value-type="float">
            <text:p>0.30647246491218</text:p>
          </table:table-cell>
          <table:table-cell office:value-type="float" office:value="0.306056095547093" calcext:value-type="float">
            <text:p>0.306056095547093</text:p>
          </table:table-cell>
          <table:table-cell office:value-type="float" office:value="0.309492842897296" calcext:value-type="float">
            <text:p>0.309492842897296</text:p>
          </table:table-cell>
          <table:table-cell office:value-type="float" office:value="0.304780157738451" calcext:value-type="float">
            <text:p>0.304780157738451</text:p>
          </table:table-cell>
          <table:table-cell office:value-type="float" office:value="0.303095510979012" calcext:value-type="float">
            <text:p>0.303095510979012</text:p>
          </table:table-cell>
          <table:table-cell office:value-type="float" office:value="0.30300314729057" calcext:value-type="float">
            <text:p>0.30300314729057</text:p>
          </table:table-cell>
          <table:table-cell office:value-type="float" office:value="0.30999777766596" calcext:value-type="float">
            <text:p>0.30999777766596</text:p>
          </table:table-cell>
          <table:table-cell office:value-type="float" office:value="0.306947500337021" calcext:value-type="float">
            <text:p>0.306947500337021</text:p>
          </table:table-cell>
          <table:table-cell office:value-type="float" office:value="0.306798462271169" calcext:value-type="float">
            <text:p>0.306798462271169</text:p>
          </table:table-cell>
          <table:table-cell office:value-type="float" office:value="0.305844301670702" calcext:value-type="float">
            <text:p>0.305844301670702</text:p>
          </table:table-cell>
          <table:table-cell office:value-type="float" office:value="0.308344717693328" calcext:value-type="float">
            <text:p>0.308344717693328</text:p>
          </table:table-cell>
          <table:table-cell office:value-type="float" office:value="0.302762483893931" calcext:value-type="float">
            <text:p>0.302762483893931</text:p>
          </table:table-cell>
          <table:table-cell office:value-type="float" office:value="0.302558374335235" calcext:value-type="float">
            <text:p>0.302558374335235</text:p>
          </table:table-cell>
          <table:table-cell office:value-type="float" office:value="0.30284433497161" calcext:value-type="float">
            <text:p>0.30284433497161</text:p>
          </table:table-cell>
          <table:table-cell office:value-type="float" office:value="0.30424685620617" calcext:value-type="float">
            <text:p>0.30424685620617</text:p>
          </table:table-cell>
          <table:table-cell office:value-type="float" office:value="0.307464545680879" calcext:value-type="float">
            <text:p>0.307464545680879</text:p>
          </table:table-cell>
          <table:table-cell office:value-type="float" office:value="0.309693245773304" calcext:value-type="float">
            <text:p>0.309693245773304</text:p>
          </table:table-cell>
          <table:table-cell office:value-type="float" office:value="0.311508617260654" calcext:value-type="float">
            <text:p>0.311508617260654</text:p>
          </table:table-cell>
          <table:table-cell office:value-type="float" office:value="0.307912763744179" calcext:value-type="float">
            <text:p>0.307912763744179</text:p>
          </table:table-cell>
          <table:table-cell office:value-type="float" office:value="0.308050470969778" calcext:value-type="float">
            <text:p>0.308050470969778</text:p>
          </table:table-cell>
          <table:table-cell office:value-type="float" office:value="0.302801372942274" calcext:value-type="float">
            <text:p>0.302801372942274</text:p>
          </table:table-cell>
          <table:table-cell office:value-type="float" office:value="0.303736195913285" calcext:value-type="float">
            <text:p>0.303736195913285</text:p>
          </table:table-cell>
          <table:table-cell office:value-type="float" office:value="0.308233561725817" calcext:value-type="float">
            <text:p>0.308233561725817</text:p>
          </table:table-cell>
          <table:table-cell office:value-type="float" office:value="0.30836072866647" calcext:value-type="float">
            <text:p>0.30836072866647</text:p>
          </table:table-cell>
          <table:table-cell office:value-type="float" office:value="0.30791880992654" calcext:value-type="float">
            <text:p>0.30791880992654</text:p>
          </table:table-cell>
          <table:table-cell office:value-type="float" office:value="0.303205495597117" calcext:value-type="float">
            <text:p>0.303205495597117</text:p>
          </table:table-cell>
          <table:table-cell office:value-type="float" office:value="0.309448391116287" calcext:value-type="float">
            <text:p>0.309448391116287</text:p>
          </table:table-cell>
          <table:table-cell office:value-type="float" office:value="0.309441669666863" calcext:value-type="float">
            <text:p>0.309441669666863</text:p>
          </table:table-cell>
          <table:table-cell office:value-type="float" office:value="0.30286031449217" calcext:value-type="float">
            <text:p>0.30286031449217</text:p>
          </table:table-cell>
          <table:table-cell office:value-type="float" office:value="0.307452050022154" calcext:value-type="float">
            <text:p>0.307452050022154</text:p>
          </table:table-cell>
          <table:table-cell office:value-type="float" office:value="0.30793765633347" calcext:value-type="float">
            <text:p>0.30793765633347</text:p>
          </table:table-cell>
          <table:table-cell office:value-type="float" office:value="0.303214916363054" calcext:value-type="float">
            <text:p>0.303214916363054</text:p>
          </table:table-cell>
          <table:table-cell office:value-type="float" office:value="0.307423244792079" calcext:value-type="float">
            <text:p>0.307423244792079</text:p>
          </table:table-cell>
          <table:table-cell office:value-type="float" office:value="0.30672788642423" calcext:value-type="float">
            <text:p>0.30672788642423</text:p>
          </table:table-cell>
          <table:table-cell office:value-type="float" office:value="0.30693415448495" calcext:value-type="float">
            <text:p>0.30693415448495</text:p>
          </table:table-cell>
          <table:table-cell office:value-type="float" office:value="0.302805232870124" calcext:value-type="float">
            <text:p>0.302805232870124</text:p>
          </table:table-cell>
          <table:table-cell office:value-type="float" office:value="0.30351980525726" calcext:value-type="float">
            <text:p>0.30351980525726</text:p>
          </table:table-cell>
          <table:table-cell office:value-type="float" office:value="0.303438784998393" calcext:value-type="float">
            <text:p>0.303438784998393</text:p>
          </table:table-cell>
          <table:table-cell office:value-type="float" office:value="0.3031243299913" calcext:value-type="float">
            <text:p>0.3031243299913</text:p>
          </table:table-cell>
          <table:table-cell office:value-type="float" office:value="0.302999059645459" calcext:value-type="float">
            <text:p>0.302999059645459</text:p>
          </table:table-cell>
          <table:table-cell office:value-type="float" office:value="0.302592201163991" calcext:value-type="float">
            <text:p>0.302592201163991</text:p>
          </table:table-cell>
          <table:table-cell office:value-type="float" office:value="0.302548950936082" calcext:value-type="float">
            <text:p>0.302548950936082</text:p>
          </table:table-cell>
          <table:table-cell office:value-type="float" office:value="0.30281535527646" calcext:value-type="float">
            <text:p>0.30281535527646</text:p>
          </table:table-cell>
          <table:table-cell office:value-type="float" office:value="0.302702847507566" calcext:value-type="float">
            <text:p>0.302702847507566</text:p>
          </table:table-cell>
          <table:table-cell office:value-type="float" office:value="0.302549626250211" calcext:value-type="float">
            <text:p>0.302549626250211</text:p>
          </table:table-cell>
          <table:table-cell office:value-type="float" office:value="0.302625918661675" calcext:value-type="float">
            <text:p>0.302625918661675</text:p>
          </table:table-cell>
          <table:table-cell office:value-type="float" office:value="0.302737732198002" calcext:value-type="float">
            <text:p>0.302737732198002</text:p>
          </table:table-cell>
          <table:table-cell office:value-type="float" office:value="0.302683339869631" calcext:value-type="float">
            <text:p>0.302683339869631</text:p>
          </table:table-cell>
          <table:table-cell office:value-type="float" office:value="0.302698073792237" calcext:value-type="float">
            <text:p>0.302698073792237</text:p>
          </table:table-cell>
          <table:table-cell office:value-type="float" office:value="0.302651366705959" calcext:value-type="float">
            <text:p>0.302651366705959</text:p>
          </table:table-cell>
          <table:table-cell office:value-type="float" office:value="0.302684245733105" calcext:value-type="float">
            <text:p>0.302684245733105</text:p>
          </table:table-cell>
          <table:table-cell office:value-type="float" office:value="0.302657306968832" calcext:value-type="float">
            <text:p>0.302657306968832</text:p>
          </table:table-cell>
          <table:table-cell office:value-type="float" office:value="0.302692910202357" calcext:value-type="float">
            <text:p>0.302692910202357</text:p>
          </table:table-cell>
          <table:table-cell office:value-type="float" office:value="0.302688014006427" calcext:value-type="float">
            <text:p>0.302688014006427</text:p>
          </table:table-cell>
          <table:table-cell office:value-type="float" office:value="0.302667948765826" calcext:value-type="float">
            <text:p>0.302667948765826</text:p>
          </table:table-cell>
          <table:table-cell office:value-type="float" office:value="0.302704109943764" calcext:value-type="float">
            <text:p>0.302704109943764</text:p>
          </table:table-cell>
          <table:table-cell office:value-type="float" office:value="0.302671110331078" calcext:value-type="float">
            <text:p>0.302671110331078</text:p>
          </table:table-cell>
          <table:table-cell office:value-type="float" office:value="0.302656189816824" calcext:value-type="float">
            <text:p>0.302656189816824</text:p>
          </table:table-cell>
          <table:table-cell office:value-type="float" office:value="0.302703382565447" calcext:value-type="float">
            <text:p>0.302703382565447</text:p>
          </table:table-cell>
          <table:table-cell office:value-type="float" office:value="0.302692590564328" calcext:value-type="float">
            <text:p>0.302692590564328</text:p>
          </table:table-cell>
          <table:table-cell office:value-type="float" office:value="0.30270827331609" calcext:value-type="float">
            <text:p>0.30270827331609</text:p>
          </table:table-cell>
          <table:table-cell office:value-type="float" office:value="0.302681136316422" calcext:value-type="float">
            <text:p>0.302681136316422</text:p>
          </table:table-cell>
          <table:table-cell office:value-type="float" office:value="0.302675880608887" calcext:value-type="float">
            <text:p>0.302675880608887</text:p>
          </table:table-cell>
          <table:table-cell office:value-type="float" office:value="0.302690766210446" calcext:value-type="float">
            <text:p>0.302690766210446</text:p>
          </table:table-cell>
          <table:table-cell office:value-type="float" office:value="0.302687698594803" calcext:value-type="float">
            <text:p>0.302687698594803</text:p>
          </table:table-cell>
          <table:table-cell office:value-type="float" office:value="0.302682611647508" calcext:value-type="float">
            <text:p>0.302682611647508</text:p>
          </table:table-cell>
          <table:table-cell office:value-type="float" office:value="0.302675633775461" calcext:value-type="float">
            <text:p>0.302675633775461</text:p>
          </table:table-cell>
          <table:table-cell office:value-type="float" office:value="0.302678339697184" calcext:value-type="float">
            <text:p>0.302678339697184</text:p>
          </table:table-cell>
          <table:table-cell office:value-type="float" office:value="0.302682223202976" calcext:value-type="float">
            <text:p>0.302682223202976</text:p>
          </table:table-cell>
          <table:table-cell office:value-type="float" office:value="0.302680923176868" calcext:value-type="float">
            <text:p>0.302680923176868</text:p>
          </table:table-cell>
          <table:table-cell office:value-type="float" office:value="0.302676218803764" calcext:value-type="float">
            <text:p>0.302676218803764</text:p>
          </table:table-cell>
          <table:table-cell office:value-type="float" office:value="0.30265372793722" calcext:value-type="float">
            <text:p>0.30265372793722</text:p>
          </table:table-cell>
          <table:table-cell office:value-type="float" office:value="0.302658636775218" calcext:value-type="float">
            <text:p>0.302658636775218</text:p>
          </table:table-cell>
          <table:table-cell office:value-type="float" office:value="0.302667746259219" calcext:value-type="float">
            <text:p>0.302667746259219</text:p>
          </table:table-cell>
          <table:table-cell office:value-type="float" office:value="0.302671742315366" calcext:value-type="float">
            <text:p>0.302671742315366</text:p>
          </table:table-cell>
          <table:table-cell office:value-type="float" office:value="0.302678226398243" calcext:value-type="float">
            <text:p>0.302678226398243</text:p>
          </table:table-cell>
          <table:table-cell office:value-type="float" office:value="0.302672933345103" calcext:value-type="float">
            <text:p>0.302672933345103</text:p>
          </table:table-cell>
          <table:table-cell office:value-type="float" office:value="0.302666460273218" calcext:value-type="float">
            <text:p>0.302666460273218</text:p>
          </table:table-cell>
          <table:table-cell office:value-type="float" office:value="0.30266979435345" calcext:value-type="float">
            <text:p>0.30266979435345</text:p>
          </table:table-cell>
          <table:table-cell office:value-type="float" office:value="0.30268011701928" calcext:value-type="float">
            <text:p>0.30268011701928</text:p>
          </table:table-cell>
          <table:table-cell office:value-type="float" office:value="0.302673087064531" calcext:value-type="float">
            <text:p>0.302673087064531</text:p>
          </table:table-cell>
          <table:table-cell office:value-type="float" office:value="0.302670678494122" calcext:value-type="float">
            <text:p>0.302670678494122</text:p>
          </table:table-cell>
          <table:table-cell office:value-type="float" office:value="0.302668844226138" calcext:value-type="float">
            <text:p>0.302668844226138</text:p>
          </table:table-cell>
          <table:table-cell office:value-type="float" office:value="0.302685772436556" calcext:value-type="float">
            <text:p>0.302685772436556</text:p>
          </table:table-cell>
          <table:table-cell office:value-type="float" office:value="0.302679416553972" calcext:value-type="float">
            <text:p>0.302679416553972</text:p>
          </table:table-cell>
          <table:table-cell office:value-type="float" office:value="0.302672554678102" calcext:value-type="float">
            <text:p>0.302672554678102</text:p>
          </table:table-cell>
          <table:table-cell office:value-type="float" office:value="0.302670004097419" calcext:value-type="float">
            <text:p>0.302670004097419</text:p>
          </table:table-cell>
          <table:table-cell office:value-type="float" office:value="0.302670859569234" calcext:value-type="float">
            <text:p>0.302670859569234</text:p>
          </table:table-cell>
          <table:table-cell office:value-type="float" office:value="0.302671764454619" calcext:value-type="float">
            <text:p>0.302671764454619</text:p>
          </table:table-cell>
          <table:table-cell office:value-type="float" office:value="0.302682364524321" calcext:value-type="float">
            <text:p>0.302682364524321</text:p>
          </table:table-cell>
          <table:table-cell office:value-type="float" office:value="0.302677088452229" calcext:value-type="float">
            <text:p>0.302677088452229</text:p>
          </table:table-cell>
          <table:table-cell office:value-type="float" office:value="0.302686755137041" calcext:value-type="float">
            <text:p>0.302686755137041</text:p>
          </table:table-cell>
          <table:table-cell office:value-type="float" office:value="0.302665925602817" calcext:value-type="float">
            <text:p>0.302665925602817</text:p>
          </table:table-cell>
          <table:table-cell office:value-type="float" office:value="0.302681368644833" calcext:value-type="float">
            <text:p>0.302681368644833</text:p>
          </table:table-cell>
          <table:table-cell office:value-type="float" office:value="0.302674439374971" calcext:value-type="float">
            <text:p>0.302674439374971</text:p>
          </table:table-cell>
          <table:table-cell office:value-type="float" office:value="0.302688957855697" calcext:value-type="float">
            <text:p>0.302688957855697</text:p>
          </table:table-cell>
          <table:table-cell office:value-type="float" office:value="0.302697527282964" calcext:value-type="float">
            <text:p>0.302697527282964</text:p>
          </table:table-cell>
          <table:table-cell office:value-type="float" office:value="0.302684022758715" calcext:value-type="float">
            <text:p>0.302684022758715</text:p>
          </table:table-cell>
          <table:table-cell office:value-type="float" office:value="0.302669247852058" calcext:value-type="float">
            <text:p>0.302669247852058</text:p>
          </table:table-cell>
          <table:table-cell office:value-type="float" office:value="0.3026685590893" calcext:value-type="float">
            <text:p>0.3026685590893</text:p>
          </table:table-cell>
          <table:table-cell office:value-type="float" office:value="0.302676969060781" calcext:value-type="float">
            <text:p>0.302676969060781</text:p>
          </table:table-cell>
          <table:table-cell office:value-type="float" office:value="0.30268726529805" calcext:value-type="float">
            <text:p>0.30268726529805</text:p>
          </table:table-cell>
          <table:table-cell office:value-type="float" office:value="0.30268216062681" calcext:value-type="float">
            <text:p>0.30268216062681</text:p>
          </table:table-cell>
          <table:table-cell office:value-type="float" office:value="0.30268553287858" calcext:value-type="float">
            <text:p>0.30268553287858</text:p>
          </table:table-cell>
          <table:table-cell office:value-type="float" office:value="0.302687130009339" calcext:value-type="float">
            <text:p>0.302687130009339</text:p>
          </table:table-cell>
          <table:table-cell office:value-type="float" office:value="0.302694592528296" calcext:value-type="float">
            <text:p>0.302694592528296</text:p>
          </table:table-cell>
          <table:table-cell office:value-type="float" office:value="0.302674909536051" calcext:value-type="float">
            <text:p>0.302674909536051</text:p>
          </table:table-cell>
          <table:table-cell office:value-type="float" office:value="0.302682487099915" calcext:value-type="float">
            <text:p>0.302682487099915</text:p>
          </table:table-cell>
          <table:table-cell office:value-type="float" office:value="0.302671840238329" calcext:value-type="float">
            <text:p>0.302671840238329</text:p>
          </table:table-cell>
          <table:table-cell office:value-type="float" office:value="0.302682451411003" calcext:value-type="float">
            <text:p>0.302682451411003</text:p>
          </table:table-cell>
          <table:table-cell office:value-type="float" office:value="0.302679620396687" calcext:value-type="float">
            <text:p>0.302679620396687</text:p>
          </table:table-cell>
          <table:table-cell office:value-type="float" office:value="0.302679653049148" calcext:value-type="float">
            <text:p>0.302679653049148</text:p>
          </table:table-cell>
          <table:table-cell office:value-type="float" office:value="0.302683352928156" calcext:value-type="float">
            <text:p>0.302683352928156</text:p>
          </table:table-cell>
          <table:table-cell office:value-type="float" office:value="0.302689483579182" calcext:value-type="float">
            <text:p>0.302689483579182</text:p>
          </table:table-cell>
          <table:table-cell office:value-type="float" office:value="0.302683308410213" calcext:value-type="float">
            <text:p>0.302683308410213</text:p>
          </table:table-cell>
          <table:table-cell office:value-type="float" office:value="0.302677897240627" calcext:value-type="float">
            <text:p>0.302677897240627</text:p>
          </table:table-cell>
          <table:table-cell office:value-type="float" office:value="0.302684885691686" calcext:value-type="float">
            <text:p>0.302684885691686</text:p>
          </table:table-cell>
          <table:table-cell office:value-type="float" office:value="0.302667362732663" calcext:value-type="float">
            <text:p>0.302667362732663</text:p>
          </table:table-cell>
          <table:table-cell office:value-type="float" office:value="0.302688352197502" calcext:value-type="float">
            <text:p>0.302688352197502</text:p>
          </table:table-cell>
          <table:table-cell office:value-type="float" office:value="0.302687760588395" calcext:value-type="float">
            <text:p>0.302687760588395</text:p>
          </table:table-cell>
          <table:table-cell office:value-type="float" office:value="0.302685099323473" calcext:value-type="float">
            <text:p>0.302685099323473</text:p>
          </table:table-cell>
          <table:table-cell table:number-columns-repeated="495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79802441091081" calcext:value-type="float">
            <text:p>-0.379802441091081</text:p>
          </table:table-cell>
          <table:table-cell office:value-type="float" office:value="-0.379933860065251" calcext:value-type="float">
            <text:p>-0.379933860065251</text:p>
          </table:table-cell>
          <table:table-cell office:value-type="float" office:value="-0.379749700178068" calcext:value-type="float">
            <text:p>-0.379749700178068</text:p>
          </table:table-cell>
          <table:table-cell office:value-type="float" office:value="-0.37975498092745" calcext:value-type="float">
            <text:p>-0.37975498092745</text:p>
          </table:table-cell>
          <table:table-cell office:value-type="float" office:value="-0.380045093931982" calcext:value-type="float">
            <text:p>-0.380045093931982</text:p>
          </table:table-cell>
          <table:table-cell office:value-type="float" office:value="-0.379732723625248" calcext:value-type="float">
            <text:p>-0.379732723625248</text:p>
          </table:table-cell>
          <table:table-cell office:value-type="float" office:value="-0.379492808575913" calcext:value-type="float">
            <text:p>-0.379492808575913</text:p>
          </table:table-cell>
          <table:table-cell office:value-type="float" office:value="-0.37940347100116" calcext:value-type="float">
            <text:p>-0.37940347100116</text:p>
          </table:table-cell>
          <table:table-cell office:value-type="float" office:value="-0.380072459766479" calcext:value-type="float">
            <text:p>-0.380072459766479</text:p>
          </table:table-cell>
          <table:table-cell office:value-type="float" office:value="-0.379781644441517" calcext:value-type="float">
            <text:p>-0.379781644441517</text:p>
          </table:table-cell>
          <table:table-cell office:value-type="float" office:value="-0.379860799141513" calcext:value-type="float">
            <text:p>-0.379860799141513</text:p>
          </table:table-cell>
          <table:table-cell office:value-type="float" office:value="-0.379982506377377" calcext:value-type="float">
            <text:p>-0.379982506377377</text:p>
          </table:table-cell>
          <table:table-cell office:value-type="float" office:value="-0.379772984843973" calcext:value-type="float">
            <text:p>-0.379772984843973</text:p>
          </table:table-cell>
          <table:table-cell office:value-type="float" office:value="-0.380645040887007" calcext:value-type="float">
            <text:p>-0.380645040887007</text:p>
          </table:table-cell>
          <table:table-cell office:value-type="float" office:value="-0.380121662999652" calcext:value-type="float">
            <text:p>-0.380121662999652</text:p>
          </table:table-cell>
          <table:table-cell office:value-type="float" office:value="-0.380319692722769" calcext:value-type="float">
            <text:p>-0.380319692722769</text:p>
          </table:table-cell>
          <table:table-cell office:value-type="float" office:value="-0.380977251652938" calcext:value-type="float">
            <text:p>-0.380977251652938</text:p>
          </table:table-cell>
          <table:table-cell office:value-type="float" office:value="-0.381318650625576" calcext:value-type="float">
            <text:p>-0.381318650625576</text:p>
          </table:table-cell>
          <table:table-cell office:value-type="float" office:value="-0.380510534831907" calcext:value-type="float">
            <text:p>-0.380510534831907</text:p>
          </table:table-cell>
          <table:table-cell office:value-type="float" office:value="-0.380456987146291" calcext:value-type="float">
            <text:p>-0.380456987146291</text:p>
          </table:table-cell>
          <table:table-cell office:value-type="float" office:value="-0.380658467440038" calcext:value-type="float">
            <text:p>-0.380658467440038</text:p>
          </table:table-cell>
          <table:table-cell office:value-type="float" office:value="-0.380822817968289" calcext:value-type="float">
            <text:p>-0.380822817968289</text:p>
          </table:table-cell>
          <table:table-cell office:value-type="float" office:value="-0.380601294375237" calcext:value-type="float">
            <text:p>-0.380601294375237</text:p>
          </table:table-cell>
          <table:table-cell office:value-type="float" office:value="-0.380542917061976" calcext:value-type="float">
            <text:p>-0.380542917061976</text:p>
          </table:table-cell>
          <table:table-cell office:value-type="float" office:value="-0.380706695633577" calcext:value-type="float">
            <text:p>-0.380706695633577</text:p>
          </table:table-cell>
          <table:table-cell office:value-type="float" office:value="-0.379985164943335" calcext:value-type="float">
            <text:p>-0.379985164943335</text:p>
          </table:table-cell>
          <table:table-cell office:value-type="float" office:value="-0.3801915872244" calcext:value-type="float">
            <text:p>-0.3801915872244</text:p>
          </table:table-cell>
          <table:table-cell office:value-type="float" office:value="-0.380840857706342" calcext:value-type="float">
            <text:p>-0.380840857706342</text:p>
          </table:table-cell>
          <table:table-cell office:value-type="float" office:value="-0.380617832317283" calcext:value-type="float">
            <text:p>-0.380617832317283</text:p>
          </table:table-cell>
          <table:table-cell office:value-type="float" office:value="-0.380327574944627" calcext:value-type="float">
            <text:p>-0.380327574944627</text:p>
          </table:table-cell>
          <table:table-cell office:value-type="float" office:value="-0.380727484159783" calcext:value-type="float">
            <text:p>-0.380727484159783</text:p>
          </table:table-cell>
          <table:table-cell office:value-type="float" office:value="-0.380444035572387" calcext:value-type="float">
            <text:p>-0.380444035572387</text:p>
          </table:table-cell>
          <table:table-cell office:value-type="float" office:value="-0.380698788115466" calcext:value-type="float">
            <text:p>-0.380698788115466</text:p>
          </table:table-cell>
          <table:table-cell office:value-type="float" office:value="-0.380476865050425" calcext:value-type="float">
            <text:p>-0.380476865050425</text:p>
          </table:table-cell>
          <table:table-cell office:value-type="float" office:value="-0.380087343486704" calcext:value-type="float">
            <text:p>-0.380087343486704</text:p>
          </table:table-cell>
          <table:table-cell office:value-type="float" office:value="-0.380214028887131" calcext:value-type="float">
            <text:p>-0.380214028887131</text:p>
          </table:table-cell>
          <table:table-cell office:value-type="float" office:value="-0.380493027798447" calcext:value-type="float">
            <text:p>-0.380493027798447</text:p>
          </table:table-cell>
          <table:table-cell office:value-type="float" office:value="-0.379977994813593" calcext:value-type="float">
            <text:p>-0.379977994813593</text:p>
          </table:table-cell>
          <table:table-cell office:value-type="float" office:value="-0.380995241231787" calcext:value-type="float">
            <text:p>-0.380995241231787</text:p>
          </table:table-cell>
          <table:table-cell office:value-type="float" office:value="-0.380446875350312" calcext:value-type="float">
            <text:p>-0.380446875350312</text:p>
          </table:table-cell>
          <table:table-cell office:value-type="float" office:value="-0.380980674242312" calcext:value-type="float">
            <text:p>-0.380980674242312</text:p>
          </table:table-cell>
          <table:table-cell office:value-type="float" office:value="-0.380744715487655" calcext:value-type="float">
            <text:p>-0.380744715487655</text:p>
          </table:table-cell>
          <table:table-cell office:value-type="float" office:value="-0.380833295631225" calcext:value-type="float">
            <text:p>-0.380833295631225</text:p>
          </table:table-cell>
          <table:table-cell office:value-type="float" office:value="-0.380348433253067" calcext:value-type="float">
            <text:p>-0.380348433253067</text:p>
          </table:table-cell>
          <table:table-cell office:value-type="float" office:value="-0.380719881669874" calcext:value-type="float">
            <text:p>-0.380719881669874</text:p>
          </table:table-cell>
          <table:table-cell office:value-type="float" office:value="-0.380142950033026" calcext:value-type="float">
            <text:p>-0.380142950033026</text:p>
          </table:table-cell>
          <table:table-cell office:value-type="float" office:value="-0.380572572523294" calcext:value-type="float">
            <text:p>-0.380572572523294</text:p>
          </table:table-cell>
          <table:table-cell office:value-type="float" office:value="-0.380013488862465" calcext:value-type="float">
            <text:p>-0.380013488862465</text:p>
          </table:table-cell>
          <table:table-cell office:value-type="float" office:value="-0.380436108727162" calcext:value-type="float">
            <text:p>-0.380436108727162</text:p>
          </table:table-cell>
          <table:table-cell office:value-type="float" office:value="-0.380252447011596" calcext:value-type="float">
            <text:p>-0.380252447011596</text:p>
          </table:table-cell>
          <table:table-cell office:value-type="float" office:value="-0.379635595045275" calcext:value-type="float">
            <text:p>-0.379635595045275</text:p>
          </table:table-cell>
          <table:table-cell office:value-type="float" office:value="-0.380786512343977" calcext:value-type="float">
            <text:p>-0.380786512343977</text:p>
          </table:table-cell>
          <table:table-cell office:value-type="float" office:value="-0.381181918956155" calcext:value-type="float">
            <text:p>-0.381181918956155</text:p>
          </table:table-cell>
          <table:table-cell office:value-type="float" office:value="-0.380587456461619" calcext:value-type="float">
            <text:p>-0.380587456461619</text:p>
          </table:table-cell>
          <table:table-cell office:value-type="float" office:value="-0.380957314513994" calcext:value-type="float">
            <text:p>-0.380957314513994</text:p>
          </table:table-cell>
          <table:table-cell office:value-type="float" office:value="-0.380456953910061" calcext:value-type="float">
            <text:p>-0.380456953910061</text:p>
          </table:table-cell>
          <table:table-cell office:value-type="float" office:value="-0.380687429698101" calcext:value-type="float">
            <text:p>-0.380687429698101</text:p>
          </table:table-cell>
          <table:table-cell office:value-type="float" office:value="-0.38053843379867" calcext:value-type="float">
            <text:p>-0.38053843379867</text:p>
          </table:table-cell>
          <table:table-cell office:value-type="float" office:value="-0.380723273342238" calcext:value-type="float">
            <text:p>-0.380723273342238</text:p>
          </table:table-cell>
          <table:table-cell office:value-type="float" office:value="-0.379951460521038" calcext:value-type="float">
            <text:p>-0.379951460521038</text:p>
          </table:table-cell>
          <table:table-cell office:value-type="float" office:value="-0.38096692870518" calcext:value-type="float">
            <text:p>-0.38096692870518</text:p>
          </table:table-cell>
          <table:table-cell office:value-type="float" office:value="-0.383502113352294" calcext:value-type="float">
            <text:p>-0.383502113352294</text:p>
          </table:table-cell>
          <table:table-cell office:value-type="float" office:value="-0.387022232452026" calcext:value-type="float">
            <text:p>-0.387022232452026</text:p>
          </table:table-cell>
          <table:table-cell office:value-type="float" office:value="-0.3900855619646" calcext:value-type="float">
            <text:p>-0.3900855619646</text:p>
          </table:table-cell>
          <table:table-cell office:value-type="float" office:value="-0.396466656650613" calcext:value-type="float">
            <text:p>-0.396466656650613</text:p>
          </table:table-cell>
          <table:table-cell office:value-type="float" office:value="-0.406557806114722" calcext:value-type="float">
            <text:p>-0.406557806114722</text:p>
          </table:table-cell>
          <table:table-cell office:value-type="float" office:value="-0.401591825193213" calcext:value-type="float">
            <text:p>-0.401591825193213</text:p>
          </table:table-cell>
          <table:table-cell office:value-type="float" office:value="-0.393653169864476" calcext:value-type="float">
            <text:p>-0.393653169864476</text:p>
          </table:table-cell>
          <table:table-cell office:value-type="float" office:value="-0.399741742414719" calcext:value-type="float">
            <text:p>-0.399741742414719</text:p>
          </table:table-cell>
          <table:table-cell office:value-type="float" office:value="-0.392505998206956" calcext:value-type="float">
            <text:p>-0.392505998206956</text:p>
          </table:table-cell>
          <table:table-cell office:value-type="float" office:value="-0.395012588996133" calcext:value-type="float">
            <text:p>-0.395012588996133</text:p>
          </table:table-cell>
          <table:table-cell office:value-type="float" office:value="-0.38101856637142" calcext:value-type="float">
            <text:p>-0.38101856637142</text:p>
          </table:table-cell>
          <table:table-cell office:value-type="float" office:value="-0.382873253153159" calcext:value-type="float">
            <text:p>-0.382873253153159</text:p>
          </table:table-cell>
          <table:table-cell office:value-type="float" office:value="-0.382539755138207" calcext:value-type="float">
            <text:p>-0.382539755138207</text:p>
          </table:table-cell>
          <table:table-cell office:value-type="float" office:value="-0.394014880698018" calcext:value-type="float">
            <text:p>-0.394014880698018</text:p>
          </table:table-cell>
          <table:table-cell office:value-type="float" office:value="-0.40078494500445" calcext:value-type="float">
            <text:p>-0.40078494500445</text:p>
          </table:table-cell>
          <table:table-cell office:value-type="float" office:value="-0.403756871859284" calcext:value-type="float">
            <text:p>-0.403756871859284</text:p>
          </table:table-cell>
          <table:table-cell office:value-type="float" office:value="-0.418786007858353" calcext:value-type="float">
            <text:p>-0.418786007858353</text:p>
          </table:table-cell>
          <table:table-cell office:value-type="float" office:value="-0.409589327989572" calcext:value-type="float">
            <text:p>-0.409589327989572</text:p>
          </table:table-cell>
          <table:table-cell office:value-type="float" office:value="-0.427510233829599" calcext:value-type="float">
            <text:p>-0.427510233829599</text:p>
          </table:table-cell>
          <table:table-cell office:value-type="float" office:value="-0.437660135692027" calcext:value-type="float">
            <text:p>-0.437660135692027</text:p>
          </table:table-cell>
          <table:table-cell office:value-type="float" office:value="-0.41450624164105" calcext:value-type="float">
            <text:p>-0.41450624164105</text:p>
          </table:table-cell>
          <table:table-cell office:value-type="float" office:value="-0.409906182863544" calcext:value-type="float">
            <text:p>-0.409906182863544</text:p>
          </table:table-cell>
          <table:table-cell office:value-type="float" office:value="-0.402135351980148" calcext:value-type="float">
            <text:p>-0.402135351980148</text:p>
          </table:table-cell>
          <table:table-cell office:value-type="float" office:value="-0.381281137279205" calcext:value-type="float">
            <text:p>-0.381281137279205</text:p>
          </table:table-cell>
          <table:table-cell office:value-type="float" office:value="-0.376825348388601" calcext:value-type="float">
            <text:p>-0.376825348388601</text:p>
          </table:table-cell>
          <table:table-cell office:value-type="float" office:value="-0.347454828099367" calcext:value-type="float">
            <text:p>-0.347454828099367</text:p>
          </table:table-cell>
          <table:table-cell office:value-type="float" office:value="-0.342436973144618" calcext:value-type="float">
            <text:p>-0.342436973144618</text:p>
          </table:table-cell>
          <table:table-cell office:value-type="float" office:value="-0.333521790512329" calcext:value-type="float">
            <text:p>-0.333521790512329</text:p>
          </table:table-cell>
          <table:table-cell office:value-type="float" office:value="-0.318109655766844" calcext:value-type="float">
            <text:p>-0.318109655766844</text:p>
          </table:table-cell>
          <table:table-cell office:value-type="float" office:value="-0.300587785270037" calcext:value-type="float">
            <text:p>-0.300587785270037</text:p>
          </table:table-cell>
          <table:table-cell office:value-type="float" office:value="-0.309193232338458" calcext:value-type="float">
            <text:p>-0.309193232338458</text:p>
          </table:table-cell>
          <table:table-cell office:value-type="float" office:value="-0.317849662036032" calcext:value-type="float">
            <text:p>-0.317849662036032</text:p>
          </table:table-cell>
          <table:table-cell office:value-type="float" office:value="-0.30013977167158" calcext:value-type="float">
            <text:p>-0.30013977167158</text:p>
          </table:table-cell>
          <table:table-cell office:value-type="float" office:value="-0.290972051741882" calcext:value-type="float">
            <text:p>-0.290972051741882</text:p>
          </table:table-cell>
          <table:table-cell office:value-type="float" office:value="-0.28973092528627" calcext:value-type="float">
            <text:p>-0.28973092528627</text:p>
          </table:table-cell>
          <table:table-cell office:value-type="float" office:value="-0.285264555175884" calcext:value-type="float">
            <text:p>-0.285264555175884</text:p>
          </table:table-cell>
          <table:table-cell office:value-type="float" office:value="-0.280674444219192" calcext:value-type="float">
            <text:p>-0.280674444219192</text:p>
          </table:table-cell>
          <table:table-cell office:value-type="float" office:value="-0.277937897640565" calcext:value-type="float">
            <text:p>-0.277937897640565</text:p>
          </table:table-cell>
          <table:table-cell office:value-type="float" office:value="-0.294484911889677" calcext:value-type="float">
            <text:p>-0.294484911889677</text:p>
          </table:table-cell>
          <table:table-cell office:value-type="float" office:value="-0.296108109443641" calcext:value-type="float">
            <text:p>-0.296108109443641</text:p>
          </table:table-cell>
          <table:table-cell office:value-type="float" office:value="-0.30497176666978" calcext:value-type="float">
            <text:p>-0.30497176666978</text:p>
          </table:table-cell>
          <table:table-cell office:value-type="float" office:value="-0.300200986454802" calcext:value-type="float">
            <text:p>-0.300200986454802</text:p>
          </table:table-cell>
          <table:table-cell office:value-type="float" office:value="-0.292698044374116" calcext:value-type="float">
            <text:p>-0.292698044374116</text:p>
          </table:table-cell>
          <table:table-cell office:value-type="float" office:value="-0.275866002711614" calcext:value-type="float">
            <text:p>-0.275866002711614</text:p>
          </table:table-cell>
          <table:table-cell office:value-type="float" office:value="-0.27028928659142" calcext:value-type="float">
            <text:p>-0.27028928659142</text:p>
          </table:table-cell>
          <table:table-cell office:value-type="float" office:value="-0.285983429443401" calcext:value-type="float">
            <text:p>-0.285983429443401</text:p>
          </table:table-cell>
          <table:table-cell office:value-type="float" office:value="-0.285715146342313" calcext:value-type="float">
            <text:p>-0.285715146342313</text:p>
          </table:table-cell>
          <table:table-cell office:value-type="float" office:value="-0.287763526458641" calcext:value-type="float">
            <text:p>-0.287763526458641</text:p>
          </table:table-cell>
          <table:table-cell office:value-type="float" office:value="-0.286663181439099" calcext:value-type="float">
            <text:p>-0.286663181439099</text:p>
          </table:table-cell>
          <table:table-cell office:value-type="float" office:value="-0.283546733716534" calcext:value-type="float">
            <text:p>-0.283546733716534</text:p>
          </table:table-cell>
          <table:table-cell office:value-type="float" office:value="-0.291896512876553" calcext:value-type="float">
            <text:p>-0.291896512876553</text:p>
          </table:table-cell>
          <table:table-cell office:value-type="float" office:value="-0.285983558872649" calcext:value-type="float">
            <text:p>-0.285983558872649</text:p>
          </table:table-cell>
          <table:table-cell office:value-type="float" office:value="-0.269017308888247" calcext:value-type="float">
            <text:p>-0.269017308888247</text:p>
          </table:table-cell>
          <table:table-cell office:value-type="float" office:value="-0.271364322372924" calcext:value-type="float">
            <text:p>-0.271364322372924</text:p>
          </table:table-cell>
          <table:table-cell office:value-type="float" office:value="-0.279918956091281" calcext:value-type="float">
            <text:p>-0.279918956091281</text:p>
          </table:table-cell>
          <table:table-cell office:value-type="float" office:value="-0.282775273188191" calcext:value-type="float">
            <text:p>-0.282775273188191</text:p>
          </table:table-cell>
          <table:table-cell office:value-type="float" office:value="-0.280751185553349" calcext:value-type="float">
            <text:p>-0.280751185553349</text:p>
          </table:table-cell>
          <table:table-cell office:value-type="float" office:value="-0.281786984012644" calcext:value-type="float">
            <text:p>-0.281786984012644</text:p>
          </table:table-cell>
          <table:table-cell office:value-type="float" office:value="-0.272472375950968" calcext:value-type="float">
            <text:p>-0.272472375950968</text:p>
          </table:table-cell>
          <table:table-cell office:value-type="float" office:value="-0.286972451723659" calcext:value-type="float">
            <text:p>-0.286972451723659</text:p>
          </table:table-cell>
          <table:table-cell office:value-type="float" office:value="-0.282376090755008" calcext:value-type="float">
            <text:p>-0.282376090755008</text:p>
          </table:table-cell>
          <table:table-cell office:value-type="float" office:value="-0.267264955935312" calcext:value-type="float">
            <text:p>-0.267264955935312</text:p>
          </table:table-cell>
          <table:table-cell office:value-type="float" office:value="-0.255940916616707" calcext:value-type="float">
            <text:p>-0.255940916616707</text:p>
          </table:table-cell>
          <table:table-cell office:value-type="float" office:value="-0.267331419508783" calcext:value-type="float">
            <text:p>-0.267331419508783</text:p>
          </table:table-cell>
          <table:table-cell office:value-type="float" office:value="-0.269938029034141" calcext:value-type="float">
            <text:p>-0.269938029034141</text:p>
          </table:table-cell>
          <table:table-cell office:value-type="float" office:value="-0.266742480833549" calcext:value-type="float">
            <text:p>-0.266742480833549</text:p>
          </table:table-cell>
          <table:table-cell office:value-type="float" office:value="-0.279581290193191" calcext:value-type="float">
            <text:p>-0.279581290193191</text:p>
          </table:table-cell>
          <table:table-cell office:value-type="float" office:value="-0.27436481275133" calcext:value-type="float">
            <text:p>-0.27436481275133</text:p>
          </table:table-cell>
          <table:table-cell office:value-type="float" office:value="-0.259845190252091" calcext:value-type="float">
            <text:p>-0.259845190252091</text:p>
          </table:table-cell>
          <table:table-cell office:value-type="float" office:value="-0.277226328530359" calcext:value-type="float">
            <text:p>-0.277226328530359</text:p>
          </table:table-cell>
          <table:table-cell office:value-type="float" office:value="-0.274225291701026" calcext:value-type="float">
            <text:p>-0.274225291701026</text:p>
          </table:table-cell>
          <table:table-cell office:value-type="float" office:value="-0.283347966709033" calcext:value-type="float">
            <text:p>-0.283347966709033</text:p>
          </table:table-cell>
          <table:table-cell office:value-type="float" office:value="-0.281368017655492" calcext:value-type="float">
            <text:p>-0.281368017655492</text:p>
          </table:table-cell>
          <table:table-cell office:value-type="float" office:value="-0.274293574887652" calcext:value-type="float">
            <text:p>-0.274293574887652</text:p>
          </table:table-cell>
          <table:table-cell office:value-type="float" office:value="-0.270215316565467" calcext:value-type="float">
            <text:p>-0.270215316565467</text:p>
          </table:table-cell>
          <table:table-cell office:value-type="float" office:value="-0.293402755235268" calcext:value-type="float">
            <text:p>-0.293402755235268</text:p>
          </table:table-cell>
          <table:table-cell office:value-type="float" office:value="-0.277235952536416" calcext:value-type="float">
            <text:p>-0.277235952536416</text:p>
          </table:table-cell>
          <table:table-cell office:value-type="float" office:value="-0.279586211232716" calcext:value-type="float">
            <text:p>-0.279586211232716</text:p>
          </table:table-cell>
          <table:table-cell office:value-type="float" office:value="-0.277776174266679" calcext:value-type="float">
            <text:p>-0.277776174266679</text:p>
          </table:table-cell>
          <table:table-cell office:value-type="float" office:value="-0.278881638470039" calcext:value-type="float">
            <text:p>-0.278881638470039</text:p>
          </table:table-cell>
          <table:table-cell office:value-type="float" office:value="-0.285686897462935" calcext:value-type="float">
            <text:p>-0.285686897462935</text:p>
          </table:table-cell>
          <table:table-cell office:value-type="float" office:value="-0.281206363986666" calcext:value-type="float">
            <text:p>-0.281206363986666</text:p>
          </table:table-cell>
          <table:table-cell office:value-type="float" office:value="-0.27999746290486" calcext:value-type="float">
            <text:p>-0.27999746290486</text:p>
          </table:table-cell>
          <table:table-cell office:value-type="float" office:value="-0.262654383060787" calcext:value-type="float">
            <text:p>-0.262654383060787</text:p>
          </table:table-cell>
          <table:table-cell office:value-type="float" office:value="-0.266418414038054" calcext:value-type="float">
            <text:p>-0.266418414038054</text:p>
          </table:table-cell>
          <table:table-cell office:value-type="float" office:value="-0.275200366151645" calcext:value-type="float">
            <text:p>-0.275200366151645</text:p>
          </table:table-cell>
          <table:table-cell office:value-type="float" office:value="-0.275631493651514" calcext:value-type="float">
            <text:p>-0.275631493651514</text:p>
          </table:table-cell>
          <table:table-cell office:value-type="float" office:value="-0.289709738553934" calcext:value-type="float">
            <text:p>-0.289709738553934</text:p>
          </table:table-cell>
          <table:table-cell office:value-type="float" office:value="-0.278210963846753" calcext:value-type="float">
            <text:p>-0.278210963846753</text:p>
          </table:table-cell>
          <table:table-cell office:value-type="float" office:value="-0.288888700106769" calcext:value-type="float">
            <text:p>-0.288888700106769</text:p>
          </table:table-cell>
          <table:table-cell office:value-type="float" office:value="-0.277058661422833" calcext:value-type="float">
            <text:p>-0.277058661422833</text:p>
          </table:table-cell>
          <table:table-cell office:value-type="float" office:value="-0.271702017745748" calcext:value-type="float">
            <text:p>-0.271702017745748</text:p>
          </table:table-cell>
          <table:table-cell office:value-type="float" office:value="-0.264565372306334" calcext:value-type="float">
            <text:p>-0.264565372306334</text:p>
          </table:table-cell>
          <table:table-cell office:value-type="float" office:value="-0.28448675091553" calcext:value-type="float">
            <text:p>-0.28448675091553</text:p>
          </table:table-cell>
          <table:table-cell office:value-type="float" office:value="-0.276951226921555" calcext:value-type="float">
            <text:p>-0.276951226921555</text:p>
          </table:table-cell>
          <table:table-cell office:value-type="float" office:value="-0.289977182156281" calcext:value-type="float">
            <text:p>-0.289977182156281</text:p>
          </table:table-cell>
          <table:table-cell office:value-type="float" office:value="-0.286428117564398" calcext:value-type="float">
            <text:p>-0.286428117564398</text:p>
          </table:table-cell>
          <table:table-cell office:value-type="float" office:value="-0.285069524603247" calcext:value-type="float">
            <text:p>-0.285069524603247</text:p>
          </table:table-cell>
          <table:table-cell office:value-type="float" office:value="-0.281348854084257" calcext:value-type="float">
            <text:p>-0.281348854084257</text:p>
          </table:table-cell>
          <table:table-cell office:value-type="float" office:value="-0.276661488981704" calcext:value-type="float">
            <text:p>-0.276661488981704</text:p>
          </table:table-cell>
          <table:table-cell office:value-type="float" office:value="-0.285704310569379" calcext:value-type="float">
            <text:p>-0.285704310569379</text:p>
          </table:table-cell>
          <table:table-cell office:value-type="float" office:value="-0.290446831321332" calcext:value-type="float">
            <text:p>-0.290446831321332</text:p>
          </table:table-cell>
          <table:table-cell office:value-type="float" office:value="-0.299857892275523" calcext:value-type="float">
            <text:p>-0.299857892275523</text:p>
          </table:table-cell>
          <table:table-cell office:value-type="float" office:value="-0.287864301936944" calcext:value-type="float">
            <text:p>-0.287864301936944</text:p>
          </table:table-cell>
          <table:table-cell office:value-type="float" office:value="-0.284647578151839" calcext:value-type="float">
            <text:p>-0.284647578151839</text:p>
          </table:table-cell>
          <table:table-cell office:value-type="float" office:value="-0.266150093366588" calcext:value-type="float">
            <text:p>-0.266150093366588</text:p>
          </table:table-cell>
          <table:table-cell office:value-type="float" office:value="-0.262893425739939" calcext:value-type="float">
            <text:p>-0.262893425739939</text:p>
          </table:table-cell>
          <table:table-cell office:value-type="float" office:value="-0.268708192302796" calcext:value-type="float">
            <text:p>-0.268708192302796</text:p>
          </table:table-cell>
          <table:table-cell office:value-type="float" office:value="-0.282736861851685" calcext:value-type="float">
            <text:p>-0.282736861851685</text:p>
          </table:table-cell>
          <table:table-cell office:value-type="float" office:value="-0.284677009627883" calcext:value-type="float">
            <text:p>-0.284677009627883</text:p>
          </table:table-cell>
          <table:table-cell office:value-type="float" office:value="-0.282497978339011" calcext:value-type="float">
            <text:p>-0.282497978339011</text:p>
          </table:table-cell>
          <table:table-cell office:value-type="float" office:value="-0.286260109170976" calcext:value-type="float">
            <text:p>-0.286260109170976</text:p>
          </table:table-cell>
          <table:table-cell office:value-type="float" office:value="-0.283689689729903" calcext:value-type="float">
            <text:p>-0.283689689729903</text:p>
          </table:table-cell>
          <table:table-cell office:value-type="float" office:value="-0.275236802376052" calcext:value-type="float">
            <text:p>-0.275236802376052</text:p>
          </table:table-cell>
          <table:table-cell office:value-type="float" office:value="-0.285566313644374" calcext:value-type="float">
            <text:p>-0.285566313644374</text:p>
          </table:table-cell>
          <table:table-cell office:value-type="float" office:value="-0.281506075855949" calcext:value-type="float">
            <text:p>-0.281506075855949</text:p>
          </table:table-cell>
          <table:table-cell office:value-type="float" office:value="-0.275232661167113" calcext:value-type="float">
            <text:p>-0.275232661167113</text:p>
          </table:table-cell>
          <table:table-cell office:value-type="float" office:value="-0.254143339244251" calcext:value-type="float">
            <text:p>-0.254143339244251</text:p>
          </table:table-cell>
          <table:table-cell office:value-type="float" office:value="-0.278015656823186" calcext:value-type="float">
            <text:p>-0.278015656823186</text:p>
          </table:table-cell>
          <table:table-cell office:value-type="float" office:value="-0.267903123344378" calcext:value-type="float">
            <text:p>-0.267903123344378</text:p>
          </table:table-cell>
          <table:table-cell office:value-type="float" office:value="-0.260127383231926" calcext:value-type="float">
            <text:p>-0.260127383231926</text:p>
          </table:table-cell>
          <table:table-cell office:value-type="float" office:value="-0.259334162551008" calcext:value-type="float">
            <text:p>-0.259334162551008</text:p>
          </table:table-cell>
          <table:table-cell office:value-type="float" office:value="-0.27245968874392" calcext:value-type="float">
            <text:p>-0.27245968874392</text:p>
          </table:table-cell>
          <table:table-cell office:value-type="float" office:value="-0.272337363248906" calcext:value-type="float">
            <text:p>-0.272337363248906</text:p>
          </table:table-cell>
          <table:table-cell office:value-type="float" office:value="-0.27584412979135" calcext:value-type="float">
            <text:p>-0.27584412979135</text:p>
          </table:table-cell>
          <table:table-cell office:value-type="float" office:value="-0.267736638362118" calcext:value-type="float">
            <text:p>-0.267736638362118</text:p>
          </table:table-cell>
          <table:table-cell office:value-type="float" office:value="-0.265836336838121" calcext:value-type="float">
            <text:p>-0.265836336838121</text:p>
          </table:table-cell>
          <table:table-cell office:value-type="float" office:value="-0.275352630578822" calcext:value-type="float">
            <text:p>-0.275352630578822</text:p>
          </table:table-cell>
          <table:table-cell office:value-type="float" office:value="-0.287921976759151" calcext:value-type="float">
            <text:p>-0.287921976759151</text:p>
          </table:table-cell>
          <table:table-cell office:value-type="float" office:value="-0.280981189033967" calcext:value-type="float">
            <text:p>-0.280981189033967</text:p>
          </table:table-cell>
          <table:table-cell office:value-type="float" office:value="-0.280507633729908" calcext:value-type="float">
            <text:p>-0.280507633729908</text:p>
          </table:table-cell>
          <table:table-cell office:value-type="float" office:value="-0.288859652420253" calcext:value-type="float">
            <text:p>-0.288859652420253</text:p>
          </table:table-cell>
          <table:table-cell office:value-type="float" office:value="-0.264855401461185" calcext:value-type="float">
            <text:p>-0.264855401461185</text:p>
          </table:table-cell>
          <table:table-cell office:value-type="float" office:value="-0.276156487903457" calcext:value-type="float">
            <text:p>-0.276156487903457</text:p>
          </table:table-cell>
          <table:table-cell office:value-type="float" office:value="-0.296545461419558" calcext:value-type="float">
            <text:p>-0.296545461419558</text:p>
          </table:table-cell>
          <table:table-cell office:value-type="float" office:value="-0.281292084669282" calcext:value-type="float">
            <text:p>-0.281292084669282</text:p>
          </table:table-cell>
          <table:table-cell office:value-type="float" office:value="-0.297368862199395" calcext:value-type="float">
            <text:p>-0.297368862199395</text:p>
          </table:table-cell>
          <table:table-cell office:value-type="float" office:value="-0.270706745339433" calcext:value-type="float">
            <text:p>-0.270706745339433</text:p>
          </table:table-cell>
          <table:table-cell office:value-type="float" office:value="-0.276716304271971" calcext:value-type="float">
            <text:p>-0.276716304271971</text:p>
          </table:table-cell>
          <table:table-cell office:value-type="float" office:value="-0.280764301196593" calcext:value-type="float">
            <text:p>-0.280764301196593</text:p>
          </table:table-cell>
          <table:table-cell office:value-type="float" office:value="-0.292659383156642" calcext:value-type="float">
            <text:p>-0.292659383156642</text:p>
          </table:table-cell>
          <table:table-cell office:value-type="float" office:value="-0.295874134402429" calcext:value-type="float">
            <text:p>-0.295874134402429</text:p>
          </table:table-cell>
          <table:table-cell office:value-type="float" office:value="-0.299607858724979" calcext:value-type="float">
            <text:p>-0.299607858724979</text:p>
          </table:table-cell>
          <table:table-cell office:value-type="float" office:value="-0.274150619953079" calcext:value-type="float">
            <text:p>-0.274150619953079</text:p>
          </table:table-cell>
          <table:table-cell office:value-type="float" office:value="-0.280319644049272" calcext:value-type="float">
            <text:p>-0.280319644049272</text:p>
          </table:table-cell>
          <table:table-cell office:value-type="float" office:value="-0.273596975944282" calcext:value-type="float">
            <text:p>-0.273596975944282</text:p>
          </table:table-cell>
          <table:table-cell office:value-type="float" office:value="-0.285202572395369" calcext:value-type="float">
            <text:p>-0.285202572395369</text:p>
          </table:table-cell>
          <table:table-cell office:value-type="float" office:value="-0.264379279656966" calcext:value-type="float">
            <text:p>-0.264379279656966</text:p>
          </table:table-cell>
          <table:table-cell office:value-type="float" office:value="-0.276417663274268" calcext:value-type="float">
            <text:p>-0.276417663274268</text:p>
          </table:table-cell>
          <table:table-cell office:value-type="float" office:value="-0.282190404237885" calcext:value-type="float">
            <text:p>-0.282190404237885</text:p>
          </table:table-cell>
          <table:table-cell office:value-type="float" office:value="-0.277980493304542" calcext:value-type="float">
            <text:p>-0.277980493304542</text:p>
          </table:table-cell>
          <table:table-cell office:value-type="float" office:value="-0.270817376018572" calcext:value-type="float">
            <text:p>-0.270817376018572</text:p>
          </table:table-cell>
          <table:table-cell office:value-type="float" office:value="-0.267962224180598" calcext:value-type="float">
            <text:p>-0.267962224180598</text:p>
          </table:table-cell>
          <table:table-cell office:value-type="float" office:value="-0.272014093164676" calcext:value-type="float">
            <text:p>-0.272014093164676</text:p>
          </table:table-cell>
          <table:table-cell office:value-type="float" office:value="-0.29191402896718" calcext:value-type="float">
            <text:p>-0.29191402896718</text:p>
          </table:table-cell>
          <table:table-cell office:value-type="float" office:value="-0.289062383352799" calcext:value-type="float">
            <text:p>-0.289062383352799</text:p>
          </table:table-cell>
          <table:table-cell office:value-type="float" office:value="-0.288961912771918" calcext:value-type="float">
            <text:p>-0.288961912771918</text:p>
          </table:table-cell>
          <table:table-cell office:value-type="float" office:value="-0.279327101130383" calcext:value-type="float">
            <text:p>-0.279327101130383</text:p>
          </table:table-cell>
          <table:table-cell office:value-type="float" office:value="-0.301054027472219" calcext:value-type="float">
            <text:p>-0.301054027472219</text:p>
          </table:table-cell>
          <table:table-cell office:value-type="float" office:value="-0.292718167470194" calcext:value-type="float">
            <text:p>-0.292718167470194</text:p>
          </table:table-cell>
          <table:table-cell office:value-type="float" office:value="-0.266974676548365" calcext:value-type="float">
            <text:p>-0.266974676548365</text:p>
          </table:table-cell>
          <table:table-cell office:value-type="float" office:value="-0.268077028424978" calcext:value-type="float">
            <text:p>-0.268077028424978</text:p>
          </table:table-cell>
          <table:table-cell office:value-type="float" office:value="-0.286064368818538" calcext:value-type="float">
            <text:p>-0.286064368818538</text:p>
          </table:table-cell>
          <table:table-cell office:value-type="float" office:value="-0.287352023479005" calcext:value-type="float">
            <text:p>-0.287352023479005</text:p>
          </table:table-cell>
          <table:table-cell office:value-type="float" office:value="-0.273596075334674" calcext:value-type="float">
            <text:p>-0.273596075334674</text:p>
          </table:table-cell>
          <table:table-cell office:value-type="float" office:value="-0.284432809404974" calcext:value-type="float">
            <text:p>-0.284432809404974</text:p>
          </table:table-cell>
          <table:table-cell office:value-type="float" office:value="-0.277458372516067" calcext:value-type="float">
            <text:p>-0.277458372516067</text:p>
          </table:table-cell>
          <table:table-cell office:value-type="float" office:value="-0.273039637797876" calcext:value-type="float">
            <text:p>-0.273039637797876</text:p>
          </table:table-cell>
          <table:table-cell office:value-type="float" office:value="-0.295845688987371" calcext:value-type="float">
            <text:p>-0.295845688987371</text:p>
          </table:table-cell>
          <table:table-cell office:value-type="float" office:value="-0.302386933839255" calcext:value-type="float">
            <text:p>-0.302386933839255</text:p>
          </table:table-cell>
          <table:table-cell office:value-type="float" office:value="-0.288083727761122" calcext:value-type="float">
            <text:p>-0.288083727761122</text:p>
          </table:table-cell>
          <table:table-cell office:value-type="float" office:value="-0.277697239928931" calcext:value-type="float">
            <text:p>-0.277697239928931</text:p>
          </table:table-cell>
          <table:table-cell office:value-type="float" office:value="-0.297359453424043" calcext:value-type="float">
            <text:p>-0.297359453424043</text:p>
          </table:table-cell>
          <table:table-cell office:value-type="float" office:value="-0.296413505003028" calcext:value-type="float">
            <text:p>-0.296413505003028</text:p>
          </table:table-cell>
          <table:table-cell office:value-type="float" office:value="-0.286186937517175" calcext:value-type="float">
            <text:p>-0.286186937517175</text:p>
          </table:table-cell>
          <table:table-cell office:value-type="float" office:value="-0.291182957339201" calcext:value-type="float">
            <text:p>-0.291182957339201</text:p>
          </table:table-cell>
          <table:table-cell office:value-type="float" office:value="-0.304124601575001" calcext:value-type="float">
            <text:p>-0.304124601575001</text:p>
          </table:table-cell>
          <table:table-cell office:value-type="float" office:value="-0.28170268312338" calcext:value-type="float">
            <text:p>-0.28170268312338</text:p>
          </table:table-cell>
          <table:table-cell office:value-type="float" office:value="-0.273297509343416" calcext:value-type="float">
            <text:p>-0.273297509343416</text:p>
          </table:table-cell>
          <table:table-cell office:value-type="float" office:value="-0.27372332598197" calcext:value-type="float">
            <text:p>-0.27372332598197</text:p>
          </table:table-cell>
          <table:table-cell office:value-type="float" office:value="-0.283106830288689" calcext:value-type="float">
            <text:p>-0.283106830288689</text:p>
          </table:table-cell>
          <table:table-cell office:value-type="float" office:value="-0.297487756954059" calcext:value-type="float">
            <text:p>-0.297487756954059</text:p>
          </table:table-cell>
          <table:table-cell office:value-type="float" office:value="-0.291638926109977" calcext:value-type="float">
            <text:p>-0.291638926109977</text:p>
          </table:table-cell>
          <table:table-cell office:value-type="float" office:value="-0.296106054226847" calcext:value-type="float">
            <text:p>-0.296106054226847</text:p>
          </table:table-cell>
          <table:table-cell office:value-type="float" office:value="-0.289065158347123" calcext:value-type="float">
            <text:p>-0.289065158347123</text:p>
          </table:table-cell>
          <table:table-cell office:value-type="float" office:value="-0.273903741830459" calcext:value-type="float">
            <text:p>-0.273903741830459</text:p>
          </table:table-cell>
          <table:table-cell office:value-type="float" office:value="-0.276416662845157" calcext:value-type="float">
            <text:p>-0.276416662845157</text:p>
          </table:table-cell>
          <table:table-cell office:value-type="float" office:value="-0.27979916011055" calcext:value-type="float">
            <text:p>-0.27979916011055</text:p>
          </table:table-cell>
          <table:table-cell office:value-type="float" office:value="-0.288966228840383" calcext:value-type="float">
            <text:p>-0.288966228840383</text:p>
          </table:table-cell>
          <table:table-cell office:value-type="float" office:value="-0.267117709562423" calcext:value-type="float">
            <text:p>-0.267117709562423</text:p>
          </table:table-cell>
          <table:table-cell office:value-type="float" office:value="-0.274633180901767" calcext:value-type="float">
            <text:p>-0.274633180901767</text:p>
          </table:table-cell>
          <table:table-cell office:value-type="float" office:value="-0.284451045535985" calcext:value-type="float">
            <text:p>-0.284451045535985</text:p>
          </table:table-cell>
          <table:table-cell office:value-type="float" office:value="-0.287284008371144" calcext:value-type="float">
            <text:p>-0.287284008371144</text:p>
          </table:table-cell>
          <table:table-cell office:value-type="float" office:value="-0.300633285219154" calcext:value-type="float">
            <text:p>-0.300633285219154</text:p>
          </table:table-cell>
          <table:table-cell office:value-type="float" office:value="-0.293773095872011" calcext:value-type="float">
            <text:p>-0.293773095872011</text:p>
          </table:table-cell>
          <table:table-cell office:value-type="float" office:value="-0.285971567108851" calcext:value-type="float">
            <text:p>-0.285971567108851</text:p>
          </table:table-cell>
          <table:table-cell office:value-type="float" office:value="-0.29428460768591" calcext:value-type="float">
            <text:p>-0.29428460768591</text:p>
          </table:table-cell>
          <table:table-cell office:value-type="float" office:value="-0.279334131368344" calcext:value-type="float">
            <text:p>-0.279334131368344</text:p>
          </table:table-cell>
          <table:table-cell office:value-type="float" office:value="-0.282208968201408" calcext:value-type="float">
            <text:p>-0.282208968201408</text:p>
          </table:table-cell>
          <table:table-cell office:value-type="float" office:value="-0.252984962219456" calcext:value-type="float">
            <text:p>-0.252984962219456</text:p>
          </table:table-cell>
          <table:table-cell office:value-type="float" office:value="-0.27341418901765" calcext:value-type="float">
            <text:p>-0.27341418901765</text:p>
          </table:table-cell>
          <table:table-cell office:value-type="float" office:value="-0.252100360374914" calcext:value-type="float">
            <text:p>-0.252100360374914</text:p>
          </table:table-cell>
          <table:table-cell office:value-type="float" office:value="-0.272419940894735" calcext:value-type="float">
            <text:p>-0.272419940894735</text:p>
          </table:table-cell>
          <table:table-cell office:value-type="float" office:value="-0.258898093090832" calcext:value-type="float">
            <text:p>-0.258898093090832</text:p>
          </table:table-cell>
          <table:table-cell office:value-type="float" office:value="-0.24903762993419" calcext:value-type="float">
            <text:p>-0.24903762993419</text:p>
          </table:table-cell>
          <table:table-cell office:value-type="float" office:value="-0.252617471288496" calcext:value-type="float">
            <text:p>-0.252617471288496</text:p>
          </table:table-cell>
          <table:table-cell office:value-type="float" office:value="-0.253734409631307" calcext:value-type="float">
            <text:p>-0.253734409631307</text:p>
          </table:table-cell>
          <table:table-cell office:value-type="float" office:value="-0.251147919785527" calcext:value-type="float">
            <text:p>-0.251147919785527</text:p>
          </table:table-cell>
          <table:table-cell office:value-type="float" office:value="-0.249425941777872" calcext:value-type="float">
            <text:p>-0.249425941777872</text:p>
          </table:table-cell>
          <table:table-cell office:value-type="float" office:value="-0.250032424927251" calcext:value-type="float">
            <text:p>-0.250032424927251</text:p>
          </table:table-cell>
          <table:table-cell office:value-type="float" office:value="-0.248881787333342" calcext:value-type="float">
            <text:p>-0.248881787333342</text:p>
          </table:table-cell>
          <table:table-cell office:value-type="float" office:value="-0.248444766889538" calcext:value-type="float">
            <text:p>-0.248444766889538</text:p>
          </table:table-cell>
          <table:table-cell office:value-type="float" office:value="-0.24917825158553" calcext:value-type="float">
            <text:p>-0.24917825158553</text:p>
          </table:table-cell>
          <table:table-cell office:value-type="float" office:value="-0.24870500480063" calcext:value-type="float">
            <text:p>-0.24870500480063</text:p>
          </table:table-cell>
          <table:table-cell office:value-type="float" office:value="-0.249474278538027" calcext:value-type="float">
            <text:p>-0.249474278538027</text:p>
          </table:table-cell>
          <table:table-cell office:value-type="float" office:value="-0.249002161424251" calcext:value-type="float">
            <text:p>-0.249002161424251</text:p>
          </table:table-cell>
          <table:table-cell office:value-type="float" office:value="-0.248695970257073" calcext:value-type="float">
            <text:p>-0.248695970257073</text:p>
          </table:table-cell>
          <table:table-cell office:value-type="float" office:value="-0.249060882759545" calcext:value-type="float">
            <text:p>-0.249060882759545</text:p>
          </table:table-cell>
          <table:table-cell office:value-type="float" office:value="-0.249369407029916" calcext:value-type="float">
            <text:p>-0.249369407029916</text:p>
          </table:table-cell>
          <table:table-cell office:value-type="float" office:value="-0.249281726343772" calcext:value-type="float">
            <text:p>-0.249281726343772</text:p>
          </table:table-cell>
          <table:table-cell office:value-type="float" office:value="-0.248972842384676" calcext:value-type="float">
            <text:p>-0.248972842384676</text:p>
          </table:table-cell>
          <table:table-cell office:value-type="float" office:value="-0.249324816819301" calcext:value-type="float">
            <text:p>-0.249324816819301</text:p>
          </table:table-cell>
          <table:table-cell office:value-type="float" office:value="-0.248970184868077" calcext:value-type="float">
            <text:p>-0.248970184868077</text:p>
          </table:table-cell>
          <table:table-cell office:value-type="float" office:value="-0.248648166735974" calcext:value-type="float">
            <text:p>-0.248648166735974</text:p>
          </table:table-cell>
          <table:table-cell office:value-type="float" office:value="-0.249487061264004" calcext:value-type="float">
            <text:p>-0.249487061264004</text:p>
          </table:table-cell>
          <table:table-cell office:value-type="float" office:value="-0.24950959814372" calcext:value-type="float">
            <text:p>-0.24950959814372</text:p>
          </table:table-cell>
          <table:table-cell office:value-type="float" office:value="-0.248976292369158" calcext:value-type="float">
            <text:p>-0.248976292369158</text:p>
          </table:table-cell>
          <table:table-cell office:value-type="float" office:value="-0.249260358012736" calcext:value-type="float">
            <text:p>-0.249260358012736</text:p>
          </table:table-cell>
          <table:table-cell office:value-type="float" office:value="-0.249301466105367" calcext:value-type="float">
            <text:p>-0.249301466105367</text:p>
          </table:table-cell>
          <table:table-cell office:value-type="float" office:value="-0.249262117788579" calcext:value-type="float">
            <text:p>-0.249262117788579</text:p>
          </table:table-cell>
          <table:table-cell office:value-type="float" office:value="-0.249209092562299" calcext:value-type="float">
            <text:p>-0.249209092562299</text:p>
          </table:table-cell>
          <table:table-cell office:value-type="float" office:value="-0.249004342204925" calcext:value-type="float">
            <text:p>-0.249004342204925</text:p>
          </table:table-cell>
          <table:table-cell office:value-type="float" office:value="-0.249287212278639" calcext:value-type="float">
            <text:p>-0.249287212278639</text:p>
          </table:table-cell>
          <table:table-cell office:value-type="float" office:value="-0.249096313729944" calcext:value-type="float">
            <text:p>-0.249096313729944</text:p>
          </table:table-cell>
          <table:table-cell office:value-type="float" office:value="-0.249172668841722" calcext:value-type="float">
            <text:p>-0.249172668841722</text:p>
          </table:table-cell>
          <table:table-cell office:value-type="float" office:value="-0.24927575116731" calcext:value-type="float">
            <text:p>-0.24927575116731</text:p>
          </table:table-cell>
          <table:table-cell office:value-type="float" office:value="-0.249209753245933" calcext:value-type="float">
            <text:p>-0.249209753245933</text:p>
          </table:table-cell>
          <table:table-cell office:value-type="float" office:value="-0.248846392920517" calcext:value-type="float">
            <text:p>-0.248846392920517</text:p>
          </table:table-cell>
          <table:table-cell office:value-type="float" office:value="-0.249028713850238" calcext:value-type="float">
            <text:p>-0.249028713850238</text:p>
          </table:table-cell>
          <table:table-cell office:value-type="float" office:value="-0.249275384958863" calcext:value-type="float">
            <text:p>-0.249275384958863</text:p>
          </table:table-cell>
          <table:table-cell office:value-type="float" office:value="-0.249379125766878" calcext:value-type="float">
            <text:p>-0.249379125766878</text:p>
          </table:table-cell>
          <table:table-cell office:value-type="float" office:value="-0.249360522809144" calcext:value-type="float">
            <text:p>-0.249360522809144</text:p>
          </table:table-cell>
          <table:table-cell office:value-type="float" office:value="-0.249069237604862" calcext:value-type="float">
            <text:p>-0.249069237604862</text:p>
          </table:table-cell>
          <table:table-cell office:value-type="float" office:value="-0.249051884067473" calcext:value-type="float">
            <text:p>-0.249051884067473</text:p>
          </table:table-cell>
          <table:table-cell office:value-type="float" office:value="-0.249111342426867" calcext:value-type="float">
            <text:p>-0.249111342426867</text:p>
          </table:table-cell>
          <table:table-cell office:value-type="float" office:value="-0.249062673520201" calcext:value-type="float">
            <text:p>-0.249062673520201</text:p>
          </table:table-cell>
          <table:table-cell office:value-type="float" office:value="-0.249052242680129" calcext:value-type="float">
            <text:p>-0.249052242680129</text:p>
          </table:table-cell>
          <table:table-cell office:value-type="float" office:value="-0.249098988704132" calcext:value-type="float">
            <text:p>-0.249098988704132</text:p>
          </table:table-cell>
          <table:table-cell office:value-type="float" office:value="-0.248901986859182" calcext:value-type="float">
            <text:p>-0.248901986859182</text:p>
          </table:table-cell>
          <table:table-cell office:value-type="float" office:value="-0.249116196026703" calcext:value-type="float">
            <text:p>-0.249116196026703</text:p>
          </table:table-cell>
          <table:table-cell office:value-type="float" office:value="-0.249059361718684" calcext:value-type="float">
            <text:p>-0.249059361718684</text:p>
          </table:table-cell>
          <table:table-cell office:value-type="float" office:value="-0.249284946450888" calcext:value-type="float">
            <text:p>-0.249284946450888</text:p>
          </table:table-cell>
          <table:table-cell office:value-type="float" office:value="-0.248940795627103" calcext:value-type="float">
            <text:p>-0.248940795627103</text:p>
          </table:table-cell>
          <table:table-cell office:value-type="float" office:value="-0.249174352134736" calcext:value-type="float">
            <text:p>-0.249174352134736</text:p>
          </table:table-cell>
          <table:table-cell office:value-type="float" office:value="-0.249320055343234" calcext:value-type="float">
            <text:p>-0.249320055343234</text:p>
          </table:table-cell>
          <table:table-cell office:value-type="float" office:value="-0.249256075872761" calcext:value-type="float">
            <text:p>-0.249256075872761</text:p>
          </table:table-cell>
          <table:table-cell office:value-type="float" office:value="-0.249386478246047" calcext:value-type="float">
            <text:p>-0.249386478246047</text:p>
          </table:table-cell>
          <table:table-cell office:value-type="float" office:value="-0.249225709984176" calcext:value-type="float">
            <text:p>-0.249225709984176</text:p>
          </table:table-cell>
          <table:table-cell office:value-type="float" office:value="-0.248994570581127" calcext:value-type="float">
            <text:p>-0.248994570581127</text:p>
          </table:table-cell>
          <table:table-cell office:value-type="float" office:value="-0.249182398229108" calcext:value-type="float">
            <text:p>-0.249182398229108</text:p>
          </table:table-cell>
          <table:table-cell office:value-type="float" office:value="-0.249228607568382" calcext:value-type="float">
            <text:p>-0.249228607568382</text:p>
          </table:table-cell>
          <table:table-cell office:value-type="float" office:value="-0.249374447750315" calcext:value-type="float">
            <text:p>-0.249374447750315</text:p>
          </table:table-cell>
          <table:table-cell office:value-type="float" office:value="-0.249454490859828" calcext:value-type="float">
            <text:p>-0.249454490859828</text:p>
          </table:table-cell>
          <table:table-cell office:value-type="float" office:value="-0.248926998759764" calcext:value-type="float">
            <text:p>-0.248926998759764</text:p>
          </table:table-cell>
          <table:table-cell office:value-type="float" office:value="-0.249191502369439" calcext:value-type="float">
            <text:p>-0.249191502369439</text:p>
          </table:table-cell>
          <table:table-cell office:value-type="float" office:value="-0.249182489477784" calcext:value-type="float">
            <text:p>-0.249182489477784</text:p>
          </table:table-cell>
          <table:table-cell office:value-type="float" office:value="-0.249157331459962" calcext:value-type="float">
            <text:p>-0.249157331459962</text:p>
          </table:table-cell>
          <table:table-cell office:value-type="float" office:value="-0.249197000736748" calcext:value-type="float">
            <text:p>-0.249197000736748</text:p>
          </table:table-cell>
          <table:table-cell office:value-type="float" office:value="-0.249392212303152" calcext:value-type="float">
            <text:p>-0.249392212303152</text:p>
          </table:table-cell>
          <table:table-cell office:value-type="float" office:value="-0.249383532183664" calcext:value-type="float">
            <text:p>-0.249383532183664</text:p>
          </table:table-cell>
          <table:table-cell office:value-type="float" office:value="-0.249221162308617" calcext:value-type="float">
            <text:p>-0.249221162308617</text:p>
          </table:table-cell>
          <table:table-cell office:value-type="float" office:value="-0.249205746022914" calcext:value-type="float">
            <text:p>-0.249205746022914</text:p>
          </table:table-cell>
          <table:table-cell office:value-type="float" office:value="-0.248754780217315" calcext:value-type="float">
            <text:p>-0.248754780217315</text:p>
          </table:table-cell>
          <table:table-cell office:value-type="float" office:value="-0.249289088365916" calcext:value-type="float">
            <text:p>-0.249289088365916</text:p>
          </table:table-cell>
          <table:table-cell office:value-type="float" office:value="-0.249120123567345" calcext:value-type="float">
            <text:p>-0.249120123567345</text:p>
          </table:table-cell>
          <table:table-cell office:value-type="float" office:value="-0.249317986830054" calcext:value-type="float">
            <text:p>-0.249317986830054</text:p>
          </table:table-cell>
          <table:table-cell office:value-type="float" office:value="-0.249132222003887" calcext:value-type="float">
            <text:p>-0.249132222003887</text:p>
          </table:table-cell>
          <table:table-cell office:value-type="float" office:value="-0.249229355940946" calcext:value-type="float">
            <text:p>-0.249229355940946</text:p>
          </table:table-cell>
          <table:table-cell office:value-type="float" office:value="-0.24937031842609" calcext:value-type="float">
            <text:p>-0.24937031842609</text:p>
          </table:table-cell>
          <table:table-cell office:value-type="float" office:value="-0.249279023076262" calcext:value-type="float">
            <text:p>-0.249279023076262</text:p>
          </table:table-cell>
          <table:table-cell office:value-type="float" office:value="-0.249303350315879" calcext:value-type="float">
            <text:p>-0.249303350315879</text:p>
          </table:table-cell>
          <table:table-cell office:value-type="float" office:value="-0.249005934648588" calcext:value-type="float">
            <text:p>-0.249005934648588</text:p>
          </table:table-cell>
          <table:table-cell office:value-type="float" office:value="-0.24917625259916" calcext:value-type="float">
            <text:p>-0.24917625259916</text:p>
          </table:table-cell>
          <table:table-cell office:value-type="float" office:value="-0.249045297574098" calcext:value-type="float">
            <text:p>-0.249045297574098</text:p>
          </table:table-cell>
          <table:table-cell office:value-type="float" office:value="-0.249269713348589" calcext:value-type="float">
            <text:p>-0.249269713348589</text:p>
          </table:table-cell>
          <table:table-cell office:value-type="float" office:value="-0.249342063117922" calcext:value-type="float">
            <text:p>-0.249342063117922</text:p>
          </table:table-cell>
          <table:table-cell office:value-type="float" office:value="-0.24914809825766" calcext:value-type="float">
            <text:p>-0.24914809825766</text:p>
          </table:table-cell>
          <table:table-cell table:number-columns-repeated="495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0979541943274542" calcext:value-type="float">
            <text:p>9.79541943274542E-06</text:p>
          </table:table-cell>
          <table:table-cell office:value-type="float" office:value="-0.0000087849302650711" calcext:value-type="float">
            <text:p>-8.7849302650711E-06</text:p>
          </table:table-cell>
          <table:table-cell office:value-type="float" office:value="0.0000088537356488505" calcext:value-type="float">
            <text:p>8.8537356488505E-06</text:p>
          </table:table-cell>
          <table:table-cell office:value-type="float" office:value="-0.0000088636051451263" calcext:value-type="float">
            <text:p>-8.8636051451263E-06</text:p>
          </table:table-cell>
          <table:table-cell office:value-type="float" office:value="0.000017248553563276" calcext:value-type="float">
            <text:p>1.7248553563276E-05</text:p>
          </table:table-cell>
          <table:table-cell office:value-type="float" office:value="-0.00000596382580803079" calcext:value-type="float">
            <text:p>-5.96382580803079E-06</text:p>
          </table:table-cell>
          <table:table-cell office:value-type="float" office:value="-0.0000236933097305658" calcext:value-type="float">
            <text:p>-2.36933097305658E-05</text:p>
          </table:table-cell>
          <table:table-cell office:value-type="float" office:value="0.00000793900961659766" calcext:value-type="float">
            <text:p>7.93900961659766E-06</text:p>
          </table:table-cell>
          <table:table-cell office:value-type="float" office:value="0.000012583060356619" calcext:value-type="float">
            <text:p>1.2583060356619E-05</text:p>
          </table:table-cell>
          <table:table-cell office:value-type="float" office:value="0.0000027316241519304" calcext:value-type="float">
            <text:p>2.7316241519304E-06</text:p>
          </table:table-cell>
          <table:table-cell office:value-type="float" office:value="-0.000020270949086576" calcext:value-type="float">
            <text:p>-2.0270949086576E-05</text:p>
          </table:table-cell>
          <table:table-cell office:value-type="float" office:value="0.0000339540865187393" calcext:value-type="float">
            <text:p>3.39540865187393E-05</text:p>
          </table:table-cell>
          <table:table-cell office:value-type="float" office:value="-0.0000117422821042656" calcext:value-type="float">
            <text:p>-1.17422821042656E-05</text:p>
          </table:table-cell>
          <table:table-cell office:value-type="float" office:value="0.00000762863951303538" calcext:value-type="float">
            <text:p>7.62863951303538E-06</text:p>
          </table:table-cell>
          <table:table-cell office:value-type="float" office:value="0.00000281256539719221" calcext:value-type="float">
            <text:p>2.81256539719221E-06</text:p>
          </table:table-cell>
          <table:table-cell office:value-type="float" office:value="0.00000104133775669091" calcext:value-type="float">
            <text:p>1.04133775669091E-06</text:p>
          </table:table-cell>
          <table:table-cell office:value-type="float" office:value="0.0000211133919064133" calcext:value-type="float">
            <text:p>2.11133919064133E-05</text:p>
          </table:table-cell>
          <table:table-cell office:value-type="float" office:value="-0.00000485448119325049" calcext:value-type="float">
            <text:p>-4.85448119325049E-06</text:p>
          </table:table-cell>
          <table:table-cell office:value-type="float" office:value="-0.0000244023113935565" calcext:value-type="float">
            <text:p>-2.44023113935565E-05</text:p>
          </table:table-cell>
          <table:table-cell office:value-type="float" office:value="0.00000151085861149758" calcext:value-type="float">
            <text:p>1.51085861149758E-06</text:p>
          </table:table-cell>
          <table:table-cell office:value-type="float" office:value="0.0000173382472294925" calcext:value-type="float">
            <text:p>1.73382472294925E-05</text:p>
          </table:table-cell>
          <table:table-cell office:value-type="float" office:value="0.00000176759206066413" calcext:value-type="float">
            <text:p>1.76759206066413E-06</text:p>
          </table:table-cell>
          <table:table-cell office:value-type="float" office:value="-0.0000235595033705183" calcext:value-type="float">
            <text:p>-2.35595033705183E-05</text:p>
          </table:table-cell>
          <table:table-cell office:value-type="float" office:value="-0.00000203818770250219" calcext:value-type="float">
            <text:p>-2.03818770250219E-06</text:p>
          </table:table-cell>
          <table:table-cell office:value-type="float" office:value="0.00000636455142577486" calcext:value-type="float">
            <text:p>6.36455142577486E-06</text:p>
          </table:table-cell>
          <table:table-cell office:value-type="float" office:value="-0.00000528066394606119" calcext:value-type="float">
            <text:p>-5.28066394606119E-06</text:p>
          </table:table-cell>
          <table:table-cell office:value-type="float" office:value="-0.00000483781436194652" calcext:value-type="float">
            <text:p>-4.83781436194652E-06</text:p>
          </table:table-cell>
          <table:table-cell office:value-type="float" office:value="0.0000307156560650501" calcext:value-type="float">
            <text:p>3.07156560650501E-05</text:p>
          </table:table-cell>
          <table:table-cell office:value-type="float" office:value="-0.0000108403685133984" calcext:value-type="float">
            <text:p>-1.08403685133984E-05</text:p>
          </table:table-cell>
          <table:table-cell office:value-type="float" office:value="-0.0000127507646984215" calcext:value-type="float">
            <text:p>-1.27507646984215E-05</text:p>
          </table:table-cell>
          <table:table-cell office:value-type="float" office:value="0.00000225499797007478" calcext:value-type="float">
            <text:p>2.25499797007478E-06</text:p>
          </table:table-cell>
          <table:table-cell office:value-type="float" office:value="-0.0000151064084710772" calcext:value-type="float">
            <text:p>-1.51064084710772E-05</text:p>
          </table:table-cell>
          <table:table-cell office:value-type="float" office:value="0.0000098912235209081" calcext:value-type="float">
            <text:p>9.8912235209081E-06</text:p>
          </table:table-cell>
          <table:table-cell office:value-type="float" office:value="0.0000136061650424235" calcext:value-type="float">
            <text:p>1.36061650424235E-05</text:p>
          </table:table-cell>
          <table:table-cell office:value-type="float" office:value="-0.0000105768588284372" calcext:value-type="float">
            <text:p>-1.05768588284372E-05</text:p>
          </table:table-cell>
          <table:table-cell office:value-type="float" office:value="0.00000432140678402471" calcext:value-type="float">
            <text:p>4.32140678402471E-06</text:p>
          </table:table-cell>
          <table:table-cell office:value-type="float" office:value="0.00000395018493642985" calcext:value-type="float">
            <text:p>3.95018493642985E-06</text:p>
          </table:table-cell>
          <table:table-cell office:value-type="float" office:value="0.00000336990909699519" calcext:value-type="float">
            <text:p>3.36990909699519E-06</text:p>
          </table:table-cell>
          <table:table-cell office:value-type="float" office:value="0.00000056754996413666" calcext:value-type="float">
            <text:p>5.6754996413666E-07</text:p>
          </table:table-cell>
          <table:table-cell office:value-type="float" office:value="-0.0000115601607093563" calcext:value-type="float">
            <text:p>-1.15601607093563E-05</text:p>
          </table:table-cell>
          <table:table-cell office:value-type="float" office:value="0.000014286287735199" calcext:value-type="float">
            <text:p>1.4286287735199E-05</text:p>
          </table:table-cell>
          <table:table-cell office:value-type="float" office:value="0.00000799116025917979" calcext:value-type="float">
            <text:p>7.99116025917979E-06</text:p>
          </table:table-cell>
          <table:table-cell office:value-type="float" office:value="0.00000404822587402043" calcext:value-type="float">
            <text:p>4.04822587402043E-06</text:p>
          </table:table-cell>
          <table:table-cell office:value-type="float" office:value="-0.0000213003796189493" calcext:value-type="float">
            <text:p>-2.13003796189493E-05</text:p>
          </table:table-cell>
          <table:table-cell office:value-type="float" office:value="0.00000472910959342654" calcext:value-type="float">
            <text:p>4.72910959342654E-06</text:p>
          </table:table-cell>
          <table:table-cell office:value-type="float" office:value="-0.00000356655842248532" calcext:value-type="float">
            <text:p>-3.56655842248532E-06</text:p>
          </table:table-cell>
          <table:table-cell office:value-type="float" office:value="-0.00000534376845595652" calcext:value-type="float">
            <text:p>-5.34376845595652E-06</text:p>
          </table:table-cell>
          <table:table-cell office:value-type="float" office:value="-0.0000193236911342765" calcext:value-type="float">
            <text:p>-1.93236911342765E-05</text:p>
          </table:table-cell>
          <table:table-cell office:value-type="float" office:value="0.0000243747861113364" calcext:value-type="float">
            <text:p>2.43747861113364E-05</text:p>
          </table:table-cell>
          <table:table-cell office:value-type="float" office:value="-0.00000846881291177715" calcext:value-type="float">
            <text:p>-8.46881291177715E-06</text:p>
          </table:table-cell>
          <table:table-cell office:value-type="float" office:value="0.0000368014561317742" calcext:value-type="float">
            <text:p>3.68014561317742E-05</text:p>
          </table:table-cell>
          <table:table-cell office:value-type="float" office:value="0.0000615405179598127" calcext:value-type="float">
            <text:p>6.15405179598127E-05</text:p>
          </table:table-cell>
          <table:table-cell office:value-type="float" office:value="-0.000056302812282194" calcext:value-type="float">
            <text:p>-5.6302812282194E-05</text:p>
          </table:table-cell>
          <table:table-cell office:value-type="float" office:value="-0.0000260844549468953" calcext:value-type="float">
            <text:p>-2.60844549468953E-05</text:p>
          </table:table-cell>
          <table:table-cell office:value-type="float" office:value="0.0000144731921410957" calcext:value-type="float">
            <text:p>1.44731921410957E-05</text:p>
          </table:table-cell>
          <table:table-cell office:value-type="float" office:value="-0.00000623310569169977" calcext:value-type="float">
            <text:p>-6.23310569169977E-06</text:p>
          </table:table-cell>
          <table:table-cell office:value-type="float" office:value="0.000000485111484538336" calcext:value-type="float">
            <text:p>4.85111484538336E-07</text:p>
          </table:table-cell>
          <table:table-cell office:value-type="float" office:value="-0.0000153804720300355" calcext:value-type="float">
            <text:p>-1.53804720300355E-05</text:p>
          </table:table-cell>
          <table:table-cell office:value-type="float" office:value="-0.0000396675149703651" calcext:value-type="float">
            <text:p>-3.96675149703651E-05</text:p>
          </table:table-cell>
          <table:table-cell office:value-type="float" office:value="-0.0000139269287229848" calcext:value-type="float">
            <text:p>-1.39269287229848E-05</text:p>
          </table:table-cell>
          <table:table-cell office:value-type="float" office:value="0.000157958196478569" calcext:value-type="float">
            <text:p>0.000157958196479</text:p>
          </table:table-cell>
          <table:table-cell office:value-type="float" office:value="0.00033549189932619" calcext:value-type="float">
            <text:p>0.000335491899326</text:p>
          </table:table-cell>
          <table:table-cell office:value-type="float" office:value="0.00191981214632397" calcext:value-type="float">
            <text:p>0.001919812146324</text:p>
          </table:table-cell>
          <table:table-cell office:value-type="float" office:value="0.00238639291043191" calcext:value-type="float">
            <text:p>0.002386392910432</text:p>
          </table:table-cell>
          <table:table-cell office:value-type="float" office:value="0.00216319609580196" calcext:value-type="float">
            <text:p>0.002163196095802</text:p>
          </table:table-cell>
          <table:table-cell office:value-type="float" office:value="-0.00225247225662451" calcext:value-type="float">
            <text:p>-0.002252472256625</text:p>
          </table:table-cell>
          <table:table-cell office:value-type="float" office:value="-0.00231143772211706" calcext:value-type="float">
            <text:p>-0.002311437722117</text:p>
          </table:table-cell>
          <table:table-cell office:value-type="float" office:value="-0.000149569183870379" calcext:value-type="float">
            <text:p>-0.00014956918387</text:p>
          </table:table-cell>
          <table:table-cell office:value-type="float" office:value="0.0000418181286805375" calcext:value-type="float">
            <text:p>4.18181286805375E-05</text:p>
          </table:table-cell>
          <table:table-cell office:value-type="float" office:value="0.00262296020434161" calcext:value-type="float">
            <text:p>0.002622960204342</text:p>
          </table:table-cell>
          <table:table-cell office:value-type="float" office:value="-0.00221011485553757" calcext:value-type="float">
            <text:p>-0.002210114855538</text:p>
          </table:table-cell>
          <table:table-cell office:value-type="float" office:value="-0.00217093811336266" calcext:value-type="float">
            <text:p>-0.002170938113363</text:p>
          </table:table-cell>
          <table:table-cell office:value-type="float" office:value="-0.000266034228020517" calcext:value-type="float">
            <text:p>-0.000266034228021</text:p>
          </table:table-cell>
          <table:table-cell office:value-type="float" office:value="0.000697471605951627" calcext:value-type="float">
            <text:p>0.000697471605952</text:p>
          </table:table-cell>
          <table:table-cell office:value-type="float" office:value="0.0023609707586249" calcext:value-type="float">
            <text:p>0.002360970758625</text:p>
          </table:table-cell>
          <table:table-cell office:value-type="float" office:value="0.00295319803900751" calcext:value-type="float">
            <text:p>0.002953198039008</text:p>
          </table:table-cell>
          <table:table-cell office:value-type="float" office:value="-0.0016609013785242" calcext:value-type="float">
            <text:p>-0.001660901378524</text:p>
          </table:table-cell>
          <table:table-cell office:value-type="float" office:value="-0.000119721021550945" calcext:value-type="float">
            <text:p>-0.000119721021551</text:p>
          </table:table-cell>
          <table:table-cell office:value-type="float" office:value="-0.00576755561118147" calcext:value-type="float">
            <text:p>-0.005767555611181</text:p>
          </table:table-cell>
          <table:table-cell office:value-type="float" office:value="0.00278668233894042" calcext:value-type="float">
            <text:p>0.00278668233894</text:p>
          </table:table-cell>
          <table:table-cell office:value-type="float" office:value="0.000161243654243359" calcext:value-type="float">
            <text:p>0.000161243654243</text:p>
          </table:table-cell>
          <table:table-cell office:value-type="float" office:value="-0.00392366370501179" calcext:value-type="float">
            <text:p>-0.003923663705012</text:p>
          </table:table-cell>
          <table:table-cell office:value-type="float" office:value="0.00165822340020072" calcext:value-type="float">
            <text:p>0.001658223400201</text:p>
          </table:table-cell>
          <table:table-cell office:value-type="float" office:value="0.00502805238324244" calcext:value-type="float">
            <text:p>0.005028052383242</text:p>
          </table:table-cell>
          <table:table-cell office:value-type="float" office:value="-0.000333932221941224" calcext:value-type="float">
            <text:p>-0.000333932221941</text:p>
          </table:table-cell>
          <table:table-cell office:value-type="float" office:value="0.00191323992024717" calcext:value-type="float">
            <text:p>0.001913239920247</text:p>
          </table:table-cell>
          <table:table-cell office:value-type="float" office:value="-0.00506909769459119" calcext:value-type="float">
            <text:p>-0.005069097694591</text:p>
          </table:table-cell>
          <table:table-cell office:value-type="float" office:value="0.000183519648835062" calcext:value-type="float">
            <text:p>0.000183519648835</text:p>
          </table:table-cell>
          <table:table-cell office:value-type="float" office:value="0.00505399544200713" calcext:value-type="float">
            <text:p>0.005053995442007</text:p>
          </table:table-cell>
          <table:table-cell office:value-type="float" office:value="0.000257472862684738" calcext:value-type="float">
            <text:p>0.000257472862685</text:p>
          </table:table-cell>
          <table:table-cell office:value-type="float" office:value="-0.00455326528785921" calcext:value-type="float">
            <text:p>-0.004553265287859</text:p>
          </table:table-cell>
          <table:table-cell office:value-type="float" office:value="0.000572277559830248" calcext:value-type="float">
            <text:p>0.00057227755983</text:p>
          </table:table-cell>
          <table:table-cell office:value-type="float" office:value="0.00451497319648114" calcext:value-type="float">
            <text:p>0.004514973196481</text:p>
          </table:table-cell>
          <table:table-cell office:value-type="float" office:value="0.00010814715765356" calcext:value-type="float">
            <text:p>0.000108147157654</text:p>
          </table:table-cell>
          <table:table-cell office:value-type="float" office:value="-0.00656354890001509" calcext:value-type="float">
            <text:p>-0.006563548900015</text:p>
          </table:table-cell>
          <table:table-cell office:value-type="float" office:value="0.00815798363683268" calcext:value-type="float">
            <text:p>0.008157983636833</text:p>
          </table:table-cell>
          <table:table-cell office:value-type="float" office:value="-0.00648448871396845" calcext:value-type="float">
            <text:p>-0.006484488713968</text:p>
          </table:table-cell>
          <table:table-cell office:value-type="float" office:value="0.00541868400435508" calcext:value-type="float">
            <text:p>0.005418684004355</text:p>
          </table:table-cell>
          <table:table-cell office:value-type="float" office:value="-0.0054012589664218" calcext:value-type="float">
            <text:p>-0.005401258966422</text:p>
          </table:table-cell>
          <table:table-cell office:value-type="float" office:value="0.00701233281607705" calcext:value-type="float">
            <text:p>0.007012332816077</text:p>
          </table:table-cell>
          <table:table-cell office:value-type="float" office:value="-0.0036827254246608" calcext:value-type="float">
            <text:p>-0.003682725424661</text:p>
          </table:table-cell>
          <table:table-cell office:value-type="float" office:value="-0.000427742597781888" calcext:value-type="float">
            <text:p>-0.000427742597782</text:p>
          </table:table-cell>
          <table:table-cell office:value-type="float" office:value="0.00201427468755727" calcext:value-type="float">
            <text:p>0.002014274687557</text:p>
          </table:table-cell>
          <table:table-cell office:value-type="float" office:value="-0.00323567386135037" calcext:value-type="float">
            <text:p>-0.00323567386135</text:p>
          </table:table-cell>
          <table:table-cell office:value-type="float" office:value="-0.00199776346269964" calcext:value-type="float">
            <text:p>-0.0019977634627</text:p>
          </table:table-cell>
          <table:table-cell office:value-type="float" office:value="-0.000145342458984121" calcext:value-type="float">
            <text:p>-0.000145342458984</text:p>
          </table:table-cell>
          <table:table-cell office:value-type="float" office:value="0.00383368054610911" calcext:value-type="float">
            <text:p>0.003833680546109</text:p>
          </table:table-cell>
          <table:table-cell office:value-type="float" office:value="0.00495171579190279" calcext:value-type="float">
            <text:p>0.004951715791903</text:p>
          </table:table-cell>
          <table:table-cell office:value-type="float" office:value="-0.00417739432584174" calcext:value-type="float">
            <text:p>-0.004177394325842</text:p>
          </table:table-cell>
          <table:table-cell office:value-type="float" office:value="-0.000122317179136799" calcext:value-type="float">
            <text:p>-0.000122317179137</text:p>
          </table:table-cell>
          <table:table-cell office:value-type="float" office:value="-0.000467108801809668" calcext:value-type="float">
            <text:p>-0.00046710880181</text:p>
          </table:table-cell>
          <table:table-cell office:value-type="float" office:value="-0.00129506934634366" calcext:value-type="float">
            <text:p>-0.001295069346344</text:p>
          </table:table-cell>
          <table:table-cell office:value-type="float" office:value="-0.0022069744759054" calcext:value-type="float">
            <text:p>-0.002206974475905</text:p>
          </table:table-cell>
          <table:table-cell office:value-type="float" office:value="-0.000238562781313512" calcext:value-type="float">
            <text:p>-0.000238562781314</text:p>
          </table:table-cell>
          <table:table-cell office:value-type="float" office:value="0.000820896337561994" calcext:value-type="float">
            <text:p>0.000820896337562</text:p>
          </table:table-cell>
          <table:table-cell office:value-type="float" office:value="0.0024736468124002" calcext:value-type="float">
            <text:p>0.0024736468124</text:p>
          </table:table-cell>
          <table:table-cell office:value-type="float" office:value="0.00300960139452439" calcext:value-type="float">
            <text:p>0.003009601394524</text:p>
          </table:table-cell>
          <table:table-cell office:value-type="float" office:value="0.00219722398818856" calcext:value-type="float">
            <text:p>0.002197223988189</text:p>
          </table:table-cell>
          <table:table-cell office:value-type="float" office:value="-0.00419792594068774" calcext:value-type="float">
            <text:p>-0.004197925940688</text:p>
          </table:table-cell>
          <table:table-cell office:value-type="float" office:value="0.0000555153668354569" calcext:value-type="float">
            <text:p>5.55153668354569E-05</text:p>
          </table:table-cell>
          <table:table-cell office:value-type="float" office:value="-0.000741603049675188" calcext:value-type="float">
            <text:p>-0.000741603049675</text:p>
          </table:table-cell>
          <table:table-cell office:value-type="float" office:value="0.00123212415957341" calcext:value-type="float">
            <text:p>0.001232124159573</text:p>
          </table:table-cell>
          <table:table-cell office:value-type="float" office:value="-0.00282500339012892" calcext:value-type="float">
            <text:p>-0.002825003390129</text:p>
          </table:table-cell>
          <table:table-cell office:value-type="float" office:value="0.000162970575449839" calcext:value-type="float">
            <text:p>0.00016297057545</text:p>
          </table:table-cell>
          <table:table-cell office:value-type="float" office:value="0.00726998131930212" calcext:value-type="float">
            <text:p>0.007269981319302</text:p>
          </table:table-cell>
          <table:table-cell office:value-type="float" office:value="-0.00299774436168554" calcext:value-type="float">
            <text:p>-0.002997744361686</text:p>
          </table:table-cell>
          <table:table-cell office:value-type="float" office:value="0.000766818219861853" calcext:value-type="float">
            <text:p>0.000766818219862</text:p>
          </table:table-cell>
          <table:table-cell office:value-type="float" office:value="-0.0039878576451825" calcext:value-type="float">
            <text:p>-0.003987857645183</text:p>
          </table:table-cell>
          <table:table-cell office:value-type="float" office:value="-0.00064906317671859" calcext:value-type="float">
            <text:p>-0.000649063176719</text:p>
          </table:table-cell>
          <table:table-cell office:value-type="float" office:value="0.00107081850950042" calcext:value-type="float">
            <text:p>0.0010708185095</text:p>
          </table:table-cell>
          <table:table-cell office:value-type="float" office:value="0.00196402405303625" calcext:value-type="float">
            <text:p>0.001964024053036</text:p>
          </table:table-cell>
          <table:table-cell office:value-type="float" office:value="0.0000730329302742749" calcext:value-type="float">
            <text:p>7.30329302742749E-05</text:p>
          </table:table-cell>
          <table:table-cell office:value-type="float" office:value="0.000467907843809123" calcext:value-type="float">
            <text:p>0.000467907843809</text:p>
          </table:table-cell>
          <table:table-cell office:value-type="float" office:value="0.00179861968702982" calcext:value-type="float">
            <text:p>0.00179861968703</text:p>
          </table:table-cell>
          <table:table-cell office:value-type="float" office:value="-0.00600624999402538" calcext:value-type="float">
            <text:p>-0.006006249994025</text:p>
          </table:table-cell>
          <table:table-cell office:value-type="float" office:value="0.000137030324092513" calcext:value-type="float">
            <text:p>0.000137030324093</text:p>
          </table:table-cell>
          <table:table-cell office:value-type="float" office:value="0.00410525840253334" calcext:value-type="float">
            <text:p>0.004105258402533</text:p>
          </table:table-cell>
          <table:table-cell office:value-type="float" office:value="0.00192449790845733" calcext:value-type="float">
            <text:p>0.001924497908457</text:p>
          </table:table-cell>
          <table:table-cell office:value-type="float" office:value="0.00156523427493799" calcext:value-type="float">
            <text:p>0.001565234274938</text:p>
          </table:table-cell>
          <table:table-cell office:value-type="float" office:value="0.000402508630820253" calcext:value-type="float">
            <text:p>0.00040250863082</text:p>
          </table:table-cell>
          <table:table-cell office:value-type="float" office:value="-0.00461347805812512" calcext:value-type="float">
            <text:p>-0.004613478058125</text:p>
          </table:table-cell>
          <table:table-cell office:value-type="float" office:value="0.000347197440558944" calcext:value-type="float">
            <text:p>0.000347197440559</text:p>
          </table:table-cell>
          <table:table-cell office:value-type="float" office:value="-0.00100347010814317" calcext:value-type="float">
            <text:p>-0.001003470108143</text:p>
          </table:table-cell>
          <table:table-cell office:value-type="float" office:value="0.000790460712021434" calcext:value-type="float">
            <text:p>0.000790460712021</text:p>
          </table:table-cell>
          <table:table-cell office:value-type="float" office:value="-0.00362077064771665" calcext:value-type="float">
            <text:p>-0.003620770647717</text:p>
          </table:table-cell>
          <table:table-cell office:value-type="float" office:value="0.00110524459145284" calcext:value-type="float">
            <text:p>0.001105244591453</text:p>
          </table:table-cell>
          <table:table-cell office:value-type="float" office:value="0.00527105853196347" calcext:value-type="float">
            <text:p>0.005271058531963</text:p>
          </table:table-cell>
          <table:table-cell office:value-type="float" office:value="0.00191005456065801" calcext:value-type="float">
            <text:p>0.001910054560658</text:p>
          </table:table-cell>
          <table:table-cell office:value-type="float" office:value="-0.00338556049157229" calcext:value-type="float">
            <text:p>-0.003385560491572</text:p>
          </table:table-cell>
          <table:table-cell office:value-type="float" office:value="0.000246627488977413" calcext:value-type="float">
            <text:p>0.000246627488977</text:p>
          </table:table-cell>
          <table:table-cell office:value-type="float" office:value="-0.000207883771749129" calcext:value-type="float">
            <text:p>-0.000207883771749</text:p>
          </table:table-cell>
          <table:table-cell office:value-type="float" office:value="-0.00454527003181654" calcext:value-type="float">
            <text:p>-0.004545270031817</text:p>
          </table:table-cell>
          <table:table-cell office:value-type="float" office:value="0.000599455877315913" calcext:value-type="float">
            <text:p>0.000599455877316</text:p>
          </table:table-cell>
          <table:table-cell office:value-type="float" office:value="-0.000202209040046197" calcext:value-type="float">
            <text:p>-0.000202209040046</text:p>
          </table:table-cell>
          <table:table-cell office:value-type="float" office:value="0.00358832198793402" calcext:value-type="float">
            <text:p>0.003588321987934</text:p>
          </table:table-cell>
          <table:table-cell office:value-type="float" office:value="-0.00411789675342539" calcext:value-type="float">
            <text:p>-0.004117896753425</text:p>
          </table:table-cell>
          <table:table-cell office:value-type="float" office:value="0.00520067225193949" calcext:value-type="float">
            <text:p>0.005200672251939</text:p>
          </table:table-cell>
          <table:table-cell office:value-type="float" office:value="-0.00119040383167973" calcext:value-type="float">
            <text:p>-0.00119040383168</text:p>
          </table:table-cell>
          <table:table-cell office:value-type="float" office:value="-0.0000133105415720536" calcext:value-type="float">
            <text:p>-1.33105415720536E-05</text:p>
          </table:table-cell>
          <table:table-cell office:value-type="float" office:value="-0.00386070179117437" calcext:value-type="float">
            <text:p>-0.003860701791174</text:p>
          </table:table-cell>
          <table:table-cell office:value-type="float" office:value="0.000393186483720109" calcext:value-type="float">
            <text:p>0.00039318648372</text:p>
          </table:table-cell>
          <table:table-cell office:value-type="float" office:value="0.00120852915896874" calcext:value-type="float">
            <text:p>0.001208529158969</text:p>
          </table:table-cell>
          <table:table-cell office:value-type="float" office:value="0.00668886765057236" calcext:value-type="float">
            <text:p>0.006688867650572</text:p>
          </table:table-cell>
          <table:table-cell office:value-type="float" office:value="-0.00152989506072176" calcext:value-type="float">
            <text:p>-0.001529895060722</text:p>
          </table:table-cell>
          <table:table-cell office:value-type="float" office:value="-0.00233107466127858" calcext:value-type="float">
            <text:p>-0.002331074661279</text:p>
          </table:table-cell>
          <table:table-cell office:value-type="float" office:value="0.000371811907847963" calcext:value-type="float">
            <text:p>0.000371811907848</text:p>
          </table:table-cell>
          <table:table-cell office:value-type="float" office:value="-0.0047493534877463" calcext:value-type="float">
            <text:p>-0.004749353487746</text:p>
          </table:table-cell>
          <table:table-cell office:value-type="float" office:value="0.000466292014990821" calcext:value-type="float">
            <text:p>0.000466292014991</text:p>
          </table:table-cell>
          <table:table-cell office:value-type="float" office:value="0.00102053966405025" calcext:value-type="float">
            <text:p>0.00102053966405</text:p>
          </table:table-cell>
          <table:table-cell office:value-type="float" office:value="0.00296700134623962" calcext:value-type="float">
            <text:p>0.00296700134624</text:p>
          </table:table-cell>
          <table:table-cell office:value-type="float" office:value="0.00279146076316344" calcext:value-type="float">
            <text:p>0.002791460763163</text:p>
          </table:table-cell>
          <table:table-cell office:value-type="float" office:value="0.00187598765941843" calcext:value-type="float">
            <text:p>0.001875987659418</text:p>
          </table:table-cell>
          <table:table-cell office:value-type="float" office:value="-0.0041231248004997" calcext:value-type="float">
            <text:p>-0.0041231248005</text:p>
          </table:table-cell>
          <table:table-cell office:value-type="float" office:value="-0.00000276595531356616" calcext:value-type="float">
            <text:p>-2.76595531356616E-06</text:p>
          </table:table-cell>
          <table:table-cell office:value-type="float" office:value="-0.000468574741684047" calcext:value-type="float">
            <text:p>-0.000468574741684</text:p>
          </table:table-cell>
          <table:table-cell office:value-type="float" office:value="-0.00104970479501065" calcext:value-type="float">
            <text:p>-0.001049704795011</text:p>
          </table:table-cell>
          <table:table-cell office:value-type="float" office:value="0.000768292557426109" calcext:value-type="float">
            <text:p>0.000768292557426</text:p>
          </table:table-cell>
          <table:table-cell office:value-type="float" office:value="-0.00378065618057954" calcext:value-type="float">
            <text:p>-0.00378065618058</text:p>
          </table:table-cell>
          <table:table-cell office:value-type="float" office:value="-0.000364016329612027" calcext:value-type="float">
            <text:p>-0.000364016329612</text:p>
          </table:table-cell>
          <table:table-cell office:value-type="float" office:value="0.00422695016806452" calcext:value-type="float">
            <text:p>0.004226950168065</text:p>
          </table:table-cell>
          <table:table-cell office:value-type="float" office:value="-0.00000995814410970075" calcext:value-type="float">
            <text:p>-9.95814410970075E-06</text:p>
          </table:table-cell>
          <table:table-cell office:value-type="float" office:value="-0.00438569654654825" calcext:value-type="float">
            <text:p>-0.004385696546548</text:p>
          </table:table-cell>
          <table:table-cell office:value-type="float" office:value="0.000589231090063147" calcext:value-type="float">
            <text:p>0.000589231090063</text:p>
          </table:table-cell>
          <table:table-cell office:value-type="float" office:value="0.00201598907354172" calcext:value-type="float">
            <text:p>0.002015989073542</text:p>
          </table:table-cell>
          <table:table-cell office:value-type="float" office:value="0.00590905914307849" calcext:value-type="float">
            <text:p>0.005909059143078</text:p>
          </table:table-cell>
          <table:table-cell office:value-type="float" office:value="-0.00471394681329285" calcext:value-type="float">
            <text:p>-0.004713946813293</text:p>
          </table:table-cell>
          <table:table-cell office:value-type="float" office:value="-0.00021033206424742" calcext:value-type="float">
            <text:p>-0.000210332064247</text:p>
          </table:table-cell>
          <table:table-cell office:value-type="float" office:value="-0.00440535808569359" calcext:value-type="float">
            <text:p>-0.004405358085694</text:p>
          </table:table-cell>
          <table:table-cell office:value-type="float" office:value="0.00213450665362086" calcext:value-type="float">
            <text:p>0.002134506653621</text:p>
          </table:table-cell>
          <table:table-cell office:value-type="float" office:value="0.00665660060532325" calcext:value-type="float">
            <text:p>0.006656600605323</text:p>
          </table:table-cell>
          <table:table-cell office:value-type="float" office:value="-0.00418142650644821" calcext:value-type="float">
            <text:p>-0.004181426506448</text:p>
          </table:table-cell>
          <table:table-cell office:value-type="float" office:value="0.00100320152062255" calcext:value-type="float">
            <text:p>0.001003201520623</text:p>
          </table:table-cell>
          <table:table-cell office:value-type="float" office:value="-0.00162266089412144" calcext:value-type="float">
            <text:p>-0.001622660894121</text:p>
          </table:table-cell>
          <table:table-cell office:value-type="float" office:value="-0.00451342132677463" calcext:value-type="float">
            <text:p>-0.004513421326775</text:p>
          </table:table-cell>
          <table:table-cell office:value-type="float" office:value="0.00250467276528227" calcext:value-type="float">
            <text:p>0.002504672765282</text:p>
          </table:table-cell>
          <table:table-cell office:value-type="float" office:value="0.00333918276643247" calcext:value-type="float">
            <text:p>0.003339182766432</text:p>
          </table:table-cell>
          <table:table-cell office:value-type="float" office:value="0.000609048034548421" calcext:value-type="float">
            <text:p>0.000609048034548</text:p>
          </table:table-cell>
          <table:table-cell office:value-type="float" office:value="-0.00211404946983684" calcext:value-type="float">
            <text:p>-0.002114049469837</text:p>
          </table:table-cell>
          <table:table-cell office:value-type="float" office:value="-0.00391100677896905" calcext:value-type="float">
            <text:p>-0.003911006778969</text:p>
          </table:table-cell>
          <table:table-cell office:value-type="float" office:value="0.00153562989266032" calcext:value-type="float">
            <text:p>0.00153562989266</text:p>
          </table:table-cell>
          <table:table-cell office:value-type="float" office:value="0.00295926679011821" calcext:value-type="float">
            <text:p>0.002959266790118</text:p>
          </table:table-cell>
          <table:table-cell office:value-type="float" office:value="-0.000482950312958863" calcext:value-type="float">
            <text:p>-0.000482950312959</text:p>
          </table:table-cell>
          <table:table-cell office:value-type="float" office:value="0.00300310368044993" calcext:value-type="float">
            <text:p>0.00300310368045</text:p>
          </table:table-cell>
          <table:table-cell office:value-type="float" office:value="-0.00183517071177308" calcext:value-type="float">
            <text:p>-0.001835170711773</text:p>
          </table:table-cell>
          <table:table-cell office:value-type="float" office:value="-0.00416875234504394" calcext:value-type="float">
            <text:p>-0.004168752345044</text:p>
          </table:table-cell>
          <table:table-cell office:value-type="float" office:value="-0.000358009681358407" calcext:value-type="float">
            <text:p>-0.000358009681358</text:p>
          </table:table-cell>
          <table:table-cell office:value-type="float" office:value="0.0036718035173714" calcext:value-type="float">
            <text:p>0.003671803517371</text:p>
          </table:table-cell>
          <table:table-cell office:value-type="float" office:value="0.000582013715887397" calcext:value-type="float">
            <text:p>0.000582013715887</text:p>
          </table:table-cell>
          <table:table-cell office:value-type="float" office:value="-0.00487946495836567" calcext:value-type="float">
            <text:p>-0.004879464958366</text:p>
          </table:table-cell>
          <table:table-cell office:value-type="float" office:value="0.00234657617913653" calcext:value-type="float">
            <text:p>0.002346576179137</text:p>
          </table:table-cell>
          <table:table-cell office:value-type="float" office:value="0.0023249522779944" calcext:value-type="float">
            <text:p>0.002324952277994</text:p>
          </table:table-cell>
          <table:table-cell office:value-type="float" office:value="0.00042606130598144" calcext:value-type="float">
            <text:p>0.000426061305981</text:p>
          </table:table-cell>
          <table:table-cell office:value-type="float" office:value="-0.0055708132642126" calcext:value-type="float">
            <text:p>-0.005570813264213</text:p>
          </table:table-cell>
          <table:table-cell office:value-type="float" office:value="-0.000157447970033531" calcext:value-type="float">
            <text:p>-0.000157447970034</text:p>
          </table:table-cell>
          <table:table-cell office:value-type="float" office:value="0.00158299862246114" calcext:value-type="float">
            <text:p>0.001582998622461</text:p>
          </table:table-cell>
          <table:table-cell office:value-type="float" office:value="0.00287314070397837" calcext:value-type="float">
            <text:p>0.002873140703978</text:p>
          </table:table-cell>
          <table:table-cell office:value-type="float" office:value="0.00455007974754568" calcext:value-type="float">
            <text:p>0.004550079747546</text:p>
          </table:table-cell>
          <table:table-cell office:value-type="float" office:value="-0.00431905638103491" calcext:value-type="float">
            <text:p>-0.004319056381035</text:p>
          </table:table-cell>
          <table:table-cell office:value-type="float" office:value="-0.00043453566578" calcext:value-type="float">
            <text:p>-0.00043453566578</text:p>
          </table:table-cell>
          <table:table-cell office:value-type="float" office:value="-0.000331585059319184" calcext:value-type="float">
            <text:p>-0.000331585059319</text:p>
          </table:table-cell>
          <table:table-cell office:value-type="float" office:value="0.000929361734942458" calcext:value-type="float">
            <text:p>0.000929361734942</text:p>
          </table:table-cell>
          <table:table-cell office:value-type="float" office:value="-0.00539846987357867" calcext:value-type="float">
            <text:p>-0.005398469873579</text:p>
          </table:table-cell>
          <table:table-cell office:value-type="float" office:value="0.000244726432167885" calcext:value-type="float">
            <text:p>0.000244726432168</text:p>
          </table:table-cell>
          <table:table-cell office:value-type="float" office:value="0.00619408662738313" calcext:value-type="float">
            <text:p>0.006194086627383</text:p>
          </table:table-cell>
          <table:table-cell office:value-type="float" office:value="-0.000519676816857051" calcext:value-type="float">
            <text:p>-0.000519676816857</text:p>
          </table:table-cell>
          <table:table-cell office:value-type="float" office:value="-0.00490165694751177" calcext:value-type="float">
            <text:p>-0.004901656947512</text:p>
          </table:table-cell>
          <table:table-cell office:value-type="float" office:value="0.00315837060280416" calcext:value-type="float">
            <text:p>0.003158370602804</text:p>
          </table:table-cell>
          <table:table-cell office:value-type="float" office:value="-0.000153098358620374" calcext:value-type="float">
            <text:p>-0.00015309835862</text:p>
          </table:table-cell>
          <table:table-cell office:value-type="float" office:value="-0.000416369365087488" calcext:value-type="float">
            <text:p>-0.000416369365087</text:p>
          </table:table-cell>
          <table:table-cell office:value-type="float" office:value="0.00343674735020311" calcext:value-type="float">
            <text:p>0.003436747350203</text:p>
          </table:table-cell>
          <table:table-cell office:value-type="float" office:value="-0.00471268515884493" calcext:value-type="float">
            <text:p>-0.004712685158845</text:p>
          </table:table-cell>
          <table:table-cell office:value-type="float" office:value="-0.00168464675943952" calcext:value-type="float">
            <text:p>-0.00168464675944</text:p>
          </table:table-cell>
          <table:table-cell office:value-type="float" office:value="-0.0000923636884418433" calcext:value-type="float">
            <text:p>-9.23636884418433E-05</text:p>
          </table:table-cell>
          <table:table-cell office:value-type="float" office:value="0.00699463037539" calcext:value-type="float">
            <text:p>0.00699463037539</text:p>
          </table:table-cell>
          <table:table-cell office:value-type="float" office:value="-0.00305027732893837" calcext:value-type="float">
            <text:p>-0.003050277328938</text:p>
          </table:table-cell>
          <table:table-cell office:value-type="float" office:value="-0.00014903806585248" calcext:value-type="float">
            <text:p>-0.000149038065852</text:p>
          </table:table-cell>
          <table:table-cell office:value-type="float" office:value="-0.000954160600467324" calcext:value-type="float">
            <text:p>-0.000954160600467</text:p>
          </table:table-cell>
          <table:table-cell office:value-type="float" office:value="0.00250041602262641" calcext:value-type="float">
            <text:p>0.002500416022626</text:p>
          </table:table-cell>
          <table:table-cell office:value-type="float" office:value="-0.00558223379939698" calcext:value-type="float">
            <text:p>-0.005582233799397</text:p>
          </table:table-cell>
          <table:table-cell office:value-type="float" office:value="-0.000204109558695709" calcext:value-type="float">
            <text:p>-0.000204109558696</text:p>
          </table:table-cell>
          <table:table-cell office:value-type="float" office:value="0.000285960636374261" calcext:value-type="float">
            <text:p>0.000285960636374</text:p>
          </table:table-cell>
          <table:table-cell office:value-type="float" office:value="0.00140252123456092" calcext:value-type="float">
            <text:p>0.001402521234561</text:p>
          </table:table-cell>
          <table:table-cell office:value-type="float" office:value="0.00321768947470818" calcext:value-type="float">
            <text:p>0.003217689474708</text:p>
          </table:table-cell>
          <table:table-cell office:value-type="float" office:value="0.00222870009242571" calcext:value-type="float">
            <text:p>0.002228700092426</text:p>
          </table:table-cell>
          <table:table-cell office:value-type="float" office:value="0.00181537148734923" calcext:value-type="float">
            <text:p>0.001815371487349</text:p>
          </table:table-cell>
          <table:table-cell office:value-type="float" office:value="-0.0035958535164744" calcext:value-type="float">
            <text:p>-0.003595853516474</text:p>
          </table:table-cell>
          <table:table-cell office:value-type="float" office:value="0.000137707225599304" calcext:value-type="float">
            <text:p>0.000137707225599</text:p>
          </table:table-cell>
          <table:table-cell office:value-type="float" office:value="-0.00524909802750445" calcext:value-type="float">
            <text:p>-0.005249098027504</text:p>
          </table:table-cell>
          <table:table-cell office:value-type="float" office:value="0.000934822971010663" calcext:value-type="float">
            <text:p>0.000934822971011</text:p>
          </table:table-cell>
          <table:table-cell office:value-type="float" office:value="0.00449736581253185" calcext:value-type="float">
            <text:p>0.004497365812532</text:p>
          </table:table-cell>
          <table:table-cell office:value-type="float" office:value="0.000127166940653178" calcext:value-type="float">
            <text:p>0.000127166940653</text:p>
          </table:table-cell>
          <table:table-cell office:value-type="float" office:value="-0.00044191873992927" calcext:value-type="float">
            <text:p>-0.000441918739929</text:p>
          </table:table-cell>
          <table:table-cell office:value-type="float" office:value="-0.00471331432942385" calcext:value-type="float">
            <text:p>-0.004713314329424</text:p>
          </table:table-cell>
          <table:table-cell office:value-type="float" office:value="0.00624289551917046" calcext:value-type="float">
            <text:p>0.00624289551917</text:p>
          </table:table-cell>
          <table:table-cell office:value-type="float" office:value="-0.00000672144942392983" calcext:value-type="float">
            <text:p>-6.72144942392983E-06</text:p>
          </table:table-cell>
          <table:table-cell office:value-type="float" office:value="-0.00658135517469355" calcext:value-type="float">
            <text:p>-0.006581355174694</text:p>
          </table:table-cell>
          <table:table-cell office:value-type="float" office:value="0.0045917355299846" calcext:value-type="float">
            <text:p>0.004591735529985</text:p>
          </table:table-cell>
          <table:table-cell office:value-type="float" office:value="0.000485606311316333" calcext:value-type="float">
            <text:p>0.000485606311316</text:p>
          </table:table-cell>
          <table:table-cell office:value-type="float" office:value="-0.00472273997041667" calcext:value-type="float">
            <text:p>-0.004722739970417</text:p>
          </table:table-cell>
          <table:table-cell office:value-type="float" office:value="0.00420832842902519" calcext:value-type="float">
            <text:p>0.004208328429025</text:p>
          </table:table-cell>
          <table:table-cell office:value-type="float" office:value="-0.000695358367848842" calcext:value-type="float">
            <text:p>-0.000695358367849</text:p>
          </table:table-cell>
          <table:table-cell office:value-type="float" office:value="0.00020626806072005" calcext:value-type="float">
            <text:p>0.00020626806072</text:p>
          </table:table-cell>
          <table:table-cell office:value-type="float" office:value="-0.00412892161482603" calcext:value-type="float">
            <text:p>-0.004128921614826</text:p>
          </table:table-cell>
          <table:table-cell office:value-type="float" office:value="0.000714572387135459" calcext:value-type="float">
            <text:p>0.000714572387135</text:p>
          </table:table-cell>
          <table:table-cell office:value-type="float" office:value="-0.0000810202588667486" calcext:value-type="float">
            <text:p>-8.10202588667486E-05</text:p>
          </table:table-cell>
          <table:table-cell office:value-type="float" office:value="-0.000314455007092596" calcext:value-type="float">
            <text:p>-0.000314455007093</text:p>
          </table:table-cell>
          <table:table-cell office:value-type="float" office:value="-0.000125270345841311" calcext:value-type="float">
            <text:p>-0.000125270345841</text:p>
          </table:table-cell>
          <table:table-cell office:value-type="float" office:value="-0.000406858481467931" calcext:value-type="float">
            <text:p>-0.000406858481468</text:p>
          </table:table-cell>
          <table:table-cell office:value-type="float" office:value="-0.0000432502279088531" calcext:value-type="float">
            <text:p>-4.32502279088531E-05</text:p>
          </table:table-cell>
          <table:table-cell office:value-type="float" office:value="0.000266404340377946" calcext:value-type="float">
            <text:p>0.000266404340378</text:p>
          </table:table-cell>
          <table:table-cell office:value-type="float" office:value="-0.000112507768893655" calcext:value-type="float">
            <text:p>-0.000112507768894</text:p>
          </table:table-cell>
          <table:table-cell office:value-type="float" office:value="-0.000153221257356007" calcext:value-type="float">
            <text:p>-0.000153221257356</text:p>
          </table:table-cell>
          <table:table-cell office:value-type="float" office:value="0.0000762924114640073" calcext:value-type="float">
            <text:p>7.62924114640073E-05</text:p>
          </table:table-cell>
          <table:table-cell office:value-type="float" office:value="0.000111813536327887" calcext:value-type="float">
            <text:p>0.000111813536328</text:p>
          </table:table-cell>
          <table:table-cell office:value-type="float" office:value="-0.0000543923283710113" calcext:value-type="float">
            <text:p>-5.43923283710113E-05</text:p>
          </table:table-cell>
          <table:table-cell office:value-type="float" office:value="0.0000147339226051479" calcext:value-type="float">
            <text:p>1.47339226051479E-05</text:p>
          </table:table-cell>
          <table:table-cell office:value-type="float" office:value="-0.0000467070862774088" calcext:value-type="float">
            <text:p>-4.67070862774088E-05</text:p>
          </table:table-cell>
          <table:table-cell office:value-type="float" office:value="0.0000328790271454382" calcext:value-type="float">
            <text:p>3.28790271454382E-05</text:p>
          </table:table-cell>
          <table:table-cell office:value-type="float" office:value="-0.0000269387642728991" calcext:value-type="float">
            <text:p>-2.69387642728991E-05</text:p>
          </table:table-cell>
          <table:table-cell office:value-type="float" office:value="0.0000356032335251943" calcext:value-type="float">
            <text:p>3.56032335251943E-05</text:p>
          </table:table-cell>
          <table:table-cell office:value-type="float" office:value="-0.00000489619592997093" calcext:value-type="float">
            <text:p>-4.89619592997093E-06</text:p>
          </table:table-cell>
          <table:table-cell office:value-type="float" office:value="-0.0000200652406011081" calcext:value-type="float">
            <text:p>-2.00652406011081E-05</text:p>
          </table:table-cell>
          <table:table-cell office:value-type="float" office:value="0.0000361611779380322" calcext:value-type="float">
            <text:p>3.61611779380322E-05</text:p>
          </table:table-cell>
          <table:table-cell office:value-type="float" office:value="-0.00003299961268588" calcext:value-type="float">
            <text:p>-3.299961268588E-05</text:p>
          </table:table-cell>
          <table:table-cell office:value-type="float" office:value="-0.0000149205142541686" calcext:value-type="float">
            <text:p>-1.49205142541686E-05</text:p>
          </table:table-cell>
          <table:table-cell office:value-type="float" office:value="0.0000471927486234147" calcext:value-type="float">
            <text:p>4.71927486234147E-05</text:p>
          </table:table-cell>
          <table:table-cell office:value-type="float" office:value="-0.000010792001119253" calcext:value-type="float">
            <text:p>-1.0792001119253E-05</text:p>
          </table:table-cell>
          <table:table-cell office:value-type="float" office:value="0.0000156827517624469" calcext:value-type="float">
            <text:p>1.56827517624469E-05</text:p>
          </table:table-cell>
          <table:table-cell office:value-type="float" office:value="-0.0000271369996683868" calcext:value-type="float">
            <text:p>-2.71369996683868E-05</text:p>
          </table:table-cell>
          <table:table-cell office:value-type="float" office:value="-0.0000052557075346793" calcext:value-type="float">
            <text:p>-5.2557075346793E-06</text:p>
          </table:table-cell>
          <table:table-cell office:value-type="float" office:value="0.0000148856015588228" calcext:value-type="float">
            <text:p>1.48856015588228E-05</text:p>
          </table:table-cell>
          <table:table-cell office:value-type="float" office:value="-0.00000306761564361491" calcext:value-type="float">
            <text:p>-3.06761564361491E-06</text:p>
          </table:table-cell>
          <table:table-cell office:value-type="float" office:value="-0.00000508694729428605" calcext:value-type="float">
            <text:p>-5.08694729428605E-06</text:p>
          </table:table-cell>
          <table:table-cell office:value-type="float" office:value="-0.00000697787204723133" calcext:value-type="float">
            <text:p>-6.97787204723133E-06</text:p>
          </table:table-cell>
          <table:table-cell office:value-type="float" office:value="0.00000270592172341155" calcext:value-type="float">
            <text:p>2.70592172341155E-06</text:p>
          </table:table-cell>
          <table:table-cell office:value-type="float" office:value="0.00000388350579144658" calcext:value-type="float">
            <text:p>3.88350579144658E-06</text:p>
          </table:table-cell>
          <table:table-cell office:value-type="float" office:value="-0.0000013000261078755" calcext:value-type="float">
            <text:p>-1.3000261078755E-06</text:p>
          </table:table-cell>
          <table:table-cell office:value-type="float" office:value="-0.00000470437310395866" calcext:value-type="float">
            <text:p>-4.70437310395866E-06</text:p>
          </table:table-cell>
          <table:table-cell office:value-type="float" office:value="-0.0000224908665444334" calcext:value-type="float">
            <text:p>-2.24908665444334E-05</text:p>
          </table:table-cell>
          <table:table-cell office:value-type="float" office:value="0.00000490883799825204" calcext:value-type="float">
            <text:p>4.90883799825204E-06</text:p>
          </table:table-cell>
          <table:table-cell office:value-type="float" office:value="0.00000910948400134615" calcext:value-type="float">
            <text:p>9.10948400134615E-06</text:p>
          </table:table-cell>
          <table:table-cell office:value-type="float" office:value="0.00000399605614709309" calcext:value-type="float">
            <text:p>3.99605614709309E-06</text:p>
          </table:table-cell>
          <table:table-cell office:value-type="float" office:value="0.00000648408287717839" calcext:value-type="float">
            <text:p>6.48408287717839E-06</text:p>
          </table:table-cell>
          <table:table-cell office:value-type="float" office:value="-0.00000529305314017625" calcext:value-type="float">
            <text:p>-5.29305314017625E-06</text:p>
          </table:table-cell>
          <table:table-cell office:value-type="float" office:value="-0.00000647307188494928" calcext:value-type="float">
            <text:p>-6.47307188494928E-06</text:p>
          </table:table-cell>
          <table:table-cell office:value-type="float" office:value="0.00000333408023200921" calcext:value-type="float">
            <text:p>3.33408023200921E-06</text:p>
          </table:table-cell>
          <table:table-cell office:value-type="float" office:value="0.0000103226658300093" calcext:value-type="float">
            <text:p>1.03226658300093E-05</text:p>
          </table:table-cell>
          <table:table-cell office:value-type="float" office:value="-0.00000702995474893831" calcext:value-type="float">
            <text:p>-7.02995474893831E-06</text:p>
          </table:table-cell>
          <table:table-cell office:value-type="float" office:value="-0.00000240857040895159" calcext:value-type="float">
            <text:p>-2.40857040895159E-06</text:p>
          </table:table-cell>
          <table:table-cell office:value-type="float" office:value="-0.00000183426798433528" calcext:value-type="float">
            <text:p>-1.83426798433528E-06</text:p>
          </table:table-cell>
          <table:table-cell office:value-type="float" office:value="0.0000169282104178214" calcext:value-type="float">
            <text:p>1.69282104178214E-05</text:p>
          </table:table-cell>
          <table:table-cell office:value-type="float" office:value="-0.00000635588258385278" calcext:value-type="float">
            <text:p>-6.35588258385278E-06</text:p>
          </table:table-cell>
          <table:table-cell office:value-type="float" office:value="-0.0000068618758700123" calcext:value-type="float">
            <text:p>-6.8618758700123E-06</text:p>
          </table:table-cell>
          <table:table-cell office:value-type="float" office:value="-0.00000255058068310277" calcext:value-type="float">
            <text:p>-2.55058068310277E-06</text:p>
          </table:table-cell>
          <table:table-cell office:value-type="float" office:value="0.00000085547181510881" calcext:value-type="float">
            <text:p>8.5547181510881E-07</text:p>
          </table:table-cell>
          <table:table-cell office:value-type="float" office:value="0.000000904885385122345" calcext:value-type="float">
            <text:p>9.04885385122345E-07</text:p>
          </table:table-cell>
          <table:table-cell office:value-type="float" office:value="0.0000106000697016051" calcext:value-type="float">
            <text:p>1.06000697016051E-05</text:p>
          </table:table-cell>
          <table:table-cell office:value-type="float" office:value="-0.00000527607209238612" calcext:value-type="float">
            <text:p>-5.27607209238612E-06</text:p>
          </table:table-cell>
          <table:table-cell office:value-type="float" office:value="0.00000966668481283683" calcext:value-type="float">
            <text:p>9.66668481283683E-06</text:p>
          </table:table-cell>
          <table:table-cell office:value-type="float" office:value="-0.0000208295342238873" calcext:value-type="float">
            <text:p>-2.08295342238873E-05</text:p>
          </table:table-cell>
          <table:table-cell office:value-type="float" office:value="0.0000154430420157281" calcext:value-type="float">
            <text:p>1.54430420157281E-05</text:p>
          </table:table-cell>
          <table:table-cell office:value-type="float" office:value="-0.00000692926986167741" calcext:value-type="float">
            <text:p>-6.92926986167741E-06</text:p>
          </table:table-cell>
          <table:table-cell office:value-type="float" office:value="0.0000145184807255339" calcext:value-type="float">
            <text:p>1.45184807255339E-05</text:p>
          </table:table-cell>
          <table:table-cell office:value-type="float" office:value="0.00000856942726723542" calcext:value-type="float">
            <text:p>8.56942726723542E-06</text:p>
          </table:table-cell>
          <table:table-cell office:value-type="float" office:value="-0.0000135045242488085" calcext:value-type="float">
            <text:p>-1.35045242488085E-05</text:p>
          </table:table-cell>
          <table:table-cell office:value-type="float" office:value="-0.0000147749066573" calcext:value-type="float">
            <text:p>-1.47749066573E-05</text:p>
          </table:table-cell>
          <table:table-cell office:value-type="float" office:value="-0.000000688762757605765" calcext:value-type="float">
            <text:p>-6.88762757605765E-07</text:p>
          </table:table-cell>
          <table:table-cell office:value-type="float" office:value="0.00000840997148016109" calcext:value-type="float">
            <text:p>8.40997148016109E-06</text:p>
          </table:table-cell>
          <table:table-cell office:value-type="float" office:value="0.0000102962372689475" calcext:value-type="float">
            <text:p>1.02962372689475E-05</text:p>
          </table:table-cell>
          <table:table-cell office:value-type="float" office:value="-0.00000510467123987501" calcext:value-type="float">
            <text:p>-5.10467123987501E-06</text:p>
          </table:table-cell>
          <table:table-cell office:value-type="float" office:value="0.00000337225177032829" calcext:value-type="float">
            <text:p>3.37225177032829E-06</text:p>
          </table:table-cell>
          <table:table-cell office:value-type="float" office:value="0.000001597130758757" calcext:value-type="float">
            <text:p>1.597130758757E-06</text:p>
          </table:table-cell>
          <table:table-cell office:value-type="float" office:value="0.00000746251895678007" calcext:value-type="float">
            <text:p>7.46251895678007E-06</text:p>
          </table:table-cell>
          <table:table-cell office:value-type="float" office:value="-0.0000196829922444186" calcext:value-type="float">
            <text:p>-1.96829922444186E-05</text:p>
          </table:table-cell>
          <table:table-cell office:value-type="float" office:value="0.00000757756386327024" calcext:value-type="float">
            <text:p>7.57756386327024E-06</text:p>
          </table:table-cell>
          <table:table-cell office:value-type="float" office:value="-0.0000106468615850286" calcext:value-type="float">
            <text:p>-1.06468615850286E-05</text:p>
          </table:table-cell>
          <table:table-cell office:value-type="float" office:value="0.0000106111726739799" calcext:value-type="float">
            <text:p>1.06111726739799E-05</text:p>
          </table:table-cell>
          <table:table-cell office:value-type="float" office:value="-0.00000283101431680643" calcext:value-type="float">
            <text:p>-2.83101431680643E-06</text:p>
          </table:table-cell>
          <table:table-cell office:value-type="float" office:value="0.0000000326524610683165" calcext:value-type="float">
            <text:p>3.26524610683165E-08</text:p>
          </table:table-cell>
          <table:table-cell office:value-type="float" office:value="0.00000369987900850077" calcext:value-type="float">
            <text:p>3.69987900850077E-06</text:p>
          </table:table-cell>
          <table:table-cell office:value-type="float" office:value="0.00000613065102605948" calcext:value-type="float">
            <text:p>6.13065102605948E-06</text:p>
          </table:table-cell>
          <table:table-cell office:value-type="float" office:value="-0.00000617516896928017" calcext:value-type="float">
            <text:p>-6.17516896928017E-06</text:p>
          </table:table-cell>
          <table:table-cell office:value-type="float" office:value="-0.00000541116958574506" calcext:value-type="float">
            <text:p>-5.41116958574506E-06</text:p>
          </table:table-cell>
          <table:table-cell office:value-type="float" office:value="0.0000069884510583984" calcext:value-type="float">
            <text:p>6.9884510583984E-06</text:p>
          </table:table-cell>
          <table:table-cell office:value-type="float" office:value="-0.0000175229590230197" calcext:value-type="float">
            <text:p>-1.75229590230197E-05</text:p>
          </table:table-cell>
          <table:table-cell office:value-type="float" office:value="0.0000209894648389719" calcext:value-type="float">
            <text:p>2.09894648389719E-05</text:p>
          </table:table-cell>
          <table:table-cell office:value-type="float" office:value="-0.000000591609106370683" calcext:value-type="float">
            <text:p>-5.91609106370683E-07</text:p>
          </table:table-cell>
          <table:table-cell office:value-type="float" office:value="-0.00000266126492259877" calcext:value-type="float">
            <text:p>-2.66126492259877E-06</text:p>
          </table:table-cell>
          <table:table-cell table:number-columns-repeated="495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495501231316648" calcext:value-type="float">
            <text:p>0.495501231316648</text:p>
          </table:table-cell>
          <table:table-cell table:formula="of:=9.8*[.B9]" office:value-type="float" office:value="4.85591206690315" calcext:value-type="float">
            <text:p>4.85591206690315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00132353110223835" calcext:value-type="float">
            <text:p>1.32353110223835E-09</text:p>
          </table:table-cell>
          <table:table-cell table:formula="of:=0.5*[.D12]*(([.D5]-[.C5])/([.D1]-[.C1]))^2" office:value-type="float" office:value="0.000000354739242234306" calcext:value-type="float">
            <text:p>3.54739242234306E-07</text:p>
          </table:table-cell>
          <table:table-cell table:formula="of:=0.5*[.E12]*(([.E5]-[.D5])/([.E1]-[.D1]))^2" office:value-type="float" office:value="0.000000206565815070278" calcext:value-type="float">
            <text:p>2.06565815070278E-07</text:p>
          </table:table-cell>
          <table:table-cell table:formula="of:=0.5*[.F12]*(([.F5]-[.E5])/([.F1]-[.E1]))^2" office:value-type="float" office:value="0.00000583564529265051" calcext:value-type="float">
            <text:p>5.83564529265051E-06</text:p>
          </table:table-cell>
          <table:table-cell table:formula="of:=0.5*[.G12]*(([.G5]-[.F5])/([.G1]-[.F1]))^2" office:value-type="float" office:value="0.00000213827642640041" calcext:value-type="float">
            <text:p>2.13827642640041E-06</text:p>
          </table:table-cell>
          <table:table-cell table:formula="of:=0.5*[.H12]*(([.H5]-[.G5])/([.H1]-[.G1]))^2" office:value-type="float" office:value="0.00000367837786442112" calcext:value-type="float">
            <text:p>3.67837786442112E-06</text:p>
          </table:table-cell>
          <table:table-cell table:formula="of:=0.5*[.I12]*(([.I5]-[.H5])/([.I1]-[.H1]))^2" office:value-type="float" office:value="0.00000287286586100393" calcext:value-type="float">
            <text:p>2.87286586100393E-06</text:p>
          </table:table-cell>
          <table:table-cell table:formula="of:=0.5*[.J12]*(([.J5]-[.I5])/([.J1]-[.I1]))^2" office:value-type="float" office:value="0.0000495857835213402" calcext:value-type="float">
            <text:p>4.95857835213402E-05</text:p>
          </table:table-cell>
          <table:table-cell table:formula="of:=0.5*[.K12]*(([.K5]-[.J5])/([.K1]-[.J1]))^2" office:value-type="float" office:value="0.00000255210123428429" calcext:value-type="float">
            <text:p>2.55210123428429E-06</text:p>
          </table:table-cell>
          <table:table-cell table:formula="of:=0.5*[.L12]*(([.L5]-[.K5])/([.L1]-[.K1]))^2" office:value-type="float" office:value="0.00000135839911680644" calcext:value-type="float">
            <text:p>1.35839911680644E-06</text:p>
          </table:table-cell>
          <table:table-cell table:formula="of:=0.5*[.M12]*(([.M5]-[.L5])/([.M1]-[.L1]))^2" office:value-type="float" office:value="0.00000261589399449374" calcext:value-type="float">
            <text:p>2.61589399449374E-06</text:p>
          </table:table-cell>
          <table:table-cell table:formula="of:=0.5*[.N12]*(([.N5]-[.M5])/([.N1]-[.M1]))^2" office:value-type="float" office:value="0.00000135998086001504" calcext:value-type="float">
            <text:p>1.35998086001504E-06</text:p>
          </table:table-cell>
          <table:table-cell table:formula="of:=0.5*[.O12]*(([.O5]-[.N5])/([.O1]-[.N1]))^2" office:value-type="float" office:value="0.000069061789601553" calcext:value-type="float">
            <text:p>6.9061789601553E-05</text:p>
          </table:table-cell>
          <table:table-cell table:formula="of:=0.5*[.P12]*(([.P5]-[.O5])/([.P1]-[.O1]))^2" office:value-type="float" office:value="0.0000192153853187385" calcext:value-type="float">
            <text:p>1.92153853187385E-05</text:p>
          </table:table-cell>
          <table:table-cell table:formula="of:=0.5*[.Q12]*(([.Q5]-[.P5])/([.Q1]-[.P1]))^2" office:value-type="float" office:value="0.00000000842124361456485" calcext:value-type="float">
            <text:p>8.42124361456485E-09</text:p>
          </table:table-cell>
          <table:table-cell table:formula="of:=0.5*[.R12]*(([.R5]-[.Q5])/([.R1]-[.Q1]))^2" office:value-type="float" office:value="0.000040366789995324" calcext:value-type="float">
            <text:p>4.0366789995324E-05</text:p>
          </table:table-cell>
          <table:table-cell table:formula="of:=0.5*[.S12]*(([.S5]-[.R5])/([.S1]-[.R1]))^2" office:value-type="float" office:value="0.00000529913285461039" calcext:value-type="float">
            <text:p>5.29913285461039E-06</text:p>
          </table:table-cell>
          <table:table-cell table:formula="of:=0.5*[.T12]*(([.T5]-[.S5])/([.T1]-[.S1]))^2" office:value-type="float" office:value="0.00000883642737094495" calcext:value-type="float">
            <text:p>8.83642737094495E-06</text:p>
          </table:table-cell>
          <table:table-cell table:formula="of:=0.5*[.U12]*(([.U5]-[.T5])/([.U1]-[.T1]))^2" office:value-type="float" office:value="0.000000311619868712313" calcext:value-type="float">
            <text:p>3.11619868712313E-07</text:p>
          </table:table-cell>
          <table:table-cell table:formula="of:=0.5*[.V12]*(([.V5]-[.U5])/([.V1]-[.U1]))^2" office:value-type="float" office:value="0.00000108770012738264" calcext:value-type="float">
            <text:p>1.08770012738264E-06</text:p>
          </table:table-cell>
          <table:table-cell table:formula="of:=0.5*[.W12]*(([.W5]-[.V5])/([.W1]-[.V1]))^2" office:value-type="float" office:value="0.00000642524706752853" calcext:value-type="float">
            <text:p>6.42524706752853E-06</text:p>
          </table:table-cell>
          <table:table-cell table:formula="of:=0.5*[.X12]*(([.X5]-[.W5])/([.X1]-[.W1]))^2" office:value-type="float" office:value="0.000000808147965690116" calcext:value-type="float">
            <text:p>8.08147965690116E-07</text:p>
          </table:table-cell>
          <table:table-cell table:formula="of:=0.5*[.Y12]*(([.Y5]-[.X5])/([.Y1]-[.X1]))^2" office:value-type="float" office:value="0.00000121257383302666" calcext:value-type="float">
            <text:p>1.21257383302666E-06</text:p>
          </table:table-cell>
          <table:table-cell table:formula="of:=0.5*[.Z12]*(([.Z5]-[.Y5])/([.Z1]-[.Y1]))^2" office:value-type="float" office:value="0.00000705814488423385" calcext:value-type="float">
            <text:p>7.05814488423385E-06</text:p>
          </table:table-cell>
          <table:table-cell table:formula="of:=0.5*[.AA12]*(([.AA5]-[.Z5])/([.AA1]-[.Z1]))^2" office:value-type="float" office:value="0.000032739680974448" calcext:value-type="float">
            <text:p>3.2739680974448E-05</text:p>
          </table:table-cell>
          <table:table-cell table:formula="of:=0.5*[.AB12]*(([.AB5]-[.AA5])/([.AB1]-[.AA1]))^2" office:value-type="float" office:value="0.00000140033526363262" calcext:value-type="float">
            <text:p>1.40033526363262E-06</text:p>
          </table:table-cell>
          <table:table-cell table:formula="of:=0.5*[.AC12]*(([.AC5]-[.AB5])/([.AC1]-[.AB1]))^2" office:value-type="float" office:value="0.00000702185169278081" calcext:value-type="float">
            <text:p>7.02185169278081E-06</text:p>
          </table:table-cell>
          <table:table-cell table:formula="of:=0.5*[.AD12]*(([.AD5]-[.AC5])/([.AD1]-[.AC1]))^2" office:value-type="float" office:value="0.000000721099948033134" calcext:value-type="float">
            <text:p>7.21099948033134E-07</text:p>
          </table:table-cell>
          <table:table-cell table:formula="of:=0.5*[.AE12]*(([.AE5]-[.AD5])/([.AE1]-[.AD1]))^2" office:value-type="float" office:value="0.00000854129841298072" calcext:value-type="float">
            <text:p>8.54129841298072E-06</text:p>
          </table:table-cell>
          <table:table-cell table:formula="of:=0.5*[.AF12]*(([.AF5]-[.AE5])/([.AF1]-[.AE1]))^2" office:value-type="float" office:value="0.00000369552641531311" calcext:value-type="float">
            <text:p>3.69552641531311E-06</text:p>
          </table:table-cell>
          <table:table-cell table:formula="of:=0.5*[.AG12]*(([.AG5]-[.AF5])/([.AG1]-[.AF1]))^2" office:value-type="float" office:value="0.00000643634576639944" calcext:value-type="float">
            <text:p>6.43634576639944E-06</text:p>
          </table:table-cell>
          <table:table-cell table:formula="of:=0.5*[.AH12]*(([.AH5]-[.AG5])/([.AH1]-[.AG1]))^2" office:value-type="float" office:value="0.00000449144691354761" calcext:value-type="float">
            <text:p>4.49144691354761E-06</text:p>
          </table:table-cell>
          <table:table-cell table:formula="of:=0.5*[.AI12]*(([.AI5]-[.AH5])/([.AI1]-[.AH1]))^2" office:value-type="float" office:value="0.00000167272574528802" calcext:value-type="float">
            <text:p>1.67272574528802E-06</text:p>
          </table:table-cell>
          <table:table-cell table:formula="of:=0.5*[.AJ12]*(([.AJ5]-[.AI5])/([.AJ1]-[.AI1]))^2" office:value-type="float" office:value="0.00000724029496612136" calcext:value-type="float">
            <text:p>7.24029496612136E-06</text:p>
          </table:table-cell>
          <table:table-cell table:formula="of:=0.5*[.AK12]*(([.AK5]-[.AJ5])/([.AK1]-[.AJ1]))^2" office:value-type="float" office:value="0.000000343922447536686" calcext:value-type="float">
            <text:p>3.43922447536686E-07</text:p>
          </table:table-cell>
          <table:table-cell table:formula="of:=0.5*[.AL12]*(([.AL5]-[.AK5])/([.AL1]-[.AK1]))^2" office:value-type="float" office:value="0.000000654321076724247" calcext:value-type="float">
            <text:p>6.54321076724247E-07</text:p>
          </table:table-cell>
          <table:table-cell table:formula="of:=0.5*[.AM12]*(([.AM5]-[.AL5])/([.AM1]-[.AL1]))^2" office:value-type="float" office:value="0.00000110016005698179" calcext:value-type="float">
            <text:p>1.10016005698179E-06</text:p>
          </table:table-cell>
          <table:table-cell table:formula="of:=0.5*[.AN12]*(([.AN5]-[.AM5])/([.AN1]-[.AM1]))^2" office:value-type="float" office:value="0.0000145057490259092" calcext:value-type="float">
            <text:p>1.45057490259092E-05</text:p>
          </table:table-cell>
          <table:table-cell table:formula="of:=0.5*[.AO12]*(([.AO5]-[.AN5])/([.AO1]-[.AN1]))^2" office:value-type="float" office:value="0.0000069196925250093" calcext:value-type="float">
            <text:p>6.9196925250093E-06</text:p>
          </table:table-cell>
          <table:table-cell table:formula="of:=0.5*[.AP12]*(([.AP5]-[.AO5])/([.AP1]-[.AO1]))^2" office:value-type="float" office:value="0.0000287939940007633" calcext:value-type="float">
            <text:p>2.87939940007633E-05</text:p>
          </table:table-cell>
          <table:table-cell table:formula="of:=0.5*[.AQ12]*(([.AQ5]-[.AP5])/([.AQ1]-[.AP1]))^2" office:value-type="float" office:value="0.00000870883069670152" calcext:value-type="float">
            <text:p>8.70883069670152E-06</text:p>
          </table:table-cell>
          <table:table-cell table:formula="of:=0.5*[.AR12]*(([.AR5]-[.AQ5])/([.AR1]-[.AQ1]))^2" office:value-type="float" office:value="0.00000223838640382148" calcext:value-type="float">
            <text:p>2.23838640382148E-06</text:p>
          </table:table-cell>
          <table:table-cell table:formula="of:=0.5*[.AS12]*(([.AS5]-[.AR5])/([.AS1]-[.AR1]))^2" office:value-type="float" office:value="0.00000332302323079338" calcext:value-type="float">
            <text:p>3.32302323079338E-06</text:p>
          </table:table-cell>
          <table:table-cell table:formula="of:=0.5*[.AT12]*(([.AT5]-[.AS5])/([.AT1]-[.AS1]))^2" office:value-type="float" office:value="0.00000105772034534414" calcext:value-type="float">
            <text:p>1.05772034534414E-06</text:p>
          </table:table-cell>
          <table:table-cell table:formula="of:=0.5*[.AU12]*(([.AU5]-[.AT5])/([.AU1]-[.AT1]))^2" office:value-type="float" office:value="0.0000033836552039137" calcext:value-type="float">
            <text:p>3.3836552039137E-06</text:p>
          </table:table-cell>
          <table:table-cell table:formula="of:=0.5*[.AV12]*(([.AV5]-[.AU5])/([.AV1]-[.AU1]))^2" office:value-type="float" office:value="0.00000115032364513137" calcext:value-type="float">
            <text:p>1.15032364513137E-06</text:p>
          </table:table-cell>
          <table:table-cell table:formula="of:=0.5*[.AW12]*(([.AW5]-[.AV5])/([.AW1]-[.AV1]))^2" office:value-type="float" office:value="0.00000588297061455602" calcext:value-type="float">
            <text:p>5.88297061455602E-06</text:p>
          </table:table-cell>
          <table:table-cell table:formula="of:=0.5*[.AX12]*(([.AX5]-[.AW5])/([.AX1]-[.AW1]))^2" office:value-type="float" office:value="0.00000513027210178841" calcext:value-type="float">
            <text:p>5.13027210178841E-06</text:p>
          </table:table-cell>
          <table:table-cell table:formula="of:=0.5*[.AY12]*(([.AY5]-[.AX5])/([.AY1]-[.AX1]))^2" office:value-type="float" office:value="0.00000261805147042874" calcext:value-type="float">
            <text:p>2.61805147042874E-06</text:p>
          </table:table-cell>
          <table:table-cell table:formula="of:=0.5*[.AZ12]*(([.AZ5]-[.AY5])/([.AZ1]-[.AY1]))^2" office:value-type="float" office:value="0.0000520796434865176" calcext:value-type="float">
            <text:p>5.20796434865176E-05</text:p>
          </table:table-cell>
          <table:table-cell table:formula="of:=0.5*[.BA12]*(([.BA5]-[.AZ5])/([.BA1]-[.AZ1]))^2" office:value-type="float" office:value="0.000120135877809966" calcext:value-type="float">
            <text:p>0.00012013587781</text:p>
          </table:table-cell>
          <table:table-cell table:formula="of:=0.5*[.BB12]*(([.BB5]-[.BA5])/([.BB1]-[.BA1]))^2" office:value-type="float" office:value="0.0000339922453255599" calcext:value-type="float">
            <text:p>3.39922453255599E-05</text:p>
          </table:table-cell>
          <table:table-cell table:formula="of:=0.5*[.BC12]*(([.BC5]-[.BB5])/([.BC1]-[.BB1]))^2" office:value-type="float" office:value="0.000055836474298897" calcext:value-type="float">
            <text:p>5.5836474298897E-05</text:p>
          </table:table-cell>
          <table:table-cell table:formula="of:=0.5*[.BD12]*(([.BD5]-[.BC5])/([.BD1]-[.BC1]))^2" office:value-type="float" office:value="0.00000923384886114733" calcext:value-type="float">
            <text:p>9.23384886114733E-06</text:p>
          </table:table-cell>
          <table:table-cell table:formula="of:=0.5*[.BE12]*(([.BE5]-[.BD5])/([.BE1]-[.BD1]))^2" office:value-type="float" office:value="0.0000141242069343103" calcext:value-type="float">
            <text:p>1.41242069343103E-05</text:p>
          </table:table-cell>
          <table:table-cell table:formula="of:=0.5*[.BF12]*(([.BF5]-[.BE5])/([.BF1]-[.BE1]))^2" office:value-type="float" office:value="0.00000950564511621947" calcext:value-type="float">
            <text:p>9.50564511621947E-06</text:p>
          </table:table-cell>
          <table:table-cell table:formula="of:=0.5*[.BG12]*(([.BG5]-[.BF5])/([.BG1]-[.BF1]))^2" office:value-type="float" office:value="0.00000181394248848981" calcext:value-type="float">
            <text:p>1.81394248848981E-06</text:p>
          </table:table-cell>
          <table:table-cell table:formula="of:=0.5*[.BH12]*(([.BH5]-[.BG5])/([.BH1]-[.BG1]))^2" office:value-type="float" office:value="0.00000017939638618533" calcext:value-type="float">
            <text:p>1.7939638618533E-07</text:p>
          </table:table-cell>
          <table:table-cell table:formula="of:=0.5*[.BI12]*(([.BI5]-[.BH5])/([.BI1]-[.BH1]))^2" office:value-type="float" office:value="0.00000848004890966312" calcext:value-type="float">
            <text:p>8.48004890966312E-06</text:p>
          </table:table-cell>
          <table:table-cell table:formula="of:=0.5*[.BJ12]*(([.BJ5]-[.BI5])/([.BJ1]-[.BI1]))^2" office:value-type="float" office:value="0.00000315503208423023" calcext:value-type="float">
            <text:p>3.15503208423023E-06</text:p>
          </table:table-cell>
          <table:table-cell table:formula="of:=0.5*[.BK12]*(([.BK5]-[.BJ5])/([.BK1]-[.BJ1]))^2" office:value-type="float" office:value="0.00441345188115785" calcext:value-type="float">
            <text:p>0.004413451881158</text:p>
          </table:table-cell>
          <table:table-cell table:formula="of:=0.5*[.BL12]*(([.BL5]-[.BK5])/([.BL1]-[.BK1]))^2" office:value-type="float" office:value="0.00171456414037957" calcext:value-type="float">
            <text:p>0.00171456414038</text:p>
          </table:table-cell>
          <table:table-cell table:formula="of:=0.5*[.BM12]*(([.BM5]-[.BL5])/([.BM1]-[.BL1]))^2" office:value-type="float" office:value="0.00375288501155956" calcext:value-type="float">
            <text:p>0.00375288501156</text:p>
          </table:table-cell>
          <table:table-cell table:formula="of:=0.5*[.BN12]*(([.BN5]-[.BM5])/([.BN1]-[.BM1]))^2" office:value-type="float" office:value="0.00514480037597857" calcext:value-type="float">
            <text:p>0.005144800375979</text:p>
          </table:table-cell>
          <table:table-cell table:formula="of:=0.5*[.BO12]*(([.BO5]-[.BN5])/([.BO1]-[.BN1]))^2" office:value-type="float" office:value="0.0378297772509209" calcext:value-type="float">
            <text:p>0.037829777250921</text:p>
          </table:table-cell>
          <table:table-cell table:formula="of:=0.5*[.BP12]*(([.BP5]-[.BO5])/([.BP1]-[.BO1]))^2" office:value-type="float" office:value="0.00688269118158214" calcext:value-type="float">
            <text:p>0.006882691181582</text:p>
          </table:table-cell>
          <table:table-cell table:formula="of:=0.5*[.BQ12]*(([.BQ5]-[.BP5])/([.BQ1]-[.BP1]))^2" office:value-type="float" office:value="0.000343817729123037" calcext:value-type="float">
            <text:p>0.000343817729123</text:p>
          </table:table-cell>
          <table:table-cell table:formula="of:=0.5*[.BR12]*(([.BR5]-[.BQ5])/([.BR1]-[.BQ1]))^2" office:value-type="float" office:value="0.000604604501801361" calcext:value-type="float">
            <text:p>0.000604604501801</text:p>
          </table:table-cell>
          <table:table-cell table:formula="of:=0.5*[.BS12]*(([.BS5]-[.BR5])/([.BS1]-[.BR1]))^2" office:value-type="float" office:value="0.0334497137475276" calcext:value-type="float">
            <text:p>0.033449713747528</text:p>
          </table:table-cell>
          <table:table-cell table:formula="of:=0.5*[.BT12]*(([.BT5]-[.BS5])/([.BT1]-[.BS1]))^2" office:value-type="float" office:value="0.0088191425531456" calcext:value-type="float">
            <text:p>0.008819142553146</text:p>
          </table:table-cell>
          <table:table-cell table:formula="of:=0.5*[.BU12]*(([.BU5]-[.BT5])/([.BU1]-[.BT1]))^2" office:value-type="float" office:value="0.0486745552388779" calcext:value-type="float">
            <text:p>0.048674555238878</text:p>
          </table:table-cell>
          <table:table-cell table:formula="of:=0.5*[.BV12]*(([.BV5]-[.BU5])/([.BV1]-[.BU1]))^2" office:value-type="float" office:value="0.0138788264285544" calcext:value-type="float">
            <text:p>0.013878826428555</text:p>
          </table:table-cell>
          <table:table-cell table:formula="of:=0.5*[.BW12]*(([.BW5]-[.BV5])/([.BW1]-[.BV1]))^2" office:value-type="float" office:value="0.0106595876115502" calcext:value-type="float">
            <text:p>0.01065958761155</text:p>
          </table:table-cell>
          <table:table-cell table:formula="of:=0.5*[.BX12]*(([.BX5]-[.BW5])/([.BX1]-[.BW1]))^2" office:value-type="float" office:value="0.0541003474768662" calcext:value-type="float">
            <text:p>0.054100347476866</text:p>
          </table:table-cell>
          <table:table-cell table:formula="of:=0.5*[.BY12]*(([.BY5]-[.BX5])/([.BY1]-[.BX1]))^2" office:value-type="float" office:value="0.0886894200696733" calcext:value-type="float">
            <text:p>0.088689420069673</text:p>
          </table:table-cell>
          <table:table-cell table:formula="of:=0.5*[.BZ12]*(([.BZ5]-[.BY5])/([.BZ1]-[.BY1]))^2" office:value-type="float" office:value="0.0486925351192808" calcext:value-type="float">
            <text:p>0.048692535119281</text:p>
          </table:table-cell>
          <table:table-cell table:formula="of:=0.5*[.CA12]*(([.CA5]-[.BZ5])/([.CA1]-[.BZ1]))^2" office:value-type="float" office:value="0.00832706146991856" calcext:value-type="float">
            <text:p>0.008327061469919</text:p>
          </table:table-cell>
          <table:table-cell table:formula="of:=0.5*[.CB12]*(([.CB5]-[.CA5])/([.CB1]-[.CA1]))^2" office:value-type="float" office:value="0.064768727620139" calcext:value-type="float">
            <text:p>0.064768727620139</text:p>
          </table:table-cell>
          <table:table-cell table:formula="of:=0.5*[.CC12]*(([.CC5]-[.CB5])/([.CC1]-[.CB1]))^2" office:value-type="float" office:value="0.043897528349864" calcext:value-type="float">
            <text:p>0.043897528349864</text:p>
          </table:table-cell>
          <table:table-cell table:formula="of:=0.5*[.CD12]*(([.CD5]-[.CC5])/([.CD1]-[.CC1]))^2" office:value-type="float" office:value="0.00466580607370725" calcext:value-type="float">
            <text:p>0.004665806073707</text:p>
          </table:table-cell>
          <table:table-cell table:formula="of:=0.5*[.CE12]*(([.CE5]-[.CD5])/([.CE1]-[.CD1]))^2" office:value-type="float" office:value="0.0967423641078274" calcext:value-type="float">
            <text:p>0.096742364107827</text:p>
          </table:table-cell>
          <table:table-cell table:formula="of:=0.5*[.CF12]*(([.CF5]-[.CE5])/([.CF1]-[.CE1]))^2" office:value-type="float" office:value="0.00114174820205547" calcext:value-type="float">
            <text:p>0.001141748202055</text:p>
          </table:table-cell>
          <table:table-cell table:formula="of:=0.5*[.CG12]*(([.CG5]-[.CF5])/([.CG1]-[.CF1]))^2" office:value-type="float" office:value="0.0611367582793699" calcext:value-type="float">
            <text:p>0.06113675827937</text:p>
          </table:table-cell>
          <table:table-cell table:formula="of:=0.5*[.CH12]*(([.CH5]-[.CG5])/([.CH1]-[.CG1]))^2" office:value-type="float" office:value="0.000320431475191532" calcext:value-type="float">
            <text:p>0.000320431475192</text:p>
          </table:table-cell>
          <table:table-cell table:formula="of:=0.5*[.CI12]*(([.CI5]-[.CH5])/([.CI1]-[.CH1]))^2" office:value-type="float" office:value="0.0592831554874934" calcext:value-type="float">
            <text:p>0.059283155487494</text:p>
          </table:table-cell>
          <table:table-cell table:formula="of:=0.5*[.CJ12]*(([.CJ5]-[.CI5])/([.CJ1]-[.CI1]))^2" office:value-type="float" office:value="0.0994291050874207" calcext:value-type="float">
            <text:p>0.099429105087421</text:p>
          </table:table-cell>
          <table:table-cell table:formula="of:=0.5*[.CK12]*(([.CK5]-[.CJ5])/([.CK1]-[.CJ1]))^2" office:value-type="float" office:value="0.00264522642568714" calcext:value-type="float">
            <text:p>0.002645226425687</text:p>
          </table:table-cell>
          <table:table-cell table:formula="of:=0.5*[.CL12]*(([.CL5]-[.CK5])/([.CL1]-[.CK1]))^2" office:value-type="float" office:value="0.0605421832825605" calcext:value-type="float">
            <text:p>0.060542183282561</text:p>
          </table:table-cell>
          <table:table-cell table:formula="of:=0.5*[.CM12]*(([.CM5]-[.CL5])/([.CM1]-[.CL1]))^2" office:value-type="float" office:value="0.000000000144236087631662" calcext:value-type="float">
            <text:p>1.44236087631662E-10</text:p>
          </table:table-cell>
          <table:table-cell table:formula="of:=0.5*[.CN12]*(([.CN5]-[.CM5])/([.CN1]-[.CM1]))^2" office:value-type="float" office:value="0.0685103000992837" calcext:value-type="float">
            <text:p>0.068510300099284</text:p>
          </table:table-cell>
          <table:table-cell table:formula="of:=0.5*[.CO12]*(([.CO5]-[.CN5])/([.CO1]-[.CN1]))^2" office:value-type="float" office:value="0.0392371576176348" calcext:value-type="float">
            <text:p>0.039237157617635</text:p>
          </table:table-cell>
          <table:table-cell table:formula="of:=0.5*[.CP12]*(([.CP5]-[.CO5])/([.CP1]-[.CO1]))^2" office:value-type="float" office:value="0.0818030629483517" calcext:value-type="float">
            <text:p>0.081803062948352</text:p>
          </table:table-cell>
          <table:table-cell table:formula="of:=0.5*[.CQ12]*(([.CQ5]-[.CP5])/([.CQ1]-[.CP1]))^2" office:value-type="float" office:value="0.00158256576111711" calcext:value-type="float">
            <text:p>0.001582565761117</text:p>
          </table:table-cell>
          <table:table-cell table:formula="of:=0.5*[.CR12]*(([.CR5]-[.CQ5])/([.CR1]-[.CQ1]))^2" office:value-type="float" office:value="0.0947876663972765" calcext:value-type="float">
            <text:p>0.094787666397277</text:p>
          </table:table-cell>
          <table:table-cell table:formula="of:=0.5*[.CS12]*(([.CS5]-[.CR5])/([.CS1]-[.CR1]))^2" office:value-type="float" office:value="0.0408479987638534" calcext:value-type="float">
            <text:p>0.040847998763853</text:p>
          </table:table-cell>
          <table:table-cell table:formula="of:=0.5*[.CT12]*(([.CT5]-[.CS5])/([.CT1]-[.CS1]))^2" office:value-type="float" office:value="0.0713804797125849" calcext:value-type="float">
            <text:p>0.071380479712585</text:p>
          </table:table-cell>
          <table:table-cell table:formula="of:=0.5*[.CU12]*(([.CU5]-[.CT5])/([.CU1]-[.CT1]))^2" office:value-type="float" office:value="0.0753122134414736" calcext:value-type="float">
            <text:p>0.075312213441474</text:p>
          </table:table-cell>
          <table:table-cell table:formula="of:=0.5*[.CV12]*(([.CV5]-[.CU5])/([.CV1]-[.CU1]))^2" office:value-type="float" office:value="0.0661805625042857" calcext:value-type="float">
            <text:p>0.066180562504286</text:p>
          </table:table-cell>
          <table:table-cell table:formula="of:=0.5*[.CW12]*(([.CW5]-[.CV5])/([.CW1]-[.CV1]))^2" office:value-type="float" office:value="0.0678262475778488" calcext:value-type="float">
            <text:p>0.067826247577849</text:p>
          </table:table-cell>
          <table:table-cell table:formula="of:=0.5*[.CX12]*(([.CX5]-[.CW5])/([.CX1]-[.CW1]))^2" office:value-type="float" office:value="0.0517035367721453" calcext:value-type="float">
            <text:p>0.051703536772145</text:p>
          </table:table-cell>
          <table:table-cell table:formula="of:=0.5*[.CY12]*(([.CY5]-[.CX5])/([.CY1]-[.CX1]))^2" office:value-type="float" office:value="0.0105208311521712" calcext:value-type="float">
            <text:p>0.010520831152171</text:p>
          </table:table-cell>
          <table:table-cell table:formula="of:=0.5*[.CZ12]*(([.CZ5]-[.CY5])/([.CZ1]-[.CY1]))^2" office:value-type="float" office:value="0.0700901492507248" calcext:value-type="float">
            <text:p>0.070090149250725</text:p>
          </table:table-cell>
          <table:table-cell table:formula="of:=0.5*[.DA12]*(([.DA5]-[.CZ5])/([.DA1]-[.CZ1]))^2" office:value-type="float" office:value="0.0864362516571148" calcext:value-type="float">
            <text:p>0.086436251657115</text:p>
          </table:table-cell>
          <table:table-cell table:formula="of:=0.5*[.DB12]*(([.DB5]-[.DA5])/([.DB1]-[.DA1]))^2" office:value-type="float" office:value="0.0785451245789297" calcext:value-type="float">
            <text:p>0.07854512457893</text:p>
          </table:table-cell>
          <table:table-cell table:formula="of:=0.5*[.DC12]*(([.DC5]-[.DB5])/([.DC1]-[.DB1]))^2" office:value-type="float" office:value="0.0033016386579686" calcext:value-type="float">
            <text:p>0.003301638657969</text:p>
          </table:table-cell>
          <table:table-cell table:formula="of:=0.5*[.DD12]*(([.DD5]-[.DC5])/([.DD1]-[.DC1]))^2" office:value-type="float" office:value="0.0673145789939512" calcext:value-type="float">
            <text:p>0.067314578993951</text:p>
          </table:table-cell>
          <table:table-cell table:formula="of:=0.5*[.DE12]*(([.DE5]-[.DD5])/([.DE1]-[.DD1]))^2" office:value-type="float" office:value="0.0352031011199717" calcext:value-type="float">
            <text:p>0.035203101119972</text:p>
          </table:table-cell>
          <table:table-cell table:formula="of:=0.5*[.DF12]*(([.DF5]-[.DE5])/([.DF1]-[.DE1]))^2" office:value-type="float" office:value="0.0552682255658038" calcext:value-type="float">
            <text:p>0.055268225565804</text:p>
          </table:table-cell>
          <table:table-cell table:formula="of:=0.5*[.DG12]*(([.DG5]-[.DF5])/([.DG1]-[.DF1]))^2" office:value-type="float" office:value="0.0125096309185322" calcext:value-type="float">
            <text:p>0.012509630918532</text:p>
          </table:table-cell>
          <table:table-cell table:formula="of:=0.5*[.DH12]*(([.DH5]-[.DG5])/([.DH1]-[.DG1]))^2" office:value-type="float" office:value="0.0000144144991947752" calcext:value-type="float">
            <text:p>1.44144991947752E-05</text:p>
          </table:table-cell>
          <table:table-cell table:formula="of:=0.5*[.DI12]*(([.DI5]-[.DH5])/([.DI1]-[.DH1]))^2" office:value-type="float" office:value="0.052502595222083" calcext:value-type="float">
            <text:p>0.052502595222083</text:p>
          </table:table-cell>
          <table:table-cell table:formula="of:=0.5*[.DJ12]*(([.DJ5]-[.DI5])/([.DJ1]-[.DI1]))^2" office:value-type="float" office:value="0.102716484166056" calcext:value-type="float">
            <text:p>0.102716484166056</text:p>
          </table:table-cell>
          <table:table-cell table:formula="of:=0.5*[.DK12]*(([.DK5]-[.DJ5])/([.DK1]-[.DJ1]))^2" office:value-type="float" office:value="0.0976835351315491" calcext:value-type="float">
            <text:p>0.097683535131549</text:p>
          </table:table-cell>
          <table:table-cell table:formula="of:=0.5*[.DL12]*(([.DL5]-[.DK5])/([.DL1]-[.DK1]))^2" office:value-type="float" office:value="0.00487956537996316" calcext:value-type="float">
            <text:p>0.004879565379963</text:p>
          </table:table-cell>
          <table:table-cell table:formula="of:=0.5*[.DM12]*(([.DM5]-[.DL5])/([.DM1]-[.DL1]))^2" office:value-type="float" office:value="0.0675166400505335" calcext:value-type="float">
            <text:p>0.067516640050534</text:p>
          </table:table-cell>
          <table:table-cell table:formula="of:=0.5*[.DN12]*(([.DN5]-[.DM5])/([.DN1]-[.DM1]))^2" office:value-type="float" office:value="0.0603399517816002" calcext:value-type="float">
            <text:p>0.0603399517816</text:p>
          </table:table-cell>
          <table:table-cell table:formula="of:=0.5*[.DO12]*(([.DO5]-[.DN5])/([.DO1]-[.DN1]))^2" office:value-type="float" office:value="0.0272458667663723" calcext:value-type="float">
            <text:p>0.027245866766372</text:p>
          </table:table-cell>
          <table:table-cell table:formula="of:=0.5*[.DP12]*(([.DP5]-[.DO5])/([.DP1]-[.DO1]))^2" office:value-type="float" office:value="0.0339280090061186" calcext:value-type="float">
            <text:p>0.033928009006119</text:p>
          </table:table-cell>
          <table:table-cell table:formula="of:=0.5*[.DQ12]*(([.DQ5]-[.DP5])/([.DQ1]-[.DP1]))^2" office:value-type="float" office:value="0.00205190398587539" calcext:value-type="float">
            <text:p>0.002051903985875</text:p>
          </table:table-cell>
          <table:table-cell table:formula="of:=0.5*[.DR12]*(([.DR5]-[.DQ5])/([.DR1]-[.DQ1]))^2" office:value-type="float" office:value="0.0141907617791101" calcext:value-type="float">
            <text:p>0.01419076177911</text:p>
          </table:table-cell>
          <table:table-cell table:formula="of:=0.5*[.DS12]*(([.DS5]-[.DR5])/([.DS1]-[.DR1]))^2" office:value-type="float" office:value="0.085070631058264" calcext:value-type="float">
            <text:p>0.085070631058264</text:p>
          </table:table-cell>
          <table:table-cell table:formula="of:=0.5*[.DT12]*(([.DT5]-[.DS5])/([.DT1]-[.DS1]))^2" office:value-type="float" office:value="0.0718797209149504" calcext:value-type="float">
            <text:p>0.07187972091495</text:p>
          </table:table-cell>
          <table:table-cell table:formula="of:=0.5*[.DU12]*(([.DU5]-[.DT5])/([.DU1]-[.DT1]))^2" office:value-type="float" office:value="0.00000203629875016424" calcext:value-type="float">
            <text:p>2.03629875016424E-06</text:p>
          </table:table-cell>
          <table:table-cell table:formula="of:=0.5*[.DV12]*(([.DV5]-[.DU5])/([.DV1]-[.DU1]))^2" office:value-type="float" office:value="0.121388957854438" calcext:value-type="float">
            <text:p>0.121388957854438</text:p>
          </table:table-cell>
          <table:table-cell table:formula="of:=0.5*[.DW12]*(([.DW5]-[.DV5])/([.DW1]-[.DV1]))^2" office:value-type="float" office:value="0.108004701691209" calcext:value-type="float">
            <text:p>0.108004701691209</text:p>
          </table:table-cell>
          <table:table-cell table:formula="of:=0.5*[.DX12]*(([.DX5]-[.DW5])/([.DX1]-[.DW1]))^2" office:value-type="float" office:value="0.0182356662910144" calcext:value-type="float">
            <text:p>0.018235666291014</text:p>
          </table:table-cell>
          <table:table-cell table:formula="of:=0.5*[.DY12]*(([.DY5]-[.DX5])/([.DY1]-[.DX1]))^2" office:value-type="float" office:value="0.0469404365279124" calcext:value-type="float">
            <text:p>0.046940436527913</text:p>
          </table:table-cell>
          <table:table-cell table:formula="of:=0.5*[.DZ12]*(([.DZ5]-[.DY5])/([.DZ1]-[.DY1]))^2" office:value-type="float" office:value="0.0649677809118963" calcext:value-type="float">
            <text:p>0.064967780911896</text:p>
          </table:table-cell>
          <table:table-cell table:formula="of:=0.5*[.EA12]*(([.EA5]-[.DZ5])/([.EA1]-[.DZ1]))^2" office:value-type="float" office:value="0.0117628818602203" calcext:value-type="float">
            <text:p>0.01176288186022</text:p>
          </table:table-cell>
          <table:table-cell table:formula="of:=0.5*[.EB12]*(([.EB5]-[.EA5])/([.EB1]-[.EA1]))^2" office:value-type="float" office:value="0.0899060718550469" calcext:value-type="float">
            <text:p>0.089906071855047</text:p>
          </table:table-cell>
          <table:table-cell table:formula="of:=0.5*[.EC12]*(([.EC5]-[.EB5])/([.EC1]-[.EB1]))^2" office:value-type="float" office:value="0.0211489662201236" calcext:value-type="float">
            <text:p>0.021148966220124</text:p>
          </table:table-cell>
          <table:table-cell table:formula="of:=0.5*[.ED12]*(([.ED5]-[.EC5])/([.ED1]-[.EC1]))^2" office:value-type="float" office:value="0.0000361863537339975" calcext:value-type="float">
            <text:p>3.61863537339975E-05</text:p>
          </table:table-cell>
          <table:table-cell table:formula="of:=0.5*[.EE12]*(([.EE5]-[.ED5])/([.EE1]-[.ED1]))^2" office:value-type="float" office:value="0.091236432320451" calcext:value-type="float">
            <text:p>0.091236432320451</text:p>
          </table:table-cell>
          <table:table-cell table:formula="of:=0.5*[.EF12]*(([.EF5]-[.EE5])/([.EF1]-[.EE1]))^2" office:value-type="float" office:value="0.0526781516682701" calcext:value-type="float">
            <text:p>0.05267815166827</text:p>
          </table:table-cell>
          <table:table-cell table:formula="of:=0.5*[.EG12]*(([.EG5]-[.EF5])/([.EG1]-[.EF1]))^2" office:value-type="float" office:value="0.00177485628940717" calcext:value-type="float">
            <text:p>0.001774856289407</text:p>
          </table:table-cell>
          <table:table-cell table:formula="of:=0.5*[.EH12]*(([.EH5]-[.EG5])/([.EH1]-[.EG1]))^2" office:value-type="float" office:value="0.0741694953857224" calcext:value-type="float">
            <text:p>0.074169495385722</text:p>
          </table:table-cell>
          <table:table-cell table:formula="of:=0.5*[.EI12]*(([.EI5]-[.EH5])/([.EI1]-[.EH1]))^2" office:value-type="float" office:value="0.0128707700734393" calcext:value-type="float">
            <text:p>0.012870770073439</text:p>
          </table:table-cell>
          <table:table-cell table:formula="of:=0.5*[.EJ12]*(([.EJ5]-[.EI5])/([.EJ1]-[.EI1]))^2" office:value-type="float" office:value="0.0320075885813645" calcext:value-type="float">
            <text:p>0.032007588581365</text:p>
          </table:table-cell>
          <table:table-cell table:formula="of:=0.5*[.EK12]*(([.EK5]-[.EJ5])/([.EK1]-[.EJ1]))^2" office:value-type="float" office:value="0.000632682440279767" calcext:value-type="float">
            <text:p>0.00063268244028</text:p>
          </table:table-cell>
          <table:table-cell table:formula="of:=0.5*[.EL12]*(([.EL5]-[.EK5])/([.EL1]-[.EK1]))^2" office:value-type="float" office:value="0.0207129604929237" calcext:value-type="float">
            <text:p>0.020712960492924</text:p>
          </table:table-cell>
          <table:table-cell table:formula="of:=0.5*[.EM12]*(([.EM5]-[.EL5])/([.EM1]-[.EL1]))^2" office:value-type="float" office:value="0.0459649476995438" calcext:value-type="float">
            <text:p>0.045964947699544</text:p>
          </table:table-cell>
          <table:table-cell table:formula="of:=0.5*[.EN12]*(([.EN5]-[.EM5])/([.EN1]-[.EM1]))^2" office:value-type="float" office:value="0.000880055546403477" calcext:value-type="float">
            <text:p>0.000880055546403</text:p>
          </table:table-cell>
          <table:table-cell table:formula="of:=0.5*[.EO12]*(([.EO5]-[.EN5])/([.EO1]-[.EN1]))^2" office:value-type="float" office:value="0.03494186504074" calcext:value-type="float">
            <text:p>0.03494186504074</text:p>
          </table:table-cell>
          <table:table-cell table:formula="of:=0.5*[.EP12]*(([.EP5]-[.EO5])/([.EP1]-[.EO1]))^2" office:value-type="float" office:value="0.0499741359310873" calcext:value-type="float">
            <text:p>0.049974135931087</text:p>
          </table:table-cell>
          <table:table-cell table:formula="of:=0.5*[.EQ12]*(([.EQ5]-[.EP5])/([.EQ1]-[.EP1]))^2" office:value-type="float" office:value="0.0139618673538736" calcext:value-type="float">
            <text:p>0.013961867353874</text:p>
          </table:table-cell>
          <table:table-cell table:formula="of:=0.5*[.ER12]*(([.ER5]-[.EQ5])/([.ER1]-[.EQ1]))^2" office:value-type="float" office:value="0.0612584617546977" calcext:value-type="float">
            <text:p>0.061258461754698</text:p>
          </table:table-cell>
          <table:table-cell table:formula="of:=0.5*[.ES12]*(([.ES5]-[.ER5])/([.ES1]-[.ER1]))^2" office:value-type="float" office:value="0.0332737739757852" calcext:value-type="float">
            <text:p>0.033273773975785</text:p>
          </table:table-cell>
          <table:table-cell table:formula="of:=0.5*[.ET12]*(([.ET5]-[.ES5])/([.ET1]-[.ES1]))^2" office:value-type="float" office:value="0.0612041707347304" calcext:value-type="float">
            <text:p>0.061204170734731</text:p>
          </table:table-cell>
          <table:table-cell table:formula="of:=0.5*[.EU12]*(([.EU5]-[.ET5])/([.EU1]-[.ET1]))^2" office:value-type="float" office:value="0.0138499472181217" calcext:value-type="float">
            <text:p>0.013849947218122</text:p>
          </table:table-cell>
          <table:table-cell table:formula="of:=0.5*[.EV12]*(([.EV5]-[.EU5])/([.EV1]-[.EU1]))^2" office:value-type="float" office:value="0.00895440978881822" calcext:value-type="float">
            <text:p>0.008954409788818</text:p>
          </table:table-cell>
          <table:table-cell table:formula="of:=0.5*[.EW12]*(([.EW5]-[.EV5])/([.EW1]-[.EV1]))^2" office:value-type="float" office:value="0.078652004580243" calcext:value-type="float">
            <text:p>0.078652004580243</text:p>
          </table:table-cell>
          <table:table-cell table:formula="of:=0.5*[.EX12]*(([.EX5]-[.EW5])/([.EX1]-[.EW1]))^2" office:value-type="float" office:value="0.00153471916612126" calcext:value-type="float">
            <text:p>0.001534719166121</text:p>
          </table:table-cell>
          <table:table-cell table:formula="of:=0.5*[.EY12]*(([.EY5]-[.EX5])/([.EY1]-[.EX1]))^2" office:value-type="float" office:value="0.000346778487621081" calcext:value-type="float">
            <text:p>0.000346778487621</text:p>
          </table:table-cell>
          <table:table-cell table:formula="of:=0.5*[.EZ12]*(([.EZ5]-[.EY5])/([.EZ1]-[.EY1]))^2" office:value-type="float" office:value="0.0602315953419045" calcext:value-type="float">
            <text:p>0.060231595341905</text:p>
          </table:table-cell>
          <table:table-cell table:formula="of:=0.5*[.FA12]*(([.FA5]-[.EZ5])/([.FA1]-[.EZ1]))^2" office:value-type="float" office:value="0.0367256177945204" calcext:value-type="float">
            <text:p>0.03672561779452</text:p>
          </table:table-cell>
          <table:table-cell table:formula="of:=0.5*[.FB12]*(([.FB5]-[.FA5])/([.FB1]-[.FA1]))^2" office:value-type="float" office:value="0.0359465235828675" calcext:value-type="float">
            <text:p>0.035946523582868</text:p>
          </table:table-cell>
          <table:table-cell table:formula="of:=0.5*[.FC12]*(([.FC5]-[.FB5])/([.FC1]-[.FB1]))^2" office:value-type="float" office:value="0.0115150029307038" calcext:value-type="float">
            <text:p>0.011515002930704</text:p>
          </table:table-cell>
          <table:table-cell table:formula="of:=0.5*[.FD12]*(([.FD5]-[.FC5])/([.FD1]-[.FC1]))^2" office:value-type="float" office:value="0.000447796550923963" calcext:value-type="float">
            <text:p>0.000447796550924</text:p>
          </table:table-cell>
          <table:table-cell table:formula="of:=0.5*[.FE12]*(([.FE5]-[.FD5])/([.FE1]-[.FD1]))^2" office:value-type="float" office:value="0.0582104069642248" calcext:value-type="float">
            <text:p>0.058210406964225</text:p>
          </table:table-cell>
          <table:table-cell table:formula="of:=0.5*[.FF12]*(([.FF5]-[.FE5])/([.FF1]-[.FE1]))^2" office:value-type="float" office:value="0.00418260120417228" calcext:value-type="float">
            <text:p>0.004182601204172</text:p>
          </table:table-cell>
          <table:table-cell table:formula="of:=0.5*[.FG12]*(([.FG5]-[.FF5])/([.FG1]-[.FF1]))^2" office:value-type="float" office:value="0.0248727668050545" calcext:value-type="float">
            <text:p>0.024872766805055</text:p>
          </table:table-cell>
          <table:table-cell table:formula="of:=0.5*[.FH12]*(([.FH5]-[.FG5])/([.FH1]-[.FG1]))^2" office:value-type="float" office:value="0.0388987398308125" calcext:value-type="float">
            <text:p>0.038898739830813</text:p>
          </table:table-cell>
          <table:table-cell table:formula="of:=0.5*[.FI12]*(([.FI5]-[.FH5])/([.FI1]-[.FH1]))^2" office:value-type="float" office:value="0.0725063783035656" calcext:value-type="float">
            <text:p>0.072506378303566</text:p>
          </table:table-cell>
          <table:table-cell table:formula="of:=0.5*[.FJ12]*(([.FJ5]-[.FI5])/([.FJ1]-[.FI1]))^2" office:value-type="float" office:value="0.00441420147417339" calcext:value-type="float">
            <text:p>0.004414201474173</text:p>
          </table:table-cell>
          <table:table-cell table:formula="of:=0.5*[.FK12]*(([.FK5]-[.FJ5])/([.FK1]-[.FJ1]))^2" office:value-type="float" office:value="0.000309562474160091" calcext:value-type="float">
            <text:p>0.00030956247416</text:p>
          </table:table-cell>
          <table:table-cell table:formula="of:=0.5*[.FL12]*(([.FL5]-[.FK5])/([.FL1]-[.FK1]))^2" office:value-type="float" office:value="0.0571265030504038" calcext:value-type="float">
            <text:p>0.057126503050404</text:p>
          </table:table-cell>
          <table:table-cell table:formula="of:=0.5*[.FM12]*(([.FM5]-[.FL5])/([.FM1]-[.FL1]))^2" office:value-type="float" office:value="0.00420740144770844" calcext:value-type="float">
            <text:p>0.004207401447708</text:p>
          </table:table-cell>
          <table:table-cell table:formula="of:=0.5*[.FN12]*(([.FN5]-[.FM5])/([.FN1]-[.FM1]))^2" office:value-type="float" office:value="0.0247679191179622" calcext:value-type="float">
            <text:p>0.024767919117962</text:p>
          </table:table-cell>
          <table:table-cell table:formula="of:=0.5*[.FO12]*(([.FO5]-[.FN5])/([.FO1]-[.FN1]))^2" office:value-type="float" office:value="0.0767109362565625" calcext:value-type="float">
            <text:p>0.076710936256563</text:p>
          </table:table-cell>
          <table:table-cell table:formula="of:=0.5*[.FP12]*(([.FP5]-[.FO5])/([.FP1]-[.FO1]))^2" office:value-type="float" office:value="0.0450081142723505" calcext:value-type="float">
            <text:p>0.045008114272351</text:p>
          </table:table-cell>
          <table:table-cell table:formula="of:=0.5*[.FQ12]*(([.FQ5]-[.FP5])/([.FQ1]-[.FP1]))^2" office:value-type="float" office:value="0.0182531835557082" calcext:value-type="float">
            <text:p>0.018253183555708</text:p>
          </table:table-cell>
          <table:table-cell table:formula="of:=0.5*[.FR12]*(([.FR5]-[.FQ5])/([.FR1]-[.FQ1]))^2" office:value-type="float" office:value="0.0422978894242756" calcext:value-type="float">
            <text:p>0.042297889424276</text:p>
          </table:table-cell>
          <table:table-cell table:formula="of:=0.5*[.FS12]*(([.FS5]-[.FR5])/([.FS1]-[.FR1]))^2" office:value-type="float" office:value="0.00469075699678525" calcext:value-type="float">
            <text:p>0.004690756996785</text:p>
          </table:table-cell>
          <table:table-cell table:formula="of:=0.5*[.FT12]*(([.FT5]-[.FS5])/([.FT1]-[.FS1]))^2" office:value-type="float" office:value="0.00340886912704208" calcext:value-type="float">
            <text:p>0.003408869127042</text:p>
          </table:table-cell>
          <table:table-cell table:formula="of:=0.5*[.FU12]*(([.FU5]-[.FT5])/([.FU1]-[.FT1]))^2" office:value-type="float" office:value="0.019586387630485" calcext:value-type="float">
            <text:p>0.019586387630485</text:p>
          </table:table-cell>
          <table:table-cell table:formula="of:=0.5*[.FV12]*(([.FV5]-[.FU5])/([.FV1]-[.FU1]))^2" office:value-type="float" office:value="0.0899450130535931" calcext:value-type="float">
            <text:p>0.089945013053593</text:p>
          </table:table-cell>
          <table:table-cell table:formula="of:=0.5*[.FW12]*(([.FW5]-[.FV5])/([.FW1]-[.FV1]))^2" office:value-type="float" office:value="0.0736620888955935" calcext:value-type="float">
            <text:p>0.073662088895594</text:p>
          </table:table-cell>
          <table:table-cell table:formula="of:=0.5*[.FX12]*(([.FX5]-[.FW5])/([.FX1]-[.FW1]))^2" office:value-type="float" office:value="0.0273944351647461" calcext:value-type="float">
            <text:p>0.027394435164746</text:p>
          </table:table-cell>
          <table:table-cell table:formula="of:=0.5*[.FY12]*(([.FY5]-[.FX5])/([.FY1]-[.FX1]))^2" office:value-type="float" office:value="0.0705875628198733" calcext:value-type="float">
            <text:p>0.070587562819873</text:p>
          </table:table-cell>
          <table:table-cell table:formula="of:=0.5*[.FZ12]*(([.FZ5]-[.FY5])/([.FZ1]-[.FY1]))^2" office:value-type="float" office:value="0.000297266075746802" calcext:value-type="float">
            <text:p>0.000297266075747</text:p>
          </table:table-cell>
          <table:table-cell table:formula="of:=0.5*[.GA12]*(([.GA5]-[.FZ5])/([.GA1]-[.FZ1]))^2" office:value-type="float" office:value="0.06854276864648" calcext:value-type="float">
            <text:p>0.06854276864648</text:p>
          </table:table-cell>
          <table:table-cell table:formula="of:=0.5*[.GB12]*(([.GB5]-[.GA5])/([.GB1]-[.GA1]))^2" office:value-type="float" office:value="0.00208996896359172" calcext:value-type="float">
            <text:p>0.002089968963592</text:p>
          </table:table-cell>
          <table:table-cell table:formula="of:=0.5*[.GC12]*(([.GC5]-[.GB5])/([.GC1]-[.GB1]))^2" office:value-type="float" office:value="0.0374831274437349" calcext:value-type="float">
            <text:p>0.037483127443735</text:p>
          </table:table-cell>
          <table:table-cell table:formula="of:=0.5*[.GD12]*(([.GD5]-[.GC5])/([.GD1]-[.GC1]))^2" office:value-type="float" office:value="0.0397977979085097" calcext:value-type="float">
            <text:p>0.03979779790851</text:p>
          </table:table-cell>
          <table:table-cell table:formula="of:=0.5*[.GE12]*(([.GE5]-[.GD5])/([.GE1]-[.GD1]))^2" office:value-type="float" office:value="0.0494204674181305" calcext:value-type="float">
            <text:p>0.049420467418131</text:p>
          </table:table-cell>
          <table:table-cell table:formula="of:=0.5*[.GF12]*(([.GF5]-[.GE5])/([.GF1]-[.GE1]))^2" office:value-type="float" office:value="0.000699127285678936" calcext:value-type="float">
            <text:p>0.000699127285679</text:p>
          </table:table-cell>
          <table:table-cell table:formula="of:=0.5*[.GG12]*(([.GG5]-[.GF5])/([.GG1]-[.GF1]))^2" office:value-type="float" office:value="0.0486383015242902" calcext:value-type="float">
            <text:p>0.04863830152429</text:p>
          </table:table-cell>
          <table:table-cell table:formula="of:=0.5*[.GH12]*(([.GH5]-[.GG5])/([.GH1]-[.GG1]))^2" office:value-type="float" office:value="0.0133872054322172" calcext:value-type="float">
            <text:p>0.013387205432217</text:p>
          </table:table-cell>
          <table:table-cell table:formula="of:=0.5*[.GI12]*(([.GI5]-[.GH5])/([.GI1]-[.GH1]))^2" office:value-type="float" office:value="0.05456397770407" calcext:value-type="float">
            <text:p>0.05456397770407</text:p>
          </table:table-cell>
          <table:table-cell table:formula="of:=0.5*[.GJ12]*(([.GJ5]-[.GI5])/([.GJ1]-[.GI1]))^2" office:value-type="float" office:value="0.0276683142849187" calcext:value-type="float">
            <text:p>0.027668314284919</text:p>
          </table:table-cell>
          <table:table-cell table:formula="of:=0.5*[.GK12]*(([.GK5]-[.GJ5])/([.GK1]-[.GJ1]))^2" office:value-type="float" office:value="0.00514603270842667" calcext:value-type="float">
            <text:p>0.005146032708427</text:p>
          </table:table-cell>
          <table:table-cell table:formula="of:=0.5*[.GL12]*(([.GL5]-[.GK5])/([.GL1]-[.GK1]))^2" office:value-type="float" office:value="0.000774008528819539" calcext:value-type="float">
            <text:p>0.00077400852882</text:p>
          </table:table-cell>
          <table:table-cell table:formula="of:=0.5*[.GM12]*(([.GM5]-[.GL5])/([.GM1]-[.GL1]))^2" office:value-type="float" office:value="0.102560912701712" calcext:value-type="float">
            <text:p>0.102560912701712</text:p>
          </table:table-cell>
          <table:table-cell table:formula="of:=0.5*[.GN12]*(([.GN5]-[.GM5])/([.GN1]-[.GM1]))^2" office:value-type="float" office:value="0.00442849788085921" calcext:value-type="float">
            <text:p>0.004428497880859</text:p>
          </table:table-cell>
          <table:table-cell table:formula="of:=0.5*[.GO12]*(([.GO5]-[.GN5])/([.GO1]-[.GN1]))^2" office:value-type="float" office:value="0.0831805158587965" calcext:value-type="float">
            <text:p>0.083180515858797</text:p>
          </table:table-cell>
          <table:table-cell table:formula="of:=0.5*[.GP12]*(([.GP5]-[.GO5])/([.GP1]-[.GO1]))^2" office:value-type="float" office:value="0.0000499033130971845" calcext:value-type="float">
            <text:p>4.99033130971845E-05</text:p>
          </table:table-cell>
          <table:table-cell table:formula="of:=0.5*[.GQ12]*(([.GQ5]-[.GP5])/([.GQ1]-[.GP1]))^2" office:value-type="float" office:value="0.0000263341128885776" calcext:value-type="float">
            <text:p>2.63341128885776E-05</text:p>
          </table:table-cell>
          <table:table-cell table:formula="of:=0.5*[.GR12]*(([.GR5]-[.GQ5])/([.GR1]-[.GQ1]))^2" office:value-type="float" office:value="0.0954891713419885" calcext:value-type="float">
            <text:p>0.095489171341989</text:p>
          </table:table-cell>
          <table:table-cell table:formula="of:=0.5*[.GS12]*(([.GS5]-[.GR5])/([.GS1]-[.GR1]))^2" office:value-type="float" office:value="0.00268841315853068" calcext:value-type="float">
            <text:p>0.002688413158531</text:p>
          </table:table-cell>
          <table:table-cell table:formula="of:=0.5*[.GT12]*(([.GT5]-[.GS5])/([.GT1]-[.GS1]))^2" office:value-type="float" office:value="0.038262816456618" calcext:value-type="float">
            <text:p>0.038262816456618</text:p>
          </table:table-cell>
          <table:table-cell table:formula="of:=0.5*[.GU12]*(([.GU5]-[.GT5])/([.GU1]-[.GT1]))^2" office:value-type="float" office:value="0.00000377872735681104" calcext:value-type="float">
            <text:p>3.77872735681104E-06</text:p>
          </table:table-cell>
          <table:table-cell table:formula="of:=0.5*[.GV12]*(([.GV5]-[.GU5])/([.GV1]-[.GU1]))^2" office:value-type="float" office:value="0.0644493891686459" calcext:value-type="float">
            <text:p>0.064449389168646</text:p>
          </table:table-cell>
          <table:table-cell table:formula="of:=0.5*[.GW12]*(([.GW5]-[.GV5])/([.GW1]-[.GV1]))^2" office:value-type="float" office:value="0.05232513639446" calcext:value-type="float">
            <text:p>0.05232513639446</text:p>
          </table:table-cell>
          <table:table-cell table:formula="of:=0.5*[.GX12]*(([.GX5]-[.GW5])/([.GX1]-[.GW1]))^2" office:value-type="float" office:value="0.0658362226622534" calcext:value-type="float">
            <text:p>0.065836222662253</text:p>
          </table:table-cell>
          <table:table-cell table:formula="of:=0.5*[.GY12]*(([.GY5]-[.GX5])/([.GY1]-[.GX1]))^2" office:value-type="float" office:value="0.0290964498602001" calcext:value-type="float">
            <text:p>0.0290964498602</text:p>
          </table:table-cell>
          <table:table-cell table:formula="of:=0.5*[.GZ12]*(([.GZ5]-[.GY5])/([.GZ1]-[.GY1]))^2" office:value-type="float" office:value="0.0417096497370119" calcext:value-type="float">
            <text:p>0.041709649737012</text:p>
          </table:table-cell>
          <table:table-cell table:formula="of:=0.5*[.HA12]*(([.HA5]-[.GZ5])/([.HA1]-[.GZ1]))^2" office:value-type="float" office:value="0.0131202757547906" calcext:value-type="float">
            <text:p>0.013120275754791</text:p>
          </table:table-cell>
          <table:table-cell table:formula="of:=0.5*[.HB12]*(([.HB5]-[.HA5])/([.HB1]-[.HA1]))^2" office:value-type="float" office:value="0.0820334435555911" calcext:value-type="float">
            <text:p>0.082033443555591</text:p>
          </table:table-cell>
          <table:table-cell table:formula="of:=0.5*[.HC12]*(([.HC5]-[.HB5])/([.HC1]-[.HB1]))^2" office:value-type="float" office:value="0.0140207273151629" calcext:value-type="float">
            <text:p>0.014020727315163</text:p>
          </table:table-cell>
          <table:table-cell table:formula="of:=0.5*[.HD12]*(([.HD5]-[.HC5])/([.HD1]-[.HC1]))^2" office:value-type="float" office:value="0.0516519956345916" calcext:value-type="float">
            <text:p>0.051651995634592</text:p>
          </table:table-cell>
          <table:table-cell table:formula="of:=0.5*[.HE12]*(([.HE5]-[.HD5])/([.HE1]-[.HD1]))^2" office:value-type="float" office:value="0.00259079770218126" calcext:value-type="float">
            <text:p>0.002590797702181</text:p>
          </table:table-cell>
          <table:table-cell table:formula="of:=0.5*[.HF12]*(([.HF5]-[.HE5])/([.HF1]-[.HE1]))^2" office:value-type="float" office:value="0.0560369857871991" calcext:value-type="float">
            <text:p>0.056036985787199</text:p>
          </table:table-cell>
          <table:table-cell table:formula="of:=0.5*[.HG12]*(([.HG5]-[.HF5])/([.HG1]-[.HF1]))^2" office:value-type="float" office:value="0.000919169971784392" calcext:value-type="float">
            <text:p>0.000919169971784</text:p>
          </table:table-cell>
          <table:table-cell table:formula="of:=0.5*[.HH12]*(([.HH5]-[.HG5])/([.HH1]-[.HG1]))^2" office:value-type="float" office:value="0.0128316388438811" calcext:value-type="float">
            <text:p>0.012831638843881</text:p>
          </table:table-cell>
          <table:table-cell table:formula="of:=0.5*[.HI12]*(([.HI5]-[.HH5])/([.HI1]-[.HH1]))^2" office:value-type="float" office:value="0.101597959031235" calcext:value-type="float">
            <text:p>0.101597959031235</text:p>
          </table:table-cell>
          <table:table-cell table:formula="of:=0.5*[.HJ12]*(([.HJ5]-[.HI5])/([.HJ1]-[.HI1]))^2" office:value-type="float" office:value="0.0263519825744892" calcext:value-type="float">
            <text:p>0.026351982574489</text:p>
          </table:table-cell>
          <table:table-cell table:formula="of:=0.5*[.HK12]*(([.HK5]-[.HJ5])/([.HK1]-[.HJ1]))^2" office:value-type="float" office:value="0.0380950038457191" calcext:value-type="float">
            <text:p>0.038095003845719</text:p>
          </table:table-cell>
          <table:table-cell table:formula="of:=0.5*[.HL12]*(([.HL5]-[.HK5])/([.HL1]-[.HK1]))^2" office:value-type="float" office:value="0.0022351690133115" calcext:value-type="float">
            <text:p>0.002235169013312</text:p>
          </table:table-cell>
          <table:table-cell table:formula="of:=0.5*[.HM12]*(([.HM5]-[.HL5])/([.HM1]-[.HL1]))^2" office:value-type="float" office:value="0.0113558631910048" calcext:value-type="float">
            <text:p>0.011355863191005</text:p>
          </table:table-cell>
          <table:table-cell table:formula="of:=0.5*[.HN12]*(([.HN5]-[.HM5])/([.HN1]-[.HM1]))^2" office:value-type="float" office:value="0.0961076734532585" calcext:value-type="float">
            <text:p>0.096107673453259</text:p>
          </table:table-cell>
          <table:table-cell table:formula="of:=0.5*[.HO12]*(([.HO5]-[.HN5])/([.HO1]-[.HN1]))^2" office:value-type="float" office:value="0.0776452407042218" calcext:value-type="float">
            <text:p>0.077645240704222</text:p>
          </table:table-cell>
          <table:table-cell table:formula="of:=0.5*[.HP12]*(([.HP5]-[.HO5])/([.HP1]-[.HO1]))^2" office:value-type="float" office:value="0.00317814703944078" calcext:value-type="float">
            <text:p>0.003178147039441</text:p>
          </table:table-cell>
          <table:table-cell table:formula="of:=0.5*[.HQ12]*(([.HQ5]-[.HP5])/([.HQ1]-[.HP1]))^2" office:value-type="float" office:value="0.0738771858969303" calcext:value-type="float">
            <text:p>0.07387718589693</text:p>
          </table:table-cell>
          <table:table-cell table:formula="of:=0.5*[.HR12]*(([.HR5]-[.HQ5])/([.HR1]-[.HQ1]))^2" office:value-type="float" office:value="0.00337306534710711" calcext:value-type="float">
            <text:p>0.003373065347107</text:p>
          </table:table-cell>
          <table:table-cell table:formula="of:=0.5*[.HS12]*(([.HS5]-[.HR5])/([.HS1]-[.HR1]))^2" office:value-type="float" office:value="0.0756951521304559" calcext:value-type="float">
            <text:p>0.075695152130456</text:p>
          </table:table-cell>
          <table:table-cell table:formula="of:=0.5*[.HT12]*(([.HT5]-[.HS5])/([.HT1]-[.HS1]))^2" office:value-type="float" office:value="0.055790852098623" calcext:value-type="float">
            <text:p>0.055790852098623</text:p>
          </table:table-cell>
          <table:table-cell table:formula="of:=0.5*[.HU12]*(([.HU5]-[.HT5])/([.HU1]-[.HT1]))^2" office:value-type="float" office:value="0.000635407584119723" calcext:value-type="float">
            <text:p>0.00063540758412</text:p>
          </table:table-cell>
          <table:table-cell table:formula="of:=0.5*[.HV12]*(([.HV5]-[.HU5])/([.HV1]-[.HU1]))^2" office:value-type="float" office:value="0.0010220602663443" calcext:value-type="float">
            <text:p>0.001022060266344</text:p>
          </table:table-cell>
          <table:table-cell table:formula="of:=0.5*[.HW12]*(([.HW5]-[.HV5])/([.HW1]-[.HV1]))^2" office:value-type="float" office:value="0.0264243552500203" calcext:value-type="float">
            <text:p>0.02642435525002</text:p>
          </table:table-cell>
          <table:table-cell table:formula="of:=0.5*[.HX12]*(([.HX5]-[.HW5])/([.HX1]-[.HW1]))^2" office:value-type="float" office:value="0.0502106907996866" calcext:value-type="float">
            <text:p>0.050210690799687</text:p>
          </table:table-cell>
          <table:table-cell table:formula="of:=0.5*[.HY12]*(([.HY5]-[.HX5])/([.HY1]-[.HX1]))^2" office:value-type="float" office:value="0.0955163365690167" calcext:value-type="float">
            <text:p>0.095516336569017</text:p>
          </table:table-cell>
          <table:table-cell table:formula="of:=0.5*[.HZ12]*(([.HZ5]-[.HY5])/([.HZ1]-[.HY1]))^2" office:value-type="float" office:value="0.0044189198657504" calcext:value-type="float">
            <text:p>0.00441891986575</text:p>
          </table:table-cell>
          <table:table-cell table:formula="of:=0.5*[.IA12]*(([.IA5]-[.HZ5])/([.IA1]-[.HZ1]))^2" office:value-type="float" office:value="0.0508940048752585" calcext:value-type="float">
            <text:p>0.050894004875259</text:p>
          </table:table-cell>
          <table:table-cell table:formula="of:=0.5*[.IB12]*(([.IB5]-[.IA5])/([.IB1]-[.IA1]))^2" office:value-type="float" office:value="0.040620222956279" calcext:value-type="float">
            <text:p>0.040620222956279</text:p>
          </table:table-cell>
          <table:table-cell table:formula="of:=0.5*[.IC12]*(([.IC5]-[.IB5])/([.IC1]-[.IB1]))^2" office:value-type="float" office:value="0.00000602456485849061" calcext:value-type="float">
            <text:p>6.02456485849061E-06</text:p>
          </table:table-cell>
          <table:table-cell table:formula="of:=0.5*[.ID12]*(([.ID5]-[.IC5])/([.ID1]-[.IC1]))^2" office:value-type="float" office:value="0.000325022379371539" calcext:value-type="float">
            <text:p>0.000325022379372</text:p>
          </table:table-cell>
          <table:table-cell table:formula="of:=0.5*[.IE12]*(([.IE5]-[.ID5])/([.IE1]-[.ID1]))^2" office:value-type="float" office:value="0.0587241778474313" calcext:value-type="float">
            <text:p>0.058724177847431</text:p>
          </table:table-cell>
          <table:table-cell table:formula="of:=0.5*[.IF12]*(([.IF5]-[.IE5])/([.IF1]-[.IE1]))^2" office:value-type="float" office:value="0.110062335176089" calcext:value-type="float">
            <text:p>0.110062335176089</text:p>
          </table:table-cell>
          <table:table-cell table:formula="of:=0.5*[.IG12]*(([.IG5]-[.IF5])/([.IG1]-[.IF1]))^2" office:value-type="float" office:value="0.0150272785384" calcext:value-type="float">
            <text:p>0.0150272785384</text:p>
          </table:table-cell>
          <table:table-cell table:formula="of:=0.5*[.IH12]*(([.IH5]-[.IG5])/([.IH1]-[.IG1]))^2" office:value-type="float" office:value="0.000486620807931456" calcext:value-type="float">
            <text:p>0.000486620807931</text:p>
          </table:table-cell>
          <table:table-cell table:formula="of:=0.5*[.II12]*(([.II5]-[.IH5])/([.II1]-[.IH1]))^2" office:value-type="float" office:value="0.0377472861306169" calcext:value-type="float">
            <text:p>0.037747286130617</text:p>
          </table:table-cell>
          <table:table-cell table:formula="of:=0.5*[.IJ12]*(([.IJ5]-[.II5])/([.IJ1]-[.II1]))^2" office:value-type="float" office:value="0.0888746295365208" calcext:value-type="float">
            <text:p>0.088874629536521</text:p>
          </table:table-cell>
          <table:table-cell table:formula="of:=0.5*[.IK12]*(([.IK5]-[.IJ5])/([.IK1]-[.IJ1]))^2" office:value-type="float" office:value="0.0169130428903994" calcext:value-type="float">
            <text:p>0.016913042890399</text:p>
          </table:table-cell>
          <table:table-cell table:formula="of:=0.5*[.IL12]*(([.IL5]-[.IK5])/([.IL1]-[.IK1]))^2" office:value-type="float" office:value="0.0711677024091878" calcext:value-type="float">
            <text:p>0.071167702409188</text:p>
          </table:table-cell>
          <table:table-cell table:formula="of:=0.5*[.IM12]*(([.IM5]-[.IL5])/([.IM1]-[.IL1]))^2" office:value-type="float" office:value="0.0354570614044813" calcext:value-type="float">
            <text:p>0.035457061404481</text:p>
          </table:table-cell>
          <table:table-cell table:formula="of:=0.5*[.IN12]*(([.IN5]-[.IM5])/([.IN1]-[.IM1]))^2" office:value-type="float" office:value="0.000168120438150436" calcext:value-type="float">
            <text:p>0.00016812043815</text:p>
          </table:table-cell>
          <table:table-cell table:formula="of:=0.5*[.IO12]*(([.IO5]-[.IN5])/([.IO1]-[.IN1]))^2" office:value-type="float" office:value="0.0634774886009085" calcext:value-type="float">
            <text:p>0.063477488600909</text:p>
          </table:table-cell>
          <table:table-cell table:formula="of:=0.5*[.IP12]*(([.IP5]-[.IO5])/([.IP1]-[.IO1]))^2" office:value-type="float" office:value="0.00122516970711264" calcext:value-type="float">
            <text:p>0.001225169707113</text:p>
          </table:table-cell>
          <table:table-cell table:formula="of:=0.5*[.IQ12]*(([.IQ5]-[.IP5])/([.IQ1]-[.IP1]))^2" office:value-type="float" office:value="0.0771725785082756" calcext:value-type="float">
            <text:p>0.077172578508276</text:p>
          </table:table-cell>
          <table:table-cell table:formula="of:=0.5*[.IR12]*(([.IR5]-[.IQ5])/([.IR1]-[.IQ1]))^2" office:value-type="float" office:value="0.000154003822683922" calcext:value-type="float">
            <text:p>0.000154003822684</text:p>
          </table:table-cell>
          <table:table-cell table:formula="of:=0.5*[.IS12]*(([.IS5]-[.IR5])/([.IS1]-[.IR1]))^2" office:value-type="float" office:value="0.00611328624072005" calcext:value-type="float">
            <text:p>0.00611328624072</text:p>
          </table:table-cell>
          <table:table-cell table:formula="of:=0.5*[.IT12]*(([.IT5]-[.IS5])/([.IT1]-[.IS1]))^2" office:value-type="float" office:value="0.0880753509361946" calcext:value-type="float">
            <text:p>0.088075350936195</text:p>
          </table:table-cell>
          <table:table-cell table:formula="of:=0.5*[.IU12]*(([.IU5]-[.IT5])/([.IU1]-[.IT1]))^2" office:value-type="float" office:value="0.0590368492777515" calcext:value-type="float">
            <text:p>0.059036849277752</text:p>
          </table:table-cell>
          <table:table-cell table:formula="of:=0.5*[.IV12]*(([.IV5]-[.IU5])/([.IV1]-[.IU1]))^2" office:value-type="float" office:value="0.00114216595678524" calcext:value-type="float">
            <text:p>0.001142165956785</text:p>
          </table:table-cell>
          <table:table-cell table:formula="of:=0.5*[.IW12]*(([.IW5]-[.IV5])/([.IW1]-[.IV1]))^2" office:value-type="float" office:value="0.100662255475314" calcext:value-type="float">
            <text:p>0.100662255475314</text:p>
          </table:table-cell>
          <table:table-cell table:formula="of:=0.5*[.IX12]*(([.IX5]-[.IW5])/([.IX1]-[.IW1]))^2" office:value-type="float" office:value="0.0719169031141094" calcext:value-type="float">
            <text:p>0.071916903114109</text:p>
          </table:table-cell>
          <table:table-cell table:formula="of:=0.5*[.IY12]*(([.IY5]-[.IX5])/([.IY1]-[.IX1]))^2" office:value-type="float" office:value="0.00369550126947542" calcext:value-type="float">
            <text:p>0.003695501269475</text:p>
          </table:table-cell>
          <table:table-cell table:formula="of:=0.5*[.IZ12]*(([.IZ5]-[.IY5])/([.IZ1]-[.IY1]))^2" office:value-type="float" office:value="0.0845210667423834" calcext:value-type="float">
            <text:p>0.084521066742383</text:p>
          </table:table-cell>
          <table:table-cell table:formula="of:=0.5*[.JA12]*(([.JA5]-[.IZ5])/([.JA1]-[.IZ1]))^2" office:value-type="float" office:value="0.0709489278296644" calcext:value-type="float">
            <text:p>0.070948927829664</text:p>
          </table:table-cell>
          <table:table-cell table:formula="of:=0.5*[.JB12]*(([.JB5]-[.JA5])/([.JB1]-[.JA1]))^2" office:value-type="float" office:value="0.0191383879356237" calcext:value-type="float">
            <text:p>0.019138387935624</text:p>
          </table:table-cell>
          <table:table-cell table:formula="of:=0.5*[.JC12]*(([.JC5]-[.JB5])/([.JC1]-[.JB1]))^2" office:value-type="float" office:value="0.00678043989374722" calcext:value-type="float">
            <text:p>0.006780439893747</text:p>
          </table:table-cell>
          <table:table-cell table:formula="of:=0.5*[.JD12]*(([.JD5]-[.JC5])/([.JD1]-[.JC1]))^2" office:value-type="float" office:value="0.076657088554274" calcext:value-type="float">
            <text:p>0.076657088554274</text:p>
          </table:table-cell>
          <table:table-cell table:formula="of:=0.5*[.JE12]*(([.JE5]-[.JD5])/([.JE1]-[.JD1]))^2" office:value-type="float" office:value="0.0146204292798472" calcext:value-type="float">
            <text:p>0.014620429279847</text:p>
          </table:table-cell>
          <table:table-cell table:formula="of:=0.5*[.JF12]*(([.JF5]-[.JE5])/([.JF1]-[.JE1]))^2" office:value-type="float" office:value="0.00547627854913535" calcext:value-type="float">
            <text:p>0.005476278549135</text:p>
          </table:table-cell>
          <table:table-cell table:formula="of:=0.5*[.JG12]*(([.JG5]-[.JF5])/([.JG1]-[.JF1]))^2" office:value-type="float" office:value="0.00109542208552454" calcext:value-type="float">
            <text:p>0.001095422085525</text:p>
          </table:table-cell>
          <table:table-cell table:formula="of:=0.5*[.JH12]*(([.JH5]-[.JG5])/([.JH1]-[.JG1]))^2" office:value-type="float" office:value="0.00000495723443219464" calcext:value-type="float">
            <text:p>4.95723443219464E-06</text:p>
          </table:table-cell>
          <table:table-cell table:formula="of:=0.5*[.JI12]*(([.JI5]-[.JH5])/([.JI1]-[.JH1]))^2" office:value-type="float" office:value="0.00644012621384771" calcext:value-type="float">
            <text:p>0.006440126213848</text:p>
          </table:table-cell>
          <table:table-cell table:formula="of:=0.5*[.JJ12]*(([.JJ5]-[.JI5])/([.JJ1]-[.JI1]))^2" office:value-type="float" office:value="0.00022623041461494" calcext:value-type="float">
            <text:p>0.000226230414615</text:p>
          </table:table-cell>
          <table:table-cell table:formula="of:=0.5*[.JK12]*(([.JK5]-[.JJ5])/([.JK1]-[.JJ1]))^2" office:value-type="float" office:value="0.00126418994123487" calcext:value-type="float">
            <text:p>0.001264189941235</text:p>
          </table:table-cell>
          <table:table-cell table:formula="of:=0.5*[.JL12]*(([.JL5]-[.JK5])/([.JL1]-[.JK1]))^2" office:value-type="float" office:value="0.000281635876241527" calcext:value-type="float">
            <text:p>0.000281635876242</text:p>
          </table:table-cell>
          <table:table-cell table:formula="of:=0.5*[.JM12]*(([.JM5]-[.JL5])/([.JM1]-[.JL1]))^2" office:value-type="float" office:value="0.000407514984010343" calcext:value-type="float">
            <text:p>0.00040751498401</text:p>
          </table:table-cell>
          <table:table-cell table:formula="of:=0.5*[.JN12]*(([.JN5]-[.JM5])/([.JN1]-[.JM1]))^2" office:value-type="float" office:value="0.000341318465340858" calcext:value-type="float">
            <text:p>0.000341318465341</text:p>
          </table:table-cell>
          <table:table-cell table:formula="of:=0.5*[.JO12]*(([.JO5]-[.JN5])/([.JO1]-[.JN1]))^2" office:value-type="float" office:value="0.00040988175712677" calcext:value-type="float">
            <text:p>0.000409881757127</text:p>
          </table:table-cell>
          <table:table-cell table:formula="of:=0.5*[.JP12]*(([.JP5]-[.JO5])/([.JP1]-[.JO1]))^2" office:value-type="float" office:value="0.000110432121322825" calcext:value-type="float">
            <text:p>0.000110432121323</text:p>
          </table:table-cell>
          <table:table-cell table:formula="of:=0.5*[.JQ12]*(([.JQ5]-[.JP5])/([.JQ1]-[.JP1]))^2" office:value-type="float" office:value="0.00013314939608428" calcext:value-type="float">
            <text:p>0.000133149396084</text:p>
          </table:table-cell>
          <table:table-cell table:formula="of:=0.5*[.JR12]*(([.JR5]-[.JQ5])/([.JR1]-[.JQ1]))^2" office:value-type="float" office:value="0.00000751963870053521" calcext:value-type="float">
            <text:p>7.51963870053521E-06</text:p>
          </table:table-cell>
          <table:table-cell table:formula="of:=0.5*[.JS12]*(([.JS5]-[.JR5])/([.JS1]-[.JR1]))^2" office:value-type="float" office:value="0.0000554092011694433" calcext:value-type="float">
            <text:p>5.54092011694433E-05</text:p>
          </table:table-cell>
          <table:table-cell table:formula="of:=0.5*[.JT12]*(([.JT5]-[.JS5])/([.JT1]-[.JS1]))^2" office:value-type="float" office:value="0.0000830478415499988" calcext:value-type="float">
            <text:p>8.30478415499988E-05</text:p>
          </table:table-cell>
          <table:table-cell table:formula="of:=0.5*[.JU12]*(([.JU5]-[.JT5])/([.JU1]-[.JT1]))^2" office:value-type="float" office:value="0.0000323961545009893" calcext:value-type="float">
            <text:p>3.23961545009893E-05</text:p>
          </table:table-cell>
          <table:table-cell table:formula="of:=0.5*[.JV12]*(([.JV5]-[.JU5])/([.JV1]-[.JU1]))^2" office:value-type="float" office:value="0.00000182624696124112" calcext:value-type="float">
            <text:p>1.82624696124112E-06</text:p>
          </table:table-cell>
          <table:table-cell table:formula="of:=0.5*[.JW12]*(([.JW5]-[.JV5])/([.JW1]-[.JV1]))^2" office:value-type="float" office:value="0.0000398223145080612" calcext:value-type="float">
            <text:p>3.98223145080612E-05</text:p>
          </table:table-cell>
          <table:table-cell table:formula="of:=0.5*[.JX12]*(([.JX5]-[.JW5])/([.JX1]-[.JW1]))^2" office:value-type="float" office:value="0.0000330980861603464" calcext:value-type="float">
            <text:p>3.30980861603464E-05</text:p>
          </table:table-cell>
          <table:table-cell table:formula="of:=0.5*[.JY12]*(([.JY5]-[.JX5])/([.JY1]-[.JX1]))^2" office:value-type="float" office:value="0.000000424891438397603" calcext:value-type="float">
            <text:p>4.24891438397603E-07</text:p>
          </table:table-cell>
          <table:table-cell table:formula="of:=0.5*[.JZ12]*(([.JZ5]-[.JY5])/([.JZ1]-[.JY1]))^2" office:value-type="float" office:value="0.0000138145271528237" calcext:value-type="float">
            <text:p>1.38145271528237E-05</text:p>
          </table:table-cell>
          <table:table-cell table:formula="of:=0.5*[.KA12]*(([.KA5]-[.JZ5])/([.KA1]-[.JZ1]))^2" office:value-type="float" office:value="0.0000220016372661975" calcext:value-type="float">
            <text:p>2.20016372661975E-05</text:p>
          </table:table-cell>
          <table:table-cell table:formula="of:=0.5*[.KB12]*(([.KB5]-[.KA5])/([.KB1]-[.KA1]))^2" office:value-type="float" office:value="0.000000359315596641953" calcext:value-type="float">
            <text:p>3.59315596641953E-07</text:p>
          </table:table-cell>
          <table:table-cell table:formula="of:=0.5*[.KC12]*(([.KC5]-[.KB5])/([.KC1]-[.KB1]))^2" office:value-type="float" office:value="0.000000390743923208071" calcext:value-type="float">
            <text:p>3.90743923208071E-07</text:p>
          </table:table-cell>
          <table:table-cell table:formula="of:=0.5*[.KD12]*(([.KD5]-[.KC5])/([.KD1]-[.KC1]))^2" office:value-type="float" office:value="0.0000000569917896333009" calcext:value-type="float">
            <text:p>5.69917896333009E-08</text:p>
          </table:table-cell>
          <table:table-cell table:formula="of:=0.5*[.KE12]*(([.KE5]-[.KD5])/([.KE1]-[.KD1]))^2" office:value-type="float" office:value="0.00000300028563727801" calcext:value-type="float">
            <text:p>3.00028563727801E-06</text:p>
          </table:table-cell>
          <table:table-cell table:formula="of:=0.5*[.KF12]*(([.KF5]-[.KE5])/([.KF1]-[.KE1]))^2" office:value-type="float" office:value="0.00000159952073291185" calcext:value-type="float">
            <text:p>1.59952073291185E-06</text:p>
          </table:table-cell>
          <table:table-cell table:formula="of:=0.5*[.KG12]*(([.KG5]-[.KF5])/([.KG1]-[.KF1]))^2" office:value-type="float" office:value="0.000000999468628512911" calcext:value-type="float">
            <text:p>9.99468628512911E-07</text:p>
          </table:table-cell>
          <table:table-cell table:formula="of:=0.5*[.KH12]*(([.KH5]-[.KG5])/([.KH1]-[.KG1]))^2" office:value-type="float" office:value="0.00000310833090182232" calcext:value-type="float">
            <text:p>3.10833090182232E-06</text:p>
          </table:table-cell>
          <table:table-cell table:formula="of:=0.5*[.KI12]*(([.KI5]-[.KH5])/([.KI1]-[.KH1]))^2" office:value-type="float" office:value="0.00000011048603775463" calcext:value-type="float">
            <text:p>1.1048603775463E-07</text:p>
          </table:table-cell>
          <table:table-cell table:formula="of:=0.5*[.KJ12]*(([.KJ5]-[.KI5])/([.KJ1]-[.KI1]))^2" office:value-type="float" office:value="0.000000409377988157746" calcext:value-type="float">
            <text:p>4.09377988157746E-07</text:p>
          </table:table-cell>
          <table:table-cell table:formula="of:=0.5*[.KK12]*(([.KK5]-[.KJ5])/([.KK1]-[.KJ1]))^2" office:value-type="float" office:value="0.0000062105768510059" calcext:value-type="float">
            <text:p>6.2105768510059E-06</text:p>
          </table:table-cell>
          <table:table-cell table:formula="of:=0.5*[.KL12]*(([.KL5]-[.KK5])/([.KL1]-[.KK1]))^2" office:value-type="float" office:value="0.000000193140867889697" calcext:value-type="float">
            <text:p>1.93140867889697E-07</text:p>
          </table:table-cell>
          <table:table-cell table:formula="of:=0.5*[.KM12]*(([.KM5]-[.KL5])/([.KM1]-[.KL1]))^2" office:value-type="float" office:value="0.00000253185922288637" calcext:value-type="float">
            <text:p>2.53185922288637E-06</text:p>
          </table:table-cell>
          <table:table-cell table:formula="of:=0.5*[.KN12]*(([.KN5]-[.KM5])/([.KN1]-[.KM1]))^2" office:value-type="float" office:value="0.0000000486258285983973" calcext:value-type="float">
            <text:p>4.86258285983973E-08</text:p>
          </table:table-cell>
          <table:table-cell table:formula="of:=0.5*[.KO12]*(([.KO5]-[.KN5])/([.KO1]-[.KN1]))^2" office:value-type="float" office:value="0.00000057020694122448" calcext:value-type="float">
            <text:p>5.7020694122448E-07</text:p>
          </table:table-cell>
          <table:table-cell table:formula="of:=0.5*[.KP12]*(([.KP5]-[.KO5])/([.KP1]-[.KO1]))^2" office:value-type="float" office:value="0.00000000203093522429737" calcext:value-type="float">
            <text:p>2.03093522429737E-09</text:p>
          </table:table-cell>
          <table:table-cell table:formula="of:=0.5*[.KQ12]*(([.KQ5]-[.KP5])/([.KQ1]-[.KP1]))^2" office:value-type="float" office:value="0.0000012630754595898" calcext:value-type="float">
            <text:p>1.2630754595898E-06</text:p>
          </table:table-cell>
          <table:table-cell table:formula="of:=0.5*[.KR12]*(([.KR5]-[.KQ5])/([.KR1]-[.KQ1]))^2" office:value-type="float" office:value="0.00000264652092442358" calcext:value-type="float">
            <text:p>2.64652092442358E-06</text:p>
          </table:table-cell>
          <table:table-cell table:formula="of:=0.5*[.KS12]*(([.KS5]-[.KR5])/([.KS1]-[.KR1]))^2" office:value-type="float" office:value="0.00000473319198248295" calcext:value-type="float">
            <text:p>4.73319198248295E-06</text:p>
          </table:table-cell>
          <table:table-cell table:formula="of:=0.5*[.KT12]*(([.KT5]-[.KS5])/([.KT1]-[.KS1]))^2" office:value-type="float" office:value="0.000000411039708011535" calcext:value-type="float">
            <text:p>4.11039708011535E-07</text:p>
          </table:table-cell>
          <table:table-cell table:formula="of:=0.5*[.KU12]*(([.KU5]-[.KT5])/([.KU1]-[.KT1]))^2" office:value-type="float" office:value="0.000000406019272747925" calcext:value-type="float">
            <text:p>4.06019272747925E-07</text:p>
          </table:table-cell>
          <table:table-cell table:formula="of:=0.5*[.KV12]*(([.KV5]-[.KU5])/([.KV1]-[.KU1]))^2" office:value-type="float" office:value="0.0000000608901822654909" calcext:value-type="float">
            <text:p>6.08901822654909E-08</text:p>
          </table:table-cell>
          <table:table-cell table:formula="of:=0.5*[.KW12]*(([.KW5]-[.KV5])/([.KW1]-[.KV1]))^2" office:value-type="float" office:value="0.000000321849519701361" calcext:value-type="float">
            <text:p>3.21849519701361E-07</text:p>
          </table:table-cell>
          <table:table-cell table:formula="of:=0.5*[.KX12]*(([.KX5]-[.KW5])/([.KX1]-[.KW1]))^2" office:value-type="float" office:value="0.00000142426658802224" calcext:value-type="float">
            <text:p>1.42426658802224E-06</text:p>
          </table:table-cell>
          <table:table-cell table:formula="of:=0.5*[.KY12]*(([.KY5]-[.KX5])/([.KY1]-[.KX1]))^2" office:value-type="float" office:value="0.00000330575722643595" calcext:value-type="float">
            <text:p>3.30575722643595E-06</text:p>
          </table:table-cell>
          <table:table-cell table:formula="of:=0.5*[.KZ12]*(([.KZ5]-[.KY5])/([.KZ1]-[.KY1]))^2" office:value-type="float" office:value="0.00000138616043606954" calcext:value-type="float">
            <text:p>1.38616043606954E-06</text:p>
          </table:table-cell>
          <table:table-cell table:formula="of:=0.5*[.LA12]*(([.LA5]-[.KZ5])/([.LA1]-[.KZ1]))^2" office:value-type="float" office:value="0.00000050461299479199" calcext:value-type="float">
            <text:p>5.0461299479199E-07</text:p>
          </table:table-cell>
          <table:table-cell table:formula="of:=0.5*[.LB12]*(([.LB5]-[.LA5])/([.LB1]-[.LA1]))^2" office:value-type="float" office:value="0.000000434692605106674" calcext:value-type="float">
            <text:p>4.34692605106674E-07</text:p>
          </table:table-cell>
          <table:table-cell table:formula="of:=0.5*[.LC12]*(([.LC5]-[.LB5])/([.LC1]-[.LB1]))^2" office:value-type="float" office:value="0.000000366473054658226" calcext:value-type="float">
            <text:p>3.66473054658226E-07</text:p>
          </table:table-cell>
          <table:table-cell table:formula="of:=0.5*[.LD12]*(([.LD5]-[.LC5])/([.LD1]-[.LC1]))^2" office:value-type="float" office:value="0.000000338658181143598" calcext:value-type="float">
            <text:p>3.38658181143598E-07</text:p>
          </table:table-cell>
          <table:table-cell table:formula="of:=0.5*[.LE12]*(([.LE5]-[.LD5])/([.LE1]-[.LD1]))^2" office:value-type="float" office:value="0.000000920963627901319" calcext:value-type="float">
            <text:p>9.20963627901319E-07</text:p>
          </table:table-cell>
          <table:table-cell table:formula="of:=0.5*[.LF12]*(([.LF5]-[.LE5])/([.LF1]-[.LE1]))^2" office:value-type="float" office:value="0.0000000850977288016185" calcext:value-type="float">
            <text:p>8.50977288016185E-08</text:p>
          </table:table-cell>
          <table:table-cell table:formula="of:=0.5*[.LG12]*(([.LG5]-[.LF5])/([.LG1]-[.LF1]))^2" office:value-type="float" office:value="0.000000842293532122833" calcext:value-type="float">
            <text:p>8.42293532122833E-07</text:p>
          </table:table-cell>
          <table:table-cell table:formula="of:=0.5*[.LH12]*(([.LH5]-[.LG5])/([.LH1]-[.LG1]))^2" office:value-type="float" office:value="0.000000175596302783196" calcext:value-type="float">
            <text:p>1.75596302783196E-07</text:p>
          </table:table-cell>
          <table:table-cell table:formula="of:=0.5*[.LI12]*(([.LI5]-[.LH5])/([.LI1]-[.LH1]))^2" office:value-type="float" office:value="0.000000711418043241724" calcext:value-type="float">
            <text:p>7.11418043241724E-07</text:p>
          </table:table-cell>
          <table:table-cell table:formula="of:=0.5*[.LJ12]*(([.LJ5]-[.LI5])/([.LJ1]-[.LI1]))^2" office:value-type="float" office:value="0.00000145241239108379" calcext:value-type="float">
            <text:p>1.45241239108379E-06</text:p>
          </table:table-cell>
          <table:table-cell table:formula="of:=0.5*[.LK12]*(([.LK5]-[.LJ5])/([.LK1]-[.LJ1]))^2" office:value-type="float" office:value="0.000000332320951365108" calcext:value-type="float">
            <text:p>3.32320951365108E-07</text:p>
          </table:table-cell>
          <table:table-cell table:formula="of:=0.5*[.LL12]*(([.LL5]-[.LK5])/([.LL1]-[.LK1]))^2" office:value-type="float" office:value="0.000000477565582163303" calcext:value-type="float">
            <text:p>4.77565582163303E-07</text:p>
          </table:table-cell>
          <table:table-cell table:formula="of:=0.5*[.LM12]*(([.LM5]-[.LL5])/([.LM1]-[.LL1]))^2" office:value-type="float" office:value="0.00000111957095832983" calcext:value-type="float">
            <text:p>1.11957095832983E-06</text:p>
          </table:table-cell>
          <table:table-cell table:formula="of:=0.5*[.LN12]*(([.LN5]-[.LM5])/([.LN1]-[.LM1]))^2" office:value-type="float" office:value="0.00000393744050592412" calcext:value-type="float">
            <text:p>3.93744050592412E-06</text:p>
          </table:table-cell>
          <table:table-cell table:formula="of:=0.5*[.LO12]*(([.LO5]-[.LN5])/([.LO1]-[.LN1]))^2" office:value-type="float" office:value="0.000000295100249320962" calcext:value-type="float">
            <text:p>2.95100249320962E-07</text:p>
          </table:table-cell>
          <table:table-cell table:formula="of:=0.5*[.LP12]*(([.LP5]-[.LO5])/([.LP1]-[.LO1]))^2" office:value-type="float" office:value="0.0000000779628852080563" calcext:value-type="float">
            <text:p>7.79628852080563E-08</text:p>
          </table:table-cell>
          <table:table-cell table:formula="of:=0.5*[.LQ12]*(([.LQ5]-[.LP5])/([.LQ1]-[.LP1]))^2" office:value-type="float" office:value="0.000000102098932233613" calcext:value-type="float">
            <text:p>1.02098932233613E-07</text:p>
          </table:table-cell>
          <table:table-cell table:formula="of:=0.5*[.LR12]*(([.LR5]-[.LQ5])/([.LR1]-[.LQ1]))^2" office:value-type="float" office:value="0.00000128772029428542" calcext:value-type="float">
            <text:p>1.28772029428542E-06</text:p>
          </table:table-cell>
          <table:table-cell table:formula="of:=0.5*[.LS12]*(([.LS5]-[.LR5])/([.LS1]-[.LR1]))^2" office:value-type="float" office:value="0.00000111542341030275" calcext:value-type="float">
            <text:p>1.11542341030275E-06</text:p>
          </table:table-cell>
          <table:table-cell table:formula="of:=0.5*[.LT12]*(([.LT5]-[.LS5])/([.LT1]-[.LS1]))^2" office:value-type="float" office:value="0.000000258352971933436" calcext:value-type="float">
            <text:p>2.58352971933436E-07</text:p>
          </table:table-cell>
          <table:table-cell table:formula="of:=0.5*[.LU12]*(([.LU5]-[.LT5])/([.LU1]-[.LT1]))^2" office:value-type="float" office:value="0.000000079629663783035" calcext:value-type="float">
            <text:p>7.9629663783035E-08</text:p>
          </table:table-cell>
          <table:table-cell table:formula="of:=0.5*[.LV12]*(([.LV5]-[.LU5])/([.LV1]-[.LU1]))^2" office:value-type="float" office:value="0.000000000981040566225341" calcext:value-type="float">
            <text:p>9.81040566225341E-10</text:p>
          </table:table-cell>
          <table:table-cell table:formula="of:=0.5*[.LW12]*(([.LW5]-[.LV5])/([.LW1]-[.LV1]))^2" office:value-type="float" office:value="0.00000319388376518748" calcext:value-type="float">
            <text:p>3.19388376518748E-06</text:p>
          </table:table-cell>
          <table:table-cell table:formula="of:=0.5*[.LX12]*(([.LX5]-[.LW5])/([.LX1]-[.LW1]))^2" office:value-type="float" office:value="0.00000262591839658136" calcext:value-type="float">
            <text:p>2.62591839658136E-06</text:p>
          </table:table-cell>
          <table:table-cell table:formula="of:=0.5*[.LY12]*(([.LY5]-[.LX5])/([.LY1]-[.LX1]))^2" office:value-type="float" office:value="0.000000061964004170341" calcext:value-type="float">
            <text:p>6.1964004170341E-08</text:p>
          </table:table-cell>
          <table:table-cell table:formula="of:=0.5*[.LZ12]*(([.LZ5]-[.LY5])/([.LZ1]-[.LY1]))^2" office:value-type="float" office:value="0.00000251548770256225" calcext:value-type="float">
            <text:p>2.51548770256225E-06</text:p>
          </table:table-cell>
          <table:table-cell table:formula="of:=0.5*[.MA12]*(([.MA5]-[.LZ5])/([.MA1]-[.LZ1]))^2" office:value-type="float" office:value="0.00000035606692832872" calcext:value-type="float">
            <text:p>3.5606692832872E-07</text:p>
          </table:table-cell>
          <table:table-cell table:formula="of:=0.5*[.MB12]*(([.MB5]-[.MA5])/([.MB1]-[.MA1]))^2" office:value-type="float" office:value="0.000000519803873222254" calcext:value-type="float">
            <text:p>5.19803873222254E-07</text:p>
          </table:table-cell>
          <table:table-cell table:formula="of:=0.5*[.MC12]*(([.MC5]-[.MB5])/([.MC1]-[.MB1]))^2" office:value-type="float" office:value="0.000000840317480452189" calcext:value-type="float">
            <text:p>8.40317480452189E-07</text:p>
          </table:table-cell>
          <table:table-cell table:formula="of:=0.5*[.MD12]*(([.MD5]-[.MC5])/([.MD1]-[.MC1]))^2" office:value-type="float" office:value="0.0000000388767631006173" calcext:value-type="float">
            <text:p>3.88767631006173E-08</text:p>
          </table:table-cell>
          <table:table-cell table:formula="of:=0.5*[.ME12]*(([.ME5]-[.MD5])/([.ME1]-[.MD1]))^2" office:value-type="float" office:value="0.0000000461245703231486" calcext:value-type="float">
            <text:p>4.61245703231486E-08</text:p>
          </table:table-cell>
          <table:table-cell table:formula="of:=0.5*[.MF12]*(([.MF5]-[.ME5])/([.MF1]-[.ME1]))^2" office:value-type="float" office:value="0.00000148749844268135" calcext:value-type="float">
            <text:p>1.48749844268135E-06</text:p>
          </table:table-cell>
          <table:table-cell table:formula="of:=0.5*[.MG12]*(([.MG5]-[.MF5])/([.MG1]-[.MF1]))^2" office:value-type="float" office:value="0.000000211741161470377" calcext:value-type="float">
            <text:p>2.11741161470377E-07</text:p>
          </table:table-cell>
          <table:table-cell table:formula="of:=0.5*[.MH12]*(([.MH5]-[.MG5])/([.MH1]-[.MG1]))^2" office:value-type="float" office:value="0.000000040317555662482" calcext:value-type="float">
            <text:p>4.0317555662482E-08</text:p>
          </table:table-cell>
          <table:table-cell table:formula="of:=0.5*[.MI12]*(([.MI5]-[.MH5])/([.MI1]-[.MH1]))^2" office:value-type="float" office:value="0.00000443336278219047" calcext:value-type="float">
            <text:p>4.43336278219047E-06</text:p>
          </table:table-cell>
          <table:table-cell table:formula="of:=0.5*[.MJ12]*(([.MJ5]-[.MI5])/([.MJ1]-[.MI1]))^2" office:value-type="float" office:value="0.000000672018794781114" calcext:value-type="float">
            <text:p>6.72018794781114E-07</text:p>
          </table:table-cell>
          <table:table-cell table:formula="of:=0.5*[.MK12]*(([.MK5]-[.MJ5])/([.MK1]-[.MJ1]))^2" office:value-type="float" office:value="0.00000159225935717445" calcext:value-type="float">
            <text:p>1.59225935717445E-06</text:p>
          </table:table-cell>
          <table:table-cell table:formula="of:=0.5*[.ML12]*(([.ML5]-[.MK5])/([.ML1]-[.MK1]))^2" office:value-type="float" office:value="0.0000502256641410404" calcext:value-type="float">
            <text:p>5.02256641410404E-05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121380633002523" calcext:value-type="float">
            <text:p>1.21380633002523E-07</text:p>
          </table:table-cell>
          <table:table-cell table:formula="of:=0.5*[.D12]*(([.D6]-[.C6])/([.D1]-[.C1]))^2" office:value-type="float" office:value="0.0000000308223587916708" calcext:value-type="float">
            <text:p>3.08223587916708E-08</text:p>
          </table:table-cell>
          <table:table-cell table:formula="of:=0.5*[.E12]*(([.E6]-[.D6])/([.E1]-[.D1]))^2" office:value-type="float" office:value="0.00000012356445643173" calcext:value-type="float">
            <text:p>1.2356445643173E-07</text:p>
          </table:table-cell>
          <table:table-cell table:formula="of:=0.5*[.F12]*(([.F6]-[.E6])/([.F1]-[.E1]))^2" office:value-type="float" office:value="0.000000467927020769307" calcext:value-type="float">
            <text:p>4.67927020769307E-07</text:p>
          </table:table-cell>
          <table:table-cell table:formula="of:=0.5*[.G12]*(([.G6]-[.F6])/([.G1]-[.F1]))^2" office:value-type="float" office:value="0.0000000139851063758812" calcext:value-type="float">
            <text:p>1.39851063758812E-08</text:p>
          </table:table-cell>
          <table:table-cell table:formula="of:=0.5*[.H12]*(([.H6]-[.G6])/([.H1]-[.G1]))^2" office:value-type="float" office:value="0.00000088292583505508" calcext:value-type="float">
            <text:p>8.8292583505508E-07</text:p>
          </table:table-cell>
          <table:table-cell table:formula="of:=0.5*[.I12]*(([.I6]-[.H6])/([.I1]-[.H1]))^2" office:value-type="float" office:value="0.0000000991314880979023" calcext:value-type="float">
            <text:p>9.91314880979023E-08</text:p>
          </table:table-cell>
          <table:table-cell table:formula="of:=0.5*[.J12]*(([.J6]-[.I6])/([.J1]-[.I1]))^2" office:value-type="float" office:value="0.00000024902636011217" calcext:value-type="float">
            <text:p>2.4902636011217E-07</text:p>
          </table:table-cell>
          <table:table-cell table:formula="of:=0.5*[.K12]*(([.K6]-[.J6])/([.K1]-[.J1]))^2" office:value-type="float" office:value="0.00000000293398413787946" calcext:value-type="float">
            <text:p>2.93398413787946E-09</text:p>
          </table:table-cell>
          <table:table-cell table:formula="of:=0.5*[.L12]*(([.L6]-[.K6])/([.L1]-[.K1]))^2" office:value-type="float" office:value="0.00000064627107481901" calcext:value-type="float">
            <text:p>6.4627107481901E-07</text:p>
          </table:table-cell>
          <table:table-cell table:formula="of:=0.5*[.M12]*(([.M6]-[.L6])/([.M1]-[.L1]))^2" office:value-type="float" office:value="0.00000181327248459645" calcext:value-type="float">
            <text:p>1.81327248459645E-06</text:p>
          </table:table-cell>
          <table:table-cell table:formula="of:=0.5*[.N12]*(([.N6]-[.M6])/([.N1]-[.M1]))^2" office:value-type="float" office:value="0.000000054215178745677" calcext:value-type="float">
            <text:p>5.4215178745677E-08</text:p>
          </table:table-cell>
          <table:table-cell table:formula="of:=0.5*[.O12]*(([.O6]-[.N6])/([.O1]-[.N1]))^2" office:value-type="float" office:value="0.0000000915307344719821" calcext:value-type="float">
            <text:p>9.15307344719821E-08</text:p>
          </table:table-cell>
          <table:table-cell table:formula="of:=0.5*[.P12]*(([.P6]-[.O6])/([.P1]-[.O1]))^2" office:value-type="float" office:value="0.0000000124418290102446" calcext:value-type="float">
            <text:p>1.24418290102446E-08</text:p>
          </table:table-cell>
          <table:table-cell table:formula="of:=0.5*[.Q12]*(([.Q6]-[.P6])/([.Q1]-[.P1]))^2" office:value-type="float" office:value="0.00000000170554113940301" calcext:value-type="float">
            <text:p>1.70554113940301E-09</text:p>
          </table:table-cell>
          <table:table-cell table:formula="of:=0.5*[.R12]*(([.R6]-[.Q6])/([.R1]-[.Q1]))^2" office:value-type="float" office:value="0.000000701114226381473" calcext:value-type="float">
            <text:p>7.01114226381473E-07</text:p>
          </table:table-cell>
          <table:table-cell table:formula="of:=0.5*[.S12]*(([.S6]-[.R6])/([.S1]-[.R1]))^2" office:value-type="float" office:value="0.0000000370650521492228" calcext:value-type="float">
            <text:p>3.70650521492228E-08</text:p>
          </table:table-cell>
          <table:table-cell table:formula="of:=0.5*[.T12]*(([.T6]-[.S6])/([.T1]-[.S1]))^2" office:value-type="float" office:value="0.000000234141180445949" calcext:value-type="float">
            <text:p>2.34141180445949E-07</text:p>
          </table:table-cell>
          <table:table-cell table:formula="of:=0.5*[.U12]*(([.U6]-[.T6])/([.U1]-[.T1]))^2" office:value-type="float" office:value="0.000000000897566482413154" calcext:value-type="float">
            <text:p>8.97566482413154E-10</text:p>
          </table:table-cell>
          <table:table-cell table:formula="of:=0.5*[.V12]*(([.V6]-[.U6])/([.V1]-[.U1]))^2" office:value-type="float" office:value="0.000000118201544837449" calcext:value-type="float">
            <text:p>1.18201544837449E-07</text:p>
          </table:table-cell>
          <table:table-cell table:formula="of:=0.5*[.W12]*(([.W6]-[.V6])/([.W1]-[.V1]))^2" office:value-type="float" office:value="0.00000000491408941071239" calcext:value-type="float">
            <text:p>4.91408941071239E-09</text:p>
          </table:table-cell>
          <table:table-cell table:formula="of:=0.5*[.X12]*(([.X6]-[.W6])/([.X1]-[.W1]))^2" office:value-type="float" office:value="0.0000000969951676542646" calcext:value-type="float">
            <text:p>9.69951676542646E-08</text:p>
          </table:table-cell>
          <table:table-cell table:formula="of:=0.5*[.Y12]*(([.Y6]-[.X6])/([.Y1]-[.X1]))^2" office:value-type="float" office:value="0.00000000163338554178667" calcext:value-type="float">
            <text:p>1.63338554178667E-09</text:p>
          </table:table-cell>
          <table:table-cell table:formula="of:=0.5*[.Z12]*(([.Z6]-[.Y6])/([.Z1]-[.Y1]))^2" office:value-type="float" office:value="0.0000000637073787502775" calcext:value-type="float">
            <text:p>6.37073787502775E-08</text:p>
          </table:table-cell>
          <table:table-cell table:formula="of:=0.5*[.AA12]*(([.AA6]-[.Z6])/([.AA1]-[.Z1]))^2" office:value-type="float" office:value="0.0000000438574739299414" calcext:value-type="float">
            <text:p>4.38574739299414E-08</text:p>
          </table:table-cell>
          <table:table-cell table:formula="of:=0.5*[.AB12]*(([.AB6]-[.AA6])/([.AB1]-[.AA1]))^2" office:value-type="float" office:value="0.0000000368094004443631" calcext:value-type="float">
            <text:p>3.68094004443631E-08</text:p>
          </table:table-cell>
          <table:table-cell table:formula="of:=0.5*[.AC12]*(([.AC6]-[.AB6])/([.AC1]-[.AB1]))^2" office:value-type="float" office:value="0.000000370953903406499" calcext:value-type="float">
            <text:p>3.70953903406499E-07</text:p>
          </table:table-cell>
          <table:table-cell table:formula="of:=0.5*[.AD12]*(([.AD6]-[.AC6])/([.AD1]-[.AC1]))^2" office:value-type="float" office:value="0.000000184819774866061" calcext:value-type="float">
            <text:p>1.84819774866061E-07</text:p>
          </table:table-cell>
          <table:table-cell table:formula="of:=0.5*[.AE12]*(([.AE6]-[.AD6])/([.AE1]-[.AD1]))^2" office:value-type="float" office:value="0.000000255701224313814" calcext:value-type="float">
            <text:p>2.55701224313814E-07</text:p>
          </table:table-cell>
          <table:table-cell table:formula="of:=0.5*[.AF12]*(([.AF6]-[.AE6])/([.AF1]-[.AE1]))^2" office:value-type="float" office:value="0.00000000199935337345409" calcext:value-type="float">
            <text:p>1.99935337345409E-09</text:p>
          </table:table-cell>
          <table:table-cell table:formula="of:=0.5*[.AG12]*(([.AG6]-[.AF6])/([.AG1]-[.AF1]))^2" office:value-type="float" office:value="0.0000000897269283605499" calcext:value-type="float">
            <text:p>8.97269283605499E-08</text:p>
          </table:table-cell>
          <table:table-cell table:formula="of:=0.5*[.AH12]*(([.AH6]-[.AG6])/([.AH1]-[.AG1]))^2" office:value-type="float" office:value="0.0000000384683438778742" calcext:value-type="float">
            <text:p>3.84683438778742E-08</text:p>
          </table:table-cell>
          <table:table-cell table:formula="of:=0.5*[.AI12]*(([.AI6]-[.AH6])/([.AI1]-[.AH1]))^2" office:value-type="float" office:value="0.0000000727894970575501" calcext:value-type="float">
            <text:p>7.27894970575501E-08</text:p>
          </table:table-cell>
          <table:table-cell table:formula="of:=0.5*[.AJ12]*(([.AJ6]-[.AI6])/([.AJ1]-[.AI1]))^2" office:value-type="float" office:value="0.000000175943716046131" calcext:value-type="float">
            <text:p>1.75943716046131E-07</text:p>
          </table:table-cell>
          <table:table-cell table:formula="of:=0.5*[.AK12]*(([.AK6]-[.AJ6])/([.AK1]-[.AJ1]))^2" office:value-type="float" office:value="0.00000000734261322794418" calcext:value-type="float">
            <text:p>7.34261322794418E-09</text:p>
          </table:table-cell>
          <table:table-cell table:formula="of:=0.5*[.AL12]*(([.AL6]-[.AK6])/([.AL1]-[.AK1]))^2" office:value-type="float" office:value="0.00000000613529162164846" calcext:value-type="float">
            <text:p>6.13529162164846E-09</text:p>
          </table:table-cell>
          <table:table-cell table:formula="of:=0.5*[.AM12]*(([.AM6]-[.AL6])/([.AM1]-[.AL1]))^2" office:value-type="float" office:value="0.00000000446512499888334" calcext:value-type="float">
            <text:p>4.46512499888334E-09</text:p>
          </table:table-cell>
          <table:table-cell table:formula="of:=0.5*[.AN12]*(([.AN6]-[.AM6])/([.AN1]-[.AM1]))^2" office:value-type="float" office:value="0.000000000126650979922507" calcext:value-type="float">
            <text:p>1.26650979922507E-10</text:p>
          </table:table-cell>
          <table:table-cell table:formula="of:=0.5*[.AO12]*(([.AO6]-[.AN6])/([.AO1]-[.AN1]))^2" office:value-type="float" office:value="0.0000000525430985737773" calcext:value-type="float">
            <text:p>5.25430985737773E-08</text:p>
          </table:table-cell>
          <table:table-cell table:formula="of:=0.5*[.AP12]*(([.AP6]-[.AO6])/([.AP1]-[.AO1]))^2" office:value-type="float" office:value="0.000000320977284072497" calcext:value-type="float">
            <text:p>3.20977284072497E-07</text:p>
          </table:table-cell>
          <table:table-cell table:formula="of:=0.5*[.AQ12]*(([.AQ6]-[.AP6])/([.AQ1]-[.AP1]))^2" office:value-type="float" office:value="0.000000100425216572013" calcext:value-type="float">
            <text:p>1.00425216572013E-07</text:p>
          </table:table-cell>
          <table:table-cell table:formula="of:=0.5*[.AR12]*(([.AR6]-[.AQ6])/([.AR1]-[.AQ1]))^2" office:value-type="float" office:value="0.0000000257730006625458" calcext:value-type="float">
            <text:p>2.57730006625458E-08</text:p>
          </table:table-cell>
          <table:table-cell table:formula="of:=0.5*[.AS12]*(([.AS6]-[.AR6])/([.AS1]-[.AR1]))^2" office:value-type="float" office:value="0.000000178380387947571" calcext:value-type="float">
            <text:p>1.78380387947571E-07</text:p>
          </table:table-cell>
          <table:table-cell table:formula="of:=0.5*[.AT12]*(([.AT6]-[.AS6])/([.AT1]-[.AS1]))^2" office:value-type="float" office:value="0.00000000879275487857245" calcext:value-type="float">
            <text:p>8.79275487857245E-09</text:p>
          </table:table-cell>
          <table:table-cell table:formula="of:=0.5*[.AU12]*(([.AU6]-[.AT6])/([.AU1]-[.AT1]))^2" office:value-type="float" office:value="0.00000000500112832042565" calcext:value-type="float">
            <text:p>5.00112832042565E-09</text:p>
          </table:table-cell>
          <table:table-cell table:formula="of:=0.5*[.AV12]*(([.AV6]-[.AU6])/([.AV1]-[.AU1]))^2" office:value-type="float" office:value="0.0000000112271023279924" calcext:value-type="float">
            <text:p>1.12271023279924E-08</text:p>
          </table:table-cell>
          <table:table-cell table:formula="of:=0.5*[.AW12]*(([.AW6]-[.AV6])/([.AW1]-[.AV1]))^2" office:value-type="float" office:value="0.000000146806871347832" calcext:value-type="float">
            <text:p>1.46806871347832E-07</text:p>
          </table:table-cell>
          <table:table-cell table:formula="of:=0.5*[.AX12]*(([.AX6]-[.AW6])/([.AX1]-[.AW1]))^2" office:value-type="float" office:value="0.000000233589890910988" calcext:value-type="float">
            <text:p>2.33589890910988E-07</text:p>
          </table:table-cell>
          <table:table-cell table:formula="of:=0.5*[.AY12]*(([.AY6]-[.AX6])/([.AY1]-[.AX1]))^2" office:value-type="float" office:value="0.000000112790983058571" calcext:value-type="float">
            <text:p>1.12790983058571E-07</text:p>
          </table:table-cell>
          <table:table-cell table:formula="of:=0.5*[.AZ12]*(([.AZ6]-[.AY6])/([.AZ1]-[.AY1]))^2" office:value-type="float" office:value="0.00000212987002761989" calcext:value-type="float">
            <text:p>2.12987002761989E-06</text:p>
          </table:table-cell>
          <table:table-cell table:formula="of:=0.5*[.BA12]*(([.BA6]-[.AZ6])/([.BA1]-[.AZ1]))^2" office:value-type="float" office:value="0.00000595595761777698" calcext:value-type="float">
            <text:p>5.95595761777698E-06</text:p>
          </table:table-cell>
          <table:table-cell table:formula="of:=0.5*[.BB12]*(([.BB6]-[.BA6])/([.BB1]-[.BA1]))^2" office:value-type="float" office:value="0.00000498527913661263" calcext:value-type="float">
            <text:p>4.98527913661263E-06</text:p>
          </table:table-cell>
          <table:table-cell table:formula="of:=0.5*[.BC12]*(([.BC6]-[.BB6])/([.BC1]-[.BB1]))^2" office:value-type="float" office:value="0.00000107002231981215" calcext:value-type="float">
            <text:p>1.07002231981215E-06</text:p>
          </table:table-cell>
          <table:table-cell table:formula="of:=0.5*[.BD12]*(([.BD6]-[.BC6])/([.BD1]-[.BC1]))^2" office:value-type="float" office:value="0.000000329421356876411" calcext:value-type="float">
            <text:p>3.29421356876411E-07</text:p>
          </table:table-cell>
          <table:table-cell table:formula="of:=0.5*[.BE12]*(([.BE6]-[.BD6])/([.BE1]-[.BD1]))^2" office:value-type="float" office:value="0.0000000610995886615583" calcext:value-type="float">
            <text:p>6.10995886615583E-08</text:p>
          </table:table-cell>
          <table:table-cell table:formula="of:=0.5*[.BF12]*(([.BF6]-[.BE6])/([.BF1]-[.BE1]))^2" office:value-type="float" office:value="0.000000000370094318149733" calcext:value-type="float">
            <text:p>3.70094318149733E-10</text:p>
          </table:table-cell>
          <table:table-cell table:formula="of:=0.5*[.BG12]*(([.BG6]-[.BF6])/([.BG1]-[.BF1]))^2" office:value-type="float" office:value="0.0000000930048373319608" calcext:value-type="float">
            <text:p>9.30048373319608E-08</text:p>
          </table:table-cell>
          <table:table-cell table:formula="of:=0.5*[.BH12]*(([.BH6]-[.BG6])/([.BH1]-[.BG1]))^2" office:value-type="float" office:value="0.000000274951936941422" calcext:value-type="float">
            <text:p>2.74951936941422E-07</text:p>
          </table:table-cell>
          <table:table-cell table:formula="of:=0.5*[.BI12]*(([.BI6]-[.BH6])/([.BI1]-[.BH1]))^2" office:value-type="float" office:value="0.0000000762603234419169" calcext:value-type="float">
            <text:p>7.62603234419169E-08</text:p>
          </table:table-cell>
          <table:table-cell table:formula="of:=0.5*[.BJ12]*(([.BJ6]-[.BI6])/([.BJ1]-[.BI1]))^2" office:value-type="float" office:value="0.00000981070477160635" calcext:value-type="float">
            <text:p>9.81070477160635E-06</text:p>
          </table:table-cell>
          <table:table-cell table:formula="of:=0.5*[.BK12]*(([.BK6]-[.BJ6])/([.BK1]-[.BJ1]))^2" office:value-type="float" office:value="0.0000442564777304475" calcext:value-type="float">
            <text:p>4.42564777304475E-05</text:p>
          </table:table-cell>
          <table:table-cell table:formula="of:=0.5*[.BL12]*(([.BL6]-[.BK6])/([.BL1]-[.BK1]))^2" office:value-type="float" office:value="0.00579690842286864" calcext:value-type="float">
            <text:p>0.005796908422869</text:p>
          </table:table-cell>
          <table:table-cell table:formula="of:=0.5*[.BM12]*(([.BM6]-[.BL6])/([.BM1]-[.BL1]))^2" office:value-type="float" office:value="0.00895687805522222" calcext:value-type="float">
            <text:p>0.008956878055222</text:p>
          </table:table-cell>
          <table:table-cell table:formula="of:=0.5*[.BN12]*(([.BN6]-[.BM6])/([.BN1]-[.BM1]))^2" office:value-type="float" office:value="0.00183994376951501" calcext:value-type="float">
            <text:p>0.001839943769515</text:p>
          </table:table-cell>
          <table:table-cell table:formula="of:=0.5*[.BO12]*(([.BO6]-[.BN6])/([.BO1]-[.BN1]))^2" office:value-type="float" office:value="0.00797990774603737" calcext:value-type="float">
            <text:p>0.007979907746037</text:p>
          </table:table-cell>
          <table:table-cell table:formula="of:=0.5*[.BP12]*(([.BP6]-[.BO6])/([.BP1]-[.BO1]))^2" office:value-type="float" office:value="0.0084030539988177" calcext:value-type="float">
            <text:p>0.008403053998818</text:p>
          </table:table-cell>
          <table:table-cell table:formula="of:=0.5*[.BQ12]*(([.BQ6]-[.BP6])/([.BQ1]-[.BP1]))^2" office:value-type="float" office:value="0.00000879630180663356" calcext:value-type="float">
            <text:p>8.79630180663356E-06</text:p>
          </table:table-cell>
          <table:table-cell table:formula="of:=0.5*[.BR12]*(([.BR6]-[.BQ6])/([.BR1]-[.BQ1]))^2" office:value-type="float" office:value="0.000000687619473592771" calcext:value-type="float">
            <text:p>6.87619473592771E-07</text:p>
          </table:table-cell>
          <table:table-cell table:formula="of:=0.5*[.BS12]*(([.BS6]-[.BR6])/([.BS1]-[.BR1]))^2" office:value-type="float" office:value="0.00270519936642787" calcext:value-type="float">
            <text:p>0.002705199366428</text:p>
          </table:table-cell>
          <table:table-cell table:formula="of:=0.5*[.BT12]*(([.BT6]-[.BS6])/([.BT1]-[.BS1]))^2" office:value-type="float" office:value="0.00192065192409793" calcext:value-type="float">
            <text:p>0.001920651924098</text:p>
          </table:table-cell>
          <table:table-cell table:formula="of:=0.5*[.BU12]*(([.BU6]-[.BT6])/([.BU1]-[.BT1]))^2" office:value-type="float" office:value="0.00741255020282337" calcext:value-type="float">
            <text:p>0.007412550202823</text:p>
          </table:table-cell>
          <table:table-cell table:formula="of:=0.5*[.BV12]*(([.BV6]-[.BU6])/([.BV1]-[.BU1]))^2" office:value-type="float" office:value="0.000111313488755922" calcext:value-type="float">
            <text:p>0.000111313488756</text:p>
          </table:table-cell>
          <table:table-cell table:formula="of:=0.5*[.BW12]*(([.BW6]-[.BV6])/([.BW1]-[.BV1]))^2" office:value-type="float" office:value="0.000765124368208228" calcext:value-type="float">
            <text:p>0.000765124368208</text:p>
          </table:table-cell>
          <table:table-cell table:formula="of:=0.5*[.BX12]*(([.BX6]-[.BW6])/([.BX1]-[.BW1]))^2" office:value-type="float" office:value="0.00219179632624751" calcext:value-type="float">
            <text:p>0.002191796326248</text:p>
          </table:table-cell>
          <table:table-cell table:formula="of:=0.5*[.BY12]*(([.BY6]-[.BX6])/([.BY1]-[.BX1]))^2" office:value-type="float" office:value="0.0137169610027789" calcext:value-type="float">
            <text:p>0.013716961002779</text:p>
          </table:table-cell>
          <table:table-cell table:formula="of:=0.5*[.BZ12]*(([.BZ6]-[.BY6])/([.BZ1]-[.BY1]))^2" office:value-type="float" office:value="0.000173550812793974" calcext:value-type="float">
            <text:p>0.000173550812794</text:p>
          </table:table-cell>
          <table:table-cell table:formula="of:=0.5*[.CA12]*(([.CA6]-[.BZ6])/([.CA1]-[.BZ1]))^2" office:value-type="float" office:value="0.00000563573408872162" calcext:value-type="float">
            <text:p>5.63573408872162E-06</text:p>
          </table:table-cell>
          <table:table-cell table:formula="of:=0.5*[.CB12]*(([.CB6]-[.CA6])/([.CB1]-[.CA1]))^2" office:value-type="float" office:value="0.00081746979071516" calcext:value-type="float">
            <text:p>0.000817469790715</text:p>
          </table:table-cell>
          <table:table-cell table:formula="of:=0.5*[.CC12]*(([.CC6]-[.CB6])/([.CC1]-[.CB1]))^2" office:value-type="float" office:value="0.000150785136633373" calcext:value-type="float">
            <text:p>0.000150785136633</text:p>
          </table:table-cell>
          <table:table-cell table:formula="of:=0.5*[.CD12]*(([.CD6]-[.CC6])/([.CD1]-[.CC1]))^2" office:value-type="float" office:value="0.0000102229192333194" calcext:value-type="float">
            <text:p>1.02229192333194E-05</text:p>
          </table:table-cell>
          <table:table-cell table:formula="of:=0.5*[.CE12]*(([.CE6]-[.CD6])/([.CE1]-[.CD1]))^2" office:value-type="float" office:value="0.000672590471823832" calcext:value-type="float">
            <text:p>0.000672590471824</text:p>
          </table:table-cell>
          <table:table-cell table:formula="of:=0.5*[.CF12]*(([.CF6]-[.CE6])/([.CF1]-[.CE1]))^2" office:value-type="float" office:value="0.00108117437682052" calcext:value-type="float">
            <text:p>0.001081174376821</text:p>
          </table:table-cell>
          <table:table-cell table:formula="of:=0.5*[.CG12]*(([.CG6]-[.CF6])/([.CG1]-[.CF1]))^2" office:value-type="float" office:value="0.000811410817285447" calcext:value-type="float">
            <text:p>0.000811410817285</text:p>
          </table:table-cell>
          <table:table-cell table:formula="of:=0.5*[.CH12]*(([.CH6]-[.CG6])/([.CH1]-[.CG1]))^2" office:value-type="float" office:value="0.0000438418701441814" calcext:value-type="float">
            <text:p>4.38418701441814E-05</text:p>
          </table:table-cell>
          <table:table-cell table:formula="of:=0.5*[.CI12]*(([.CI6]-[.CH6])/([.CI1]-[.CH1]))^2" office:value-type="float" office:value="0.000230265781727346" calcext:value-type="float">
            <text:p>0.000230265781727</text:p>
          </table:table-cell>
          <table:table-cell table:formula="of:=0.5*[.CJ12]*(([.CJ6]-[.CI6])/([.CJ1]-[.CI1]))^2" office:value-type="float" office:value="0.0101026135277328" calcext:value-type="float">
            <text:p>0.010102613527733</text:p>
          </table:table-cell>
          <table:table-cell table:formula="of:=0.5*[.CK12]*(([.CK6]-[.CJ6])/([.CK1]-[.CJ1]))^2" office:value-type="float" office:value="0.0000132414166769731" calcext:value-type="float">
            <text:p>1.32414166769731E-05</text:p>
          </table:table-cell>
          <table:table-cell table:formula="of:=0.5*[.CL12]*(([.CL6]-[.CK6])/([.CL1]-[.CK1]))^2" office:value-type="float" office:value="0.000819792239782512" calcext:value-type="float">
            <text:p>0.000819792239783</text:p>
          </table:table-cell>
          <table:table-cell table:formula="of:=0.5*[.CM12]*(([.CM6]-[.CL6])/([.CM1]-[.CL1]))^2" office:value-type="float" office:value="0.0000260632837603504" calcext:value-type="float">
            <text:p>2.60632837603504E-05</text:p>
          </table:table-cell>
          <table:table-cell table:formula="of:=0.5*[.CN12]*(([.CN6]-[.CM6])/([.CN1]-[.CM1]))^2" office:value-type="float" office:value="0.000509462604247964" calcext:value-type="float">
            <text:p>0.000509462604248</text:p>
          </table:table-cell>
          <table:table-cell table:formula="of:=0.5*[.CO12]*(([.CO6]-[.CN6])/([.CO1]-[.CN1]))^2" office:value-type="float" office:value="0.000128771571260676" calcext:value-type="float">
            <text:p>0.000128771571261</text:p>
          </table:table-cell>
          <table:table-cell table:formula="of:=0.5*[.CP12]*(([.CP6]-[.CO6])/([.CP1]-[.CO1]))^2" office:value-type="float" office:value="0.000890583008702308" calcext:value-type="float">
            <text:p>0.000890583008702</text:p>
          </table:table-cell>
          <table:table-cell table:formula="of:=0.5*[.CQ12]*(([.CQ6]-[.CP6])/([.CQ1]-[.CP1]))^2" office:value-type="float" office:value="0.00000459868515402711" calcext:value-type="float">
            <text:p>4.59868515402711E-06</text:p>
          </table:table-cell>
          <table:table-cell table:formula="of:=0.5*[.CR12]*(([.CR6]-[.CQ6])/([.CR1]-[.CQ1]))^2" office:value-type="float" office:value="0.00105867834390166" calcext:value-type="float">
            <text:p>0.001058678343902</text:p>
          </table:table-cell>
          <table:table-cell table:formula="of:=0.5*[.CS12]*(([.CS6]-[.CR6])/([.CS1]-[.CR1]))^2" office:value-type="float" office:value="0.0010467225775077" calcext:value-type="float">
            <text:p>0.001046722577508</text:p>
          </table:table-cell>
          <table:table-cell table:formula="of:=0.5*[.CT12]*(([.CT6]-[.CS6])/([.CT1]-[.CS1]))^2" office:value-type="float" office:value="0.00103332027836167" calcext:value-type="float">
            <text:p>0.001033320278362</text:p>
          </table:table-cell>
          <table:table-cell table:formula="of:=0.5*[.CU12]*(([.CU6]-[.CT6])/([.CU1]-[.CT1]))^2" office:value-type="float" office:value="0.000381651150579423" calcext:value-type="float">
            <text:p>0.000381651150579</text:p>
          </table:table-cell>
          <table:table-cell table:formula="of:=0.5*[.CV12]*(([.CV6]-[.CU6])/([.CV1]-[.CU1]))^2" office:value-type="float" office:value="0.000716925869006384" calcext:value-type="float">
            <text:p>0.000716925869006</text:p>
          </table:table-cell>
          <table:table-cell table:formula="of:=0.5*[.CW12]*(([.CW6]-[.CV6])/([.CW1]-[.CV1]))^2" office:value-type="float" office:value="0.00214814318140911" calcext:value-type="float">
            <text:p>0.002148143181409</text:p>
          </table:table-cell>
          <table:table-cell table:formula="of:=0.5*[.CX12]*(([.CX6]-[.CW6])/([.CX1]-[.CW1]))^2" office:value-type="float" office:value="0.00236992036195417" calcext:value-type="float">
            <text:p>0.002369920361954</text:p>
          </table:table-cell>
          <table:table-cell table:formula="of:=0.5*[.CY12]*(([.CY6]-[.CX6])/([.CY1]-[.CX1]))^2" office:value-type="float" office:value="0.000071935046108346" calcext:value-type="float">
            <text:p>7.1935046108346E-05</text:p>
          </table:table-cell>
          <table:table-cell table:formula="of:=0.5*[.CZ12]*(([.CZ6]-[.CY6])/([.CZ1]-[.CY1]))^2" office:value-type="float" office:value="0.000708974137962866" calcext:value-type="float">
            <text:p>0.000708974137963</text:p>
          </table:table-cell>
          <table:table-cell table:formula="of:=0.5*[.DA12]*(([.DA6]-[.CZ6])/([.DA1]-[.CZ1]))^2" office:value-type="float" office:value="0.00411625146334483" calcext:value-type="float">
            <text:p>0.004116251463345</text:p>
          </table:table-cell>
          <table:table-cell table:formula="of:=0.5*[.DB12]*(([.DB6]-[.DA6])/([.DB1]-[.DA1]))^2" office:value-type="float" office:value="0.00156914707997881" calcext:value-type="float">
            <text:p>0.001569147079979</text:p>
          </table:table-cell>
          <table:table-cell table:formula="of:=0.5*[.DC12]*(([.DC6]-[.DB6])/([.DC1]-[.DB1]))^2" office:value-type="float" office:value="0.00003322112317041" calcext:value-type="float">
            <text:p>3.322112317041E-05</text:p>
          </table:table-cell>
          <table:table-cell table:formula="of:=0.5*[.DD12]*(([.DD6]-[.DC6])/([.DD1]-[.DC1]))^2" office:value-type="float" office:value="0.00577839682276846" calcext:value-type="float">
            <text:p>0.005778396822768</text:p>
          </table:table-cell>
          <table:table-cell table:formula="of:=0.5*[.DE12]*(([.DE6]-[.DD6])/([.DE1]-[.DD1]))^2" office:value-type="float" office:value="0.00428450135188109" calcext:value-type="float">
            <text:p>0.004284501351881</text:p>
          </table:table-cell>
          <table:table-cell table:formula="of:=0.5*[.DF12]*(([.DF6]-[.DE6])/([.DF1]-[.DE1]))^2" office:value-type="float" office:value="0.00686098493866363" calcext:value-type="float">
            <text:p>0.006860984938664</text:p>
          </table:table-cell>
          <table:table-cell table:formula="of:=0.5*[.DG12]*(([.DG6]-[.DF6])/([.DG1]-[.DF1]))^2" office:value-type="float" office:value="0.0000235287042118067" calcext:value-type="float">
            <text:p>2.35287042118067E-05</text:p>
          </table:table-cell>
          <table:table-cell table:formula="of:=0.5*[.DH12]*(([.DH6]-[.DG6])/([.DH1]-[.DG1]))^2" office:value-type="float" office:value="0.0000857850527500314" calcext:value-type="float">
            <text:p>8.57850527500314E-05</text:p>
          </table:table-cell>
          <table:table-cell table:formula="of:=0.5*[.DI12]*(([.DI6]-[.DH6])/([.DI1]-[.DH1]))^2" office:value-type="float" office:value="0.000105509480433896" calcext:value-type="float">
            <text:p>0.000105509480434</text:p>
          </table:table-cell>
          <table:table-cell table:formula="of:=0.5*[.DJ12]*(([.DJ6]-[.DI6])/([.DJ1]-[.DI1]))^2" office:value-type="float" office:value="0.00766046205496497" calcext:value-type="float">
            <text:p>0.007660462054965</text:p>
          </table:table-cell>
          <table:table-cell table:formula="of:=0.5*[.DK12]*(([.DK6]-[.DJ6])/([.DK1]-[.DJ1]))^2" office:value-type="float" office:value="0.0000895075181760619" calcext:value-type="float">
            <text:p>8.95075181760619E-05</text:p>
          </table:table-cell>
          <table:table-cell table:formula="of:=0.5*[.DL12]*(([.DL6]-[.DK6])/([.DL1]-[.DK1]))^2" office:value-type="float" office:value="0.000264956077323927" calcext:value-type="float">
            <text:p>0.000264956077324</text:p>
          </table:table-cell>
          <table:table-cell table:formula="of:=0.5*[.DM12]*(([.DM6]-[.DL6])/([.DM1]-[.DL1]))^2" office:value-type="float" office:value="0.00962342173708371" calcext:value-type="float">
            <text:p>0.009623421737084</text:p>
          </table:table-cell>
          <table:table-cell table:formula="of:=0.5*[.DN12]*(([.DN6]-[.DM6])/([.DN1]-[.DM1]))^2" office:value-type="float" office:value="0.0142455198954708" calcext:value-type="float">
            <text:p>0.014245519895471</text:p>
          </table:table-cell>
          <table:table-cell table:formula="of:=0.5*[.DO12]*(([.DO6]-[.DN6])/([.DO1]-[.DN1]))^2" office:value-type="float" office:value="0.00189821723753977" calcext:value-type="float">
            <text:p>0.00189821723754</text:p>
          </table:table-cell>
          <table:table-cell table:formula="of:=0.5*[.DP12]*(([.DP6]-[.DO6])/([.DP1]-[.DO1]))^2" office:value-type="float" office:value="0.0030795068338717" calcext:value-type="float">
            <text:p>0.003079506833872</text:p>
          </table:table-cell>
          <table:table-cell table:formula="of:=0.5*[.DQ12]*(([.DQ6]-[.DP6])/([.DQ1]-[.DP1]))^2" office:value-type="float" office:value="0.00000121177971190273" calcext:value-type="float">
            <text:p>1.21177971190273E-06</text:p>
          </table:table-cell>
          <table:table-cell table:formula="of:=0.5*[.DR12]*(([.DR6]-[.DQ6])/([.DR1]-[.DQ1]))^2" office:value-type="float" office:value="0.000216242106554489" calcext:value-type="float">
            <text:p>0.000216242106554</text:p>
          </table:table-cell>
          <table:table-cell table:formula="of:=0.5*[.DS12]*(([.DS6]-[.DR6])/([.DS1]-[.DR1]))^2" office:value-type="float" office:value="0.000596902079476689" calcext:value-type="float">
            <text:p>0.000596902079477</text:p>
          </table:table-cell>
          <table:table-cell table:formula="of:=0.5*[.DT12]*(([.DT6]-[.DS6])/([.DT1]-[.DS1]))^2" office:value-type="float" office:value="0.00139461301072979" calcext:value-type="float">
            <text:p>0.00139461301073</text:p>
          </table:table-cell>
          <table:table-cell table:formula="of:=0.5*[.DU12]*(([.DU6]-[.DT6])/([.DU1]-[.DT1]))^2" office:value-type="float" office:value="0.0000104427684257494" calcext:value-type="float">
            <text:p>1.04427684257494E-05</text:p>
          </table:table-cell>
          <table:table-cell table:formula="of:=0.5*[.DV12]*(([.DV6]-[.DU6])/([.DV1]-[.DU1]))^2" office:value-type="float" office:value="0.00519520029273032" calcext:value-type="float">
            <text:p>0.00519520029273</text:p>
          </table:table-cell>
          <table:table-cell table:formula="of:=0.5*[.DW12]*(([.DW6]-[.DV6])/([.DW1]-[.DV1]))^2" office:value-type="float" office:value="0.00353337346311331" calcext:value-type="float">
            <text:p>0.003533373463113</text:p>
          </table:table-cell>
          <table:table-cell table:formula="of:=0.5*[.DX12]*(([.DX6]-[.DW6])/([.DX1]-[.DW1]))^2" office:value-type="float" office:value="0.000231200252537203" calcext:value-type="float">
            <text:p>0.000231200252537</text:p>
          </table:table-cell>
          <table:table-cell table:formula="of:=0.5*[.DY12]*(([.DY6]-[.DX6])/([.DY1]-[.DX1]))^2" office:value-type="float" office:value="0.000510446997457558" calcext:value-type="float">
            <text:p>0.000510446997458</text:p>
          </table:table-cell>
          <table:table-cell table:formula="of:=0.5*[.DZ12]*(([.DZ6]-[.DY6])/([.DZ1]-[.DY1]))^2" office:value-type="float" office:value="0.000662573842820722" calcext:value-type="float">
            <text:p>0.000662573842821</text:p>
          </table:table-cell>
          <table:table-cell table:formula="of:=0.5*[.EA12]*(([.EA6]-[.DZ6])/([.EA1]-[.DZ1]))^2" office:value-type="float" office:value="0.000450856464055756" calcext:value-type="float">
            <text:p>0.000450856464056</text:p>
          </table:table-cell>
          <table:table-cell table:formula="of:=0.5*[.EB12]*(([.EB6]-[.EA6])/([.EB1]-[.EA1]))^2" office:value-type="float" office:value="0.000123812381529508" calcext:value-type="float">
            <text:p>0.00012381238153</text:p>
          </table:table-cell>
          <table:table-cell table:formula="of:=0.5*[.EC12]*(([.EC6]-[.EB6])/([.EC1]-[.EB1]))^2" office:value-type="float" office:value="0.0000020972351010664" calcext:value-type="float">
            <text:p>2.0972351010664E-06</text:p>
          </table:table-cell>
          <table:table-cell table:formula="of:=0.5*[.ED12]*(([.ED6]-[.EC6])/([.ED1]-[.EC1]))^2" office:value-type="float" office:value="0.0000860849462778654" calcext:value-type="float">
            <text:p>8.60849462778654E-05</text:p>
          </table:table-cell>
          <table:table-cell table:formula="of:=0.5*[.EE12]*(([.EE6]-[.ED6])/([.EE1]-[.ED1]))^2" office:value-type="float" office:value="0.00127200363150058" calcext:value-type="float">
            <text:p>0.001272003631501</text:p>
          </table:table-cell>
          <table:table-cell table:formula="of:=0.5*[.EF12]*(([.EF6]-[.EE6])/([.EF1]-[.EE1]))^2" office:value-type="float" office:value="0.00630421262921154" calcext:value-type="float">
            <text:p>0.006304212629212</text:p>
          </table:table-cell>
          <table:table-cell table:formula="of:=0.5*[.EG12]*(([.EG6]-[.EF6])/([.EG1]-[.EF1]))^2" office:value-type="float" office:value="0.00000738306730062745" calcext:value-type="float">
            <text:p>7.38306730062745E-06</text:p>
          </table:table-cell>
          <table:table-cell table:formula="of:=0.5*[.EH12]*(([.EH6]-[.EG6])/([.EH1]-[.EG1]))^2" office:value-type="float" office:value="0.00662640912858702" calcext:value-type="float">
            <text:p>0.006626409128587</text:p>
          </table:table-cell>
          <table:table-cell table:formula="of:=0.5*[.EI12]*(([.EI6]-[.EH6])/([.EI1]-[.EH1]))^2" office:value-type="float" office:value="0.00582499063673581" calcext:value-type="float">
            <text:p>0.005824990636736</text:p>
          </table:table-cell>
          <table:table-cell table:formula="of:=0.5*[.EJ12]*(([.EJ6]-[.EI6])/([.EJ1]-[.EI1]))^2" office:value-type="float" office:value="0.00385312266647018" calcext:value-type="float">
            <text:p>0.00385312266647</text:p>
          </table:table-cell>
          <table:table-cell table:formula="of:=0.5*[.EK12]*(([.EK6]-[.EJ6])/([.EK1]-[.EJ1]))^2" office:value-type="float" office:value="0.000254802996446937" calcext:value-type="float">
            <text:p>0.000254802996447</text:p>
          </table:table-cell>
          <table:table-cell table:formula="of:=0.5*[.EL12]*(([.EL6]-[.EK6])/([.EL1]-[.EK1]))^2" office:value-type="float" office:value="0.00836868598415574" calcext:value-type="float">
            <text:p>0.008368685984156</text:p>
          </table:table-cell>
          <table:table-cell table:formula="of:=0.5*[.EM12]*(([.EM6]-[.EL6])/([.EM1]-[.EL1]))^2" office:value-type="float" office:value="0.000189589104290691" calcext:value-type="float">
            <text:p>0.000189589104291</text:p>
          </table:table-cell>
          <table:table-cell table:formula="of:=0.5*[.EN12]*(([.EN6]-[.EM6])/([.EN1]-[.EM1]))^2" office:value-type="float" office:value="0.000395918804456996" calcext:value-type="float">
            <text:p>0.000395918804457</text:p>
          </table:table-cell>
          <table:table-cell table:formula="of:=0.5*[.EO12]*(([.EO6]-[.EN6])/([.EO1]-[.EN1]))^2" office:value-type="float" office:value="0.000109187840066785" calcext:value-type="float">
            <text:p>0.000109187840067</text:p>
          </table:table-cell>
          <table:table-cell table:formula="of:=0.5*[.EP12]*(([.EP6]-[.EO6])/([.EP1]-[.EO1]))^2" office:value-type="float" office:value="0.00128867200479765" calcext:value-type="float">
            <text:p>0.001288672004798</text:p>
          </table:table-cell>
          <table:table-cell table:formula="of:=0.5*[.EQ12]*(([.EQ6]-[.EP6])/([.EQ1]-[.EP1]))^2" office:value-type="float" office:value="0.000480298181053085" calcext:value-type="float">
            <text:p>0.000480298181053</text:p>
          </table:table-cell>
          <table:table-cell table:formula="of:=0.5*[.ER12]*(([.ER6]-[.EQ6])/([.ER1]-[.EQ1]))^2" office:value-type="float" office:value="0.0109243606954881" calcext:value-type="float">
            <text:p>0.010924360695488</text:p>
          </table:table-cell>
          <table:table-cell table:formula="of:=0.5*[.ES12]*(([.ES6]-[.ER6])/([.ES1]-[.ER1]))^2" office:value-type="float" office:value="0.00143447141852802" calcext:value-type="float">
            <text:p>0.001434471418528</text:p>
          </table:table-cell>
          <table:table-cell table:formula="of:=0.5*[.ET12]*(([.ET6]-[.ES6])/([.ET1]-[.ES1]))^2" office:value-type="float" office:value="0.0020029718809828" calcext:value-type="float">
            <text:p>0.002002971880983</text:p>
          </table:table-cell>
          <table:table-cell table:formula="of:=0.5*[.EU12]*(([.EU6]-[.ET6])/([.EU1]-[.ET1]))^2" office:value-type="float" office:value="0.0000956628482044923" calcext:value-type="float">
            <text:p>9.56628482044923E-05</text:p>
          </table:table-cell>
          <table:table-cell table:formula="of:=0.5*[.EV12]*(([.EV6]-[.EU6])/([.EV1]-[.EU1]))^2" office:value-type="float" office:value="0.0000679675351472507" calcext:value-type="float">
            <text:p>6.79675351472507E-05</text:p>
          </table:table-cell>
          <table:table-cell table:formula="of:=0.5*[.EW12]*(([.EW6]-[.EV6])/([.EW1]-[.EV1]))^2" office:value-type="float" office:value="0.000663116526778622" calcext:value-type="float">
            <text:p>0.000663116526779</text:p>
          </table:table-cell>
          <table:table-cell table:formula="of:=0.5*[.EX12]*(([.EX6]-[.EW6])/([.EX1]-[.EW1]))^2" office:value-type="float" office:value="0.00056517246895296" calcext:value-type="float">
            <text:p>0.000565172468953</text:p>
          </table:table-cell>
          <table:table-cell table:formula="of:=0.5*[.EY12]*(([.EY6]-[.EX6])/([.EY1]-[.EX1]))^2" office:value-type="float" office:value="0.0000643093168426123" calcext:value-type="float">
            <text:p>6.43093168426123E-05</text:p>
          </table:table-cell>
          <table:table-cell table:formula="of:=0.5*[.EZ12]*(([.EZ6]-[.EY6])/([.EZ1]-[.EY1]))^2" office:value-type="float" office:value="0.000316425678246256" calcext:value-type="float">
            <text:p>0.000316425678246</text:p>
          </table:table-cell>
          <table:table-cell table:formula="of:=0.5*[.FA12]*(([.FA6]-[.EZ6])/([.FA1]-[.EZ1]))^2" office:value-type="float" office:value="0.000416716397611832" calcext:value-type="float">
            <text:p>0.000416716397612</text:p>
          </table:table-cell>
          <table:table-cell table:formula="of:=0.5*[.FB12]*(([.FB6]-[.FA6])/([.FB1]-[.FA1]))^2" office:value-type="float" office:value="0.0006646715676152" calcext:value-type="float">
            <text:p>0.000664671567615</text:p>
          </table:table-cell>
          <table:table-cell table:formula="of:=0.5*[.FC12]*(([.FC6]-[.FB6])/([.FC1]-[.FB1]))^2" office:value-type="float" office:value="0.000557171618019263" calcext:value-type="float">
            <text:p>0.000557171618019</text:p>
          </table:table-cell>
          <table:table-cell table:formula="of:=0.5*[.FD12]*(([.FD6]-[.FC6])/([.FD1]-[.FC1]))^2" office:value-type="float" office:value="0.000000278645348113794" calcext:value-type="float">
            <text:p>2.78645348113794E-07</text:p>
          </table:table-cell>
          <table:table-cell table:formula="of:=0.5*[.FE12]*(([.FE6]-[.FD6])/([.FE1]-[.FD1]))^2" office:value-type="float" office:value="0.00047840520048271" calcext:value-type="float">
            <text:p>0.000478405200483</text:p>
          </table:table-cell>
          <table:table-cell table:formula="of:=0.5*[.FF12]*(([.FF6]-[.FE6])/([.FF1]-[.FE1]))^2" office:value-type="float" office:value="0.00024314061155578" calcext:value-type="float">
            <text:p>0.000243140611556</text:p>
          </table:table-cell>
          <table:table-cell table:formula="of:=0.5*[.FG12]*(([.FG6]-[.FF6])/([.FG1]-[.FF1]))^2" office:value-type="float" office:value="0.000574263900000545" calcext:value-type="float">
            <text:p>0.000574263900001</text:p>
          </table:table-cell>
          <table:table-cell table:formula="of:=0.5*[.FH12]*(([.FH6]-[.FG6])/([.FH1]-[.FG1]))^2" office:value-type="float" office:value="0.00781853006291431" calcext:value-type="float">
            <text:p>0.007818530062914</text:p>
          </table:table-cell>
          <table:table-cell table:formula="of:=0.5*[.FI12]*(([.FI6]-[.FH6])/([.FI1]-[.FH1]))^2" office:value-type="float" office:value="0.000920287744198856" calcext:value-type="float">
            <text:p>0.000920287744199</text:p>
          </table:table-cell>
          <table:table-cell table:formula="of:=0.5*[.FJ12]*(([.FJ6]-[.FI6])/([.FJ1]-[.FI1]))^2" office:value-type="float" office:value="0.00213654832697241" calcext:value-type="float">
            <text:p>0.002136548326972</text:p>
          </table:table-cell>
          <table:table-cell table:formula="of:=0.5*[.FK12]*(([.FK6]-[.FJ6])/([.FK1]-[.FJ1]))^2" office:value-type="float" office:value="0.000217423725969034" calcext:value-type="float">
            <text:p>0.000217423725969</text:p>
          </table:table-cell>
          <table:table-cell table:formula="of:=0.5*[.FL12]*(([.FL6]-[.FK6])/([.FL1]-[.FK1]))^2" office:value-type="float" office:value="0.000554296805861541" calcext:value-type="float">
            <text:p>0.000554296805862</text:p>
          </table:table-cell>
          <table:table-cell table:formula="of:=0.5*[.FM12]*(([.FM6]-[.FL6])/([.FM1]-[.FL1]))^2" office:value-type="float" office:value="0.000341907017126489" calcext:value-type="float">
            <text:p>0.000341907017126</text:p>
          </table:table-cell>
          <table:table-cell table:formula="of:=0.5*[.FN12]*(([.FN6]-[.FM6])/([.FN1]-[.FM1]))^2" office:value-type="float" office:value="0.00163776593753042" calcext:value-type="float">
            <text:p>0.00163776593753</text:p>
          </table:table-cell>
          <table:table-cell table:formula="of:=0.5*[.FO12]*(([.FO6]-[.FN6])/([.FO1]-[.FN1]))^2" office:value-type="float" office:value="0.0138431126077047" calcext:value-type="float">
            <text:p>0.013843112607705</text:p>
          </table:table-cell>
          <table:table-cell table:formula="of:=0.5*[.FP12]*(([.FP6]-[.FO6])/([.FP1]-[.FO1]))^2" office:value-type="float" office:value="0.012253357732702" calcext:value-type="float">
            <text:p>0.012253357732702</text:p>
          </table:table-cell>
          <table:table-cell table:formula="of:=0.5*[.FQ12]*(([.FQ6]-[.FP6])/([.FQ1]-[.FP1]))^2" office:value-type="float" office:value="0.00138355084562007" calcext:value-type="float">
            <text:p>0.00138355084562</text:p>
          </table:table-cell>
          <table:table-cell table:formula="of:=0.5*[.FR12]*(([.FR6]-[.FQ6])/([.FR1]-[.FQ1]))^2" office:value-type="float" office:value="0.00668320875308654" calcext:value-type="float">
            <text:p>0.006683208753087</text:p>
          </table:table-cell>
          <table:table-cell table:formula="of:=0.5*[.FS12]*(([.FS6]-[.FR6])/([.FS1]-[.FR1]))^2" office:value-type="float" office:value="0.0000000120302919953363" calcext:value-type="float">
            <text:p>1.20302919953363E-08</text:p>
          </table:table-cell>
          <table:table-cell table:formula="of:=0.5*[.FT12]*(([.FT6]-[.FS6])/([.FT1]-[.FS1]))^2" office:value-type="float" office:value="0.0000863163204430482" calcext:value-type="float">
            <text:p>8.63163204430482E-05</text:p>
          </table:table-cell>
          <table:table-cell table:formula="of:=0.5*[.FU12]*(([.FU6]-[.FT6])/([.FU1]-[.FT1]))^2" office:value-type="float" office:value="0.000433174940232412" calcext:value-type="float">
            <text:p>0.000433174940232</text:p>
          </table:table-cell>
          <table:table-cell table:formula="of:=0.5*[.FV12]*(([.FV6]-[.FU6])/([.FV1]-[.FU1]))^2" office:value-type="float" office:value="0.000232050342790101" calcext:value-type="float">
            <text:p>0.00023205034279</text:p>
          </table:table-cell>
          <table:table-cell table:formula="of:=0.5*[.FW12]*(([.FW6]-[.FV6])/([.FW1]-[.FV1]))^2" office:value-type="float" office:value="0.00561901544114491" calcext:value-type="float">
            <text:p>0.005619015441145</text:p>
          </table:table-cell>
          <table:table-cell table:formula="of:=0.5*[.FX12]*(([.FX6]-[.FW6])/([.FX1]-[.FW1]))^2" office:value-type="float" office:value="0.0000520919595607119" calcext:value-type="float">
            <text:p>5.20919595607119E-05</text:p>
          </table:table-cell>
          <table:table-cell table:formula="of:=0.5*[.FY12]*(([.FY6]-[.FX6])/([.FY1]-[.FX1]))^2" office:value-type="float" office:value="0.000438994779265027" calcext:value-type="float">
            <text:p>0.000438994779265</text:p>
          </table:table-cell>
          <table:table-cell table:formula="of:=0.5*[.FZ12]*(([.FZ6]-[.FY6])/([.FZ1]-[.FY1]))^2" office:value-type="float" office:value="0.0000000389836655098947" calcext:value-type="float">
            <text:p>3.89836655098947E-08</text:p>
          </table:table-cell>
          <table:table-cell table:formula="of:=0.5*[.GA12]*(([.GA6]-[.FZ6])/([.GA1]-[.FZ1]))^2" office:value-type="float" office:value="0.000617302400882496" calcext:value-type="float">
            <text:p>0.000617302400882</text:p>
          </table:table-cell>
          <table:table-cell table:formula="of:=0.5*[.GB12]*(([.GB6]-[.GA6])/([.GB1]-[.GA1]))^2" office:value-type="float" office:value="0.000546002214228893" calcext:value-type="float">
            <text:p>0.000546002214229</text:p>
          </table:table-cell>
          <table:table-cell table:formula="of:=0.5*[.GC12]*(([.GC6]-[.GB6])/([.GC1]-[.GB1]))^2" office:value-type="float" office:value="0.00159782841823368" calcext:value-type="float">
            <text:p>0.001597828418234</text:p>
          </table:table-cell>
          <table:table-cell table:formula="of:=0.5*[.GD12]*(([.GD6]-[.GC6])/([.GD1]-[.GC1]))^2" office:value-type="float" office:value="0.00610111179986816" calcext:value-type="float">
            <text:p>0.006101111799868</text:p>
          </table:table-cell>
          <table:table-cell table:formula="of:=0.5*[.GE12]*(([.GE6]-[.GD6])/([.GE1]-[.GD1]))^2" office:value-type="float" office:value="0.00388275150475024" calcext:value-type="float">
            <text:p>0.00388275150475</text:p>
          </table:table-cell>
          <table:table-cell table:formula="of:=0.5*[.GF12]*(([.GF6]-[.GE6])/([.GF1]-[.GE1]))^2" office:value-type="float" office:value="0.0000173927344128766" calcext:value-type="float">
            <text:p>1.73927344128766E-05</text:p>
          </table:table-cell>
          <table:table-cell table:formula="of:=0.5*[.GG12]*(([.GG6]-[.GF6])/([.GG1]-[.GF1]))^2" office:value-type="float" office:value="0.000476863314875031" calcext:value-type="float">
            <text:p>0.000476863314875</text:p>
          </table:table-cell>
          <table:table-cell table:formula="of:=0.5*[.GH12]*(([.GH6]-[.GG6])/([.GH1]-[.GG1]))^2" office:value-type="float" office:value="0.00179119393948963" calcext:value-type="float">
            <text:p>0.00179119393949</text:p>
          </table:table-cell>
          <table:table-cell table:formula="of:=0.5*[.GI12]*(([.GI6]-[.GH6])/([.GI1]-[.GH1]))^2" office:value-type="float" office:value="0.00435537130980067" calcext:value-type="float">
            <text:p>0.004355371309801</text:p>
          </table:table-cell>
          <table:table-cell table:formula="of:=0.5*[.GJ12]*(([.GJ6]-[.GI6])/([.GJ1]-[.GI1]))^2" office:value-type="float" office:value="0.00687477678295204" calcext:value-type="float">
            <text:p>0.006874776782952</text:p>
          </table:table-cell>
          <table:table-cell table:formula="of:=0.5*[.GK12]*(([.GK6]-[.GJ6])/([.GK1]-[.GJ1]))^2" office:value-type="float" office:value="0.000395718203970206" calcext:value-type="float">
            <text:p>0.00039571820397</text:p>
          </table:table-cell>
          <table:table-cell table:formula="of:=0.5*[.GL12]*(([.GL6]-[.GK6])/([.GL1]-[.GK1]))^2" office:value-type="float" office:value="0.00414116078384041" calcext:value-type="float">
            <text:p>0.00414116078384</text:p>
          </table:table-cell>
          <table:table-cell table:formula="of:=0.5*[.GM12]*(([.GM6]-[.GL6])/([.GM1]-[.GL1]))^2" office:value-type="float" office:value="0.000653861511205817" calcext:value-type="float">
            <text:p>0.000653861511206</text:p>
          </table:table-cell>
          <table:table-cell table:formula="of:=0.5*[.GN12]*(([.GN6]-[.GM6])/([.GN1]-[.GM1]))^2" office:value-type="float" office:value="0.00246667341229473" calcext:value-type="float">
            <text:p>0.002466673412295</text:p>
          </table:table-cell>
          <table:table-cell table:formula="of:=0.5*[.GO12]*(([.GO6]-[.GN6])/([.GO1]-[.GN1]))^2" office:value-type="float" office:value="0.00048713414472075" calcext:value-type="float">
            <text:p>0.000487134144721</text:p>
          </table:table-cell>
          <table:table-cell table:formula="of:=0.5*[.GP12]*(([.GP6]-[.GO6])/([.GP1]-[.GO1]))^2" office:value-type="float" office:value="0.00014585316641749" calcext:value-type="float">
            <text:p>0.000145853166417</text:p>
          </table:table-cell>
          <table:table-cell table:formula="of:=0.5*[.GQ12]*(([.GQ6]-[.GP6])/([.GQ1]-[.GP1]))^2" office:value-type="float" office:value="0.00175728847790322" calcext:value-type="float">
            <text:p>0.001757288477903</text:p>
          </table:table-cell>
          <table:table-cell table:formula="of:=0.5*[.GR12]*(([.GR6]-[.GQ6])/([.GR1]-[.GQ1]))^2" office:value-type="float" office:value="0.00066826137992626" calcext:value-type="float">
            <text:p>0.000668261379926</text:p>
          </table:table-cell>
          <table:table-cell table:formula="of:=0.5*[.GS12]*(([.GS6]-[.GR6])/([.GS1]-[.GR1]))^2" office:value-type="float" office:value="0.00092723323360883" calcext:value-type="float">
            <text:p>0.000927233233609</text:p>
          </table:table-cell>
          <table:table-cell table:formula="of:=0.5*[.GT12]*(([.GT6]-[.GS6])/([.GT1]-[.GS1]))^2" office:value-type="float" office:value="0.000215210065674151" calcext:value-type="float">
            <text:p>0.000215210065674</text:p>
          </table:table-cell>
          <table:table-cell table:formula="of:=0.5*[.GU12]*(([.GU6]-[.GT6])/([.GU1]-[.GT1]))^2" office:value-type="float" office:value="0.0000917108624745296" calcext:value-type="float">
            <text:p>9.17108624745296E-05</text:p>
          </table:table-cell>
          <table:table-cell table:formula="of:=0.5*[.GV12]*(([.GV6]-[.GU6])/([.GV1]-[.GU1]))^2" office:value-type="float" office:value="0.00354614530033571" calcext:value-type="float">
            <text:p>0.003546145300336</text:p>
          </table:table-cell>
          <table:table-cell table:formula="of:=0.5*[.GW12]*(([.GW6]-[.GV6])/([.GW1]-[.GV1]))^2" office:value-type="float" office:value="0.00132425590217257" calcext:value-type="float">
            <text:p>0.001324255902173</text:p>
          </table:table-cell>
          <table:table-cell table:formula="of:=0.5*[.GX12]*(([.GX6]-[.GW6])/([.GX1]-[.GW1]))^2" office:value-type="float" office:value="0.00303701251630619" calcext:value-type="float">
            <text:p>0.003037012516306</text:p>
          </table:table-cell>
          <table:table-cell table:formula="of:=0.5*[.GY12]*(([.GY6]-[.GX6])/([.GY1]-[.GX1]))^2" office:value-type="float" office:value="0.000201586898612272" calcext:value-type="float">
            <text:p>0.000201586898612</text:p>
          </table:table-cell>
          <table:table-cell table:formula="of:=0.5*[.GZ12]*(([.GZ6]-[.GY6])/([.GZ1]-[.GY1]))^2" office:value-type="float" office:value="0.000261787779027908" calcext:value-type="float">
            <text:p>0.000261787779028</text:p>
          </table:table-cell>
          <table:table-cell table:formula="of:=0.5*[.HA12]*(([.HA6]-[.GZ6])/([.HA1]-[.GZ1]))^2" office:value-type="float" office:value="0.000532746463543247" calcext:value-type="float">
            <text:p>0.000532746463543</text:p>
          </table:table-cell>
          <table:table-cell table:formula="of:=0.5*[.HB12]*(([.HB6]-[.HA6])/([.HB1]-[.HA1]))^2" office:value-type="float" office:value="0.000764195079886456" calcext:value-type="float">
            <text:p>0.000764195079886</text:p>
          </table:table-cell>
          <table:table-cell table:formula="of:=0.5*[.HC12]*(([.HC6]-[.HB6])/([.HC1]-[.HB1]))^2" office:value-type="float" office:value="0.0021650277168838" calcext:value-type="float">
            <text:p>0.002165027716884</text:p>
          </table:table-cell>
          <table:table-cell table:formula="of:=0.5*[.HD12]*(([.HD6]-[.HC6])/([.HD1]-[.HC1]))^2" office:value-type="float" office:value="0.000236146651151427" calcext:value-type="float">
            <text:p>0.000236146651151</text:p>
          </table:table-cell>
          <table:table-cell table:formula="of:=0.5*[.HE12]*(([.HE6]-[.HD6])/([.HE1]-[.HD1]))^2" office:value-type="float" office:value="0.000071373720153952" calcext:value-type="float">
            <text:p>7.1373720153952E-05</text:p>
          </table:table-cell>
          <table:table-cell table:formula="of:=0.5*[.HF12]*(([.HF6]-[.HE6])/([.HF1]-[.HE1]))^2" office:value-type="float" office:value="0.000762628298798655" calcext:value-type="float">
            <text:p>0.000762628298799</text:p>
          </table:table-cell>
          <table:table-cell table:formula="of:=0.5*[.HG12]*(([.HG6]-[.HF6])/([.HG1]-[.HF1]))^2" office:value-type="float" office:value="0.0000389877585564045" calcext:value-type="float">
            <text:p>3.89877585564045E-05</text:p>
          </table:table-cell>
          <table:table-cell table:formula="of:=0.5*[.HH12]*(([.HH6]-[.HG6])/([.HH1]-[.HG1]))^2" office:value-type="float" office:value="0.0039410232980737" calcext:value-type="float">
            <text:p>0.003941023298074</text:p>
          </table:table-cell>
          <table:table-cell table:formula="of:=0.5*[.HI12]*(([.HI6]-[.HH6])/([.HI1]-[.HH1]))^2" office:value-type="float" office:value="0.0129827868295449" calcext:value-type="float">
            <text:p>0.012982786829545</text:p>
          </table:table-cell>
          <table:table-cell table:formula="of:=0.5*[.HJ12]*(([.HJ6]-[.HI6])/([.HJ1]-[.HI1]))^2" office:value-type="float" office:value="0.00361784239778028" calcext:value-type="float">
            <text:p>0.00361784239778</text:p>
          </table:table-cell>
          <table:table-cell table:formula="of:=0.5*[.HK12]*(([.HK6]-[.HJ6])/([.HK1]-[.HJ1]))^2" office:value-type="float" office:value="0.00733447086734482" calcext:value-type="float">
            <text:p>0.007334470867345</text:p>
          </table:table-cell>
          <table:table-cell table:formula="of:=0.5*[.HL12]*(([.HL6]-[.HK6])/([.HL1]-[.HK1]))^2" office:value-type="float" office:value="0.000296964812774563" calcext:value-type="float">
            <text:p>0.000296964812775</text:p>
          </table:table-cell>
          <table:table-cell table:formula="of:=0.5*[.HM12]*(([.HM6]-[.HL6])/([.HM1]-[.HL1]))^2" office:value-type="float" office:value="0.0000432298822555148" calcext:value-type="float">
            <text:p>4.32298822555148E-05</text:p>
          </table:table-cell>
          <table:table-cell table:formula="of:=0.5*[.HN12]*(([.HN6]-[.HM6])/([.HN1]-[.HM1]))^2" office:value-type="float" office:value="0.000150931237163222" calcext:value-type="float">
            <text:p>0.000150931237163</text:p>
          </table:table-cell>
          <table:table-cell table:formula="of:=0.5*[.HO12]*(([.HO6]-[.HN6])/([.HO1]-[.HN1]))^2" office:value-type="float" office:value="0.0028646760562119" calcext:value-type="float">
            <text:p>0.002864676056212</text:p>
          </table:table-cell>
          <table:table-cell table:formula="of:=0.5*[.HP12]*(([.HP6]-[.HO6])/([.HP1]-[.HO1]))^2" office:value-type="float" office:value="0.0000941924067765335" calcext:value-type="float">
            <text:p>9.41924067765335E-05</text:p>
          </table:table-cell>
          <table:table-cell table:formula="of:=0.5*[.HQ12]*(([.HQ6]-[.HP6])/([.HQ1]-[.HP1]))^2" office:value-type="float" office:value="0.000942818154059554" calcext:value-type="float">
            <text:p>0.00094281815406</text:p>
          </table:table-cell>
          <table:table-cell table:formula="of:=0.5*[.HR12]*(([.HR6]-[.HQ6])/([.HR1]-[.HQ1]))^2" office:value-type="float" office:value="0.000106184427868102" calcext:value-type="float">
            <text:p>0.000106184427868</text:p>
          </table:table-cell>
          <table:table-cell table:formula="of:=0.5*[.HS12]*(([.HS6]-[.HR6])/([.HS1]-[.HR1]))^2" office:value-type="float" office:value="0.00059043014782605" calcext:value-type="float">
            <text:p>0.000590430147826</text:p>
          </table:table-cell>
          <table:table-cell table:formula="of:=0.5*[.HT12]*(([.HT6]-[.HS6])/([.HT1]-[.HS1]))^2" office:value-type="float" office:value="0.000245143137794533" calcext:value-type="float">
            <text:p>0.000245143137795</text:p>
          </table:table-cell>
          <table:table-cell table:formula="of:=0.5*[.HU12]*(([.HU6]-[.HT6])/([.HU1]-[.HT1]))^2" office:value-type="float" office:value="0.0000368649653845055" calcext:value-type="float">
            <text:p>3.68649653845055E-05</text:p>
          </table:table-cell>
          <table:table-cell table:formula="of:=0.5*[.HV12]*(([.HV6]-[.HU6])/([.HV1]-[.HU1]))^2" office:value-type="float" office:value="0.000272665567152387" calcext:value-type="float">
            <text:p>0.000272665567152</text:p>
          </table:table-cell>
          <table:table-cell table:formula="of:=0.5*[.HW12]*(([.HW6]-[.HV6])/([.HW1]-[.HV1]))^2" office:value-type="float" office:value="0.00116105046217533" calcext:value-type="float">
            <text:p>0.001161050462175</text:p>
          </table:table-cell>
          <table:table-cell table:formula="of:=0.5*[.HX12]*(([.HX6]-[.HW6])/([.HX1]-[.HW1]))^2" office:value-type="float" office:value="0.00873272176759472" calcext:value-type="float">
            <text:p>0.008732721767595</text:p>
          </table:table-cell>
          <table:table-cell table:formula="of:=0.5*[.HY12]*(([.HY6]-[.HX6])/([.HY1]-[.HX1]))^2" office:value-type="float" office:value="0.00446365338428431" calcext:value-type="float">
            <text:p>0.004463653384284</text:p>
          </table:table-cell>
          <table:table-cell table:formula="of:=0.5*[.HZ12]*(([.HZ6]-[.HY6])/([.HZ1]-[.HY1]))^2" office:value-type="float" office:value="0.00000335442749646879" calcext:value-type="float">
            <text:p>3.35442749646879E-06</text:p>
          </table:table-cell>
          <table:table-cell table:formula="of:=0.5*[.IA12]*(([.IA6]-[.HZ6])/([.IA1]-[.HZ1]))^2" office:value-type="float" office:value="0.00854995698404304" calcext:value-type="float">
            <text:p>0.008549956984043</text:p>
          </table:table-cell>
          <table:table-cell table:formula="of:=0.5*[.IB12]*(([.IB6]-[.IA6])/([.IB1]-[.IA1]))^2" office:value-type="float" office:value="0.00091461030123467" calcext:value-type="float">
            <text:p>0.000914610301235</text:p>
          </table:table-cell>
          <table:table-cell table:formula="of:=0.5*[.IC12]*(([.IC6]-[.IB6])/([.IC1]-[.IB1]))^2" office:value-type="float" office:value="0.0000349335193189948" calcext:value-type="float">
            <text:p>3.49335193189948E-05</text:p>
          </table:table-cell>
          <table:table-cell table:formula="of:=0.5*[.ID12]*(([.ID6]-[.IC6])/([.ID1]-[.IC1]))^2" office:value-type="float" office:value="0.000357959588577747" calcext:value-type="float">
            <text:p>0.000357959588578</text:p>
          </table:table-cell>
          <table:table-cell table:formula="of:=0.5*[.IE12]*(([.IE6]-[.ID6])/([.IE1]-[.ID1]))^2" office:value-type="float" office:value="0.000614549894191487" calcext:value-type="float">
            <text:p>0.000614549894191</text:p>
          </table:table-cell>
          <table:table-cell table:formula="of:=0.5*[.IF12]*(([.IF6]-[.IE6])/([.IF1]-[.IE1]))^2" office:value-type="float" office:value="0.0122520027361461" calcext:value-type="float">
            <text:p>0.012252002736146</text:p>
          </table:table-cell>
          <table:table-cell table:formula="of:=0.5*[.IG12]*(([.IG6]-[.IF6])/([.IG1]-[.IF1]))^2" office:value-type="float" office:value="0.0000655210462961963" calcext:value-type="float">
            <text:p>6.55210462961963E-05</text:p>
          </table:table-cell>
          <table:table-cell table:formula="of:=0.5*[.IH12]*(([.IH6]-[.IG6])/([.IH1]-[.IG1]))^2" office:value-type="float" office:value="0.000128607603710848" calcext:value-type="float">
            <text:p>0.000128607603711</text:p>
          </table:table-cell>
          <table:table-cell table:formula="of:=0.5*[.II12]*(([.II6]-[.IH6])/([.II1]-[.IH1]))^2" office:value-type="float" office:value="0.00309361894785661" calcext:value-type="float">
            <text:p>0.003093618947857</text:p>
          </table:table-cell>
          <table:table-cell table:formula="of:=0.5*[.IJ12]*(([.IJ6]-[.II6])/([.IJ1]-[.II1]))^2" office:value-type="float" office:value="0.0162830661881461" calcext:value-type="float">
            <text:p>0.016283066188146</text:p>
          </table:table-cell>
          <table:table-cell table:formula="of:=0.5*[.IK12]*(([.IK6]-[.IJ6])/([.IK1]-[.IJ1]))^2" office:value-type="float" office:value="0.00781191301305149" calcext:value-type="float">
            <text:p>0.007811913013051</text:p>
          </table:table-cell>
          <table:table-cell table:formula="of:=0.5*[.IL12]*(([.IL6]-[.IK6])/([.IL1]-[.IK1]))^2" office:value-type="float" office:value="0.00518304711409532" calcext:value-type="float">
            <text:p>0.005183047114095</text:p>
          </table:table-cell>
          <table:table-cell table:formula="of:=0.5*[.IM12]*(([.IM6]-[.IL6])/([.IM1]-[.IL1]))^2" office:value-type="float" office:value="0.00225950621916669" calcext:value-type="float">
            <text:p>0.002259506219167</text:p>
          </table:table-cell>
          <table:table-cell table:formula="of:=0.5*[.IN12]*(([.IN6]-[.IM6])/([.IN1]-[.IM1]))^2" office:value-type="float" office:value="0.00000745592265733837" calcext:value-type="float">
            <text:p>7.45592265733837E-06</text:p>
          </table:table-cell>
          <table:table-cell table:formula="of:=0.5*[.IO12]*(([.IO6]-[.IN6])/([.IO1]-[.IN1]))^2" office:value-type="float" office:value="0.000677080685418128" calcext:value-type="float">
            <text:p>0.000677080685418</text:p>
          </table:table-cell>
          <table:table-cell table:formula="of:=0.5*[.IP12]*(([.IP6]-[.IO6])/([.IP1]-[.IO1]))^2" office:value-type="float" office:value="0.000343594883631948" calcext:value-type="float">
            <text:p>0.000343594883632</text:p>
          </table:table-cell>
          <table:table-cell table:formula="of:=0.5*[.IQ12]*(([.IQ6]-[.IP6])/([.IQ1]-[.IP1]))^2" office:value-type="float" office:value="0.000883669352477919" calcext:value-type="float">
            <text:p>0.000883669352478</text:p>
          </table:table-cell>
          <table:table-cell table:formula="of:=0.5*[.IR12]*(([.IR6]-[.IQ6])/([.IR1]-[.IQ1]))^2" office:value-type="float" office:value="0.00000635864121323682" calcext:value-type="float">
            <text:p>6.35864121323682E-06</text:p>
          </table:table-cell>
          <table:table-cell table:formula="of:=0.5*[.IS12]*(([.IS6]-[.IR6])/([.IS1]-[.IR1]))^2" office:value-type="float" office:value="0.000307155006366524" calcext:value-type="float">
            <text:p>0.000307155006367</text:p>
          </table:table-cell>
          <table:table-cell table:formula="of:=0.5*[.IT12]*(([.IT6]-[.IS6])/([.IT1]-[.IS1]))^2" office:value-type="float" office:value="0.000545944755939583" calcext:value-type="float">
            <text:p>0.00054594475594</text:p>
          </table:table-cell>
          <table:table-cell table:formula="of:=0.5*[.IU12]*(([.IU6]-[.IT6])/([.IU1]-[.IT1]))^2" office:value-type="float" office:value="0.000756771388728817" calcext:value-type="float">
            <text:p>0.000756771388729</text:p>
          </table:table-cell>
          <table:table-cell table:formula="of:=0.5*[.IV12]*(([.IV6]-[.IU6])/([.IV1]-[.IU1]))^2" office:value-type="float" office:value="0.0000000177641670445093" calcext:value-type="float">
            <text:p>1.77641670445093E-08</text:p>
          </table:table-cell>
          <table:table-cell table:formula="of:=0.5*[.IW12]*(([.IW6]-[.IV6])/([.IW1]-[.IV1]))^2" office:value-type="float" office:value="0.00106445694851199" calcext:value-type="float">
            <text:p>0.001064456948512</text:p>
          </table:table-cell>
          <table:table-cell table:formula="of:=0.5*[.IX12]*(([.IX6]-[.IW6])/([.IX1]-[.IW1]))^2" office:value-type="float" office:value="0.000518144837660119" calcext:value-type="float">
            <text:p>0.00051814483766</text:p>
          </table:table-cell>
          <table:table-cell table:formula="of:=0.5*[.IY12]*(([.IY6]-[.IX6])/([.IY1]-[.IX1]))^2" office:value-type="float" office:value="0.0000927230317510301" calcext:value-type="float">
            <text:p>9.27230317510301E-05</text:p>
          </table:table-cell>
          <table:table-cell table:formula="of:=0.5*[.IZ12]*(([.IZ6]-[.IY6])/([.IZ1]-[.IY1]))^2" office:value-type="float" office:value="0.000548133427847846" calcext:value-type="float">
            <text:p>0.000548133427848</text:p>
          </table:table-cell>
          <table:table-cell table:formula="of:=0.5*[.JA12]*(([.JA6]-[.IZ6])/([.JA1]-[.IZ1]))^2" office:value-type="float" office:value="0.00056846059798907" calcext:value-type="float">
            <text:p>0.000568460597989</text:p>
          </table:table-cell>
          <table:table-cell table:formula="of:=0.5*[.JB12]*(([.JB6]-[.JA6])/([.JB1]-[.JA1]))^2" office:value-type="float" office:value="0.000190112868953491" calcext:value-type="float">
            <text:p>0.000190112868953</text:p>
          </table:table-cell>
          <table:table-cell table:formula="of:=0.5*[.JC12]*(([.JC6]-[.JB6])/([.JC1]-[.JB1]))^2" office:value-type="float" office:value="0.0000167286625336658" calcext:value-type="float">
            <text:p>1.67286625336658E-05</text:p>
          </table:table-cell>
          <table:table-cell table:formula="of:=0.5*[.JD12]*(([.JD6]-[.JC6])/([.JD1]-[.JC1]))^2" office:value-type="float" office:value="0.0016757430626107" calcext:value-type="float">
            <text:p>0.001675743062611</text:p>
          </table:table-cell>
          <table:table-cell table:formula="of:=0.5*[.JE12]*(([.JE6]-[.JD6])/([.JE1]-[.JD1]))^2" office:value-type="float" office:value="0.000200765788692504" calcext:value-type="float">
            <text:p>0.000200765788693</text:p>
          </table:table-cell>
          <table:table-cell table:formula="of:=0.5*[.JF12]*(([.JF6]-[.JE6])/([.JF1]-[.JE1]))^2" office:value-type="float" office:value="0.00000258097918586078" calcext:value-type="float">
            <text:p>2.58097918586078E-06</text:p>
          </table:table-cell>
          <table:table-cell table:formula="of:=0.5*[.JG12]*(([.JG6]-[.JF6])/([.JG1]-[.JF1]))^2" office:value-type="float" office:value="0.000155514599193851" calcext:value-type="float">
            <text:p>0.000155514599194</text:p>
          </table:table-cell>
          <table:table-cell table:formula="of:=0.5*[.JH12]*(([.JH6]-[.JG6])/([.JH1]-[.JG1]))^2" office:value-type="float" office:value="0.000024679961690368" calcext:value-type="float">
            <text:p>2.4679961690368E-05</text:p>
          </table:table-cell>
          <table:table-cell table:formula="of:=0.5*[.JI12]*(([.JI6]-[.JH6])/([.JI1]-[.JH1]))^2" office:value-type="float" office:value="0.0000650854627474154" calcext:value-type="float">
            <text:p>6.50854627474154E-05</text:p>
          </table:table-cell>
          <table:table-cell table:formula="of:=0.5*[.JJ12]*(([.JJ6]-[.JI6])/([.JJ1]-[.JI1]))^2" office:value-type="float" office:value="0.000000735485389738035" calcext:value-type="float">
            <text:p>7.35485389738035E-07</text:p>
          </table:table-cell>
          <table:table-cell table:formula="of:=0.5*[.JK12]*(([.JK6]-[.JJ6])/([.JK1]-[.JJ1]))^2" office:value-type="float" office:value="0.0000279048596059452" calcext:value-type="float">
            <text:p>2.79048596059452E-05</text:p>
          </table:table-cell>
          <table:table-cell table:formula="of:=0.5*[.JL12]*(([.JL6]-[.JK6])/([.JL1]-[.JK1]))^2" office:value-type="float" office:value="0.00000497690292702005" calcext:value-type="float">
            <text:p>4.97690292702005E-06</text:p>
          </table:table-cell>
          <table:table-cell table:formula="of:=0.5*[.JM12]*(([.JM6]-[.JL6])/([.JM1]-[.JL1]))^2" office:value-type="float" office:value="0.00000923064797971864" calcext:value-type="float">
            <text:p>9.23064797971864E-06</text:p>
          </table:table-cell>
          <table:table-cell table:formula="of:=0.5*[.JN12]*(([.JN6]-[.JM6])/([.JN1]-[.JM1]))^2" office:value-type="float" office:value="0.00000915425549609033" calcext:value-type="float">
            <text:p>9.15425549609033E-06</text:p>
          </table:table-cell>
          <table:table-cell table:formula="of:=0.5*[.JO12]*(([.JO6]-[.JN6])/([.JO1]-[.JN1]))^2" office:value-type="float" office:value="0.0000196626886674205" calcext:value-type="float">
            <text:p>1.96626886674205E-05</text:p>
          </table:table-cell>
          <table:table-cell table:formula="of:=0.5*[.JP12]*(([.JP6]-[.JO6])/([.JP1]-[.JO1]))^2" office:value-type="float" office:value="0.00000465289474724441" calcext:value-type="float">
            <text:p>4.65289474724441E-06</text:p>
          </table:table-cell>
          <table:table-cell table:formula="of:=0.5*[.JQ12]*(([.JQ6]-[.JP6])/([.JQ1]-[.JP1]))^2" office:value-type="float" office:value="0.000000341426411305435" calcext:value-type="float">
            <text:p>3.41426411305435E-07</text:p>
          </table:table-cell>
          <table:table-cell table:formula="of:=0.5*[.JR12]*(([.JR6]-[.JQ6])/([.JR1]-[.JQ1]))^2" office:value-type="float" office:value="0.000000857772488283244" calcext:value-type="float">
            <text:p>8.57772488283244E-07</text:p>
          </table:table-cell>
          <table:table-cell table:formula="of:=0.5*[.JS12]*(([.JS6]-[.JR6])/([.JS1]-[.JR1]))^2" office:value-type="float" office:value="0.000000425063478123307" calcext:value-type="float">
            <text:p>4.25063478123307E-07</text:p>
          </table:table-cell>
          <table:table-cell table:formula="of:=0.5*[.JT12]*(([.JT6]-[.JS6])/([.JT1]-[.JS1]))^2" office:value-type="float" office:value="0.000000285345622272512" calcext:value-type="float">
            <text:p>2.85345622272512E-07</text:p>
          </table:table-cell>
          <table:table-cell table:formula="of:=0.5*[.JU12]*(([.JU6]-[.JT6])/([.JU1]-[.JT1]))^2" office:value-type="float" office:value="0.00000049842275790467" calcext:value-type="float">
            <text:p>4.9842275790467E-07</text:p>
          </table:table-cell>
          <table:table-cell table:formula="of:=0.5*[.JV12]*(([.JV6]-[.JU6])/([.JV1]-[.JU1]))^2" office:value-type="float" office:value="0.00000000942613056670142" calcext:value-type="float">
            <text:p>9.42613056670142E-09</text:p>
          </table:table-cell>
          <table:table-cell table:formula="of:=0.5*[.JW12]*(([.JW6]-[.JV6])/([.JW1]-[.JV1]))^2" office:value-type="float" office:value="0.000000158308639800209" calcext:value-type="float">
            <text:p>1.58308639800209E-07</text:p>
          </table:table-cell>
          <table:table-cell table:formula="of:=0.5*[.JX12]*(([.JX6]-[.JW6])/([.JX1]-[.JW1]))^2" office:value-type="float" office:value="0.00000205666760554232" calcext:value-type="float">
            <text:p>2.05666760554232E-06</text:p>
          </table:table-cell>
          <table:table-cell table:formula="of:=0.5*[.JY12]*(([.JY6]-[.JX6])/([.JY1]-[.JX1]))^2" office:value-type="float" office:value="0.000000428190140915036" calcext:value-type="float">
            <text:p>4.28190140915036E-07</text:p>
          </table:table-cell>
          <table:table-cell table:formula="of:=0.5*[.JZ12]*(([.JZ6]-[.JY6])/([.JZ1]-[.JY1]))^2" office:value-type="float" office:value="0.0000000875359726960433" calcext:value-type="float">
            <text:p>8.75359726960433E-08</text:p>
          </table:table-cell>
          <table:table-cell table:formula="of:=0.5*[.KA12]*(([.KA6]-[.JZ6])/([.KA1]-[.JZ1]))^2" office:value-type="float" office:value="0.00000087572857937567" calcext:value-type="float">
            <text:p>8.7572857937567E-07</text:p>
          </table:table-cell>
          <table:table-cell table:formula="of:=0.5*[.KB12]*(([.KB6]-[.KA6])/([.KB1]-[.KA1]))^2" office:value-type="float" office:value="0.0000000203534649681296" calcext:value-type="float">
            <text:p>2.03534649681296E-08</text:p>
          </table:table-cell>
          <table:table-cell table:formula="of:=0.5*[.KC12]*(([.KC6]-[.KB6])/([.KC1]-[.KB1]))^2" office:value-type="float" office:value="0.0000000967089390177396" calcext:value-type="float">
            <text:p>9.67089390177396E-08</text:p>
          </table:table-cell>
          <table:table-cell table:formula="of:=0.5*[.KD12]*(([.KD6]-[.KC6])/([.KD1]-[.KC1]))^2" office:value-type="float" office:value="0.00000028956271289633" calcext:value-type="float">
            <text:p>2.8956271289633E-07</text:p>
          </table:table-cell>
          <table:table-cell table:formula="of:=0.5*[.KE12]*(([.KE6]-[.KD6])/([.KE1]-[.KD1]))^2" office:value-type="float" office:value="0.000000043445154848478" calcext:value-type="float">
            <text:p>4.3445154848478E-08</text:p>
          </table:table-cell>
          <table:table-cell table:formula="of:=0.5*[.KF12]*(([.KF6]-[.KE6])/([.KF1]-[.KE1]))^2" office:value-type="float" office:value="0.000000348507195887538" calcext:value-type="float">
            <text:p>3.48507195887538E-07</text:p>
          </table:table-cell>
          <table:table-cell table:formula="of:=0.5*[.KG12]*(([.KG6]-[.KF6])/([.KG1]-[.KF1]))^2" office:value-type="float" office:value="0.00000001480086390779" calcext:value-type="float">
            <text:p>1.480086390779E-08</text:p>
          </table:table-cell>
          <table:table-cell table:formula="of:=0.5*[.KH12]*(([.KH6]-[.KG6])/([.KH1]-[.KG1]))^2" office:value-type="float" office:value="0.000000040699909686515" calcext:value-type="float">
            <text:p>4.0699909686515E-08</text:p>
          </table:table-cell>
          <table:table-cell table:formula="of:=0.5*[.KI12]*(([.KI6]-[.KH6])/([.KI1]-[.KH1]))^2" office:value-type="float" office:value="0.0000000765816946723417" calcext:value-type="float">
            <text:p>7.65816946723417E-08</text:p>
          </table:table-cell>
          <table:table-cell table:formula="of:=0.5*[.KJ12]*(([.KJ6]-[.KI6])/([.KJ1]-[.KI1]))^2" office:value-type="float" office:value="0.0000000028789486308395" calcext:value-type="float">
            <text:p>2.8789486308395E-09</text:p>
          </table:table-cell>
          <table:table-cell table:formula="of:=0.5*[.KK12]*(([.KK6]-[.KJ6])/([.KK1]-[.KJ1]))^2" office:value-type="float" office:value="0.0000000237189709301756" calcext:value-type="float">
            <text:p>2.37189709301756E-08</text:p>
          </table:table-cell>
          <table:table-cell table:formula="of:=0.5*[.KL12]*(([.KL6]-[.KK6])/([.KL1]-[.KK1]))^2" office:value-type="float" office:value="0.00000000260989701567231" calcext:value-type="float">
            <text:p>2.60989701567231E-09</text:p>
          </table:table-cell>
          <table:table-cell table:formula="of:=0.5*[.KM12]*(([.KM6]-[.KL6])/([.KM1]-[.KL1]))^2" office:value-type="float" office:value="0.00000000854257755991149" calcext:value-type="float">
            <text:p>8.54257755991149E-09</text:p>
          </table:table-cell>
          <table:table-cell table:formula="of:=0.5*[.KN12]*(([.KN6]-[.KM6])/([.KN1]-[.KM1]))^2" office:value-type="float" office:value="0.000000195206029195003" calcext:value-type="float">
            <text:p>1.95206029195003E-07</text:p>
          </table:table-cell>
          <table:table-cell table:formula="of:=0.5*[.KO12]*(([.KO6]-[.KN6])/([.KO1]-[.KN1]))^2" office:value-type="float" office:value="0.0000000371898510389782" calcext:value-type="float">
            <text:p>3.71898510389782E-08</text:p>
          </table:table-cell>
          <table:table-cell table:formula="of:=0.5*[.KP12]*(([.KP6]-[.KO6])/([.KP1]-[.KO1]))^2" office:value-type="float" office:value="0.0000000320125896083949" calcext:value-type="float">
            <text:p>3.20125896083949E-08</text:p>
          </table:table-cell>
          <table:table-cell table:formula="of:=0.5*[.KQ12]*(([.KQ6]-[.KP6])/([.KQ1]-[.KP1]))^2" office:value-type="float" office:value="0.0000000246363558589079" calcext:value-type="float">
            <text:p>2.46363558589079E-08</text:p>
          </table:table-cell>
          <table:table-cell table:formula="of:=0.5*[.KR12]*(([.KR6]-[.KQ6])/([.KR1]-[.KQ1]))^2" office:value-type="float" office:value="0.0000000648576532368167" calcext:value-type="float">
            <text:p>6.48576532368167E-08</text:p>
          </table:table-cell>
          <table:table-cell table:formula="of:=0.5*[.KS12]*(([.KS6]-[.KR6])/([.KS1]-[.KR1]))^2" office:value-type="float" office:value="0.0000000432142955590787" calcext:value-type="float">
            <text:p>4.32142955590787E-08</text:p>
          </table:table-cell>
          <table:table-cell table:formula="of:=0.5*[.KT12]*(([.KT6]-[.KS6])/([.KT1]-[.KS1]))^2" office:value-type="float" office:value="0.0000000161548162982353" calcext:value-type="float">
            <text:p>1.61548162982353E-08</text:p>
          </table:table-cell>
          <table:table-cell table:formula="of:=0.5*[.KU12]*(([.KU6]-[.KT6])/([.KU1]-[.KT1]))^2" office:value-type="float" office:value="0.00000000190423984743291" calcext:value-type="float">
            <text:p>1.90423984743291E-09</text:p>
          </table:table-cell>
          <table:table-cell table:formula="of:=0.5*[.KV12]*(([.KV6]-[.KU6])/([.KV1]-[.KU1]))^2" office:value-type="float" office:value="0.0000000410591365847826" calcext:value-type="float">
            <text:p>4.10591365847826E-08</text:p>
          </table:table-cell>
          <table:table-cell table:formula="of:=0.5*[.KW12]*(([.KW6]-[.KV6])/([.KW1]-[.KV1]))^2" office:value-type="float" office:value="0.0000000190385034739918" calcext:value-type="float">
            <text:p>1.90385034739918E-08</text:p>
          </table:table-cell>
          <table:table-cell table:formula="of:=0.5*[.KX12]*(([.KX6]-[.KW6])/([.KX1]-[.KW1]))^2" office:value-type="float" office:value="0.00000000893790567081195" calcext:value-type="float">
            <text:p>8.93790567081195E-09</text:p>
          </table:table-cell>
          <table:table-cell table:formula="of:=0.5*[.KY12]*(([.KY6]-[.KX6])/([.KY1]-[.KX1]))^2" office:value-type="float" office:value="0.0000000051829999151961" calcext:value-type="float">
            <text:p>5.1829999151961E-09</text:p>
          </table:table-cell>
          <table:table-cell table:formula="of:=0.5*[.KZ12]*(([.KZ6]-[.KY6])/([.KZ1]-[.KY1]))^2" office:value-type="float" office:value="0.000000110343582784001" calcext:value-type="float">
            <text:p>1.10343582784001E-07</text:p>
          </table:table-cell>
          <table:table-cell table:formula="of:=0.5*[.LA12]*(([.LA6]-[.KZ6])/([.LA1]-[.KZ1]))^2" office:value-type="float" office:value="0.0000000155516097780995" calcext:value-type="float">
            <text:p>1.55516097780995E-08</text:p>
          </table:table-cell>
          <table:table-cell table:formula="of:=0.5*[.LB12]*(([.LB6]-[.LA6])/([.LB1]-[.LA1]))^2" office:value-type="float" office:value="0.0000000181222055647149" calcext:value-type="float">
            <text:p>1.81222055647149E-08</text:p>
          </table:table-cell>
          <table:table-cell table:formula="of:=0.5*[.LC12]*(([.LC6]-[.LB6])/([.LC1]-[.LB1]))^2" office:value-type="float" office:value="0.00000000250383981415162" calcext:value-type="float">
            <text:p>2.50383981415162E-09</text:p>
          </table:table-cell>
          <table:table-cell table:formula="of:=0.5*[.LD12]*(([.LD6]-[.LC6])/([.LD1]-[.LC1]))^2" office:value-type="float" office:value="0.000000000288270740456062" calcext:value-type="float">
            <text:p>2.88270740456062E-10</text:p>
          </table:table-cell>
          <table:table-cell table:formula="of:=0.5*[.LE12]*(([.LE6]-[.LD6])/([.LE1]-[.LD1]))^2" office:value-type="float" office:value="0.00000000129015682910904" calcext:value-type="float">
            <text:p>1.29015682910904E-09</text:p>
          </table:table-cell>
          <table:table-cell table:formula="of:=0.5*[.LF12]*(([.LF6]-[.LE6])/([.LF1]-[.LE1]))^2" office:value-type="float" office:value="0.0000000196720188662614" calcext:value-type="float">
            <text:p>1.96720188662614E-08</text:p>
          </table:table-cell>
          <table:table-cell table:formula="of:=0.5*[.LG12]*(([.LG6]-[.LF6])/([.LG1]-[.LF1]))^2" office:value-type="float" office:value="0.0000000109661477441773" calcext:value-type="float">
            <text:p>1.09661477441773E-08</text:p>
          </table:table-cell>
          <table:table-cell table:formula="of:=0.5*[.LH12]*(([.LH6]-[.LG6])/([.LH1]-[.LG1]))^2" office:value-type="float" office:value="0.0000000368129139541647" calcext:value-type="float">
            <text:p>3.68129139541647E-08</text:p>
          </table:table-cell>
          <table:table-cell table:formula="of:=0.5*[.LI12]*(([.LI6]-[.LH6])/([.LI1]-[.LH1]))^2" office:value-type="float" office:value="0.000000170930566500621" calcext:value-type="float">
            <text:p>1.70930566500621E-07</text:p>
          </table:table-cell>
          <table:table-cell table:formula="of:=0.5*[.LJ12]*(([.LJ6]-[.LI6])/([.LJ1]-[.LI1]))^2" office:value-type="float" office:value="0.000000375833625668185" calcext:value-type="float">
            <text:p>3.75833625668185E-07</text:p>
          </table:table-cell>
          <table:table-cell table:formula="of:=0.5*[.LK12]*(([.LK6]-[.LJ6])/([.LK1]-[.LJ1]))^2" office:value-type="float" office:value="0.0000000756677974653077" calcext:value-type="float">
            <text:p>7.56677974653077E-08</text:p>
          </table:table-cell>
          <table:table-cell table:formula="of:=0.5*[.LL12]*(([.LL6]-[.LK6])/([.LL1]-[.LK1]))^2" office:value-type="float" office:value="0.000000332188582335665" calcext:value-type="float">
            <text:p>3.32188582335665E-07</text:p>
          </table:table-cell>
          <table:table-cell table:formula="of:=0.5*[.LM12]*(([.LM6]-[.LL6])/([.LM1]-[.LL1]))^2" office:value-type="float" office:value="0.000000115731655375148" calcext:value-type="float">
            <text:p>1.15731655375148E-07</text:p>
          </table:table-cell>
          <table:table-cell table:formula="of:=0.5*[.LN12]*(([.LN6]-[.LM6])/([.LN1]-[.LM1]))^2" office:value-type="float" office:value="0.0000000718554290539064" calcext:value-type="float">
            <text:p>7.18554290539064E-08</text:p>
          </table:table-cell>
          <table:table-cell table:formula="of:=0.5*[.LO12]*(([.LO6]-[.LN6])/([.LO1]-[.LN1]))^2" office:value-type="float" office:value="0.0000000860121537466272" calcext:value-type="float">
            <text:p>8.60121537466272E-08</text:p>
          </table:table-cell>
          <table:table-cell table:formula="of:=0.5*[.LP12]*(([.LP6]-[.LO6])/([.LP1]-[.LO1]))^2" office:value-type="float" office:value="0.000000000747706897106565" calcext:value-type="float">
            <text:p>7.47706897106565E-10</text:p>
          </table:table-cell>
          <table:table-cell table:formula="of:=0.5*[.LQ12]*(([.LQ6]-[.LP6])/([.LQ1]-[.LP1]))^2" office:value-type="float" office:value="0.000000111474338850402" calcext:value-type="float">
            <text:p>1.11474338850402E-07</text:p>
          </table:table-cell>
          <table:table-cell table:formula="of:=0.5*[.LR12]*(([.LR6]-[.LQ6])/([.LR1]-[.LQ1]))^2" office:value-type="float" office:value="0.000000167091890545527" calcext:value-type="float">
            <text:p>1.67091890545527E-07</text:p>
          </table:table-cell>
          <table:table-cell table:formula="of:=0.5*[.LS12]*(([.LS6]-[.LR6])/([.LS1]-[.LR1]))^2" office:value-type="float" office:value="0.0000000410720398771949" calcext:value-type="float">
            <text:p>4.10720398771949E-08</text:p>
          </table:table-cell>
          <table:table-cell table:formula="of:=0.5*[.LT12]*(([.LT6]-[.LS6])/([.LT1]-[.LS1]))^2" office:value-type="float" office:value="0.00000000448119473960386" calcext:value-type="float">
            <text:p>4.48119473960386E-09</text:p>
          </table:table-cell>
          <table:table-cell table:formula="of:=0.5*[.LU12]*(([.LU6]-[.LT6])/([.LU1]-[.LT1]))^2" office:value-type="float" office:value="0.00000000100519500116929" calcext:value-type="float">
            <text:p>1.00519500116929E-09</text:p>
          </table:table-cell>
          <table:table-cell table:formula="of:=0.5*[.LV12]*(([.LV6]-[.LU6])/([.LV1]-[.LU1]))^2" office:value-type="float" office:value="0.0000000219450795650739" calcext:value-type="float">
            <text:p>2.19450795650739E-08</text:p>
          </table:table-cell>
          <table:table-cell table:formula="of:=0.5*[.LW12]*(([.LW6]-[.LV6])/([.LW1]-[.LV1]))^2" office:value-type="float" office:value="0.000000152609200141284" calcext:value-type="float">
            <text:p>1.52609200141284E-07</text:p>
          </table:table-cell>
          <table:table-cell table:formula="of:=0.5*[.LX12]*(([.LX6]-[.LW6])/([.LX1]-[.LW1]))^2" office:value-type="float" office:value="0.0000000226188287187717" calcext:value-type="float">
            <text:p>2.26188287187717E-08</text:p>
          </table:table-cell>
          <table:table-cell table:formula="of:=0.5*[.LY12]*(([.LY6]-[.LX6])/([.LY1]-[.LX1]))^2" office:value-type="float" office:value="0.0000000198468358261368" calcext:value-type="float">
            <text:p>1.98468358261368E-08</text:p>
          </table:table-cell>
          <table:table-cell table:formula="of:=0.5*[.LZ12]*(([.LZ6]-[.LY6])/([.LZ1]-[.LY1]))^2" office:value-type="float" office:value="0.000000177431953403236" calcext:value-type="float">
            <text:p>1.77431953403236E-07</text:p>
          </table:table-cell>
          <table:table-cell table:formula="of:=0.5*[.MA12]*(([.MA6]-[.LZ6])/([.MA1]-[.LZ1]))^2" office:value-type="float" office:value="0.00000000140333446681137" calcext:value-type="float">
            <text:p>1.40333446681137E-09</text:p>
          </table:table-cell>
          <table:table-cell table:formula="of:=0.5*[.MB12]*(([.MB6]-[.MA6])/([.MB1]-[.MA1]))^2" office:value-type="float" office:value="0.00000000000168020304223111" calcext:value-type="float">
            <text:p>1.68020304223111E-12</text:p>
          </table:table-cell>
          <table:table-cell table:formula="of:=0.5*[.MC12]*(([.MC6]-[.MB6])/([.MC1]-[.MB1]))^2" office:value-type="float" office:value="0.00000000539333515816169" calcext:value-type="float">
            <text:p>5.39333515816169E-09</text:p>
          </table:table-cell>
          <table:table-cell table:formula="of:=0.5*[.MD12]*(([.MD6]-[.MC6])/([.MD1]-[.MC1]))^2" office:value-type="float" office:value="0.0000000592335793294981" calcext:value-type="float">
            <text:p>5.92335793294981E-08</text:p>
          </table:table-cell>
          <table:table-cell table:formula="of:=0.5*[.ME12]*(([.ME6]-[.MD6])/([.ME1]-[.MD1]))^2" office:value-type="float" office:value="0.0000000600978162200371" calcext:value-type="float">
            <text:p>6.00978162200371E-08</text:p>
          </table:table-cell>
          <table:table-cell table:formula="of:=0.5*[.MF12]*(([.MF6]-[.ME6])/([.MF1]-[.ME1]))^2" office:value-type="float" office:value="0.0000000115369102311313" calcext:value-type="float">
            <text:p>1.15369102311313E-08</text:p>
          </table:table-cell>
          <table:table-cell table:formula="of:=0.5*[.MG12]*(([.MG6]-[.MF6])/([.MG1]-[.MF1]))^2" office:value-type="float" office:value="0.0000000769746486592437" calcext:value-type="float">
            <text:p>7.69746486592437E-08</text:p>
          </table:table-cell>
          <table:table-cell table:formula="of:=0.5*[.MH12]*(([.MH6]-[.MG6])/([.MH1]-[.MG1]))^2" office:value-type="float" office:value="0.000000120988436903262" calcext:value-type="float">
            <text:p>1.20988436903262E-07</text:p>
          </table:table-cell>
          <table:table-cell table:formula="of:=0.5*[.MI12]*(([.MI6]-[.MH6])/([.MI1]-[.MH1]))^2" office:value-type="float" office:value="0.000000694405976618185" calcext:value-type="float">
            <text:p>6.94405976618185E-07</text:p>
          </table:table-cell>
          <table:table-cell table:formula="of:=0.5*[.MJ12]*(([.MJ6]-[.MI6])/([.MJ1]-[.MI1]))^2" office:value-type="float" office:value="0.000000000551663442522649" calcext:value-type="float">
            <text:p>5.51663442522649E-10</text:p>
          </table:table-cell>
          <table:table-cell table:formula="of:=0.5*[.MK12]*(([.MK6]-[.MJ6])/([.MK1]-[.MJ1]))^2" office:value-type="float" office:value="0.0000000111633143147304" calcext:value-type="float">
            <text:p>1.11633143147304E-08</text:p>
          </table:table-cell>
          <table:table-cell table:formula="of:=0.5*[.ML12]*(([.ML6]-[.MK6])/([.ML1]-[.MK1]))^2" office:value-type="float" office:value="0.000192468785900799" calcext:value-type="float">
            <text:p>0.000192468785901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MK13])" office:value-type="float" office:value="7.84252747035763" calcext:value-type="float">
            <text:p>7.8425274703576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MK14])" office:value-type="float" office:value="0.434666633628189" calcext:value-type="float">
            <text:p>0.43466663362818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8.27719410398582" calcext:value-type="float">
            <text:p>8.27719410398582</text:p>
          </table:table-cell>
          <table:table-cell table:formula="of:=[.B17]+[.C9]" office:value-type="float" office:value="13.133106170889" calcext:value-type="float">
            <text:p>13.133106170889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6:09:05.602409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09:20.609013848</dc:date>
    <meta:editing-duration>PT2M21S</meta:editing-duration>
    <meta:editing-cycles>2</meta:editing-cycles>
    <meta:generator>LibreOffice/6.4.7.2$Linux_X86_64 LibreOffice_project/40$Build-2</meta:generator>
    <meta:document-statistic meta:table-count="1" meta:cell-count="5332" meta:object-count="0"/>
  </office:meta>
</office:document-meta>
</file>